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22.0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65.9mm"/>
    </style:style>
    <style:style style:name="co8" style:family="table-column">
      <style:table-column-properties fo:break-before="auto" style:column-width="36.48mm"/>
    </style:style>
    <style:style style:name="co9" style:family="table-column">
      <style:table-column-properties fo:break-before="auto" style:column-width="27.22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153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nfz-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jewództw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kretariat@nfz-wroclaw.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nośląski Oddział Narodowego Funduszu Zdrowia we Wrocławiu</text:p>
          </table:table-cell>
          <table:table-cell office:value-type="string" calcext:value-type="string">
            <text:p>dolnośląsk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dzial.bydgoszcz@nfz-bydgoszcz.p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jawsko-Pomorski Oddział Narodowego Funduszu Zdrowia w Bydgoszczy</text:p>
          </table:table-cell>
          <table:table-cell office:value-type="string" calcext:value-type="string">
            <text:p>kujawsko-pomorsk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 info@nfz-lublin.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elski Oddział Narodowego Funduszu Zdrowia w Lublinie</text:p>
          </table:table-cell>
          <table:table-cell office:value-type="string" calcext:value-type="string">
            <text:p>lubelsk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egatura-gorzow@nfz-zielonagora.p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uski Oddział Narodowego Funduszu Zdrowia w Zielonej Górze</text:p>
          </table:table-cell>
          <table:table-cell office:value-type="string" calcext:value-type="string">
            <text:p>lubusk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ncelaria@nfz-lodz.p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Łódzki Oddział Narodowego Funduszu Zdrowia w Łodzi</text:p>
          </table:table-cell>
          <table:table-cell table:style-name="ce1" office:value-type="string" calcext:value-type="string">
            <text:p>łódzki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ncelaria@nfz-krakow.p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łopolski Oddział Narodowego Funduszu Zdrowia w Krakowie</text:p>
          </table:table-cell>
          <table:table-cell office:value-type="string" calcext:value-type="string">
            <text:p>małopolski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ncelaria@nfz-warszawa.p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zowiecki Oddział Narodowego Funduszu Zdrowia w Warszawie</text:p>
          </table:table-cell>
          <table:table-cell office:value-type="string" calcext:value-type="string">
            <text:p>mazowiecki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kretariat@nfz-opole.p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olski Oddział Narodowego Funduszu Zdrowia w Opolu</text:p>
          </table:table-cell>
          <table:table-cell office:value-type="string" calcext:value-type="string">
            <text:p>opolski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kretariat@nfz-rzeszow.p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dkarpacki Oddział Narodowego Funduszu Zdrowia w Rzeszowie</text:p>
          </table:table-cell>
          <table:table-cell office:value-type="string" calcext:value-type="string">
            <text:p>podkarpacki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kretariat@nfz-bialystok.p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dlaski Oddział Narodowego Funduszu Zdrowia w Białymstoku</text:p>
          </table:table-cell>
          <table:table-cell office:value-type="string" calcext:value-type="string">
            <text:p>podlaski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w@nfz-gdansk.p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morski Oddział Narodowego Funduszu Zdrowia w Gdańsku</text:p>
          </table:table-cell>
          <table:table-cell office:value-type="string" calcext:value-type="string">
            <text:p>pomorski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 kancelaria@nfz-katowice.p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Śląski Oddział Narodowego Funduszu Zdrowia w Katowicach</text:p>
          </table:table-cell>
          <table:table-cell office:value-type="string" calcext:value-type="string">
            <text:p>śląskie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 biuro@nfz-kielce.p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Świętokrzyski Oddział Narodowego Funduszu Zdrowia w Kielcach</text:p>
          </table:table-cell>
          <table:table-cell table:style-name="ce1" office:value-type="string" calcext:value-type="string">
            <text:p>świętokrzyski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fo@nfz-olsztyn.p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armińsko-Mazurski Oddział Narodowego Funduszu Zdrowia w Olsztynie</text:p>
          </table:table-cell>
          <table:table-cell office:value-type="string" calcext:value-type="string">
            <text:p>Warmińsko-mazurski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ntrala@nfz-poznan.p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ielkopolski Oddział Narodowego Funduszu Zdrowia w Poznaniu</text:p>
          </table:table-cell>
          <table:table-cell office:value-type="string" calcext:value-type="string">
            <text:p>wielkopolski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kretariat@nfz-szczecin.p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achodniopomorski Oddział Narodowego Funduszu Zdrowia w Szczecinie</text:p>
          </table:table-cell>
          <table:table-cell office:value-type="string" calcext:value-type="string">
            <text:p>zachodniopomorskie</text:p>
          </table:table-cell>
        </table:table-row>
      </table:table>
      <table:table table:name="szpitale" table:style-name="ta1">
        <table:table-column table:style-name="co6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ULICA</text:p>
          </table:table-cell>
          <table:table-cell table:style-name="ce1" office:value-type="string" calcext:value-type="string">
            <text:p>KOD pocztowy</text:p>
          </table:table-cell>
          <table:table-cell table:style-name="ce1" office:value-type="string" calcext:value-type="string">
            <text:p>MIASTO</text:p>
          </table:table-cell>
          <table:table-cell table:style-name="ce1" office:value-type="string" calcext:value-type="string">
            <text:p>WOJEWÓDZTWO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health_fu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SPZOZ Szpital Gminny</text:p>
          </table:table-cell>
          <table:table-cell table:style-name="ce1" office:value-type="string" calcext:value-type="string">
            <text:p>Szpitalna 16</text:p>
          </table:table-cell>
          <table:table-cell table:style-name="ce1" office:value-type="string" calcext:value-type="string">
            <text:p>59-920</text:p>
          </table:table-cell>
          <table:table-cell table:style-name="ce1" office:value-type="string" calcext:value-type="string">
            <text:p>Bogatyni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PZOZ Szpital Gminny, ul. Szpitalna 16, 59-920 Bogatynia</text:p>
          </table:table-cell>
          <table:table-cell table:formula="of:=INDEX(['nfz-import'.D$1:.D17];MATCH([.G2];['nfz-import'.E$1:.E17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17];MATCH([.G2];['nfz-import'.E$1:.E17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string" calcext:value-type="string">
            <text:p>Zespół Opieki Zdrowotnej w Bolesławcu</text:p>
          </table:table-cell>
          <table:table-cell table:style-name="ce1" office:value-type="string" calcext:value-type="string">
            <text:p>Jeleniogórska 4</text:p>
          </table:table-cell>
          <table:table-cell table:style-name="ce1" office:value-type="string" calcext:value-type="string">
            <text:p>59-700</text:p>
          </table:table-cell>
          <table:table-cell table:style-name="ce1" office:value-type="string" calcext:value-type="string">
            <text:p>Bolesławiec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Zespół Opieki Zdrowotnej w Bolesławcu, ul. Jeleniogórska 4, 59-700 Bolesławiec</text:p>
          </table:table-cell>
          <table:table-cell table:formula="of:=INDEX(['nfz-import'.D$1:.D18];MATCH([.G3];['nfz-import'.E$1:.E18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18];MATCH([.G3];['nfz-import'.E$1:.E18];0);0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string" calcext:value-type="string">
            <text:p>Powiatowe Centrum Medyczne w Wołowie Sp.z o.o. Oddział Ginekologiczno-Położniczy w Brzegu Dolnym</text:p>
          </table:table-cell>
          <table:table-cell table:style-name="ce1" office:value-type="string" calcext:value-type="string">
            <text:p>Al. Jerozolimskie 26</text:p>
          </table:table-cell>
          <table:table-cell table:style-name="ce1" office:value-type="string" calcext:value-type="string">
            <text:p>56-120</text:p>
          </table:table-cell>
          <table:table-cell table:style-name="ce1" office:value-type="string" calcext:value-type="string">
            <text:p>Brzeg Dolny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Powiatowe Centrum Medyczne w Wołowie Sp.z o.o. Oddział Ginekologiczno-Położniczy w Brzegu Dolnym, ul. Al. Jerozolimskie 26, 56-120 Brzeg Dolny</text:p>
          </table:table-cell>
          <table:table-cell table:formula="of:=INDEX(['nfz-import'.D$1:.D19];MATCH([.G4];['nfz-import'.E$1:.E19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19];MATCH([.G4];['nfz-import'.E$1:.E19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730" calcext:value-type="float">
            <text:p>730</text:p>
          </table:table-cell>
          <table:table-cell table:style-name="ce1" office:value-type="string" calcext:value-type="string">
            <text:p>Samodzielny Publiczny Szpital Powiatowy</text:p>
          </table:table-cell>
          <table:table-cell table:style-name="ce1" office:value-type="string" calcext:value-type="string">
            <text:p>Cicha 1</text:p>
          </table:table-cell>
          <table:table-cell table:style-name="ce1" office:value-type="string" calcext:value-type="string">
            <text:p>50-200</text:p>
          </table:table-cell>
          <table:table-cell table:style-name="ce1" office:value-type="string" calcext:value-type="string">
            <text:p>Dzierżonió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amodzielny Publiczny Szpital Powiatowy, ul. Cicha 1, 50-200 Dzierżoniów</text:p>
          </table:table-cell>
          <table:table-cell table:formula="of:=INDEX(['nfz-import'.D$1:.D20];MATCH([.G5];['nfz-import'.E$1:.E20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0];MATCH([.G5];['nfz-import'.E$1:.E20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string" calcext:value-type="string">
            <text:p>Głogowski Szpital Powiatowy Sp. z o.o.</text:p>
          </table:table-cell>
          <table:table-cell table:style-name="ce1" office:value-type="string" calcext:value-type="string">
            <text:p>Kościuszki 15</text:p>
          </table:table-cell>
          <table:table-cell table:style-name="ce1" office:value-type="string" calcext:value-type="string">
            <text:p>67-200</text:p>
          </table:table-cell>
          <table:table-cell table:style-name="ce1" office:value-type="string" calcext:value-type="string">
            <text:p>Głogó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Głogowski Szpital Powiatowy Sp. z o.o., ul. Kościuszki 15, 67-200 Głogów</text:p>
          </table:table-cell>
          <table:table-cell table:formula="of:=INDEX(['nfz-import'.D$1:.D21];MATCH([.G6];['nfz-import'.E$1:.E21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1];MATCH([.G6];['nfz-import'.E$1:.E21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115" calcext:value-type="float">
            <text:p>1115</text:p>
          </table:table-cell>
          <table:table-cell table:style-name="ce1" office:value-type="string" calcext:value-type="string">
            <text:p>Szpital - Góra</text:p>
          </table:table-cell>
          <table:table-cell table:style-name="ce1" office:value-type="string" calcext:value-type="string">
            <text:p>Hirszfelda 8</text:p>
          </table:table-cell>
          <table:table-cell table:style-name="ce1" office:value-type="string" calcext:value-type="string">
            <text:p>56-200</text:p>
          </table:table-cell>
          <table:table-cell table:style-name="ce1" office:value-type="string" calcext:value-type="string">
            <text:p>Gór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zpital - Góra, ul. Hirszfelda 8, 56-200 Góra</text:p>
          </table:table-cell>
          <table:table-cell table:formula="of:=INDEX(['nfz-import'.D$1:.D22];MATCH([.G7];['nfz-import'.E$1:.E22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2];MATCH([.G7];['nfz-import'.E$1:.E22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string" calcext:value-type="string">
            <text:p>Wojewódzkie Centrum Szpitalne Kotliny Jeleniogórskiej</text:p>
          </table:table-cell>
          <table:table-cell table:style-name="ce1" office:value-type="string" calcext:value-type="string">
            <text:p>Ogińskiego 6</text:p>
          </table:table-cell>
          <table:table-cell table:style-name="ce1" office:value-type="string" calcext:value-type="string">
            <text:p>58-506</text:p>
          </table:table-cell>
          <table:table-cell table:style-name="ce1" office:value-type="string" calcext:value-type="string">
            <text:p>Jelenia Gór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Wojewódzkie Centrum Szpitalne Kotliny Jeleniogórskiej, ul. Ogińskiego 6, 58-506 Jelenia Góra</text:p>
          </table:table-cell>
          <table:table-cell table:formula="of:=INDEX(['nfz-import'.D$1:.D23];MATCH([.G8];['nfz-import'.E$1:.E23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3];MATCH([.G8];['nfz-import'.E$1:.E23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Powiatowe Centrum Zdrowia Sp. z o.o.</text:p>
          </table:table-cell>
          <table:table-cell table:style-name="ce1" office:value-type="string" calcext:value-type="string">
            <text:p>Bohaterów Getta 10</text:p>
          </table:table-cell>
          <table:table-cell table:style-name="ce1" office:value-type="string" calcext:value-type="string">
            <text:p>58-400</text:p>
          </table:table-cell>
          <table:table-cell table:style-name="ce1" office:value-type="string" calcext:value-type="string">
            <text:p>Kamienna Gór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Powiatowe Centrum Zdrowia Sp. z o.o., ul. Bohaterów Getta 10, 58-400 Kamienna Góra</text:p>
          </table:table-cell>
          <table:table-cell table:formula="of:=INDEX(['nfz-import'.D$1:.D24];MATCH([.G9];['nfz-import'.E$1:.E24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4];MATCH([.G9];['nfz-import'.E$1:.E24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string" calcext:value-type="string">
            <text:p>Zespól Opieki Zdrowotnej w Kłodzku</text:p>
          </table:table-cell>
          <table:table-cell table:style-name="ce1" office:value-type="string" calcext:value-type="string">
            <text:p>Szpitalna 1a</text:p>
          </table:table-cell>
          <table:table-cell table:style-name="ce1" office:value-type="string" calcext:value-type="string">
            <text:p>57-300</text:p>
          </table:table-cell>
          <table:table-cell table:style-name="ce1" office:value-type="string" calcext:value-type="string">
            <text:p>Kłodzko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Zespól Opieki Zdrowotnej w Kłodzku, ul. Szpitalna 1a, 57-300 Kłodzko</text:p>
          </table:table-cell>
          <table:table-cell table:formula="of:=INDEX(['nfz-import'.D$1:.D25];MATCH([.G10];['nfz-import'.E$1:.E25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5];MATCH([.G10];['nfz-import'.E$1:.E25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string" calcext:value-type="string">
            <text:p>Powiatowe Centrum Zdrowia Sp. z o.o.</text:p>
          </table:table-cell>
          <table:table-cell table:style-name="ce1" office:value-type="string" calcext:value-type="string">
            <text:p>Sanatoryjna 15</text:p>
          </table:table-cell>
          <table:table-cell table:style-name="ce1" office:value-type="string" calcext:value-type="string">
            <text:p>58-530</text:p>
          </table:table-cell>
          <table:table-cell table:style-name="ce1" office:value-type="string" calcext:value-type="string">
            <text:p>Kowary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Powiatowe Centrum Zdrowia Sp. z o.o., ul. Sanatoryjna 15, 58-530 Kowary</text:p>
          </table:table-cell>
          <table:table-cell table:formula="of:=INDEX(['nfz-import'.D$1:.D26];MATCH([.G11];['nfz-import'.E$1:.E26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6];MATCH([.G11];['nfz-import'.E$1:.E26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string" calcext:value-type="string">
            <text:p>Wojewódzki Szpital Specjalistyczny</text:p>
          </table:table-cell>
          <table:table-cell table:style-name="ce1" office:value-type="string" calcext:value-type="string">
            <text:p>Iwaszkiewicza 5</text:p>
          </table:table-cell>
          <table:table-cell table:style-name="ce1" office:value-type="string" calcext:value-type="string">
            <text:p>59-220</text:p>
          </table:table-cell>
          <table:table-cell table:style-name="ce1" office:value-type="string" calcext:value-type="string">
            <text:p>Legnic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Wojewódzki Szpital Specjalistyczny, ul. Iwaszkiewicza 5, 59-220 Legnica</text:p>
          </table:table-cell>
          <table:table-cell table:formula="of:=INDEX(['nfz-import'.D$1:.D27];MATCH([.G12];['nfz-import'.E$1:.E27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7];MATCH([.G12];['nfz-import'.E$1:.E27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string" calcext:value-type="string">
            <text:p>NZOZ Łużyckie Centrum Medyczne w Lubaniu Sp. z o.o.</text:p>
          </table:table-cell>
          <table:table-cell table:style-name="ce1" office:value-type="string" calcext:value-type="string">
            <text:p>Zawidowska 4</text:p>
          </table:table-cell>
          <table:table-cell table:style-name="ce1" office:value-type="string" calcext:value-type="string">
            <text:p>59-800</text:p>
          </table:table-cell>
          <table:table-cell table:style-name="ce1" office:value-type="string" calcext:value-type="string">
            <text:p>Lubań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NZOZ Łużyckie Centrum Medyczne w Lubaniu Sp. z o.o., ul. Zawidowska 4, 59-800 Lubań</text:p>
          </table:table-cell>
          <table:table-cell table:formula="of:=INDEX(['nfz-import'.D$1:.D28];MATCH([.G13];['nfz-import'.E$1:.E28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8];MATCH([.G13];['nfz-import'.E$1:.E28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string" calcext:value-type="string">
            <text:p>Regionalne Centrum Zdrowia Sp. z o.o.</text:p>
          </table:table-cell>
          <table:table-cell table:style-name="ce1" office:value-type="string" calcext:value-type="string">
            <text:p>J. Bema 5-6</text:p>
          </table:table-cell>
          <table:table-cell table:style-name="ce1" office:value-type="string" calcext:value-type="string">
            <text:p>59-300</text:p>
          </table:table-cell>
          <table:table-cell table:style-name="ce1" office:value-type="string" calcext:value-type="string">
            <text:p>Lubin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Regionalne Centrum Zdrowia Sp. z o.o., ul. J. Bema 5-6, 59-300 Lubin</text:p>
          </table:table-cell>
          <table:table-cell table:formula="of:=INDEX(['nfz-import'.D$1:.D29];MATCH([.G14];['nfz-import'.E$1:.E29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29];MATCH([.G14];['nfz-import'.E$1:.E29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string" calcext:value-type="string">
            <text:p>Milickie Centrum Medyczne sp. z o.o.</text:p>
          </table:table-cell>
          <table:table-cell table:style-name="ce1" office:value-type="string" calcext:value-type="string">
            <text:p>Grzybowa 1</text:p>
          </table:table-cell>
          <table:table-cell table:style-name="ce1" office:value-type="string" calcext:value-type="string">
            <text:p>56-300</text:p>
          </table:table-cell>
          <table:table-cell table:style-name="ce1" office:value-type="string" calcext:value-type="string">
            <text:p>Milicz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Milickie Centrum Medyczne sp. z o.o., ul. Grzybowa 1, 56-300 Milicz</text:p>
          </table:table-cell>
          <table:table-cell table:formula="of:=INDEX(['nfz-import'.D$1:.D30];MATCH([.G15];['nfz-import'.E$1:.E30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0];MATCH([.G15];['nfz-import'.E$1:.E30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895" calcext:value-type="float">
            <text:p>895</text:p>
          </table:table-cell>
          <table:table-cell table:style-name="ce1" office:value-type="string" calcext:value-type="string">
            <text:p>Powiatowy Zespół Szpitali</text:p>
          </table:table-cell>
          <table:table-cell table:style-name="ce1" office:value-type="string" calcext:value-type="string">
            <text:p>Armii Krajowej 1</text:p>
          </table:table-cell>
          <table:table-cell table:style-name="ce1" office:value-type="string" calcext:value-type="string">
            <text:p>56-400</text:p>
          </table:table-cell>
          <table:table-cell table:style-name="ce1" office:value-type="string" calcext:value-type="string">
            <text:p>Oleśnic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Powiatowy Zespół Szpitali, ul. Armii Krajowej 1, 56-400 Oleśnica</text:p>
          </table:table-cell>
          <table:table-cell table:formula="of:=INDEX(['nfz-import'.D$1:.D31];MATCH([.G16];['nfz-import'.E$1:.E31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1];MATCH([.G16];['nfz-import'.E$1:.E31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893" calcext:value-type="float">
            <text:p>893</text:p>
          </table:table-cell>
          <table:table-cell table:style-name="ce1" office:value-type="string" calcext:value-type="string">
            <text:p>Zespół Opieki Zdrowotnej w Oławie</text:p>
          </table:table-cell>
          <table:table-cell table:style-name="ce1" office:value-type="string" calcext:value-type="string">
            <text:p>Kamila Baczyńskiego 1</text:p>
          </table:table-cell>
          <table:table-cell table:style-name="ce1" office:value-type="string" calcext:value-type="string">
            <text:p>55-200</text:p>
          </table:table-cell>
          <table:table-cell table:style-name="ce1" office:value-type="string" calcext:value-type="string">
            <text:p>Oław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Zespół Opieki Zdrowotnej w Oławie, ul. Kamila Baczyńskiego 1, 55-200 Oława</text:p>
          </table:table-cell>
          <table:table-cell table:formula="of:=INDEX(['nfz-import'.D$1:.D32];MATCH([.G17];['nfz-import'.E$1:.E32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2];MATCH([.G17];['nfz-import'.E$1:.E32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122" calcext:value-type="float">
            <text:p>1122</text:p>
          </table:table-cell>
          <table:table-cell table:style-name="ce1" office:value-type="string" calcext:value-type="string">
            <text:p>PZOZ Specjalistyczne Centrum Medyczne</text:p>
          </table:table-cell>
          <table:table-cell table:style-name="ce1" office:value-type="string" calcext:value-type="string">
            <text:p>Jana Pawła II 2</text:p>
          </table:table-cell>
          <table:table-cell table:style-name="ce1" office:value-type="string" calcext:value-type="string">
            <text:p>57-320</text:p>
          </table:table-cell>
          <table:table-cell table:style-name="ce1" office:value-type="string" calcext:value-type="string">
            <text:p>Polanica-Zdrój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PZOZ Specjalistyczne Centrum Medyczne, ul. Jana Pawła II 2, 57-320 Polanica-Zdrój</text:p>
          </table:table-cell>
          <table:table-cell table:formula="of:=INDEX(['nfz-import'.D$1:.D33];MATCH([.G18];['nfz-import'.E$1:.E33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3];MATCH([.G18];['nfz-import'.E$1:.E33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997" calcext:value-type="float">
            <text:p>997</text:p>
          </table:table-cell>
          <table:table-cell table:style-name="ce1" office:value-type="string" calcext:value-type="string">
            <text:p>Strzelińskie Centrum Medyczne</text:p>
          </table:table-cell>
          <table:table-cell table:style-name="ce1" office:value-type="string" calcext:value-type="string">
            <text:p>Wrocławska 46</text:p>
          </table:table-cell>
          <table:table-cell table:style-name="ce1" office:value-type="string" calcext:value-type="string">
            <text:p>57-100</text:p>
          </table:table-cell>
          <table:table-cell table:style-name="ce1" office:value-type="string" calcext:value-type="string">
            <text:p>Strzelin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trzelińskie Centrum Medyczne, ul. Wrocławska 46, 57-100 Strzelin</text:p>
          </table:table-cell>
          <table:table-cell table:formula="of:=INDEX(['nfz-import'.D$1:.D34];MATCH([.G19];['nfz-import'.E$1:.E34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4];MATCH([.G19];['nfz-import'.E$1:.E34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989" calcext:value-type="float">
            <text:p>989</text:p>
          </table:table-cell>
          <table:table-cell table:style-name="ce1" office:value-type="string" calcext:value-type="string">
            <text:p>Szpital Specjalistyczny - Środa Śląska</text:p>
          </table:table-cell>
          <table:table-cell table:style-name="ce1" office:value-type="string" calcext:value-type="string">
            <text:p>Kolejowa 16A</text:p>
          </table:table-cell>
          <table:table-cell table:style-name="ce1" office:value-type="string" calcext:value-type="string">
            <text:p>55-300</text:p>
          </table:table-cell>
          <table:table-cell table:style-name="ce1" office:value-type="string" calcext:value-type="string">
            <text:p>Środa Śląsk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zpital Specjalistyczny - Środa Śląska, ul. Kolejowa 16A, 55-300 Środa Śląska</text:p>
          </table:table-cell>
          <table:table-cell table:formula="of:=INDEX(['nfz-import'.D$1:.D35];MATCH([.G20];['nfz-import'.E$1:.E35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5];MATCH([.G20];['nfz-import'.E$1:.E35];0);0)" office:value-type="float" office:value="1" calcext:value-type="float">
            <text:p>1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1" office:value-type="float" office:value="1004" calcext:value-type="float">
            <text:p>1004</text:p>
          </table:table-cell>
          <table:table-cell table:style-name="ce1" office:value-type="string" calcext:value-type="string">
            <text:p>Samodzielny Publiczny Zespół Opieki Zdrowotnej w Świdnicy. Regionalny Szpital Specjalistyczny "Latawiec"</text:p>
          </table:table-cell>
          <table:table-cell table:style-name="ce1" office:value-type="string" calcext:value-type="string">
            <text:p>Leśna 27-29</text:p>
          </table:table-cell>
          <table:table-cell table:style-name="ce1" office:value-type="string" calcext:value-type="string">
            <text:p>58-100</text:p>
          </table:table-cell>
          <table:table-cell table:style-name="ce1" office:value-type="string" calcext:value-type="string">
            <text:p>Świdnic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amodzielny Publiczny Zespół Opieki Zdrowotnej w Świdnicy. Regionalny Szpital Specjalistyczny "Latawiec", ul. Leśna 27-29, 58-100 Świdnica</text:p>
          </table:table-cell>
          <table:table-cell table:formula="of:=INDEX(['nfz-import'.D$1:.D36];MATCH([.G21];['nfz-import'.E$1:.E36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6];MATCH([.G21];['nfz-import'.E$1:.E36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string" calcext:value-type="string">
            <text:p>Mikulicz Sp. z o.o. Niepubliczny Zakład Opieki Zdrowotnej "Mikulicz"</text:p>
          </table:table-cell>
          <table:table-cell table:style-name="ce1" office:value-type="string" calcext:value-type="string">
            <text:p>Marii Skłodowskiej-Curie 3-7</text:p>
          </table:table-cell>
          <table:table-cell table:style-name="ce1" office:value-type="string" calcext:value-type="string">
            <text:p>58-160</text:p>
          </table:table-cell>
          <table:table-cell table:style-name="ce1" office:value-type="string" calcext:value-type="string">
            <text:p>Świebodzice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Mikulicz Sp. z o.o. Niepubliczny Zakład Opieki Zdrowotnej "Mikulicz", ul. Marii Skłodowskiej-Curie 3-7, 58-160 Świebodzice</text:p>
          </table:table-cell>
          <table:table-cell table:formula="of:=INDEX(['nfz-import'.D$1:.D37];MATCH([.G22];['nfz-import'.E$1:.E37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7];MATCH([.G22];['nfz-import'.E$1:.E37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string" calcext:value-type="string">
            <text:p>Szpital im. Św. Jadwigi Śląskiej</text:p>
          </table:table-cell>
          <table:table-cell table:style-name="ce1" office:value-type="string" calcext:value-type="string">
            <text:p>Prusicka 53/55</text:p>
          </table:table-cell>
          <table:table-cell table:style-name="ce1" office:value-type="string" calcext:value-type="string">
            <text:p>55-100</text:p>
          </table:table-cell>
          <table:table-cell table:style-name="ce1" office:value-type="string" calcext:value-type="string">
            <text:p>Trzebnic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zpital im. Św. Jadwigi Śląskiej, ul. Prusicka 53/55, 55-100 Trzebnica</text:p>
          </table:table-cell>
          <table:table-cell table:formula="of:=INDEX(['nfz-import'.D$1:.D38];MATCH([.G23];['nfz-import'.E$1:.E38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8];MATCH([.G23];['nfz-import'.E$1:.E38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string" calcext:value-type="string">
            <text:p>Specjalistyczny Szpital Ginekologiczno-Położniczy im. E. Biernackiego</text:p>
          </table:table-cell>
          <table:table-cell table:style-name="ce1" office:value-type="string" calcext:value-type="string">
            <text:p>Paderewskiego 10</text:p>
          </table:table-cell>
          <table:table-cell table:style-name="ce1" office:value-type="string" calcext:value-type="string">
            <text:p>58-301</text:p>
          </table:table-cell>
          <table:table-cell table:style-name="ce1" office:value-type="string" calcext:value-type="string">
            <text:p>Wałbrzych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pecjalistyczny Szpital Ginekologiczno-Położniczy im. E. Biernackiego, ul. Paderewskiego 10, 58-301 Wałbrzych</text:p>
          </table:table-cell>
          <table:table-cell table:formula="of:=INDEX(['nfz-import'.D$1:.D39];MATCH([.G24];['nfz-import'.E$1:.E39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39];MATCH([.G24];['nfz-import'.E$1:.E39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1" office:value-type="float" office:value="1137" calcext:value-type="float">
            <text:p>1137</text:p>
          </table:table-cell>
          <table:table-cell table:style-name="ce1" office:value-type="string" calcext:value-type="string">
            <text:p>Uniwersytecki Szpital Kliniczny. Klinika Ginekologii i Połoznictwa</text:p>
          </table:table-cell>
          <table:table-cell table:style-name="ce1" office:value-type="string" calcext:value-type="string">
            <text:p>Borowska 213</text:p>
          </table:table-cell>
          <table:table-cell table:style-name="ce1" office:value-type="string" calcext:value-type="string">
            <text:p>50-556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Uniwersytecki Szpital Kliniczny. Klinika Ginekologii i Połoznictwa, ul. Borowska 213, 50-556 Wrocław</text:p>
          </table:table-cell>
          <table:table-cell table:formula="of:=INDEX(['nfz-import'.D$1:.D40];MATCH([.G25];['nfz-import'.E$1:.E40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0];MATCH([.G25];['nfz-import'.E$1:.E40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string" calcext:value-type="string">
            <text:p>Samodzielny Publiczny Szpital Kliniczny</text:p>
          </table:table-cell>
          <table:table-cell table:style-name="ce1" office:value-type="string" calcext:value-type="string">
            <text:p>Tytusa Chałubińskiego 3</text:p>
          </table:table-cell>
          <table:table-cell table:style-name="ce1" office:value-type="string" calcext:value-type="string">
            <text:p>50-368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amodzielny Publiczny Szpital Kliniczny, ul. Tytusa Chałubińskiego 3, 50-368 Wrocław</text:p>
          </table:table-cell>
          <table:table-cell table:formula="of:=INDEX(['nfz-import'.D$1:.D41];MATCH([.G26];['nfz-import'.E$1:.E41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1];MATCH([.G26];['nfz-import'.E$1:.E41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Szpital Specjalistyczny im. A. Falkiewicza</text:p>
          </table:table-cell>
          <table:table-cell table:style-name="ce1" office:value-type="string" calcext:value-type="string">
            <text:p>Warszawska 2</text:p>
          </table:table-cell>
          <table:table-cell table:style-name="ce1" office:value-type="string" calcext:value-type="string">
            <text:p>52-114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zpital Specjalistyczny im. A. Falkiewicza, ul. Warszawska 2, 52-114 Wrocław</text:p>
          </table:table-cell>
          <table:table-cell table:formula="of:=INDEX(['nfz-import'.D$1:.D42];MATCH([.G27];['nfz-import'.E$1:.E42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2];MATCH([.G27];['nfz-import'.E$1:.E42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078" calcext:value-type="float">
            <text:p>1078</text:p>
          </table:table-cell>
          <table:table-cell table:style-name="ce1" office:value-type="string" calcext:value-type="string">
            <text:p>Wojewódzki Szpital Specjalistyczny</text:p>
          </table:table-cell>
          <table:table-cell table:style-name="ce1" office:value-type="string" calcext:value-type="string">
            <text:p>Kamieńskiego 73a</text:p>
          </table:table-cell>
          <table:table-cell table:style-name="ce1" office:value-type="string" calcext:value-type="string">
            <text:p>51-124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Wojewódzki Szpital Specjalistyczny, ul. Kamieńskiego 73a, 51-124 Wrocław</text:p>
          </table:table-cell>
          <table:table-cell table:formula="of:=INDEX(['nfz-import'.D$1:.D43];MATCH([.G28];['nfz-import'.E$1:.E43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3];MATCH([.G28];['nfz-import'.E$1:.E43];0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151" calcext:value-type="float">
            <text:p>1151</text:p>
          </table:table-cell>
          <table:table-cell table:style-name="ce1" office:value-type="string" calcext:value-type="string">
            <text:p>Centrum Zdrowia Medfemina</text:p>
          </table:table-cell>
          <table:table-cell table:style-name="ce1" office:value-type="string" calcext:value-type="string">
            <text:p>Borowska 262</text:p>
          </table:table-cell>
          <table:table-cell table:style-name="ce1" office:value-type="string" calcext:value-type="string">
            <text:p>50-558</text:p>
          </table:table-cell>
          <table:table-cell table:style-name="ce1" office:value-type="string" calcext:value-type="string">
            <text:p>Wrocław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Centrum Zdrowia Medfemina, ul. Borowska 262, 50-558 Wrocław</text:p>
          </table:table-cell>
          <table:table-cell table:formula="of:=INDEX(['nfz-import'.D$1:.D44];MATCH([.G29];['nfz-import'.E$1:.E44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4];MATCH([.G29];['nfz-import'.E$1:.E44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1" office:value-type="float" office:value="1086" calcext:value-type="float">
            <text:p>1086</text:p>
          </table:table-cell>
          <table:table-cell table:style-name="ce1" office:value-type="string" calcext:value-type="string">
            <text:p>EMC Instytut Medyczny S.A. Szpital Św. Antoniego</text:p>
          </table:table-cell>
          <table:table-cell table:style-name="ce1" office:value-type="string" calcext:value-type="string">
            <text:p>Chrobrego 5</text:p>
          </table:table-cell>
          <table:table-cell table:style-name="ce1" office:value-type="string" calcext:value-type="string">
            <text:p>57-200</text:p>
          </table:table-cell>
          <table:table-cell table:style-name="ce1" office:value-type="string" calcext:value-type="string">
            <text:p>Ząbkowice Śląskie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EMC Instytut Medyczny S.A. Szpital Św. Antoniego, ul. Chrobrego 5, 57-200 Ząbkowice Śląskie</text:p>
          </table:table-cell>
          <table:table-cell table:formula="of:=INDEX(['nfz-import'.D$1:.D45];MATCH([.G30];['nfz-import'.E$1:.E45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5];MATCH([.G30];['nfz-import'.E$1:.E45];0);0)" office:value-type="float" office:value="1" calcext:value-type="float">
            <text:p>1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Szpital Miejski w Zabrzu Sp. z o.o. Niepubliczny Zakład Opieki Zdrowotnej, Centrum Zadrowia kobiety i Dziecka im. prof.. Wojciecha Starzewskiego</text:p>
          </table:table-cell>
          <table:table-cell table:style-name="ce1" office:value-type="string" calcext:value-type="string">
            <text:p>Zamkowa 4</text:p>
          </table:table-cell>
          <table:table-cell table:style-name="ce1" office:value-type="string" calcext:value-type="string">
            <text:p>41-803</text:p>
          </table:table-cell>
          <table:table-cell table:style-name="ce1" office:value-type="string" calcext:value-type="string">
            <text:p>Zabrze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Szpital Miejski w Zabrzu Sp. z o.o. Niepubliczny Zakład Opieki Zdrowotnej, Centrum Zadrowia kobiety i Dziecka im. prof.. Wojciecha Starzewskiego, ul. Zamkowa 4, 41-803 Zabrze</text:p>
          </table:table-cell>
          <table:table-cell table:formula="of:=INDEX(['nfz-import'.D$1:.D46];MATCH([.G31];['nfz-import'.E$1:.E46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6];MATCH([.G31];['nfz-import'.E$1:.E46];0);0)" office:value-type="float" office:value="1" calcext:value-type="float">
            <text:p>1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string" calcext:value-type="string">
            <text:p>Wielospecjalistyczny Szpital Samodzielny Publiczny Zespół Opieki Zdrowotnej w Zgorzelcu</text:p>
          </table:table-cell>
          <table:table-cell table:style-name="ce1" office:value-type="string" calcext:value-type="string">
            <text:p>Lubańska 11-12</text:p>
          </table:table-cell>
          <table:table-cell table:style-name="ce1" office:value-type="string" calcext:value-type="string">
            <text:p>59-900</text:p>
          </table:table-cell>
          <table:table-cell table:style-name="ce1" office:value-type="string" calcext:value-type="string">
            <text:p>Zgorzelec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Wielospecjalistyczny Szpital Samodzielny Publiczny Zespół Opieki Zdrowotnej w Zgorzelcu, ul. Lubańska 11-12, 59-900 Zgorzelec</text:p>
          </table:table-cell>
          <table:table-cell table:formula="of:=INDEX(['nfz-import'.D$1:.D47];MATCH([.G32];['nfz-import'.E$1:.E47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7];MATCH([.G32];['nfz-import'.E$1:.E47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Zespół Opieki Zdrowotnej. Szpital Powiatowy im. A. Wolańczyka</text:p>
          </table:table-cell>
          <table:table-cell table:style-name="ce1" office:value-type="string" calcext:value-type="string">
            <text:p>Hoża 11</text:p>
          </table:table-cell>
          <table:table-cell table:style-name="ce1" office:value-type="string" calcext:value-type="string">
            <text:p>59-500</text:p>
          </table:table-cell>
          <table:table-cell table:style-name="ce1" office:value-type="string" calcext:value-type="string">
            <text:p>Złotoryja</text:p>
          </table:table-cell>
          <table:table-cell table:style-name="ce1" office:value-type="string" calcext:value-type="string">
            <text:p>dolnośląskie</text:p>
          </table:table-cell>
          <table:table-cell table:style-name="ce1" office:value-type="string" calcext:value-type="string">
            <text:p>Zespół Opieki Zdrowotnej. Szpital Powiatowy im. A. Wolańczyka, ul. Hoża 11, 59-500 Złotoryja</text:p>
          </table:table-cell>
          <table:table-cell table:formula="of:=INDEX(['nfz-import'.D$1:.D48];MATCH([.G33];['nfz-import'.E$1:.E48];0);0)" office:value-type="string" office:string-value="Dolnośląski Oddział Narodowego Funduszu Zdrowia we Wrocławiu" calcext:value-type="string">
            <text:p>Dolnośląski Oddział Narodowego Funduszu Zdrowia we Wrocławiu</text:p>
          </table:table-cell>
          <table:table-cell table:style-name="ce4" table:formula="of:=INDEX(['nfz-import'.A$1:.A48];MATCH([.G33];['nfz-import'.E$1:.E48];0);0)" office:value-type="float" office:value="1" calcext:value-type="float">
            <text:p>1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1" office:value-type="float" office:value="667" calcext:value-type="float">
            <text:p>667</text:p>
          </table:table-cell>
          <table:table-cell table:style-name="ce1" office:value-type="string" calcext:value-type="string">
            <text:p>Powiatowy Szpital w Aleksandrowie Kujawskim Sp. z o.o.</text:p>
          </table:table-cell>
          <table:table-cell table:style-name="ce1" office:value-type="string" calcext:value-type="string">
            <text:p>Słowackiego 18</text:p>
          </table:table-cell>
          <table:table-cell table:style-name="ce1" office:value-type="string" calcext:value-type="string">
            <text:p>87-700</text:p>
          </table:table-cell>
          <table:table-cell table:style-name="ce1" office:value-type="string" calcext:value-type="string">
            <text:p>Aleksandrów Kujawski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Powiatowy Szpital w Aleksandrowie Kujawskim Sp. z o.o., ul. Słowackiego 18, 87-700 Aleksandrów Kujawski</text:p>
          </table:table-cell>
          <table:table-cell table:formula="of:=INDEX(['nfz-import'.D$1:.D49];MATCH([.G34];['nfz-import'.E$1:.E49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49];MATCH([.G34];['nfz-import'.E$1:.E49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string" calcext:value-type="string">
            <text:p>Zespół Opieki Zdrowotnej w Brodnicy</text:p>
          </table:table-cell>
          <table:table-cell table:style-name="ce1" office:value-type="string" calcext:value-type="string">
            <text:p>Wiejska 9</text:p>
          </table:table-cell>
          <table:table-cell table:style-name="ce1" office:value-type="string" calcext:value-type="string">
            <text:p>87-300</text:p>
          </table:table-cell>
          <table:table-cell table:style-name="ce1" office:value-type="string" calcext:value-type="string">
            <text:p>Brodnica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Zespół Opieki Zdrowotnej w Brodnicy, ul. Wiejska 9, 87-300 Brodnica</text:p>
          </table:table-cell>
          <table:table-cell table:formula="of:=INDEX(['nfz-import'.D$1:.D50];MATCH([.G35];['nfz-import'.E$1:.E50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0];MATCH([.G35];['nfz-import'.E$1:.E50];0);0)" office:value-type="float" office:value="2" calcext:value-type="float">
            <text:p>2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table:style-name="ce1" office:value-type="float" office:value="1142" calcext:value-type="float">
            <text:p>1142</text:p>
          </table:table-cell>
          <table:table-cell table:style-name="ce1" office:value-type="string" calcext:value-type="string">
            <text:p>Samodzielny Publiczny Wielospecjalistyczny Zakład Opieki Zdrowotnej Ministerstwa Spraw Wewnętrznych</text:p>
          </table:table-cell>
          <table:table-cell table:style-name="ce1" office:value-type="string" calcext:value-type="string">
            <text:p>ks. R. Markwarta 4-6</text:p>
          </table:table-cell>
          <table:table-cell table:style-name="ce1" office:value-type="string" calcext:value-type="string">
            <text:p>85-015</text:p>
          </table:table-cell>
          <table:table-cell table:style-name="ce1" office:value-type="string" calcext:value-type="string">
            <text:p>Bydgoszcz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amodzielny Publiczny Wielospecjalistyczny Zakład Opieki Zdrowotnej Ministerstwa Spraw Wewnętrznych, ul. ks. R. Markwarta 4-6, 85-015 Bydgoszcz</text:p>
          </table:table-cell>
          <table:table-cell table:formula="of:=INDEX(['nfz-import'.D$1:.D51];MATCH([.G36];['nfz-import'.E$1:.E51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1];MATCH([.G36];['nfz-import'.E$1:.E51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string" calcext:value-type="string">
            <text:p>Szpital Uniwersytecki nr 2 im. dr. J. Biziela w Bydgoszczy</text:p>
          </table:table-cell>
          <table:table-cell table:style-name="ce1" office:value-type="string" calcext:value-type="string">
            <text:p>Ujejskiego 75</text:p>
          </table:table-cell>
          <table:table-cell table:style-name="ce1" office:value-type="string" calcext:value-type="string">
            <text:p>85-168</text:p>
          </table:table-cell>
          <table:table-cell table:style-name="ce1" office:value-type="string" calcext:value-type="string">
            <text:p>Bydgoszcz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zpital Uniwersytecki nr 2 im. dr. J. Biziela w Bydgoszczy, ul. Ujejskiego 75, 85-168 Bydgoszcz</text:p>
          </table:table-cell>
          <table:table-cell table:formula="of:=INDEX(['nfz-import'.D$1:.D52];MATCH([.G37];['nfz-import'.E$1:.E52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2];MATCH([.G37];['nfz-import'.E$1:.E52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" office:value-type="float" office:value="699" calcext:value-type="float">
            <text:p>699</text:p>
          </table:table-cell>
          <table:table-cell table:style-name="ce1" office:value-type="string" calcext:value-type="string">
            <text:p>Wielospecjalistyczny Szpital Miejski im. E. Warmińskiego</text:p>
          </table:table-cell>
          <table:table-cell table:style-name="ce1" office:value-type="string" calcext:value-type="string">
            <text:p>Szpitalna 19</text:p>
          </table:table-cell>
          <table:table-cell table:style-name="ce1" office:value-type="string" calcext:value-type="string">
            <text:p>85-826</text:p>
          </table:table-cell>
          <table:table-cell table:style-name="ce1" office:value-type="string" calcext:value-type="string">
            <text:p>Bydgoszcz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Wielospecjalistyczny Szpital Miejski im. E. Warmińskiego, ul. Szpitalna 19, 85-826 Bydgoszcz</text:p>
          </table:table-cell>
          <table:table-cell table:formula="of:=INDEX(['nfz-import'.D$1:.D53];MATCH([.G38];['nfz-import'.E$1:.E53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3];MATCH([.G38];['nfz-import'.E$1:.E53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ZOZ Chełmno</text:p>
          </table:table-cell>
          <table:table-cell table:style-name="ce1" office:value-type="string" calcext:value-type="string">
            <text:p>Pl. Rydygiera 1</text:p>
          </table:table-cell>
          <table:table-cell table:style-name="ce1" office:value-type="string" calcext:value-type="string">
            <text:p>86-200</text:p>
          </table:table-cell>
          <table:table-cell table:style-name="ce1" office:value-type="string" calcext:value-type="string">
            <text:p>Chełmno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ZOZ Chełmno, ul. Pl. Rydygiera 1, 86-200 Chełmno</text:p>
          </table:table-cell>
          <table:table-cell table:formula="of:=INDEX(['nfz-import'.D$1:.D54];MATCH([.G39];['nfz-import'.E$1:.E54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4];MATCH([.G39];['nfz-import'.E$1:.E54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Szpital Powiatowy Sp. z o o. Zespół Opieki Zdrowotnej</text:p>
          </table:table-cell>
          <table:table-cell table:style-name="ce1" office:value-type="string" calcext:value-type="string">
            <text:p>Szewska 23</text:p>
          </table:table-cell>
          <table:table-cell table:style-name="ce1" office:value-type="string" calcext:value-type="string">
            <text:p>87-140</text:p>
          </table:table-cell>
          <table:table-cell table:style-name="ce1" office:value-type="string" calcext:value-type="string">
            <text:p>Chełmża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zpital Powiatowy Sp. z o o. Zespół Opieki Zdrowotnej, ul. Szewska 23, 87-140 Chełmża</text:p>
          </table:table-cell>
          <table:table-cell table:formula="of:=INDEX(['nfz-import'.D$1:.D55];MATCH([.G40];['nfz-import'.E$1:.E55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5];MATCH([.G40];['nfz-import'.E$1:.E55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1" office:value-type="float" office:value="751" calcext:value-type="float">
            <text:p>751</text:p>
          </table:table-cell>
          <table:table-cell table:style-name="ce1" office:value-type="string" calcext:value-type="string">
            <text:p>Szpital Powiatowy w Golubiu Dobrzyniu</text:p>
          </table:table-cell>
          <table:table-cell table:style-name="ce1" office:value-type="string" calcext:value-type="string">
            <text:p>Dr J.G. Koppa 1e</text:p>
          </table:table-cell>
          <table:table-cell table:style-name="ce1" office:value-type="string" calcext:value-type="string">
            <text:p>87-400</text:p>
          </table:table-cell>
          <table:table-cell table:style-name="ce1" office:value-type="string" calcext:value-type="string">
            <text:p>Golub-Dobrzyń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zpital Powiatowy w Golubiu Dobrzyniu, ul. Dr J.G. Koppa 1e, 87-400 Golub-Dobrzyń</text:p>
          </table:table-cell>
          <table:table-cell table:formula="of:=INDEX(['nfz-import'.D$1:.D56];MATCH([.G41];['nfz-import'.E$1:.E56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6];MATCH([.G41];['nfz-import'.E$1:.E56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Regionalny Szpital Specjalistyczny im. Władysława Biegańskiego</text:p>
          </table:table-cell>
          <table:table-cell table:style-name="ce1" office:value-type="string" calcext:value-type="string">
            <text:p>Rydygiera 15/17</text:p>
          </table:table-cell>
          <table:table-cell table:style-name="ce1" office:value-type="string" calcext:value-type="string">
            <text:p>86-300</text:p>
          </table:table-cell>
          <table:table-cell table:style-name="ce1" office:value-type="string" calcext:value-type="string">
            <text:p>Grudziądz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Regionalny Szpital Specjalistyczny im. Władysława Biegańskiego, ul. Rydygiera 15/17, 86-300 Grudziądz</text:p>
          </table:table-cell>
          <table:table-cell table:formula="of:=INDEX(['nfz-import'.D$1:.D57];MATCH([.G42];['nfz-import'.E$1:.E57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7];MATCH([.G42];['nfz-import'.E$1:.E57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Publiczny Specjalistyczny ZOZ Szpital Powiatowy im. dra Błażka</text:p>
          </table:table-cell>
          <table:table-cell table:style-name="ce1" office:value-type="string" calcext:value-type="string">
            <text:p>Poznańska 97</text:p>
          </table:table-cell>
          <table:table-cell table:style-name="ce1" office:value-type="string" calcext:value-type="string">
            <text:p>88-100</text:p>
          </table:table-cell>
          <table:table-cell table:style-name="ce1" office:value-type="string" calcext:value-type="string">
            <text:p>Inowrocław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Publiczny Specjalistyczny ZOZ Szpital Powiatowy im. dra Błażka, ul. Poznańska 97, 88-100 Inowrocław</text:p>
          </table:table-cell>
          <table:table-cell table:formula="of:=INDEX(['nfz-import'.D$1:.D58];MATCH([.G43];['nfz-import'.E$1:.E58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8];MATCH([.G43];['nfz-import'.E$1:.E58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string" calcext:value-type="string">
            <text:p>Lech Bramorski Niepubliczny Zakład Usług Medycznych "BRA-MED."</text:p>
          </table:table-cell>
          <table:table-cell table:style-name="ce1" office:value-type="string" calcext:value-type="string">
            <text:p>Księżycowa 18</text:p>
          </table:table-cell>
          <table:table-cell table:style-name="ce1" office:value-type="string" calcext:value-type="string">
            <text:p>87-600</text:p>
          </table:table-cell>
          <table:table-cell table:style-name="ce1" office:value-type="string" calcext:value-type="string">
            <text:p>Lipno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Lech Bramorski Niepubliczny Zakład Usług Medycznych "BRA-MED.", ul. Księżycowa 18, 87-600 Lipno</text:p>
          </table:table-cell>
          <table:table-cell table:formula="of:=INDEX(['nfz-import'.D$1:.D59];MATCH([.G44];['nfz-import'.E$1:.E59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59];MATCH([.G44];['nfz-import'.E$1:.E59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" office:value-type="float" office:value="1119" calcext:value-type="float">
            <text:p>1119</text:p>
          </table:table-cell>
          <table:table-cell table:style-name="ce1" office:value-type="string" calcext:value-type="string">
            <text:p>Szpital Lipno Sp. z o.o.</text:p>
          </table:table-cell>
          <table:table-cell table:style-name="ce1" office:value-type="string" calcext:value-type="string">
            <text:p>Nieszawska 6</text:p>
          </table:table-cell>
          <table:table-cell table:style-name="ce1" office:value-type="string" calcext:value-type="string">
            <text:p>87-600</text:p>
          </table:table-cell>
          <table:table-cell table:style-name="ce1" office:value-type="string" calcext:value-type="string">
            <text:p>Lipno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zpital Lipno Sp. z o.o., ul. Nieszawska 6, 87-600 Lipno</text:p>
          </table:table-cell>
          <table:table-cell table:formula="of:=INDEX(['nfz-import'.D$1:.D60];MATCH([.G45];['nfz-import'.E$1:.E60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0];MATCH([.G45];['nfz-import'.E$1:.E60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zpitalna 3</text:p>
          </table:table-cell>
          <table:table-cell table:style-name="ce1" office:value-type="string" calcext:value-type="string">
            <text:p>88-200</text:p>
          </table:table-cell>
          <table:table-cell table:style-name="ce1" office:value-type="string" calcext:value-type="string">
            <text:p>Radziejów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amodzielny Publiczny Zakład Opieki Zdrowotnej, ul. Szpitalna 3, 88-200 Radziejów</text:p>
          </table:table-cell>
          <table:table-cell table:formula="of:=INDEX(['nfz-import'.D$1:.D61];MATCH([.G46];['nfz-import'.E$1:.E61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1];MATCH([.G46];['nfz-import'.E$1:.E61];0);0)" office:value-type="float" office:value="2" calcext:value-type="float">
            <text:p>2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string" calcext:value-type="string">
            <text:p>Samodzielny Publiczny Zakład Opieki Zdrowotnej w Rypinie im. Franciszka Dłutka</text:p>
          </table:table-cell>
          <table:table-cell table:style-name="ce1" office:value-type="string" calcext:value-type="string">
            <text:p>2003 maja 2</text:p>
          </table:table-cell>
          <table:table-cell table:style-name="ce1" office:value-type="string" calcext:value-type="string">
            <text:p>87-500</text:p>
          </table:table-cell>
          <table:table-cell table:style-name="ce1" office:value-type="string" calcext:value-type="string">
            <text:p>Rypin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amodzielny Publiczny Zakład Opieki Zdrowotnej w Rypinie im. Franciszka Dłutka, ul. 2003 maja 2, 87-500 Rypin</text:p>
          </table:table-cell>
          <table:table-cell table:formula="of:=INDEX(['nfz-import'.D$1:.D62];MATCH([.G47];['nfz-import'.E$1:.E62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2];MATCH([.G47];['nfz-import'.E$1:.E62];0);0)" office:value-type="float" office:value="2" calcext:value-type="float">
            <text:p>2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1" office:value-type="float" office:value="998" calcext:value-type="float">
            <text:p>998</text:p>
          </table:table-cell>
          <table:table-cell table:style-name="ce1" office:value-type="string" calcext:value-type="string">
            <text:p>Samodzielny Publiczny Zakład Opieki Zdrowotnej Mogilno Szpital Powiatowy - Strzelno</text:p>
          </table:table-cell>
          <table:table-cell table:style-name="ce1" office:value-type="string" calcext:value-type="string">
            <text:p>Powstania Wielkopolskiego 8</text:p>
          </table:table-cell>
          <table:table-cell table:style-name="ce1" office:value-type="string" calcext:value-type="string">
            <text:p>88-320</text:p>
          </table:table-cell>
          <table:table-cell table:style-name="ce1" office:value-type="string" calcext:value-type="string">
            <text:p>Strzelno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amodzielny Publiczny Zakład Opieki Zdrowotnej Mogilno Szpital Powiatowy - Strzelno, ul. Powstania Wielkopolskiego 8, 88-320 Strzelno</text:p>
          </table:table-cell>
          <table:table-cell table:formula="of:=INDEX(['nfz-import'.D$1:.D63];MATCH([.G48];['nfz-import'.E$1:.E63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3];MATCH([.G48];['nfz-import'.E$1:.E63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NZOZ Nowy Szpital w Nakle i Szubinie</text:p>
          </table:table-cell>
          <table:table-cell table:style-name="ce1" office:value-type="string" calcext:value-type="string">
            <text:p>Ogrodowa 3</text:p>
          </table:table-cell>
          <table:table-cell table:style-name="ce1" office:value-type="string" calcext:value-type="string">
            <text:p>89-200</text:p>
          </table:table-cell>
          <table:table-cell table:style-name="ce1" office:value-type="string" calcext:value-type="string">
            <text:p>Szubin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NZOZ Nowy Szpital w Nakle i Szubinie, ul. Ogrodowa 3, 89-200 Szubin</text:p>
          </table:table-cell>
          <table:table-cell table:formula="of:=INDEX(['nfz-import'.D$1:.D64];MATCH([.G49];['nfz-import'.E$1:.E64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4];MATCH([.G49];['nfz-import'.E$1:.E64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string" calcext:value-type="string">
            <text:p>NZOZ Nowy Szpital Sp. z o. o.</text:p>
          </table:table-cell>
          <table:table-cell table:style-name="ce1" office:value-type="string" calcext:value-type="string">
            <text:p>Wojska Polskiego 126</text:p>
          </table:table-cell>
          <table:table-cell table:style-name="ce1" office:value-type="string" calcext:value-type="string">
            <text:p>86-100</text:p>
          </table:table-cell>
          <table:table-cell table:style-name="ce1" office:value-type="string" calcext:value-type="string">
            <text:p>Świecie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NZOZ Nowy Szpital Sp. z o. o., ul. Wojska Polskiego 126, 86-100 Świecie</text:p>
          </table:table-cell>
          <table:table-cell table:formula="of:=INDEX(['nfz-import'.D$1:.D65];MATCH([.G50];['nfz-import'.E$1:.E65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5];MATCH([.G50];['nfz-import'.E$1:.E65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1" office:value-type="float" office:value="1033" calcext:value-type="float">
            <text:p>1033</text:p>
          </table:table-cell>
          <table:table-cell table:style-name="ce1" office:value-type="string" calcext:value-type="string">
            <text:p>Wojewódzki Szpital Zespolony im. L.Rydygiera</text:p>
          </table:table-cell>
          <table:table-cell table:style-name="ce1" office:value-type="string" calcext:value-type="string">
            <text:p>Św. Józefa 53/59</text:p>
          </table:table-cell>
          <table:table-cell table:style-name="ce1" office:value-type="string" calcext:value-type="string">
            <text:p>87-100</text:p>
          </table:table-cell>
          <table:table-cell table:style-name="ce1" office:value-type="string" calcext:value-type="string">
            <text:p>Toruń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Wojewódzki Szpital Zespolony im. L.Rydygiera, ul. Św. Józefa 53/59, 87-100 Toruń</text:p>
          </table:table-cell>
          <table:table-cell table:formula="of:=INDEX(['nfz-import'.D$1:.D66];MATCH([.G51];['nfz-import'.E$1:.E66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6];MATCH([.G51];['nfz-import'.E$1:.E66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1" office:value-type="float" office:value="1036" calcext:value-type="float">
            <text:p>1036</text:p>
          </table:table-cell>
          <table:table-cell table:style-name="ce1" office:value-type="string" calcext:value-type="string">
            <text:p>Szpital Tucholski Sp z o.o.</text:p>
          </table:table-cell>
          <table:table-cell table:style-name="ce1" office:value-type="string" calcext:value-type="string">
            <text:p>Nowodworskiego 14/18</text:p>
          </table:table-cell>
          <table:table-cell table:style-name="ce1" office:value-type="string" calcext:value-type="string">
            <text:p>89-500</text:p>
          </table:table-cell>
          <table:table-cell table:style-name="ce1" office:value-type="string" calcext:value-type="string">
            <text:p>Tuchola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Szpital Tucholski Sp z o.o., ul. Nowodworskiego 14/18, 89-500 Tuchola</text:p>
          </table:table-cell>
          <table:table-cell table:formula="of:=INDEX(['nfz-import'.D$1:.D67];MATCH([.G52];['nfz-import'.E$1:.E67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7];MATCH([.G52];['nfz-import'.E$1:.E67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string" calcext:value-type="string">
            <text:p>Novum Med. Sp. z o.o. Szpital Powiatowy im. dr A. Gacy i dr J. Łaskiego</text:p>
          </table:table-cell>
          <table:table-cell table:style-name="ce1" office:value-type="string" calcext:value-type="string">
            <text:p>Mickiewicza 26</text:p>
          </table:table-cell>
          <table:table-cell table:style-name="ce1" office:value-type="string" calcext:value-type="string">
            <text:p>89-410</text:p>
          </table:table-cell>
          <table:table-cell table:style-name="ce1" office:value-type="string" calcext:value-type="string">
            <text:p>Więcbork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Novum Med. Sp. z o.o. Szpital Powiatowy im. dr A. Gacy i dr J. Łaskiego, ul. Mickiewicza 26, 89-410 Więcbork</text:p>
          </table:table-cell>
          <table:table-cell table:formula="of:=INDEX(['nfz-import'.D$1:.D68];MATCH([.G53];['nfz-import'.E$1:.E68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8];MATCH([.G53];['nfz-import'.E$1:.E68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1" office:value-type="float" office:value="1069" calcext:value-type="float">
            <text:p>1069</text:p>
          </table:table-cell>
          <table:table-cell table:style-name="ce1" office:value-type="string" calcext:value-type="string">
            <text:p>Wojewódzki Szpital Specjalistyczny</text:p>
          </table:table-cell>
          <table:table-cell table:style-name="ce1" office:value-type="string" calcext:value-type="string">
            <text:p>Wieniecka 49</text:p>
          </table:table-cell>
          <table:table-cell table:style-name="ce1" office:value-type="string" calcext:value-type="string">
            <text:p>87-800</text:p>
          </table:table-cell>
          <table:table-cell table:style-name="ce1" office:value-type="string" calcext:value-type="string">
            <text:p>Włocławek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Wojewódzki Szpital Specjalistyczny, ul. Wieniecka 49, 87-800 Włocławek</text:p>
          </table:table-cell>
          <table:table-cell table:formula="of:=INDEX(['nfz-import'.D$1:.D69];MATCH([.G54];['nfz-import'.E$1:.E69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69];MATCH([.G54];['nfz-import'.E$1:.E69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1" office:value-type="float" office:value="1102" calcext:value-type="float">
            <text:p>1102</text:p>
          </table:table-cell>
          <table:table-cell table:style-name="ce1" office:value-type="string" calcext:value-type="string">
            <text:p>Pałuckie Centrum Zdrowia Sp.z o.o.</text:p>
          </table:table-cell>
          <table:table-cell table:style-name="ce1" office:value-type="string" calcext:value-type="string">
            <text:p>Szpitalna 30</text:p>
          </table:table-cell>
          <table:table-cell table:style-name="ce1" office:value-type="string" calcext:value-type="string">
            <text:p>88-400</text:p>
          </table:table-cell>
          <table:table-cell table:style-name="ce1" office:value-type="string" calcext:value-type="string">
            <text:p>Żnin</text:p>
          </table:table-cell>
          <table:table-cell table:style-name="ce1" office:value-type="string" calcext:value-type="string">
            <text:p>kujawsko-pomorskie</text:p>
          </table:table-cell>
          <table:table-cell table:style-name="ce1" office:value-type="string" calcext:value-type="string">
            <text:p>Pałuckie Centrum Zdrowia Sp.z o.o., ul. Szpitalna 30, 88-400 Żnin</text:p>
          </table:table-cell>
          <table:table-cell table:formula="of:=INDEX(['nfz-import'.D$1:.D70];MATCH([.G55];['nfz-import'.E$1:.E70];0);0)" office:value-type="string" office:string-value="Kujawsko-Pomorski Oddział Narodowego Funduszu Zdrowia w Bydgoszczy" calcext:value-type="string">
            <text:p>Kujawsko-Pomorski Oddział Narodowego Funduszu Zdrowia w Bydgoszczy</text:p>
          </table:table-cell>
          <table:table-cell table:style-name="ce4" table:formula="of:=INDEX(['nfz-import'.A$1:.A70];MATCH([.G55];['nfz-import'.E$1:.E70];0);0)" office:value-type="float" office:value="2" calcext:value-type="float">
            <text:p>2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string" calcext:value-type="string">
            <text:p>Samodzielny Publiczny Zespół Opieki Zdrowotnej nr. 1 w Bełżycach</text:p>
          </table:table-cell>
          <table:table-cell table:style-name="ce1" office:value-type="string" calcext:value-type="string">
            <text:p>Przemyśłowa 44</text:p>
          </table:table-cell>
          <table:table-cell table:style-name="ce1" office:value-type="string" calcext:value-type="string">
            <text:p>24-200</text:p>
          </table:table-cell>
          <table:table-cell table:style-name="ce1" office:value-type="string" calcext:value-type="string">
            <text:p>Bełżyce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espół Opieki Zdrowotnej nr. 1 w Bełżycach, ul. Przemyśłowa 44, 24-200 Bełżyce</text:p>
          </table:table-cell>
          <table:table-cell table:formula="of:=INDEX(['nfz-import'.D$1:.D71];MATCH([.G56];['nfz-import'.E$1:.E71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1];MATCH([.G56];['nfz-import'.E$1:.E71];0)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Wojewódzki Szpital Specjalistyczny</text:p>
          </table:table-cell>
          <table:table-cell table:style-name="ce1" office:value-type="string" calcext:value-type="string">
            <text:p>Terebelska 57/65</text:p>
          </table:table-cell>
          <table:table-cell table:style-name="ce1" office:value-type="string" calcext:value-type="string">
            <text:p>21-500</text:p>
          </table:table-cell>
          <table:table-cell table:style-name="ce1" office:value-type="string" calcext:value-type="string">
            <text:p>Biała Podlaska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Wojewódzki Szpital Specjalistyczny, ul. Terebelska 57/65, 21-500 Biała Podlaska</text:p>
          </table:table-cell>
          <table:table-cell table:formula="of:=INDEX(['nfz-import'.D$1:.D72];MATCH([.G57];['nfz-import'.E$1:.E72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2];MATCH([.G57];['nfz-import'.E$1:.E72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string" calcext:value-type="string">
            <text:p>Arion Szpitale Sp.z o.o. Zespół Opieki Zdrowotnej Biłgoraj</text:p>
          </table:table-cell>
          <table:table-cell table:style-name="ce1" office:value-type="string" calcext:value-type="string">
            <text:p>Dr Pojaska 5</text:p>
          </table:table-cell>
          <table:table-cell table:style-name="ce1" office:value-type="string" calcext:value-type="string">
            <text:p>23-400</text:p>
          </table:table-cell>
          <table:table-cell table:style-name="ce1" office:value-type="string" calcext:value-type="string">
            <text:p>Biłgoraj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Arion Szpitale Sp.z o.o. Zespół Opieki Zdrowotnej Biłgoraj, ul. Dr Pojaska 5, 23-400 Biłgoraj</text:p>
          </table:table-cell>
          <table:table-cell table:formula="of:=INDEX(['nfz-import'.D$1:.D73];MATCH([.G58];['nfz-import'.E$1:.E73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3];MATCH([.G58];['nfz-import'.E$1:.E73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string" calcext:value-type="string">
            <text:p>Samodzielny Publiczny Wojewódzki Szpital Specjalistyczny</text:p>
          </table:table-cell>
          <table:table-cell table:style-name="ce1" office:value-type="string" calcext:value-type="string">
            <text:p>Szpitalna 53B</text:p>
          </table:table-cell>
          <table:table-cell table:style-name="ce1" office:value-type="string" calcext:value-type="string">
            <text:p>22-100</text:p>
          </table:table-cell>
          <table:table-cell table:style-name="ce1" office:value-type="string" calcext:value-type="string">
            <text:p>Chełm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Wojewódzki Szpital Specjalistyczny, ul. Szpitalna 53B, 22-100 Chełm</text:p>
          </table:table-cell>
          <table:table-cell table:formula="of:=INDEX(['nfz-import'.D$1:.D74];MATCH([.G59];['nfz-import'.E$1:.E74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4];MATCH([.G59];['nfz-import'.E$1:.E74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Piłsudskiego 11</text:p>
          </table:table-cell>
          <table:table-cell table:style-name="ce1" office:value-type="string" calcext:value-type="string">
            <text:p>22-500</text:p>
          </table:table-cell>
          <table:table-cell table:style-name="ce1" office:value-type="string" calcext:value-type="string">
            <text:p>Hrubieszów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Piłsudskiego 11, 22-500 Hrubieszów</text:p>
          </table:table-cell>
          <table:table-cell table:formula="of:=INDEX(['nfz-import'.D$1:.D75];MATCH([.G60];['nfz-import'.E$1:.E75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5];MATCH([.G60];['nfz-import'.E$1:.E75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string" calcext:value-type="string">
            <text:p>Samodzielny Pubłiczny Zespół Zakładów Opieki Zdrowotnej w Janowie Lubelskim</text:p>
          </table:table-cell>
          <table:table-cell table:style-name="ce1" office:value-type="string" calcext:value-type="string">
            <text:p>Zamoyskiego 149</text:p>
          </table:table-cell>
          <table:table-cell table:style-name="ce1" office:value-type="string" calcext:value-type="string">
            <text:p>23-300</text:p>
          </table:table-cell>
          <table:table-cell table:style-name="ce1" office:value-type="string" calcext:value-type="string">
            <text:p>Janów Lubelski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łiczny Zespół Zakładów Opieki Zdrowotnej w Janowie Lubelskim, ul. Zamoyskiego 149, 23-300 Janów Lubelski</text:p>
          </table:table-cell>
          <table:table-cell table:formula="of:=INDEX(['nfz-import'.D$1:.D76];MATCH([.G61];['nfz-import'.E$1:.E76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6];MATCH([.G61];['nfz-import'.E$1:.E76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1" office:value-type="float" office:value="817" calcext:value-type="float">
            <text:p>817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Sobieskiego 4b</text:p>
          </table:table-cell>
          <table:table-cell table:style-name="ce1" office:value-type="string" calcext:value-type="string">
            <text:p>22-300</text:p>
          </table:table-cell>
          <table:table-cell table:style-name="ce1" office:value-type="string" calcext:value-type="string">
            <text:p>Krasnystaw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espół Opieki Zdrowotnej, ul. Sobieskiego 4b, 22-300 Krasnystaw</text:p>
          </table:table-cell>
          <table:table-cell table:formula="of:=INDEX(['nfz-import'.D$1:.D77];MATCH([.G62];['nfz-import'.E$1:.E77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7];MATCH([.G62];['nfz-import'.E$1:.E77];0);0)" office:value-type="float" office:value="3" calcext:value-type="float">
            <text:p>3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ul. Chopina 13 (o.gin.-poł)/al. Niepodległości 25</text:p>
          </table:table-cell>
          <table:table-cell table:style-name="ce1" office:value-type="string" calcext:value-type="string">
            <text:p>23-210</text:p>
          </table:table-cell>
          <table:table-cell table:style-name="ce1" office:value-type="string" calcext:value-type="string">
            <text:p>Kraśnik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ul. Chopina 13 (o.gin.-poł)/al. Niepodległości 25, 23-210 Kraśnik</text:p>
          </table:table-cell>
          <table:table-cell table:formula="of:=INDEX(['nfz-import'.D$1:.D78];MATCH([.G63];['nfz-import'.E$1:.E78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8];MATCH([.G63];['nfz-import'.E$1:.E78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Cicha 14</text:p>
          </table:table-cell>
          <table:table-cell table:style-name="ce1" office:value-type="string" calcext:value-type="string">
            <text:p>21-100</text:p>
          </table:table-cell>
          <table:table-cell table:style-name="ce1" office:value-type="string" calcext:value-type="string">
            <text:p>Lubartów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Cicha 14, 21-100 Lubartów</text:p>
          </table:table-cell>
          <table:table-cell table:formula="of:=INDEX(['nfz-import'.D$1:.D79];MATCH([.G64];['nfz-import'.E$1:.E79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79];MATCH([.G64];['nfz-import'.E$1:.E79];0);0)" office:value-type="float" office:value="3" calcext:value-type="float">
            <text:p>3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Samodzielny Publiczny Szpital Kliniczny nr 1, Klinika Położnictwa i Patologii Ciąży Uniwersytetu Medycznego</text:p>
          </table:table-cell>
          <table:table-cell table:style-name="ce1" office:value-type="string" calcext:value-type="string">
            <text:p>Staszica 16</text:p>
          </table:table-cell>
          <table:table-cell table:style-name="ce1" office:value-type="string" calcext:value-type="string">
            <text:p>20-081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Szpital Kliniczny nr 1, Klinika Położnictwa i Patologii Ciąży Uniwersytetu Medycznego, ul. Staszica 16, 20-081 Lublin</text:p>
          </table:table-cell>
          <table:table-cell table:formula="of:=INDEX(['nfz-import'.D$1:.D80];MATCH([.G65];['nfz-import'.E$1:.E80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0];MATCH([.G65];['nfz-import'.E$1:.E80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string" calcext:value-type="string">
            <text:p>Samodzielny Publiczny Szpital Kliniczny nr 4 Klinika Położnictwa i Perinatologii</text:p>
          </table:table-cell>
          <table:table-cell table:style-name="ce1" office:value-type="string" calcext:value-type="string">
            <text:p>Jaczewskiego 8</text:p>
          </table:table-cell>
          <table:table-cell table:style-name="ce1" office:value-type="string" calcext:value-type="string">
            <text:p>20-954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Szpital Kliniczny nr 4 Klinika Położnictwa i Perinatologii, ul. Jaczewskiego 8, 20-954 Lublin</text:p>
          </table:table-cell>
          <table:table-cell table:formula="of:=INDEX(['nfz-import'.D$1:.D81];MATCH([.G66];['nfz-import'.E$1:.E81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1];MATCH([.G66];['nfz-import'.E$1:.E81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string" calcext:value-type="string">
            <text:p>Samodzielny Publiczny Szpital Wojewódzki im. Jana Bożego</text:p>
          </table:table-cell>
          <table:table-cell table:style-name="ce1" office:value-type="string" calcext:value-type="string">
            <text:p>Lubartowska 81</text:p>
          </table:table-cell>
          <table:table-cell table:style-name="ce1" office:value-type="string" calcext:value-type="string">
            <text:p>20-123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Szpital Wojewódzki im. Jana Bożego, ul. Lubartowska 81, 20-123 Lublin</text:p>
          </table:table-cell>
          <table:table-cell table:formula="of:=INDEX(['nfz-import'.D$1:.D82];MATCH([.G67];['nfz-import'.E$1:.E82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2];MATCH([.G67];['nfz-import'.E$1:.E82];0);0)" office:value-type="float" office:value="3" calcext:value-type="float">
            <text:p>3</text:p>
          </table:table-cell>
        </table:table-row>
        <table:table-row table:style-name="ro5">
          <table:table-cell office:value-type="float" office:value="91" calcext:value-type="float">
            <text:p>9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string" calcext:value-type="string">
            <text:p>Wojewódzki Szpital Specjalistyczny im. Kardynała Stefana Wyszyńskiego Samodzielny Publiczny Zakład Opieki Zdrowotnej</text:p>
          </table:table-cell>
          <table:table-cell table:style-name="ce1" office:value-type="string" calcext:value-type="string">
            <text:p>Al. Kraśnicka 100</text:p>
          </table:table-cell>
          <table:table-cell table:style-name="ce1" office:value-type="string" calcext:value-type="string">
            <text:p>20-718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Wojewódzki Szpital Specjalistyczny im. Kardynała Stefana Wyszyńskiego Samodzielny Publiczny Zakład Opieki Zdrowotnej, ul. Al. Kraśnicka 100, 20-718 Lublin</text:p>
          </table:table-cell>
          <table:table-cell table:formula="of:=INDEX(['nfz-import'.D$1:.D83];MATCH([.G68];['nfz-import'.E$1:.E83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3];MATCH([.G68];['nfz-import'.E$1:.E83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Andrzeja Rogalińskiego 3</text:p>
          </table:table-cell>
          <table:table-cell table:style-name="ce1" office:value-type="string" calcext:value-type="string">
            <text:p>21-400</text:p>
          </table:table-cell>
          <table:table-cell table:style-name="ce1" office:value-type="string" calcext:value-type="string">
            <text:p>Łuków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Andrzeja Rogalińskiego 3, 21-400 Łuków</text:p>
          </table:table-cell>
          <table:table-cell table:formula="of:=INDEX(['nfz-import'.D$1:.D84];MATCH([.G69];['nfz-import'.E$1:.E84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4];MATCH([.G69];['nfz-import'.E$1:.E84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string" calcext:value-type="string">
            <text:p>Samodzielny Publiczny Zespół Opieki Zdrowotnej Szpital Powiatowy</text:p>
          </table:table-cell>
          <table:table-cell table:style-name="ce1" office:value-type="string" calcext:value-type="string">
            <text:p>Warszawska 2-4</text:p>
          </table:table-cell>
          <table:table-cell table:style-name="ce1" office:value-type="string" calcext:value-type="string">
            <text:p>21-560</text:p>
          </table:table-cell>
          <table:table-cell table:style-name="ce1" office:value-type="string" calcext:value-type="string">
            <text:p>Międzyrzec Podlaski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espół Opieki Zdrowotnej Szpital Powiatowy, ul. Warszawska 2-4, 21-560 Międzyrzec Podlaski</text:p>
          </table:table-cell>
          <table:table-cell table:formula="of:=INDEX(['nfz-import'.D$1:.D85];MATCH([.G70];['nfz-import'.E$1:.E85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5];MATCH([.G70];['nfz-import'.E$1:.E85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1" office:value-type="float" office:value="914" calcext:value-type="float">
            <text:p>914</text:p>
          </table:table-cell>
          <table:table-cell table:style-name="ce1" office:value-type="string" calcext:value-type="string">
            <text:p>Samodzielny Publiczny Zakład Opieki Zdrowotnej w Parczewie</text:p>
          </table:table-cell>
          <table:table-cell table:style-name="ce1" office:value-type="string" calcext:value-type="string">
            <text:p>Kościelna 136</text:p>
          </table:table-cell>
          <table:table-cell table:style-name="ce1" office:value-type="string" calcext:value-type="string">
            <text:p>21-200</text:p>
          </table:table-cell>
          <table:table-cell table:style-name="ce1" office:value-type="string" calcext:value-type="string">
            <text:p>Parczew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 w Parczewie, ul. Kościelna 136, 21-200 Parczew</text:p>
          </table:table-cell>
          <table:table-cell table:formula="of:=INDEX(['nfz-import'.D$1:.D86];MATCH([.G71];['nfz-import'.E$1:.E86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6];MATCH([.G71];['nfz-import'.E$1:.E86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string" calcext:value-type="string">
            <text:p>Samodzielny Publiczny Zakład Opieki Zdrowotnej Szpital Specjalistyczny</text:p>
          </table:table-cell>
          <table:table-cell table:style-name="ce1" office:value-type="string" calcext:value-type="string">
            <text:p>Bema 1</text:p>
          </table:table-cell>
          <table:table-cell table:style-name="ce1" office:value-type="string" calcext:value-type="string">
            <text:p>24-100</text:p>
          </table:table-cell>
          <table:table-cell table:style-name="ce1" office:value-type="string" calcext:value-type="string">
            <text:p>Puławy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 Szpital Specjalistyczny, ul. Bema 1, 24-100 Puławy</text:p>
          </table:table-cell>
          <table:table-cell table:formula="of:=INDEX(['nfz-import'.D$1:.D87];MATCH([.G72];['nfz-import'.E$1:.E87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7];MATCH([.G72];['nfz-import'.E$1:.E87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Wisznicka 111</text:p>
          </table:table-cell>
          <table:table-cell table:style-name="ce1" office:value-type="string" calcext:value-type="string">
            <text:p>21-300</text:p>
          </table:table-cell>
          <table:table-cell table:style-name="ce1" office:value-type="string" calcext:value-type="string">
            <text:p>Radzyń Podlaski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Wisznicka 111, 21-300 Radzyń Podlaski</text:p>
          </table:table-cell>
          <table:table-cell table:formula="of:=INDEX(['nfz-import'.D$1:.D88];MATCH([.G73];['nfz-import'.E$1:.E88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8];MATCH([.G73];['nfz-import'.E$1:.E88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al. Lotników Polskich 18</text:p>
          </table:table-cell>
          <table:table-cell table:style-name="ce1" office:value-type="string" calcext:value-type="string">
            <text:p>21-040</text:p>
          </table:table-cell>
          <table:table-cell table:style-name="ce1" office:value-type="string" calcext:value-type="string">
            <text:p>Świdnik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akład Opieki Zdrowotnej, ul. al. Lotników Polskich 18, 21-040 Świdnik</text:p>
          </table:table-cell>
          <table:table-cell table:formula="of:=INDEX(['nfz-import'.D$1:.D89];MATCH([.G74];['nfz-import'.E$1:.E89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89];MATCH([.G74];['nfz-import'.E$1:.E89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Al. Grunwaldzkie 1</text:p>
          </table:table-cell>
          <table:table-cell table:style-name="ce1" office:value-type="string" calcext:value-type="string">
            <text:p>22-600</text:p>
          </table:table-cell>
          <table:table-cell table:style-name="ce1" office:value-type="string" calcext:value-type="string">
            <text:p>Tomaszów Lubelski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espół Opieki Zdrowotnej, ul. Al. Grunwaldzkie 1, 22-600 Tomaszów Lubelski</text:p>
          </table:table-cell>
          <table:table-cell table:formula="of:=INDEX(['nfz-import'.D$1:.D90];MATCH([.G75];['nfz-import'.E$1:.E90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90];MATCH([.G75];['nfz-import'.E$1:.E90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1" office:value-type="float" office:value="1070" calcext:value-type="float">
            <text:p>1070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Al. Piłsudskiego 64</text:p>
          </table:table-cell>
          <table:table-cell table:style-name="ce1" office:value-type="string" calcext:value-type="string">
            <text:p>22-200</text:p>
          </table:table-cell>
          <table:table-cell table:style-name="ce1" office:value-type="string" calcext:value-type="string">
            <text:p>Włodawa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Zespół Opieki Zdrowotnej, ul. Al. Piłsudskiego 64, 22-200 Włodawa</text:p>
          </table:table-cell>
          <table:table-cell table:formula="of:=INDEX(['nfz-import'.D$1:.D91];MATCH([.G76];['nfz-import'.E$1:.E91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91];MATCH([.G76];['nfz-import'.E$1:.E91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1" office:value-type="float" office:value="1092" calcext:value-type="float">
            <text:p>1092</text:p>
          </table:table-cell>
          <table:table-cell table:style-name="ce1" office:value-type="string" calcext:value-type="string">
            <text:p>Samodzielny Publiczny Szpital Wojewódzki im. Papieża Jana Pawła II</text:p>
          </table:table-cell>
          <table:table-cell table:style-name="ce1" office:value-type="string" calcext:value-type="string">
            <text:p>Al. Jana Pawła II 10</text:p>
          </table:table-cell>
          <table:table-cell table:style-name="ce1" office:value-type="string" calcext:value-type="string">
            <text:p>22-400</text:p>
          </table:table-cell>
          <table:table-cell table:style-name="ce1" office:value-type="string" calcext:value-type="string">
            <text:p>Zamość</text:p>
          </table:table-cell>
          <table:table-cell table:style-name="ce1" office:value-type="string" calcext:value-type="string">
            <text:p>lubelskie</text:p>
          </table:table-cell>
          <table:table-cell table:style-name="ce1" office:value-type="string" calcext:value-type="string">
            <text:p>Samodzielny Publiczny Szpital Wojewódzki im. Papieża Jana Pawła II, ul. Al. Jana Pawła II 10, 22-400 Zamość</text:p>
          </table:table-cell>
          <table:table-cell table:formula="of:=INDEX(['nfz-import'.D$1:.D92];MATCH([.G77];['nfz-import'.E$1:.E92];0);0)" office:value-type="string" office:string-value="Lubelski Oddział Narodowego Funduszu Zdrowia w Lublinie" calcext:value-type="string">
            <text:p>Lubelski Oddział Narodowego Funduszu Zdrowia w Lublinie</text:p>
          </table:table-cell>
          <table:table-cell table:style-name="ce4" table:formula="of:=INDEX(['nfz-import'.A$1:.A92];MATCH([.G77];['nfz-import'.E$1:.E92];0);0)" office:value-type="float" office:value="3" calcext:value-type="float">
            <text:p>3</text:p>
          </table:table-cell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1" office:value-type="float" office:value="727" calcext:value-type="float">
            <text:p>727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Piłsudskiego 8</text:p>
          </table:table-cell>
          <table:table-cell table:style-name="ce1" office:value-type="string" calcext:value-type="string">
            <text:p>66-530</text:p>
          </table:table-cell>
          <table:table-cell table:style-name="ce1" office:value-type="string" calcext:value-type="string">
            <text:p>Drezdenko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amodzielny Publiczny Zakład Opieki Zdrowotnej, ul. Piłsudskiego 8, 66-530 Drezdenko</text:p>
          </table:table-cell>
          <table:table-cell table:formula="of:=INDEX(['nfz-import'.D$1:.D93];MATCH([.G78];['nfz-import'.E$1:.E93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3];MATCH([.G78];['nfz-import'.E$1:.E93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string" calcext:value-type="string">
            <text:p>Wielospecjalistyczny Szpital Wojewódzki Sp. z o.o.</text:p>
          </table:table-cell>
          <table:table-cell table:style-name="ce1" office:value-type="string" calcext:value-type="string">
            <text:p>Dekerta 1</text:p>
          </table:table-cell>
          <table:table-cell table:style-name="ce1" office:value-type="string" calcext:value-type="string">
            <text:p>66-400</text:p>
          </table:table-cell>
          <table:table-cell table:style-name="ce1" office:value-type="string" calcext:value-type="string">
            <text:p>Gorzów Wielkopolski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Wielospecjalistyczny Szpital Wojewódzki Sp. z o.o., ul. Dekerta 1, 66-400 Gorzów Wielkopolski</text:p>
          </table:table-cell>
          <table:table-cell table:formula="of:=INDEX(['nfz-import'.D$1:.D94];MATCH([.G79];['nfz-import'.E$1:.E94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4];MATCH([.G79];['nfz-import'.E$1:.E94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string" calcext:value-type="string">
            <text:p>Nowy Szpital z Kostrzynie nad Odra Sp. z o.o.</text:p>
          </table:table-cell>
          <table:table-cell table:style-name="ce1" office:value-type="string" calcext:value-type="string">
            <text:p>Narutowicza 6</text:p>
          </table:table-cell>
          <table:table-cell table:style-name="ce1" office:value-type="string" calcext:value-type="string">
            <text:p>66-470</text:p>
          </table:table-cell>
          <table:table-cell table:style-name="ce1" office:value-type="string" calcext:value-type="string">
            <text:p>Kostrzyń nad Odrą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owy Szpital z Kostrzynie nad Odra Sp. z o.o., ul. Narutowicza 6, 66-470 Kostrzyń nad Odrą</text:p>
          </table:table-cell>
          <table:table-cell table:formula="of:=INDEX(['nfz-import'.D$1:.D95];MATCH([.G80];['nfz-import'.E$1:.E95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5];MATCH([.G80];['nfz-import'.E$1:.E95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Nowy Szpital Powiatu Krośnieńskiego Sp. z o.o.</text:p>
          </table:table-cell>
          <table:table-cell table:style-name="ce1" office:value-type="string" calcext:value-type="string">
            <text:p>Piastów 3</text:p>
          </table:table-cell>
          <table:table-cell table:style-name="ce1" office:value-type="string" calcext:value-type="string">
            <text:p>66-600</text:p>
          </table:table-cell>
          <table:table-cell table:style-name="ce1" office:value-type="string" calcext:value-type="string">
            <text:p>Krosno Odrzańskie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owy Szpital Powiatu Krośnieńskiego Sp. z o.o., ul. Piastów 3, 66-600 Krosno Odrzańskie</text:p>
          </table:table-cell>
          <table:table-cell table:formula="of:=INDEX(['nfz-import'.D$1:.D96];MATCH([.G81];['nfz-import'.E$1:.E96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6];MATCH([.G81];['nfz-import'.E$1:.E96];0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Szpital Międzyrzecki Sp. z o.o.</text:p>
          </table:table-cell>
          <table:table-cell table:style-name="ce1" office:value-type="string" calcext:value-type="string">
            <text:p>Konstytucji 3 Maja 35</text:p>
          </table:table-cell>
          <table:table-cell table:style-name="ce1" office:value-type="string" calcext:value-type="string">
            <text:p>66-300</text:p>
          </table:table-cell>
          <table:table-cell table:style-name="ce1" office:value-type="string" calcext:value-type="string">
            <text:p>Międzyrzecz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zpital Międzyrzecki Sp. z o.o., ul. Konstytucji 3 Maja 35, 66-300 Międzyrzecz</text:p>
          </table:table-cell>
          <table:table-cell table:formula="of:=INDEX(['nfz-import'.D$1:.D97];MATCH([.G82];['nfz-import'.E$1:.E97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7];MATCH([.G82];['nfz-import'.E$1:.E97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string" calcext:value-type="string">
            <text:p>Wielospecjalistyczny Szpital Samodzielny Publiczny Zakład Opieki Zdrowotnej</text:p>
          </table:table-cell>
          <table:table-cell table:style-name="ce1" office:value-type="string" calcext:value-type="string">
            <text:p>Chałubińskiego 7</text:p>
          </table:table-cell>
          <table:table-cell table:style-name="ce1" office:value-type="string" calcext:value-type="string">
            <text:p>67-100</text:p>
          </table:table-cell>
          <table:table-cell table:style-name="ce1" office:value-type="string" calcext:value-type="string">
            <text:p>Nowa Sól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Wielospecjalistyczny Szpital Samodzielny Publiczny Zakład Opieki Zdrowotnej, ul. Chałubińskiego 7, 67-100 Nowa Sól</text:p>
          </table:table-cell>
          <table:table-cell table:formula="of:=INDEX(['nfz-import'.D$1:.D98];MATCH([.G83];['nfz-import'.E$1:.E98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8];MATCH([.G83];['nfz-import'.E$1:.E98];0);0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1" office:value-type="float" office:value="978" calcext:value-type="float">
            <text:p>978</text:p>
          </table:table-cell>
          <table:table-cell table:style-name="ce1" office:value-type="string" calcext:value-type="string">
            <text:p>Niepubliczny Zakład Opieki Zdrowotnej. Szpital im. dr n. med. Radzimira Śmigielskiego</text:p>
          </table:table-cell>
          <table:table-cell table:style-name="ce1" office:value-type="string" calcext:value-type="string">
            <text:p>Szpitalna 5</text:p>
          </table:table-cell>
          <table:table-cell table:style-name="ce1" office:value-type="string" calcext:value-type="string">
            <text:p>66-440</text:p>
          </table:table-cell>
          <table:table-cell table:style-name="ce1" office:value-type="string" calcext:value-type="string">
            <text:p>Skwierzyna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iepubliczny Zakład Opieki Zdrowotnej. Szpital im. dr n. med. Radzimira Śmigielskiego, ul. Szpitalna 5, 66-440 Skwierzyna</text:p>
          </table:table-cell>
          <table:table-cell table:formula="of:=INDEX(['nfz-import'.D$1:.D99];MATCH([.G84];['nfz-import'.E$1:.E99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99];MATCH([.G84];['nfz-import'.E$1:.E99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1" office:value-type="float" office:value="980" calcext:value-type="float">
            <text:p>980</text:p>
          </table:table-cell>
          <table:table-cell table:style-name="ce1" office:value-type="string" calcext:value-type="string">
            <text:p>NZOZ "Szpital Powiatowy" w Słubicach Sp. z o.o.</text:p>
          </table:table-cell>
          <table:table-cell table:style-name="ce1" office:value-type="string" calcext:value-type="string">
            <text:p>Nadodrzańska 6</text:p>
          </table:table-cell>
          <table:table-cell table:style-name="ce1" office:value-type="string" calcext:value-type="string">
            <text:p>69-100</text:p>
          </table:table-cell>
          <table:table-cell table:style-name="ce1" office:value-type="string" calcext:value-type="string">
            <text:p>Słubice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ZOZ "Szpital Powiatowy" w Słubicach Sp. z o.o., ul. Nadodrzańska 6, 69-100 Słubice</text:p>
          </table:table-cell>
          <table:table-cell table:formula="of:=INDEX(['nfz-import'.D$1:.D100];MATCH([.G85];['nfz-import'.E$1:.E100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0];MATCH([.G85];['nfz-import'.E$1:.E100];0);0)" office:value-type="float" office:value="4" calcext:value-type="float">
            <text:p>4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Zwycięstwa 1</text:p>
          </table:table-cell>
          <table:table-cell table:style-name="ce1" office:value-type="string" calcext:value-type="string">
            <text:p>66-100</text:p>
          </table:table-cell>
          <table:table-cell table:style-name="ce1" office:value-type="string" calcext:value-type="string">
            <text:p>Sulechów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amodzielny Publiczny Zakład Opieki Zdrowotnej, ul. Zwycięstwa 1, 66-100 Sulechów</text:p>
          </table:table-cell>
          <table:table-cell table:formula="of:=INDEX(['nfz-import'.D$1:.D101];MATCH([.G86];['nfz-import'.E$1:.E101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1];MATCH([.G86];['nfz-import'.E$1:.E101];0);0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string" calcext:value-type="string">
            <text:p>Samodzielny Publiczny Zakład Opieki Zdrowotnej Szpital Powiatowy im. dr Henryka Jordana w Sulęcinie</text:p>
          </table:table-cell>
          <table:table-cell table:style-name="ce1" office:value-type="string" calcext:value-type="string">
            <text:p>Witosa 7</text:p>
          </table:table-cell>
          <table:table-cell table:style-name="ce1" office:value-type="string" calcext:value-type="string">
            <text:p>69-200</text:p>
          </table:table-cell>
          <table:table-cell table:style-name="ce1" office:value-type="string" calcext:value-type="string">
            <text:p>Sulęcin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amodzielny Publiczny Zakład Opieki Zdrowotnej Szpital Powiatowy im. dr Henryka Jordana w Sulęcinie, ul. Witosa 7, 69-200 Sulęcin</text:p>
          </table:table-cell>
          <table:table-cell table:formula="of:=INDEX(['nfz-import'.D$1:.D102];MATCH([.G87];['nfz-import'.E$1:.E102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2];MATCH([.G87];['nfz-import'.E$1:.E102];0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string" calcext:value-type="string">
            <text:p>Nowy Szpital w Świebodzinie Sp. z o.o.</text:p>
          </table:table-cell>
          <table:table-cell table:style-name="ce1" office:value-type="string" calcext:value-type="string">
            <text:p>Młyńska 6</text:p>
          </table:table-cell>
          <table:table-cell table:style-name="ce1" office:value-type="string" calcext:value-type="string">
            <text:p>66-200</text:p>
          </table:table-cell>
          <table:table-cell table:style-name="ce1" office:value-type="string" calcext:value-type="string">
            <text:p>Świebodzin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owy Szpital w Świebodzinie Sp. z o.o., ul. Młyńska 6, 66-200 Świebodzin</text:p>
          </table:table-cell>
          <table:table-cell table:formula="of:=INDEX(['nfz-import'.D$1:.D103];MATCH([.G88];['nfz-import'.E$1:.E103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3];MATCH([.G88];['nfz-import'.E$1:.E103];0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string" calcext:value-type="string">
            <text:p>Nowy Spital we Wschowie Sp. z o.o.</text:p>
          </table:table-cell>
          <table:table-cell table:style-name="ce1" office:value-type="string" calcext:value-type="string">
            <text:p>Ks. Kostki 33</text:p>
          </table:table-cell>
          <table:table-cell table:style-name="ce1" office:value-type="string" calcext:value-type="string">
            <text:p>67-400</text:p>
          </table:table-cell>
          <table:table-cell table:style-name="ce1" office:value-type="string" calcext:value-type="string">
            <text:p>Wschowa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Nowy Spital we Wschowie Sp. z o.o., ul. Ks. Kostki 33, 67-400 Wschowa</text:p>
          </table:table-cell>
          <table:table-cell table:formula="of:=INDEX(['nfz-import'.D$1:.D104];MATCH([.G89];['nfz-import'.E$1:.E104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4];MATCH([.G89];['nfz-import'.E$1:.E104];0);0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string" calcext:value-type="string">
            <text:p>Szpital Wojewódzki Samodzielny Publiczny Zakład Opieki Zdrowotnej im. Karola Marcinkowskiego</text:p>
          </table:table-cell>
          <table:table-cell table:style-name="ce1" office:value-type="string" calcext:value-type="string">
            <text:p>Zyty 26</text:p>
          </table:table-cell>
          <table:table-cell table:style-name="ce1" office:value-type="string" calcext:value-type="string">
            <text:p>65-046</text:p>
          </table:table-cell>
          <table:table-cell table:style-name="ce1" office:value-type="string" calcext:value-type="string">
            <text:p>Zielona Góra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zpital Wojewódzki Samodzielny Publiczny Zakład Opieki Zdrowotnej im. Karola Marcinkowskiego, ul. Zyty 26, 65-046 Zielona Góra</text:p>
          </table:table-cell>
          <table:table-cell table:formula="of:=INDEX(['nfz-import'.D$1:.D105];MATCH([.G90];['nfz-import'.E$1:.E105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5];MATCH([.G90];['nfz-import'.E$1:.E105];0);0)" office:value-type="float" office:value="4" calcext:value-type="float">
            <text:p>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1" office:value-type="float" office:value="1089" calcext:value-type="float">
            <text:p>1089</text:p>
          </table:table-cell>
          <table:table-cell table:style-name="ce1" office:value-type="string" calcext:value-type="string">
            <text:p>105 Szpital Wojskowy z Przychodną - Samodzielny Publiczny Zakład Opieki Zdrowotnej - Filia Żagań</text:p>
          </table:table-cell>
          <table:table-cell table:style-name="ce1" office:value-type="string" calcext:value-type="string">
            <text:p>Żelazna 1 a</text:p>
          </table:table-cell>
          <table:table-cell table:style-name="ce1" office:value-type="string" calcext:value-type="string">
            <text:p>68-100</text:p>
          </table:table-cell>
          <table:table-cell table:style-name="ce1" office:value-type="string" calcext:value-type="string">
            <text:p>Żagań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105 Szpital Wojskowy z Przychodną - Samodzielny Publiczny Zakład Opieki Zdrowotnej - Filia Żagań, ul. Żelazna 1 a, 68-100 Żagań</text:p>
          </table:table-cell>
          <table:table-cell table:formula="of:=INDEX(['nfz-import'.D$1:.D106];MATCH([.G91];['nfz-import'.E$1:.E106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6];MATCH([.G91];['nfz-import'.E$1:.E106];0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1094" calcext:value-type="float">
            <text:p>1094</text:p>
          </table:table-cell>
          <table:table-cell table:style-name="ce1" office:value-type="string" calcext:value-type="string">
            <text:p>Szpital na wyspie Sp.z o.o.</text:p>
          </table:table-cell>
          <table:table-cell table:style-name="ce1" office:value-type="string" calcext:value-type="string">
            <text:p>Pszenna 2</text:p>
          </table:table-cell>
          <table:table-cell table:style-name="ce1" office:value-type="string" calcext:value-type="string">
            <text:p>68-200</text:p>
          </table:table-cell>
          <table:table-cell table:style-name="ce1" office:value-type="string" calcext:value-type="string">
            <text:p>Żary</text:p>
          </table:table-cell>
          <table:table-cell table:style-name="ce1" office:value-type="string" calcext:value-type="string">
            <text:p>lubuskie</text:p>
          </table:table-cell>
          <table:table-cell table:style-name="ce1" office:value-type="string" calcext:value-type="string">
            <text:p>Szpital na wyspie Sp.z o.o., ul. Pszenna 2, 68-200 Żary</text:p>
          </table:table-cell>
          <table:table-cell table:formula="of:=INDEX(['nfz-import'.D$1:.D107];MATCH([.G92];['nfz-import'.E$1:.E107];0);0)" office:value-type="string" office:string-value="Lubuski Oddział Narodowego Funduszu Zdrowia w Zielonej Górze" calcext:value-type="string">
            <text:p>Lubuski Oddział Narodowego Funduszu Zdrowia w Zielonej Górze</text:p>
          </table:table-cell>
          <table:table-cell table:style-name="ce4" table:formula="of:=INDEX(['nfz-import'.A$1:.A107];MATCH([.G92];['nfz-import'.E$1:.E107];0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string" calcext:value-type="string">
            <text:p>Szpital Wojewódzki im. Jana Pawła II</text:p>
          </table:table-cell>
          <table:table-cell table:style-name="ce1" office:value-type="string" calcext:value-type="string">
            <text:p>Czapliniecka 123</text:p>
          </table:table-cell>
          <table:table-cell table:style-name="ce1" office:value-type="string" calcext:value-type="string">
            <text:p>97-400</text:p>
          </table:table-cell>
          <table:table-cell table:style-name="ce1" office:value-type="string" calcext:value-type="string">
            <text:p>Bełchatów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Wojewódzki im. Jana Pawła II, ul. Czapliniecka 123, 97-400 Bełchatów</text:p>
          </table:table-cell>
          <table:table-cell table:formula="of:=INDEX(['nfz-import'.D$1:.D108];MATCH([.G93];['nfz-import'.E$1:.E108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08];MATCH([.G93];['nfz-import'.E$1:.E108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1" office:value-type="float" office:value="693" calcext:value-type="float">
            <text:p>693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Marii Curie-Skłodowskiej 6</text:p>
          </table:table-cell>
          <table:table-cell table:style-name="ce1" office:value-type="string" calcext:value-type="string">
            <text:p>95-060</text:p>
          </table:table-cell>
          <table:table-cell table:style-name="ce1" office:value-type="string" calcext:value-type="string">
            <text:p>Brzeziny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amodzielny Publiczny Zakład Opieki Zdrowotnej, ul. Marii Curie-Skłodowskiej 6, 95-060 Brzeziny</text:p>
          </table:table-cell>
          <table:table-cell table:formula="of:=INDEX(['nfz-import'.D$1:.D109];MATCH([.G94];['nfz-import'.E$1:.E109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09];MATCH([.G94];['nfz-import'.E$1:.E109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string" calcext:value-type="string">
            <text:p>Centrum Zdrowia ABiS przy Wyższej Szkole Informatyki i Umiejętności w Łodzi</text:p>
          </table:table-cell>
          <table:table-cell table:style-name="ce1" office:value-type="string" calcext:value-type="string">
            <text:p>Wojska Polskiego 32/34</text:p>
          </table:table-cell>
          <table:table-cell table:style-name="ce1" office:value-type="string" calcext:value-type="string">
            <text:p>95-015</text:p>
          </table:table-cell>
          <table:table-cell table:style-name="ce1" office:value-type="string" calcext:value-type="string">
            <text:p>Głowno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Centrum Zdrowia ABiS przy Wyższej Szkole Informatyki i Umiejętności w Łodzi, ul. Wojska Polskiego 32/34, 95-015 Głowno</text:p>
          </table:table-cell>
          <table:table-cell table:formula="of:=INDEX(['nfz-import'.D$1:.D110];MATCH([.G95];['nfz-import'.E$1:.E110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0];MATCH([.G95];['nfz-import'.E$1:.E110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1" office:value-type="float" office:value="822" calcext:value-type="float">
            <text:p>822</text:p>
          </table:table-cell>
          <table:table-cell table:style-name="ce1" office:value-type="string" calcext:value-type="string">
            <text:p>"Kutnowski Szpitala Samorządowy" Sp.z o.o.</text:p>
          </table:table-cell>
          <table:table-cell table:style-name="ce1" office:value-type="string" calcext:value-type="string">
            <text:p>Kościuszki 52</text:p>
          </table:table-cell>
          <table:table-cell table:style-name="ce1" office:value-type="string" calcext:value-type="string">
            <text:p>99-300</text:p>
          </table:table-cell>
          <table:table-cell table:style-name="ce1" office:value-type="string" calcext:value-type="string">
            <text:p>Kutno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"Kutnowski Szpitala Samorządowy" Sp.z o.o., ul. Kościuszki 52, 99-300 Kutno</text:p>
          </table:table-cell>
          <table:table-cell table:formula="of:=INDEX(['nfz-import'.D$1:.D111];MATCH([.G96];['nfz-import'.E$1:.E111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1];MATCH([.G96];['nfz-import'.E$1:.E111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"Centrum Dializa" Sp. z o.o.</text:p>
          </table:table-cell>
          <table:table-cell table:style-name="ce1" office:value-type="string" calcext:value-type="string">
            <text:p>Warszawska 62 A</text:p>
          </table:table-cell>
          <table:table-cell table:style-name="ce1" office:value-type="string" calcext:value-type="string">
            <text:p>98-100</text:p>
          </table:table-cell>
          <table:table-cell table:style-name="ce1" office:value-type="string" calcext:value-type="string">
            <text:p>Łask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"Centrum Dializa" Sp. z o.o., ul. Warszawska 62 A, 98-100 Łask</text:p>
          </table:table-cell>
          <table:table-cell table:formula="of:=INDEX(['nfz-import'.D$1:.D112];MATCH([.G97];['nfz-import'.E$1:.E112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2];MATCH([.G97];['nfz-import'.E$1:.E112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string" calcext:value-type="string">
            <text:p>Zespół Opieki Zdrowotnej w Łęczycy</text:p>
          </table:table-cell>
          <table:table-cell table:style-name="ce1" office:value-type="string" calcext:value-type="string">
            <text:p>Zachodnia 6</text:p>
          </table:table-cell>
          <table:table-cell table:style-name="ce1" office:value-type="string" calcext:value-type="string">
            <text:p>99-100</text:p>
          </table:table-cell>
          <table:table-cell table:style-name="ce1" office:value-type="string" calcext:value-type="string">
            <text:p>Łęczyca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Zespół Opieki Zdrowotnej w Łęczycy, ul. Zachodnia 6, 99-100 Łęczyca</text:p>
          </table:table-cell>
          <table:table-cell table:formula="of:=INDEX(['nfz-import'.D$1:.D113];MATCH([.G98];['nfz-import'.E$1:.E113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3];MATCH([.G98];['nfz-import'.E$1:.E113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string" calcext:value-type="string">
            <text:p>Zespół Opieki Zdrowotnej w Łowiczu</text:p>
          </table:table-cell>
          <table:table-cell table:style-name="ce1" office:value-type="string" calcext:value-type="string">
            <text:p>Ułańska 28</text:p>
          </table:table-cell>
          <table:table-cell table:style-name="ce1" office:value-type="string" calcext:value-type="string">
            <text:p>99-400</text:p>
          </table:table-cell>
          <table:table-cell table:style-name="ce1" office:value-type="string" calcext:value-type="string">
            <text:p>Łowicz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Zespół Opieki Zdrowotnej w Łowiczu, ul. Ułańska 28, 99-400 Łowicz</text:p>
          </table:table-cell>
          <table:table-cell table:formula="of:=INDEX(['nfz-import'.D$1:.D114];MATCH([.G99];['nfz-import'.E$1:.E114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4];MATCH([.G99];['nfz-import'.E$1:.E114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string" calcext:value-type="string">
            <text:p>Szpital Prywatny SALVE ZOZ Sp. z o.o.</text:p>
          </table:table-cell>
          <table:table-cell table:style-name="ce1" office:value-type="string" calcext:value-type="string">
            <text:p>Szparagowa 10</text:p>
          </table:table-cell>
          <table:table-cell table:style-name="ce1" office:value-type="string" calcext:value-type="string">
            <text:p>91-211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Prywatny SALVE ZOZ Sp. z o.o., ul. Szparagowa 10, 91-211 Łódź</text:p>
          </table:table-cell>
          <table:table-cell table:formula="of:=INDEX(['nfz-import'.D$1:.D115];MATCH([.G100];['nfz-import'.E$1:.E115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5];MATCH([.G100];['nfz-import'.E$1:.E115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string" calcext:value-type="string">
            <text:p>Szpital Ginekologiczno-Położniczy im. dr. Ludwika Rydygiera Sp. z o.o.</text:p>
          </table:table-cell>
          <table:table-cell table:style-name="ce1" office:value-type="string" calcext:value-type="string">
            <text:p>Seweryna Sterlinga 13</text:p>
          </table:table-cell>
          <table:table-cell table:style-name="ce1" office:value-type="string" calcext:value-type="string">
            <text:p>90-217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Ginekologiczno-Położniczy im. dr. Ludwika Rydygiera Sp. z o.o., ul. Seweryna Sterlinga 13, 90-217 Łódź</text:p>
          </table:table-cell>
          <table:table-cell table:formula="of:=INDEX(['nfz-import'.D$1:.D116];MATCH([.G101];['nfz-import'.E$1:.E116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6];MATCH([.G101];['nfz-import'.E$1:.E116];0);0)" office:value-type="float" office:value="5" calcext:value-type="float">
            <text:p>5</text:p>
          </table:table-cell>
        </table:table-row>
        <table:table-row table:style-name="ro5">
          <table:table-cell office:value-type="float" office:value="125" calcext:value-type="float">
            <text:p>125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string" calcext:value-type="string">
            <text:p>Instytut "Centrum Zdrowia Matki Polki" Klinika Położnictwa i Ginekologii, Klinika Perinatologii i Ginekologii, Klinika Neonatologii</text:p>
          </table:table-cell>
          <table:table-cell table:style-name="ce1" office:value-type="string" calcext:value-type="string">
            <text:p>Rzgowska 281/289</text:p>
          </table:table-cell>
          <table:table-cell table:style-name="ce1" office:value-type="string" calcext:value-type="string">
            <text:p>93-338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Instytut "Centrum Zdrowia Matki Polki" Klinika Położnictwa i Ginekologii, Klinika Perinatologii i Ginekologii, Klinika Neonatologii, ul. Rzgowska 281/289, 93-338 Łódź</text:p>
          </table:table-cell>
          <table:table-cell table:formula="of:=INDEX(['nfz-import'.D$1:.D117];MATCH([.G102];['nfz-import'.E$1:.E117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7];MATCH([.G102];['nfz-import'.E$1:.E117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MEDEOR PLUS Szpital Wielospecjalistyczny</text:p>
          </table:table-cell>
          <table:table-cell table:style-name="ce1" office:value-type="string" calcext:value-type="string">
            <text:p>Ciesielska 8</text:p>
          </table:table-cell>
          <table:table-cell table:style-name="ce1" office:value-type="string" calcext:value-type="string">
            <text:p>91-308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MEDEOR PLUS Szpital Wielospecjalistyczny, ul. Ciesielska 8, 91-308 Łódź</text:p>
          </table:table-cell>
          <table:table-cell table:formula="of:=INDEX(['nfz-import'.D$1:.D118];MATCH([.G103];['nfz-import'.E$1:.E118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8];MATCH([.G103];['nfz-import'.E$1:.E118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Wojewódzki Specjalistyczny Szpital im. M. Pirogowa</text:p>
          </table:table-cell>
          <table:table-cell table:style-name="ce1" office:value-type="string" calcext:value-type="string">
            <text:p>Wileńska 37</text:p>
          </table:table-cell>
          <table:table-cell table:style-name="ce1" office:value-type="string" calcext:value-type="string">
            <text:p>94-029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Wojewódzki Specjalistyczny Szpital im. M. Pirogowa, ul. Wileńska 37, 94-029 Łódź</text:p>
          </table:table-cell>
          <table:table-cell table:formula="of:=INDEX(['nfz-import'.D$1:.D119];MATCH([.G104];['nfz-import'.E$1:.E119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19];MATCH([.G104];['nfz-import'.E$1:.E119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string" calcext:value-type="string">
            <text:p>SP ZOZ Szpital Powiatowy im. E. Biernackiego</text:p>
          </table:table-cell>
          <table:table-cell table:style-name="ce1" office:value-type="string" calcext:value-type="string">
            <text:p>Partyzantów 30</text:p>
          </table:table-cell>
          <table:table-cell table:style-name="ce1" office:value-type="string" calcext:value-type="string">
            <text:p>26-300</text:p>
          </table:table-cell>
          <table:table-cell table:style-name="ce1" office:value-type="string" calcext:value-type="string">
            <text:p>Opoczno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P ZOZ Szpital Powiatowy im. E. Biernackiego, ul. Partyzantów 30, 26-300 Opoczno</text:p>
          </table:table-cell>
          <table:table-cell table:formula="of:=INDEX(['nfz-import'.D$1:.D120];MATCH([.G105];['nfz-import'.E$1:.E120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0];MATCH([.G105];['nfz-import'.E$1:.E120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912" calcext:value-type="float">
            <text:p>912</text:p>
          </table:table-cell>
          <table:table-cell table:style-name="ce1" office:value-type="string" calcext:value-type="string">
            <text:p>Pabianickie Centrum Madyczne Sp.z o.o.</text:p>
          </table:table-cell>
          <table:table-cell table:style-name="ce1" office:value-type="string" calcext:value-type="string">
            <text:p>Jana Pawła II 68</text:p>
          </table:table-cell>
          <table:table-cell table:style-name="ce1" office:value-type="string" calcext:value-type="string">
            <text:p>95-200</text:p>
          </table:table-cell>
          <table:table-cell table:style-name="ce1" office:value-type="string" calcext:value-type="string">
            <text:p>Pabianice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Pabianickie Centrum Madyczne Sp.z o.o., ul. Jana Pawła II 68, 95-200 Pabianice</text:p>
          </table:table-cell>
          <table:table-cell table:formula="of:=INDEX(['nfz-import'.D$1:.D121];MATCH([.G106];['nfz-import'.E$1:.E121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1];MATCH([.G106];['nfz-import'.E$1:.E121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string" calcext:value-type="string">
            <text:p>Powiatowy Zespół Opieki Zdrowotnej</text:p>
          </table:table-cell>
          <table:table-cell table:style-name="ce1" office:value-type="string" calcext:value-type="string">
            <text:p>Roosevelta 3</text:p>
          </table:table-cell>
          <table:table-cell table:style-name="ce1" office:value-type="string" calcext:value-type="string">
            <text:p>97-300</text:p>
          </table:table-cell>
          <table:table-cell table:style-name="ce1" office:value-type="string" calcext:value-type="string">
            <text:p>Piotrków Trybunalski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Powiatowy Zespół Opieki Zdrowotnej, ul. Roosevelta 3, 97-300 Piotrków Trybunalski</text:p>
          </table:table-cell>
          <table:table-cell table:formula="of:=INDEX(['nfz-import'.D$1:.D122];MATCH([.G107];['nfz-import'.E$1:.E122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2];MATCH([.G107];['nfz-import'.E$1:.E122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1" office:value-type="float" office:value="921" calcext:value-type="float">
            <text:p>921</text:p>
          </table:table-cell>
          <table:table-cell table:style-name="ce1" office:value-type="string" calcext:value-type="string">
            <text:p>Samodzielny Szpital Wojewódzki im. Mikołaja Kopernika</text:p>
          </table:table-cell>
          <table:table-cell table:style-name="ce1" office:value-type="string" calcext:value-type="string">
            <text:p>Rakowska 15</text:p>
          </table:table-cell>
          <table:table-cell table:style-name="ce1" office:value-type="string" calcext:value-type="string">
            <text:p>97-300</text:p>
          </table:table-cell>
          <table:table-cell table:style-name="ce1" office:value-type="string" calcext:value-type="string">
            <text:p>Piotrków Trybunalski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amodzielny Szpital Wojewódzki im. Mikołaja Kopernika, ul. Rakowska 15, 97-300 Piotrków Trybunalski</text:p>
          </table:table-cell>
          <table:table-cell table:formula="of:=INDEX(['nfz-import'.D$1:.D123];MATCH([.G108];['nfz-import'.E$1:.E123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3];MATCH([.G108];['nfz-import'.E$1:.E123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Poddębickie Centrum Zdrowia Sp.z o.o</text:p>
          </table:table-cell>
          <table:table-cell table:style-name="ce1" office:value-type="string" calcext:value-type="string">
            <text:p>Mickiewicza 16</text:p>
          </table:table-cell>
          <table:table-cell table:style-name="ce1" office:value-type="string" calcext:value-type="string">
            <text:p>99-200</text:p>
          </table:table-cell>
          <table:table-cell table:style-name="ce1" office:value-type="string" calcext:value-type="string">
            <text:p>Poddębice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Poddębickie Centrum Zdrowia Sp.z o.o, ul. Mickiewicza 16, 99-200 Poddębice</text:p>
          </table:table-cell>
          <table:table-cell table:formula="of:=INDEX(['nfz-import'.D$1:.D124];MATCH([.G109];['nfz-import'.E$1:.E124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4];MATCH([.G109];['nfz-import'.E$1:.E124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string" calcext:value-type="string">
            <text:p>Szpital Powiatowy w Radomsku</text:p>
          </table:table-cell>
          <table:table-cell table:style-name="ce1" office:value-type="string" calcext:value-type="string">
            <text:p>Jagiellońska 36</text:p>
          </table:table-cell>
          <table:table-cell table:style-name="ce1" office:value-type="string" calcext:value-type="string">
            <text:p>97-500</text:p>
          </table:table-cell>
          <table:table-cell table:style-name="ce1" office:value-type="string" calcext:value-type="string">
            <text:p>Radomsko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Powiatowy w Radomsku, ul. Jagiellońska 36, 97-500 Radomsko</text:p>
          </table:table-cell>
          <table:table-cell table:formula="of:=INDEX(['nfz-import'.D$1:.D125];MATCH([.G110];['nfz-import'.E$1:.E125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5];MATCH([.G110];['nfz-import'.E$1:.E125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string" calcext:value-type="string">
            <text:p>Szpital im. Św. Ducha w Rawie Mazowieckiej</text:p>
          </table:table-cell>
          <table:table-cell table:style-name="ce1" office:value-type="string" calcext:value-type="string">
            <text:p>Warszawska 14</text:p>
          </table:table-cell>
          <table:table-cell table:style-name="ce1" office:value-type="string" calcext:value-type="string">
            <text:p>96-200</text:p>
          </table:table-cell>
          <table:table-cell table:style-name="ce1" office:value-type="string" calcext:value-type="string">
            <text:p>Rawa Mazowiecka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im. Św. Ducha w Rawie Mazowieckiej, ul. Warszawska 14, 96-200 Rawa Mazowiecka</text:p>
          </table:table-cell>
          <table:table-cell table:formula="of:=INDEX(['nfz-import'.D$1:.D126];MATCH([.G111];['nfz-import'.E$1:.E126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6];MATCH([.G111];['nfz-import'.E$1:.E126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1" office:value-type="float" office:value="973" calcext:value-type="float">
            <text:p>973</text:p>
          </table:table-cell>
          <table:table-cell table:style-name="ce1" office:value-type="string" calcext:value-type="string">
            <text:p>Szpital Wojewódzki im. Kardynała Stefana Wyszyńskiego</text:p>
          </table:table-cell>
          <table:table-cell table:style-name="ce1" office:value-type="string" calcext:value-type="string">
            <text:p>Armii Krajowej 7</text:p>
          </table:table-cell>
          <table:table-cell table:style-name="ce1" office:value-type="string" calcext:value-type="string">
            <text:p>98-200</text:p>
          </table:table-cell>
          <table:table-cell table:style-name="ce1" office:value-type="string" calcext:value-type="string">
            <text:p>Sieradz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Wojewódzki im. Kardynała Stefana Wyszyńskiego, ul. Armii Krajowej 7, 98-200 Sieradz</text:p>
          </table:table-cell>
          <table:table-cell table:formula="of:=INDEX(['nfz-import'.D$1:.D127];MATCH([.G112];['nfz-import'.E$1:.E127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7];MATCH([.G112];['nfz-import'.E$1:.E127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Rybickiego 1</text:p>
          </table:table-cell>
          <table:table-cell table:style-name="ce1" office:value-type="string" calcext:value-type="string">
            <text:p>96-100</text:p>
          </table:table-cell>
          <table:table-cell table:style-name="ce1" office:value-type="string" calcext:value-type="string">
            <text:p>Skierniewice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Wojewódzki Szpital Zespolony, ul. Rybickiego 1, 96-100 Skierniewice</text:p>
          </table:table-cell>
          <table:table-cell table:formula="of:=INDEX(['nfz-import'.D$1:.D128];MATCH([.G113];['nfz-import'.E$1:.E128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8];MATCH([.G113];['nfz-import'.E$1:.E128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string" calcext:value-type="string">
            <text:p>Tomaszowskie Centrum Zdrowia Sp. z o.o.</text:p>
          </table:table-cell>
          <table:table-cell table:style-name="ce1" office:value-type="string" calcext:value-type="string">
            <text:p>Jana Pawła II 35</text:p>
          </table:table-cell>
          <table:table-cell table:style-name="ce1" office:value-type="string" calcext:value-type="string">
            <text:p>97-200</text:p>
          </table:table-cell>
          <table:table-cell table:style-name="ce1" office:value-type="string" calcext:value-type="string">
            <text:p>Tomaszów Mazowiecki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Tomaszowskie Centrum Zdrowia Sp. z o.o., ul. Jana Pawła II 35, 97-200 Tomaszów Mazowiecki</text:p>
          </table:table-cell>
          <table:table-cell table:formula="of:=INDEX(['nfz-import'.D$1:.D129];MATCH([.G114];['nfz-import'.E$1:.E129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29];MATCH([.G114];['nfz-import'.E$1:.E129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1" office:value-type="float" office:value="1067" calcext:value-type="float">
            <text:p>1067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zpitalna 16</text:p>
          </table:table-cell>
          <table:table-cell table:style-name="ce1" office:value-type="string" calcext:value-type="string">
            <text:p>98-300</text:p>
          </table:table-cell>
          <table:table-cell table:style-name="ce1" office:value-type="string" calcext:value-type="string">
            <text:p>Wieluń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amodzielny Publiczny Zakład Opieki Zdrowotnej, ul. Szpitalna 16, 98-300 Wieluń</text:p>
          </table:table-cell>
          <table:table-cell table:formula="of:=INDEX(['nfz-import'.D$1:.D130];MATCH([.G115];['nfz-import'.E$1:.E130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30];MATCH([.G115];['nfz-import'.E$1:.E130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string" calcext:value-type="string">
            <text:p>Zduńskowolski Szpitala Powiatowy Sp.z o.o.</text:p>
          </table:table-cell>
          <table:table-cell table:style-name="ce1" office:value-type="string" calcext:value-type="string">
            <text:p>Królewska 29</text:p>
          </table:table-cell>
          <table:table-cell table:style-name="ce1" office:value-type="string" calcext:value-type="string">
            <text:p>98-220</text:p>
          </table:table-cell>
          <table:table-cell table:style-name="ce1" office:value-type="string" calcext:value-type="string">
            <text:p>Zduńska Wola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Zduńskowolski Szpitala Powiatowy Sp.z o.o., ul. Królewska 29, 98-220 Zduńska Wola</text:p>
          </table:table-cell>
          <table:table-cell table:formula="of:=INDEX(['nfz-import'.D$1:.D131];MATCH([.G116];['nfz-import'.E$1:.E131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31];MATCH([.G116];['nfz-import'.E$1:.E131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1" office:value-type="float" office:value="1097" calcext:value-type="float">
            <text:p>1097</text:p>
          </table:table-cell>
          <table:table-cell table:style-name="ce1" office:value-type="string" calcext:value-type="string">
            <text:p>Wojewódzki Szpital Specjalistyczny im. Marii Skłodowskiej – Curie</text:p>
          </table:table-cell>
          <table:table-cell table:style-name="ce1" office:value-type="string" calcext:value-type="string">
            <text:p>Parzęczewska 35</text:p>
          </table:table-cell>
          <table:table-cell table:style-name="ce1" office:value-type="string" calcext:value-type="string">
            <text:p>95-100</text:p>
          </table:table-cell>
          <table:table-cell table:style-name="ce1" office:value-type="string" calcext:value-type="string">
            <text:p>Zgierz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Wojewódzki Szpital Specjalistyczny im. Marii Skłodowskiej – Curie, ul. Parzęczewska 35, 95-100 Zgierz</text:p>
          </table:table-cell>
          <table:table-cell table:formula="of:=INDEX(['nfz-import'.D$1:.D132];MATCH([.G117];['nfz-import'.E$1:.E132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32];MATCH([.G117];['nfz-import'.E$1:.E132];0)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string" calcext:value-type="string">
            <text:p>Gameta Szpital</text:p>
          </table:table-cell>
          <table:table-cell table:style-name="ce1" office:value-type="string" calcext:value-type="string">
            <text:p>Rudzka 34/36</text:p>
          </table:table-cell>
          <table:table-cell table:style-name="ce1" office:value-type="string" calcext:value-type="string">
            <text:p>95-030</text:p>
          </table:table-cell>
          <table:table-cell table:style-name="ce1" office:value-type="string" calcext:value-type="string">
            <text:p>Rzgów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Gameta Szpital, ul. Rudzka 34/36, 95-030 Rzgów</text:p>
          </table:table-cell>
          <table:table-cell table:formula="of:=INDEX(['nfz-import'.D$1:.D133];MATCH([.G118];['nfz-import'.E$1:.E133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33];MATCH([.G118];['nfz-import'.E$1:.E133];0);0)" office:value-type="float" office:value="5" calcext:value-type="float">
            <text:p>5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string" calcext:value-type="string">
            <text:p>Szpital Specjalistyczny PRO FAMILIA ŁÓDŹ</text:p>
          </table:table-cell>
          <table:table-cell table:style-name="ce1" office:value-type="string" calcext:value-type="string">
            <text:p>Niciarniana 46</text:p>
          </table:table-cell>
          <table:table-cell table:style-name="ce1" office:value-type="string" calcext:value-type="string">
            <text:p>90-349</text:p>
          </table:table-cell>
          <table:table-cell table:style-name="ce1" office:value-type="string" calcext:value-type="string">
            <text:p>Łódź</text:p>
          </table:table-cell>
          <table:table-cell table:style-name="ce1" office:value-type="string" calcext:value-type="string">
            <text:p>łódzkie</text:p>
          </table:table-cell>
          <table:table-cell table:style-name="ce1" office:value-type="string" calcext:value-type="string">
            <text:p>Szpital Specjalistyczny PRO FAMILIA ŁÓDŹ, ul. Niciarniana 46, 90-349 Łódź</text:p>
          </table:table-cell>
          <table:table-cell table:formula="of:=INDEX(['nfz-import'.D$1:.D134];MATCH([.G119];['nfz-import'.E$1:.E134];0);0)" office:value-type="string" office:string-value="Łódzki Oddział Narodowego Funduszu Zdrowia w Łodzi" calcext:value-type="string">
            <text:p>Łódzki Oddział Narodowego Funduszu Zdrowia w Łodzi</text:p>
          </table:table-cell>
          <table:table-cell table:style-name="ce4" table:formula="of:=INDEX(['nfz-import'.A$1:.A134];MATCH([.G119];['nfz-import'.E$1:.E134];0);0)" office:value-type="float" office:value="5" calcext:value-type="float">
            <text:p>5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string" calcext:value-type="string">
            <text:p>Samodzielny Publiczny Zakład Opieki Zdrowotnej w Bochni. "Szpital Powiatowy" im. bł Marty Wieckiej</text:p>
          </table:table-cell>
          <table:table-cell table:style-name="ce1" office:value-type="string" calcext:value-type="string">
            <text:p>Krakowska 31</text:p>
          </table:table-cell>
          <table:table-cell table:style-name="ce1" office:value-type="string" calcext:value-type="string">
            <text:p>32-700</text:p>
          </table:table-cell>
          <table:table-cell table:style-name="ce1" office:value-type="string" calcext:value-type="string">
            <text:p>Bochnia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amodzielny Publiczny Zakład Opieki Zdrowotnej w Bochni. "Szpital Powiatowy" im. bł Marty Wieckiej, ul. Krakowska 31, 32-700 Bochnia</text:p>
          </table:table-cell>
          <table:table-cell table:formula="of:=INDEX(['nfz-import'.D$1:.D135];MATCH([.G120];['nfz-import'.E$1:.E135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35];MATCH([.G120];['nfz-import'.E$1:.E135];0);0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string" calcext:value-type="string">
            <text:p>Samodzielny Publiczny Zespół Opieki Zdrowotnej w Brzesku. Szpital Powiatowy im. L.Rydygiera</text:p>
          </table:table-cell>
          <table:table-cell table:style-name="ce1" office:value-type="string" calcext:value-type="string">
            <text:p>Kościuszki 68</text:p>
          </table:table-cell>
          <table:table-cell table:style-name="ce1" office:value-type="string" calcext:value-type="string">
            <text:p>32-800</text:p>
          </table:table-cell>
          <table:table-cell table:style-name="ce1" office:value-type="string" calcext:value-type="string">
            <text:p>Brzesko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amodzielny Publiczny Zespół Opieki Zdrowotnej w Brzesku. Szpital Powiatowy im. L.Rydygiera, ul. Kościuszki 68, 32-800 Brzesko</text:p>
          </table:table-cell>
          <table:table-cell table:formula="of:=INDEX(['nfz-import'.D$1:.D136];MATCH([.G121];['nfz-import'.E$1:.E136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36];MATCH([.G121];['nfz-import'.E$1:.E136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Szpital Powiatowy w Chrzanowie</text:p>
          </table:table-cell>
          <table:table-cell table:style-name="ce1" office:value-type="string" calcext:value-type="string">
            <text:p>Topolowa 16</text:p>
          </table:table-cell>
          <table:table-cell table:style-name="ce1" office:value-type="string" calcext:value-type="string">
            <text:p>32-500</text:p>
          </table:table-cell>
          <table:table-cell table:style-name="ce1" office:value-type="string" calcext:value-type="string">
            <text:p>Chrzan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wiatowy w Chrzanowie, ul. Topolowa 16, 32-500 Chrzanów</text:p>
          </table:table-cell>
          <table:table-cell table:formula="of:=INDEX(['nfz-import'.D$1:.D137];MATCH([.G122];['nfz-import'.E$1:.E137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37];MATCH([.G122];['nfz-import'.E$1:.E137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1" office:value-type="float" office:value="723" calcext:value-type="float">
            <text:p>723</text:p>
          </table:table-cell>
          <table:table-cell table:style-name="ce1" office:value-type="string" calcext:value-type="string">
            <text:p>Zespól Opieki Zdrowotnej</text:p>
          </table:table-cell>
          <table:table-cell table:style-name="ce1" office:value-type="string" calcext:value-type="string">
            <text:p>Szpitalna 1</text:p>
          </table:table-cell>
          <table:table-cell table:style-name="ce1" office:value-type="string" calcext:value-type="string">
            <text:p>33-200</text:p>
          </table:table-cell>
          <table:table-cell table:style-name="ce1" office:value-type="string" calcext:value-type="string">
            <text:p>Dąbrowa Tarnowska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Zespól Opieki Zdrowotnej, ul. Szpitalna 1, 33-200 Dąbrowa Tarnowska</text:p>
          </table:table-cell>
          <table:table-cell table:formula="of:=INDEX(['nfz-import'.D$1:.D138];MATCH([.G123];['nfz-import'.E$1:.E138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38];MATCH([.G123];['nfz-import'.E$1:.E138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Szpital Specjalistyczny im. H. Klimontowicza</text:p>
          </table:table-cell>
          <table:table-cell table:style-name="ce1" office:value-type="string" calcext:value-type="string">
            <text:p>Węgierska 21</text:p>
          </table:table-cell>
          <table:table-cell table:style-name="ce1" office:value-type="string" calcext:value-type="string">
            <text:p>38-300</text:p>
          </table:table-cell>
          <table:table-cell table:style-name="ce1" office:value-type="string" calcext:value-type="string">
            <text:p>Gorlice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Specjalistyczny im. H. Klimontowicza, ul. Węgierska 21, 38-300 Gorlice</text:p>
          </table:table-cell>
          <table:table-cell table:formula="of:=INDEX(['nfz-import'.D$1:.D139];MATCH([.G124];['nfz-import'.E$1:.E139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39];MATCH([.G124];['nfz-import'.E$1:.E139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SP ZOZ Szpital Uniwersytecki w Krakowie</text:p>
          </table:table-cell>
          <table:table-cell table:style-name="ce1" office:value-type="string" calcext:value-type="string">
            <text:p>Mikołaja Kopernika 23</text:p>
          </table:table-cell>
          <table:table-cell table:style-name="ce1" office:value-type="string" calcext:value-type="string">
            <text:p>31-501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P ZOZ Szpital Uniwersytecki w Krakowie, ul. Mikołaja Kopernika 23, 31-501 Kraków</text:p>
          </table:table-cell>
          <table:table-cell table:formula="of:=INDEX(['nfz-import'.D$1:.D140];MATCH([.G125];['nfz-import'.E$1:.E140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0];MATCH([.G125];['nfz-import'.E$1:.E140];0);0)" office:value-type="float" office:value="6" calcext:value-type="float">
            <text:p>6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1" office:value-type="float" office:value="810" calcext:value-type="float">
            <text:p>810</text:p>
          </table:table-cell>
          <table:table-cell table:style-name="ce1" office:value-type="string" calcext:value-type="string">
            <text:p>Niepubliczny Zakład Opieki Zdrowotnej. Szpital na Siemiradzkiego im. R.Czerwiakowskiego Sp. z o.o.</text:p>
          </table:table-cell>
          <table:table-cell table:style-name="ce1" office:value-type="string" calcext:value-type="string">
            <text:p>Siemiradzkiego 1</text:p>
          </table:table-cell>
          <table:table-cell table:style-name="ce1" office:value-type="string" calcext:value-type="string">
            <text:p>31-137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Niepubliczny Zakład Opieki Zdrowotnej. Szpital na Siemiradzkiego im. R.Czerwiakowskiego Sp. z o.o., ul. Siemiradzkiego 1, 31-137 Kraków</text:p>
          </table:table-cell>
          <table:table-cell table:formula="of:=INDEX(['nfz-import'.D$1:.D141];MATCH([.G126];['nfz-import'.E$1:.E141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1];MATCH([.G126];['nfz-import'.E$1:.E141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string" calcext:value-type="string">
            <text:p>Szpital Miejski Specjalistyczny im. Gabriela Narutowicza</text:p>
          </table:table-cell>
          <table:table-cell table:style-name="ce1" office:value-type="string" calcext:value-type="string">
            <text:p>Prądnicka 35/37</text:p>
          </table:table-cell>
          <table:table-cell table:style-name="ce1" office:value-type="string" calcext:value-type="string">
            <text:p>31-202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Miejski Specjalistyczny im. Gabriela Narutowicza, ul. Prądnicka 35/37, 31-202 Kraków</text:p>
          </table:table-cell>
          <table:table-cell table:formula="of:=INDEX(['nfz-import'.D$1:.D142];MATCH([.G127];['nfz-import'.E$1:.E142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2];MATCH([.G127];['nfz-import'.E$1:.E142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string" calcext:value-type="string">
            <text:p>Szpital Położniczo – Ginekologiczny UJASTEK</text:p>
          </table:table-cell>
          <table:table-cell table:style-name="ce1" office:value-type="string" calcext:value-type="string">
            <text:p>Ujastek 3</text:p>
          </table:table-cell>
          <table:table-cell table:style-name="ce1" office:value-type="string" calcext:value-type="string">
            <text:p>31-752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łożniczo – Ginekologiczny UJASTEK, ul. Ujastek 3, 31-752 Kraków</text:p>
          </table:table-cell>
          <table:table-cell table:formula="of:=INDEX(['nfz-import'.D$1:.D143];MATCH([.G128];['nfz-import'.E$1:.E143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3];MATCH([.G128];['nfz-import'.E$1:.E143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table:style-name="ce1" office:value-type="float" office:value="813" calcext:value-type="float">
            <text:p>813</text:p>
          </table:table-cell>
          <table:table-cell table:style-name="ce1" office:value-type="string" calcext:value-type="string">
            <text:p>Szpital Specjalistyczny im. Stefana Żeromskiego SP ZOZ</text:p>
          </table:table-cell>
          <table:table-cell table:style-name="ce1" office:value-type="string" calcext:value-type="string">
            <text:p>os. Na Skarpie 66</text:p>
          </table:table-cell>
          <table:table-cell table:style-name="ce1" office:value-type="string" calcext:value-type="string">
            <text:p>31-913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Specjalistyczny im. Stefana Żeromskiego SP ZOZ, ul. os. Na Skarpie 66, 31-913 Kraków</text:p>
          </table:table-cell>
          <table:table-cell table:formula="of:=INDEX(['nfz-import'.D$1:.D144];MATCH([.G129];['nfz-import'.E$1:.E144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4];MATCH([.G129];['nfz-import'.E$1:.E144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string" calcext:value-type="string">
            <text:p>Szpital Specjalistyczny im. Ludwika Rydygiera Sp. z o.o.</text:p>
          </table:table-cell>
          <table:table-cell table:style-name="ce1" office:value-type="string" calcext:value-type="string">
            <text:p>os. Złotej Jesieni 1</text:p>
          </table:table-cell>
          <table:table-cell table:style-name="ce1" office:value-type="string" calcext:value-type="string">
            <text:p>31-826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Specjalistyczny im. Ludwika Rydygiera Sp. z o.o., ul. os. Złotej Jesieni 1, 31-826 Kraków</text:p>
          </table:table-cell>
          <table:table-cell table:formula="of:=INDEX(['nfz-import'.D$1:.D145];MATCH([.G130];['nfz-import'.E$1:.E145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5];MATCH([.G130];['nfz-import'.E$1:.E145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string" calcext:value-type="string">
            <text:p>SP ZOZ Szpital im. dr J. Dietla</text:p>
          </table:table-cell>
          <table:table-cell table:style-name="ce1" office:value-type="string" calcext:value-type="string">
            <text:p>Kraszewskiego 142</text:p>
          </table:table-cell>
          <table:table-cell table:style-name="ce1" office:value-type="string" calcext:value-type="string">
            <text:p>33-380</text:p>
          </table:table-cell>
          <table:table-cell table:style-name="ce1" office:value-type="string" calcext:value-type="string">
            <text:p>Krynica Zdrój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P ZOZ Szpital im. dr J. Dietla, ul. Kraszewskiego 142, 33-380 Krynica Zdrój</text:p>
          </table:table-cell>
          <table:table-cell table:formula="of:=INDEX(['nfz-import'.D$1:.D146];MATCH([.G131];['nfz-import'.E$1:.E146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6];MATCH([.G131];['nfz-import'.E$1:.E146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 office:value-type="float" office:value="835" calcext:value-type="float">
            <text:p>835</text:p>
          </table:table-cell>
          <table:table-cell table:style-name="ce1" office:value-type="string" calcext:value-type="string">
            <text:p>Szpital Powiatowy w Limanowej</text:p>
          </table:table-cell>
          <table:table-cell table:style-name="ce1" office:value-type="string" calcext:value-type="string">
            <text:p>Piłsudskiego 61</text:p>
          </table:table-cell>
          <table:table-cell table:style-name="ce1" office:value-type="string" calcext:value-type="string">
            <text:p>34-600</text:p>
          </table:table-cell>
          <table:table-cell table:style-name="ce1" office:value-type="string" calcext:value-type="string">
            <text:p>Limanowa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wiatowy w Limanowej, ul. Piłsudskiego 61, 34-600 Limanowa</text:p>
          </table:table-cell>
          <table:table-cell table:formula="of:=INDEX(['nfz-import'.D$1:.D147];MATCH([.G132];['nfz-import'.E$1:.E147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7];MATCH([.G132];['nfz-import'.E$1:.E147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Szpital Św. Anny</text:p>
          </table:table-cell>
          <table:table-cell table:style-name="ce1" office:value-type="string" calcext:value-type="string">
            <text:p>Szpitalna 3</text:p>
          </table:table-cell>
          <table:table-cell table:style-name="ce1" office:value-type="string" calcext:value-type="string">
            <text:p>32-200</text:p>
          </table:table-cell>
          <table:table-cell table:style-name="ce1" office:value-type="string" calcext:value-type="string">
            <text:p>Miech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Św. Anny, ul. Szpitalna 3, 32-200 Miechów</text:p>
          </table:table-cell>
          <table:table-cell table:formula="of:=INDEX(['nfz-import'.D$1:.D148];MATCH([.G133];['nfz-import'.E$1:.E148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8];MATCH([.G133];['nfz-import'.E$1:.E148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Szpitalna 2</text:p>
          </table:table-cell>
          <table:table-cell table:style-name="ce1" office:value-type="string" calcext:value-type="string">
            <text:p>32-400</text:p>
          </table:table-cell>
          <table:table-cell table:style-name="ce1" office:value-type="string" calcext:value-type="string">
            <text:p>Myślenice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amodzielny Publiczny Zespół Opieki Zdrowotnej, ul. Szpitalna 2, 32-400 Myślenice</text:p>
          </table:table-cell>
          <table:table-cell table:formula="of:=INDEX(['nfz-import'.D$1:.D149];MATCH([.G134];['nfz-import'.E$1:.E149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49];MATCH([.G134];['nfz-import'.E$1:.E149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Szpital Położniczo-Ginekologiczny MEDIKOR</text:p>
          </table:table-cell>
          <table:table-cell table:style-name="ce1" office:value-type="string" calcext:value-type="string">
            <text:p>Rzemieślnicza 5</text:p>
          </table:table-cell>
          <table:table-cell table:style-name="ce1" office:value-type="string" calcext:value-type="string">
            <text:p>33-300</text:p>
          </table:table-cell>
          <table:table-cell table:style-name="ce1" office:value-type="string" calcext:value-type="string">
            <text:p>Nowy Sącz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łożniczo-Ginekologiczny MEDIKOR, ul. Rzemieślnicza 5, 33-300 Nowy Sącz</text:p>
          </table:table-cell>
          <table:table-cell table:formula="of:=INDEX(['nfz-import'.D$1:.D150];MATCH([.G135];['nfz-import'.E$1:.E150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0];MATCH([.G135];['nfz-import'.E$1:.E150];0);0)" office:value-type="float" office:value="6" calcext:value-type="float">
            <text:p>6</text:p>
          </table:table-cell>
        </table:table-row>
        <table:table-row table:style-name="ro5">
          <table:table-cell office:value-type="float" office:value="159" calcext:value-type="float">
            <text:p>159</text:p>
          </table:table-cell>
          <table:table-cell table:style-name="ce1" office:value-type="float" office:value="888" calcext:value-type="float">
            <text:p>888</text:p>
          </table:table-cell>
          <table:table-cell table:style-name="ce1" office:value-type="string" calcext:value-type="string">
            <text:p>Szpital Specjalistyczny im. Jędrzeja Śniadeckiego</text:p>
          </table:table-cell>
          <table:table-cell table:style-name="ce1" office:value-type="string" calcext:value-type="string">
            <text:p>Młyńska 10 (siedziba)/ul.Plac Kuźnice 1 - oddział położniczy</text:p>
          </table:table-cell>
          <table:table-cell table:style-name="ce1" office:value-type="string" calcext:value-type="string">
            <text:p>33-300</text:p>
          </table:table-cell>
          <table:table-cell table:style-name="ce1" office:value-type="string" calcext:value-type="string">
            <text:p>Nowy Sącz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Specjalistyczny im. Jędrzeja Śniadeckiego, ul. Młyńska 10 (siedziba)/ul.Plac Kuźnice 1 - oddział położniczy, 33-300 Nowy Sącz</text:p>
          </table:table-cell>
          <table:table-cell table:formula="of:=INDEX(['nfz-import'.D$1:.D151];MATCH([.G136];['nfz-import'.E$1:.E151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1];MATCH([.G136];['nfz-import'.E$1:.E151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string" calcext:value-type="string">
            <text:p>Podhalański Szpital Specjalistyczny im. Jana Pawła II</text:p>
          </table:table-cell>
          <table:table-cell table:style-name="ce1" office:value-type="string" calcext:value-type="string">
            <text:p>Szpitalna 14</text:p>
          </table:table-cell>
          <table:table-cell table:style-name="ce1" office:value-type="string" calcext:value-type="string">
            <text:p>34-400</text:p>
          </table:table-cell>
          <table:table-cell table:style-name="ce1" office:value-type="string" calcext:value-type="string">
            <text:p>Nowy Targ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Podhalański Szpital Specjalistyczny im. Jana Pawła II, ul. Szpitalna 14, 34-400 Nowy Targ</text:p>
          </table:table-cell>
          <table:table-cell table:formula="of:=INDEX(['nfz-import'.D$1:.D152];MATCH([.G137];['nfz-import'.E$1:.E152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2];MATCH([.G137];['nfz-import'.E$1:.E152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 office:value-type="float" office:value="897" calcext:value-type="float">
            <text:p>897</text:p>
          </table:table-cell>
          <table:table-cell table:style-name="ce1" office:value-type="string" calcext:value-type="string">
            <text:p>Nowy Szpital w Olkuszu</text:p>
          </table:table-cell>
          <table:table-cell table:style-name="ce1" office:value-type="string" calcext:value-type="string">
            <text:p>Al. 1000-lecia 13</text:p>
          </table:table-cell>
          <table:table-cell table:style-name="ce1" office:value-type="string" calcext:value-type="string">
            <text:p>32-300</text:p>
          </table:table-cell>
          <table:table-cell table:style-name="ce1" office:value-type="string" calcext:value-type="string">
            <text:p>Olkusz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Nowy Szpital w Olkuszu, ul. Al. 1000-lecia 13, 32-300 Olkusz</text:p>
          </table:table-cell>
          <table:table-cell table:formula="of:=INDEX(['nfz-import'.D$1:.D153];MATCH([.G138];['nfz-import'.E$1:.E153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3];MATCH([.G138];['nfz-import'.E$1:.E153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string" calcext:value-type="string">
            <text:p>Szpital Położniczo Operacyjny im. Św. Elżbiety w Roztoce</text:p>
          </table:table-cell>
          <table:table-cell table:style-name="ce1" office:value-type="string" calcext:value-type="string">
            <text:p>Roztoka 55</text:p>
          </table:table-cell>
          <table:table-cell table:style-name="ce1" office:value-type="string" calcext:value-type="string">
            <text:p>32-831</text:p>
          </table:table-cell>
          <table:table-cell table:style-name="ce1" office:value-type="string" calcext:value-type="string">
            <text:p>Olszyny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łożniczo Operacyjny im. Św. Elżbiety w Roztoce, ul. Roztoka 55, 32-831 Olszyny</text:p>
          </table:table-cell>
          <table:table-cell table:formula="of:=INDEX(['nfz-import'.D$1:.D154];MATCH([.G139];['nfz-import'.E$1:.E154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4];MATCH([.G139];['nfz-import'.E$1:.E154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string" calcext:value-type="string">
            <text:p>ZOZ Szpital Powiatowy im. Św. Maksymiliana</text:p>
          </table:table-cell>
          <table:table-cell table:style-name="ce1" office:value-type="string" calcext:value-type="string">
            <text:p>Wysokie Brzegi 4</text:p>
          </table:table-cell>
          <table:table-cell table:style-name="ce1" office:value-type="string" calcext:value-type="string">
            <text:p>32-600</text:p>
          </table:table-cell>
          <table:table-cell table:style-name="ce1" office:value-type="string" calcext:value-type="string">
            <text:p>Oświęcim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ZOZ Szpital Powiatowy im. Św. Maksymiliana, ul. Wysokie Brzegi 4, 32-600 Oświęcim</text:p>
          </table:table-cell>
          <table:table-cell table:formula="of:=INDEX(['nfz-import'.D$1:.D155];MATCH([.G140];['nfz-import'.E$1:.E155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5];MATCH([.G140];['nfz-import'.E$1:.E155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1" office:value-type="float" office:value="936" calcext:value-type="float">
            <text:p>936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Kopernika 13</text:p>
          </table:table-cell>
          <table:table-cell table:style-name="ce1" office:value-type="string" calcext:value-type="string">
            <text:p>32-100</text:p>
          </table:table-cell>
          <table:table-cell table:style-name="ce1" office:value-type="string" calcext:value-type="string">
            <text:p>Proszowice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amodzielny Publiczny Zespół Opieki Zdrowotnej, ul. Kopernika 13, 32-100 Proszowice</text:p>
          </table:table-cell>
          <table:table-cell table:formula="of:=INDEX(['nfz-import'.D$1:.D156];MATCH([.G141];['nfz-import'.E$1:.E156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6];MATCH([.G141];['nfz-import'.E$1:.E156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Zakład Opieki Zdrowotnej Sucha Beskidzka</text:p>
          </table:table-cell>
          <table:table-cell table:style-name="ce1" office:value-type="string" calcext:value-type="string">
            <text:p>Szpitalna 22</text:p>
          </table:table-cell>
          <table:table-cell table:style-name="ce1" office:value-type="string" calcext:value-type="string">
            <text:p>34-200</text:p>
          </table:table-cell>
          <table:table-cell table:style-name="ce1" office:value-type="string" calcext:value-type="string">
            <text:p>Sucha Beskidzka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Zakład Opieki Zdrowotnej Sucha Beskidzka, ul. Szpitalna 22, 34-200 Sucha Beskidzka</text:p>
          </table:table-cell>
          <table:table-cell table:formula="of:=INDEX(['nfz-import'.D$1:.D157];MATCH([.G142];['nfz-import'.E$1:.E157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7];MATCH([.G142];['nfz-import'.E$1:.E157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float" office:value="1026" calcext:value-type="float">
            <text:p>1026</text:p>
          </table:table-cell>
          <table:table-cell table:style-name="ce1" office:value-type="string" calcext:value-type="string">
            <text:p>Specjalistyczny Szpital im. E. Szczeklika</text:p>
          </table:table-cell>
          <table:table-cell table:style-name="ce1" office:value-type="string" calcext:value-type="string">
            <text:p>Szpitalna 13</text:p>
          </table:table-cell>
          <table:table-cell table:style-name="ce1" office:value-type="string" calcext:value-type="string">
            <text:p>33-100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pecjalistyczny Szpital im. E. Szczeklika, ul. Szpitalna 13, 33-100 Tarnów</text:p>
          </table:table-cell>
          <table:table-cell table:formula="of:=INDEX(['nfz-import'.D$1:.D158];MATCH([.G143];['nfz-import'.E$1:.E158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8];MATCH([.G143];['nfz-import'.E$1:.E158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string" calcext:value-type="string">
            <text:p>Szpital Wojewódzki im. św. Łukasza. SP ZOZ w Tarnowie</text:p>
          </table:table-cell>
          <table:table-cell table:style-name="ce1" office:value-type="string" calcext:value-type="string">
            <text:p>Lwowska 178a</text:p>
          </table:table-cell>
          <table:table-cell table:style-name="ce1" office:value-type="string" calcext:value-type="string">
            <text:p>33-100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Wojewódzki im. św. Łukasza. SP ZOZ w Tarnowie, ul. Lwowska 178a, 33-100 Tarnów</text:p>
          </table:table-cell>
          <table:table-cell table:formula="of:=INDEX(['nfz-import'.D$1:.D159];MATCH([.G144];['nfz-import'.E$1:.E159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59];MATCH([.G144];['nfz-import'.E$1:.E159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string" calcext:value-type="string">
            <text:p>Centrum Zdrowia Tuchów Sp. z o.o.</text:p>
          </table:table-cell>
          <table:table-cell table:style-name="ce1" office:value-type="string" calcext:value-type="string">
            <text:p>Szpitalna 1</text:p>
          </table:table-cell>
          <table:table-cell table:style-name="ce1" office:value-type="string" calcext:value-type="string">
            <text:p>33-170</text:p>
          </table:table-cell>
          <table:table-cell table:style-name="ce1" office:value-type="string" calcext:value-type="string">
            <text:p>Tuchów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Centrum Zdrowia Tuchów Sp. z o.o., ul. Szpitalna 1, 33-170 Tuchów</text:p>
          </table:table-cell>
          <table:table-cell table:formula="of:=INDEX(['nfz-import'.D$1:.D160];MATCH([.G145];['nfz-import'.E$1:.E160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60];MATCH([.G145];['nfz-import'.E$1:.E160];0)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 office:value-type="float" office:value="1043" calcext:value-type="float">
            <text:p>1043</text:p>
          </table:table-cell>
          <table:table-cell table:style-name="ce1" office:value-type="string" calcext:value-type="string">
            <text:p>Zespól Zakładów Opieki Zdrowotnej</text:p>
          </table:table-cell>
          <table:table-cell table:style-name="ce1" office:value-type="string" calcext:value-type="string">
            <text:p>Karmelicka 12</text:p>
          </table:table-cell>
          <table:table-cell table:style-name="ce1" office:value-type="string" calcext:value-type="string">
            <text:p>34-100</text:p>
          </table:table-cell>
          <table:table-cell table:style-name="ce1" office:value-type="string" calcext:value-type="string">
            <text:p>Wadowice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Zespól Zakładów Opieki Zdrowotnej, ul. Karmelicka 12, 34-100 Wadowice</text:p>
          </table:table-cell>
          <table:table-cell table:formula="of:=INDEX(['nfz-import'.D$1:.D161];MATCH([.G146];['nfz-import'.E$1:.E161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61];MATCH([.G146];['nfz-import'.E$1:.E161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string" calcext:value-type="string">
            <text:p>Szpital Powiatowy im. dr Tytusa Chałubińskiego</text:p>
          </table:table-cell>
          <table:table-cell table:style-name="ce1" office:value-type="string" calcext:value-type="string">
            <text:p>Kamieniec 10</text:p>
          </table:table-cell>
          <table:table-cell table:style-name="ce1" office:value-type="string" calcext:value-type="string">
            <text:p>34-500</text:p>
          </table:table-cell>
          <table:table-cell table:style-name="ce1" office:value-type="string" calcext:value-type="string">
            <text:p>Zakopane</text:p>
          </table:table-cell>
          <table:table-cell table:style-name="ce1" office:value-type="string" calcext:value-type="string">
            <text:p>małopolskie</text:p>
          </table:table-cell>
          <table:table-cell table:style-name="ce1" office:value-type="string" calcext:value-type="string">
            <text:p>Szpital Powiatowy im. dr Tytusa Chałubińskiego, ul. Kamieniec 10, 34-500 Zakopane</text:p>
          </table:table-cell>
          <table:table-cell table:formula="of:=INDEX(['nfz-import'.D$1:.D162];MATCH([.G147];['nfz-import'.E$1:.E162];0);0)" office:value-type="string" office:string-value="Małopolski Oddział Narodowego Funduszu Zdrowia w Krakowie" calcext:value-type="string">
            <text:p>Małopolski Oddział Narodowego Funduszu Zdrowia w Krakowie</text:p>
          </table:table-cell>
          <table:table-cell table:style-name="ce4" table:formula="of:=INDEX(['nfz-import'.A$1:.A162];MATCH([.G147];['nfz-import'.E$1:.E162];0);0)" office:value-type="float" office:value="6" calcext:value-type="float">
            <text:p>6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string" calcext:value-type="string">
            <text:p>Specjalistyczny Szpital Wojewódzki</text:p>
          </table:table-cell>
          <table:table-cell table:style-name="ce1" office:value-type="string" calcext:value-type="string">
            <text:p>Powstanców Wielkopolskich 2</text:p>
          </table:table-cell>
          <table:table-cell table:style-name="ce1" office:value-type="string" calcext:value-type="string">
            <text:p>06-400</text:p>
          </table:table-cell>
          <table:table-cell table:style-name="ce1" office:value-type="string" calcext:value-type="string">
            <text:p>Ciechan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pecjalistyczny Szpital Wojewódzki, ul. Powstanców Wielkopolskich 2, 06-400 Ciechanów</text:p>
          </table:table-cell>
          <table:table-cell table:formula="of:=INDEX(['nfz-import'.D$1:.D163];MATCH([.G148];['nfz-import'.E$1:.E16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3];MATCH([.G148];['nfz-import'.E$1:.E163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string" calcext:value-type="string">
            <text:p>Samodzielny Publiczny Zakład Opieki Zdrowotnej w Garwolinie</text:p>
          </table:table-cell>
          <table:table-cell table:style-name="ce1" office:value-type="string" calcext:value-type="string">
            <text:p>Lubelska 50</text:p>
          </table:table-cell>
          <table:table-cell table:style-name="ce1" office:value-type="string" calcext:value-type="string">
            <text:p>08-400</text:p>
          </table:table-cell>
          <table:table-cell table:style-name="ce1" office:value-type="string" calcext:value-type="string">
            <text:p>Garwolin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 w Garwolinie, ul. Lubelska 50, 08-400 Garwolin</text:p>
          </table:table-cell>
          <table:table-cell table:formula="of:=INDEX(['nfz-import'.D$1:.D164];MATCH([.G149];['nfz-import'.E$1:.E16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4];MATCH([.G149];['nfz-import'.E$1:.E164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Arion Med. Sp. z o.o. Zespół Opieki Zdrowotnej w Gostyninie. Szpital Kruk</text:p>
          </table:table-cell>
          <table:table-cell table:style-name="ce1" office:value-type="string" calcext:value-type="string">
            <text:p>Kruk 5</text:p>
          </table:table-cell>
          <table:table-cell table:style-name="ce1" office:value-type="string" calcext:value-type="string">
            <text:p>09-500</text:p>
          </table:table-cell>
          <table:table-cell table:style-name="ce1" office:value-type="string" calcext:value-type="string">
            <text:p>Gostynin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Arion Med. Sp. z o.o. Zespół Opieki Zdrowotnej w Gostyninie. Szpital Kruk, ul. Kruk 5, 09-500 Gostynin</text:p>
          </table:table-cell>
          <table:table-cell table:formula="of:=INDEX(['nfz-import'.D$1:.D165];MATCH([.G150];['nfz-import'.E$1:.E165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5];MATCH([.G150];['nfz-import'.E$1:.E165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string" calcext:value-type="string">
            <text:p>Powiatowe Centrum Medyczne w Grójcu Sp. z o.o.</text:p>
          </table:table-cell>
          <table:table-cell table:style-name="ce1" office:value-type="string" calcext:value-type="string">
            <text:p>Piotra Skargi 10</text:p>
          </table:table-cell>
          <table:table-cell table:style-name="ce1" office:value-type="string" calcext:value-type="string">
            <text:p>05-600</text:p>
          </table:table-cell>
          <table:table-cell table:style-name="ce1" office:value-type="string" calcext:value-type="string">
            <text:p>Grójec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Powiatowe Centrum Medyczne w Grójcu Sp. z o.o., ul. Piotra Skargi 10, 05-600 Grójec</text:p>
          </table:table-cell>
          <table:table-cell table:formula="of:=INDEX(['nfz-import'.D$1:.D166];MATCH([.G151];['nfz-import'.E$1:.E166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6];MATCH([.G151];['nfz-import'.E$1:.E166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string" calcext:value-type="string">
            <text:p>Samodzielny Publiczny Zespół Zakładów Opieki Zdrowotnej Szpital w Iłży</text:p>
          </table:table-cell>
          <table:table-cell table:style-name="ce1" office:value-type="string" calcext:value-type="string">
            <text:p>dr Anki 4</text:p>
          </table:table-cell>
          <table:table-cell table:style-name="ce1" office:value-type="string" calcext:value-type="string">
            <text:p>27-100</text:p>
          </table:table-cell>
          <table:table-cell table:style-name="ce1" office:value-type="string" calcext:value-type="string">
            <text:p>Iłż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Szpital w Iłży, ul. dr Anki 4, 27-100 Iłża</text:p>
          </table:table-cell>
          <table:table-cell table:formula="of:=INDEX(['nfz-import'.D$1:.D167];MATCH([.G152];['nfz-import'.E$1:.E167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7];MATCH([.G152];['nfz-import'.E$1:.E167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string" calcext:value-type="string">
            <text:p>Samodzielny Publiczny Zespół Zakładów Opieki Zdrowotnej</text:p>
          </table:table-cell>
          <table:table-cell table:style-name="ce1" office:value-type="string" calcext:value-type="string">
            <text:p>Al.Gen. Władysława Sikorskiego 10</text:p>
          </table:table-cell>
          <table:table-cell table:style-name="ce1" office:value-type="string" calcext:value-type="string">
            <text:p>26-400</text:p>
          </table:table-cell>
          <table:table-cell table:style-name="ce1" office:value-type="string" calcext:value-type="string">
            <text:p>Kozienice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, ul. Al.Gen. Władysława Sikorskiego 10, 26-400 Kozienice</text:p>
          </table:table-cell>
          <table:table-cell table:formula="of:=INDEX(['nfz-import'.D$1:.D168];MATCH([.G153];['nfz-import'.E$1:.E168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8];MATCH([.G153];['nfz-import'.E$1:.E168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string" calcext:value-type="string">
            <text:p>Samodzielny Publiczny Zespół Zakładów Opieki Zdrowotnej Szpital Powiatowy</text:p>
          </table:table-cell>
          <table:table-cell table:style-name="ce1" office:value-type="string" calcext:value-type="string">
            <text:p>Śniadeckiego 2</text:p>
          </table:table-cell>
          <table:table-cell table:style-name="ce1" office:value-type="string" calcext:value-type="string">
            <text:p>27-300</text:p>
          </table:table-cell>
          <table:table-cell table:style-name="ce1" office:value-type="string" calcext:value-type="string">
            <text:p>Lipsko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Szpital Powiatowy, ul. Śniadeckiego 2, 27-300 Lipsko</text:p>
          </table:table-cell>
          <table:table-cell table:formula="of:=INDEX(['nfz-import'.D$1:.D169];MATCH([.G154];['nfz-import'.E$1:.E169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69];MATCH([.G154];['nfz-import'.E$1:.E169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string" calcext:value-type="string">
            <text:p>Samodzielny Publiczny Zakład Opieki Zdrowotnej Zespól Zakładów Oddział Ginekologiczno-Położniczy</text:p>
          </table:table-cell>
          <table:table-cell table:style-name="ce1" office:value-type="string" calcext:value-type="string">
            <text:p>Witosa 2</text:p>
          </table:table-cell>
          <table:table-cell table:style-name="ce1" office:value-type="string" calcext:value-type="string">
            <text:p>06-200</text:p>
          </table:table-cell>
          <table:table-cell table:style-name="ce1" office:value-type="string" calcext:value-type="string">
            <text:p>Maków Mazowiec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 Zespól Zakładów Oddział Ginekologiczno-Położniczy, ul. Witosa 2, 06-200 Maków Mazowiecki</text:p>
          </table:table-cell>
          <table:table-cell table:formula="of:=INDEX(['nfz-import'.D$1:.D170];MATCH([.G155];['nfz-import'.E$1:.E170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0];MATCH([.G155];['nfz-import'.E$1:.E170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Szpitalna 37</text:p>
          </table:table-cell>
          <table:table-cell table:style-name="ce1" office:value-type="string" calcext:value-type="string">
            <text:p>05-300</text:p>
          </table:table-cell>
          <table:table-cell table:style-name="ce1" office:value-type="string" calcext:value-type="string">
            <text:p>Mińsk Mazowiec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Opieki Zdrowotnej, ul. Szpitalna 37, 05-300 Mińsk Mazowiecki</text:p>
          </table:table-cell>
          <table:table-cell table:formula="of:=INDEX(['nfz-import'.D$1:.D171];MATCH([.G156];['nfz-import'.E$1:.E171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1];MATCH([.G156];['nfz-import'.E$1:.E171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dr A. Dobrskiej 1</text:p>
          </table:table-cell>
          <table:table-cell table:style-name="ce1" office:value-type="string" calcext:value-type="string">
            <text:p>06-500</text:p>
          </table:table-cell>
          <table:table-cell table:style-name="ce1" office:value-type="string" calcext:value-type="string">
            <text:p>Mł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, ul. dr A. Dobrskiej 1, 06-500 Mława</text:p>
          </table:table-cell>
          <table:table-cell table:formula="of:=INDEX(['nfz-import'.D$1:.D172];MATCH([.G157];['nfz-import'.E$1:.E172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2];MATCH([.G157];['nfz-import'.E$1:.E172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string" calcext:value-type="string">
            <text:p>Samodzielny Publiczny Zakład Opieki Zdrowotnej Szpital Rejonowy</text:p>
          </table:table-cell>
          <table:table-cell table:style-name="ce1" office:value-type="string" calcext:value-type="string">
            <text:p>Tomaszowska 43</text:p>
          </table:table-cell>
          <table:table-cell table:style-name="ce1" office:value-type="string" calcext:value-type="string">
            <text:p>26-420</text:p>
          </table:table-cell>
          <table:table-cell table:style-name="ce1" office:value-type="string" calcext:value-type="string">
            <text:p>Nowe Miasto nad Pilicą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 Szpital Rejonowy, ul. Tomaszowska 43, 26-420 Nowe Miasto nad Pilicą</text:p>
          </table:table-cell>
          <table:table-cell table:formula="of:=INDEX(['nfz-import'.D$1:.D173];MATCH([.G158];['nfz-import'.E$1:.E17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3];MATCH([.G158];['nfz-import'.E$1:.E173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string" calcext:value-type="string">
            <text:p>Nowodworskie Centrum Medyczne</text:p>
          </table:table-cell>
          <table:table-cell table:style-name="ce1" office:value-type="string" calcext:value-type="string">
            <text:p>Miodowa 2</text:p>
          </table:table-cell>
          <table:table-cell table:style-name="ce1" office:value-type="string" calcext:value-type="string">
            <text:p>05-100</text:p>
          </table:table-cell>
          <table:table-cell table:style-name="ce1" office:value-type="string" calcext:value-type="string">
            <text:p>Nowy Dwór Mazowiec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Nowodworskie Centrum Medyczne, ul. Miodowa 2, 05-100 Nowy Dwór Mazowiecki</text:p>
          </table:table-cell>
          <table:table-cell table:formula="of:=INDEX(['nfz-import'.D$1:.D174];MATCH([.G159];['nfz-import'.E$1:.E17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4];MATCH([.G159];['nfz-import'.E$1:.E174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string" calcext:value-type="string">
            <text:p>Mazowiecki Szpital Specjalistyczny w Ostrołęce im. dr Józefa Psarskiego</text:p>
          </table:table-cell>
          <table:table-cell table:style-name="ce1" office:value-type="string" calcext:value-type="string">
            <text:p>Al. Jana Pawła II 120 A</text:p>
          </table:table-cell>
          <table:table-cell table:style-name="ce1" office:value-type="string" calcext:value-type="string">
            <text:p>07-410</text:p>
          </table:table-cell>
          <table:table-cell table:style-name="ce1" office:value-type="string" calcext:value-type="string">
            <text:p>Ostrołęk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Mazowiecki Szpital Specjalistyczny w Ostrołęce im. dr Józefa Psarskiego, ul. Al. Jana Pawła II 120 A, 07-410 Ostrołęka</text:p>
          </table:table-cell>
          <table:table-cell table:formula="of:=INDEX(['nfz-import'.D$1:.D175];MATCH([.G160];['nfz-import'.E$1:.E175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5];MATCH([.G160];['nfz-import'.E$1:.E175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string" calcext:value-type="string">
            <text:p>Samodzielny Publiczny Zespół Zakładów Opieki Zdrowotnej w Ostrowi Mazowieckiej</text:p>
          </table:table-cell>
          <table:table-cell table:style-name="ce1" office:value-type="string" calcext:value-type="string">
            <text:p>Dubois 68</text:p>
          </table:table-cell>
          <table:table-cell table:style-name="ce1" office:value-type="string" calcext:value-type="string">
            <text:p>07-300</text:p>
          </table:table-cell>
          <table:table-cell table:style-name="ce1" office:value-type="string" calcext:value-type="string">
            <text:p>Ostrów Mazowieck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w Ostrowi Mazowieckiej, ul. Dubois 68, 07-300 Ostrów Mazowiecka</text:p>
          </table:table-cell>
          <table:table-cell table:formula="of:=INDEX(['nfz-import'.D$1:.D176];MATCH([.G161];['nfz-import'.E$1:.E176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6];MATCH([.G161];['nfz-import'.E$1:.E176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1" office:value-type="float" office:value="911" calcext:value-type="float">
            <text:p>911</text:p>
          </table:table-cell>
          <table:table-cell table:style-name="ce1" office:value-type="string" calcext:value-type="string">
            <text:p>Powiatowe Centrum Zdrowia Sp. z o.o. Szpital Powiatowy w Otwocku</text:p>
          </table:table-cell>
          <table:table-cell table:style-name="ce1" office:value-type="string" calcext:value-type="string">
            <text:p>Batorego 44</text:p>
          </table:table-cell>
          <table:table-cell table:style-name="ce1" office:value-type="string" calcext:value-type="string">
            <text:p>05-400</text:p>
          </table:table-cell>
          <table:table-cell table:style-name="ce1" office:value-type="string" calcext:value-type="string">
            <text:p>Otwock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Powiatowe Centrum Zdrowia Sp. z o.o. Szpital Powiatowy w Otwocku, ul. Batorego 44, 05-400 Otwock</text:p>
          </table:table-cell>
          <table:table-cell table:formula="of:=INDEX(['nfz-import'.D$1:.D177];MATCH([.G162];['nfz-import'.E$1:.E177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7];MATCH([.G162];['nfz-import'.E$1:.E177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string" calcext:value-type="string">
            <text:p>NZOZ Szpital św. Anny w Piasecznie</text:p>
          </table:table-cell>
          <table:table-cell table:style-name="ce1" office:value-type="string" calcext:value-type="string">
            <text:p>ul. Mickiewicza 39</text:p>
          </table:table-cell>
          <table:table-cell table:style-name="ce1" office:value-type="string" calcext:value-type="string">
            <text:p>05-500</text:p>
          </table:table-cell>
          <table:table-cell table:style-name="ce1" office:value-type="string" calcext:value-type="string">
            <text:p>Piaseczno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NZOZ Szpital św. Anny w Piasecznie, ul. ul. Mickiewicza 39, 05-500 Piaseczno</text:p>
          </table:table-cell>
          <table:table-cell table:formula="of:=INDEX(['nfz-import'.D$1:.D178];MATCH([.G163];['nfz-import'.E$1:.E178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8];MATCH([.G163];['nfz-import'.E$1:.E178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1" office:value-type="float" office:value="919" calcext:value-type="float">
            <text:p>919</text:p>
          </table:table-cell>
          <table:table-cell table:style-name="ce1" office:value-type="string" calcext:value-type="string">
            <text:p>Samodzielny Publiczny Zespół Zakładów Opieki Zdrowotnej</text:p>
          </table:table-cell>
          <table:table-cell table:style-name="ce3" office:value-type="string" calcext:value-type="string">
            <text:p>15 stycznia 1</text:p>
          </table:table-cell>
          <table:table-cell table:style-name="ce1" office:value-type="string" calcext:value-type="string">
            <text:p>26-670</text:p>
          </table:table-cell>
          <table:table-cell table:style-name="ce1" office:value-type="string" calcext:value-type="string">
            <text:p>Pion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, ul. 15 stycznia 1, 26-670 Pionki</text:p>
          </table:table-cell>
          <table:table-cell table:formula="of:=INDEX(['nfz-import'.D$1:.D179];MATCH([.G164];['nfz-import'.E$1:.E179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79];MATCH([.G164];['nfz-import'.E$1:.E179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1" office:value-type="float" office:value="924" calcext:value-type="float">
            <text:p>924</text:p>
          </table:table-cell>
          <table:table-cell table:style-name="ce1" office:value-type="string" calcext:value-type="string">
            <text:p>Płocki Zakład Opieki Zdrowotnej Sp z o.o. Szpital Śwętej Trójcy</text:p>
          </table:table-cell>
          <table:table-cell table:style-name="ce1" office:value-type="string" calcext:value-type="string">
            <text:p>Kościuszki 28</text:p>
          </table:table-cell>
          <table:table-cell table:style-name="ce1" office:value-type="string" calcext:value-type="string">
            <text:p>09-402</text:p>
          </table:table-cell>
          <table:table-cell table:style-name="ce1" office:value-type="string" calcext:value-type="string">
            <text:p>Płock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Płocki Zakład Opieki Zdrowotnej Sp z o.o. Szpital Śwętej Trójcy, ul. Kościuszki 28, 09-402 Płock</text:p>
          </table:table-cell>
          <table:table-cell table:formula="of:=INDEX(['nfz-import'.D$1:.D180];MATCH([.G165];['nfz-import'.E$1:.E180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0];MATCH([.G165];['nfz-import'.E$1:.E180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Medyczna 19</text:p>
          </table:table-cell>
          <table:table-cell table:style-name="ce1" office:value-type="string" calcext:value-type="string">
            <text:p>09-400</text:p>
          </table:table-cell>
          <table:table-cell table:style-name="ce1" office:value-type="string" calcext:value-type="string">
            <text:p>Płock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Wojewódzki Szpital Zespolony, ul. Medyczna 19, 09-400 Płock</text:p>
          </table:table-cell>
          <table:table-cell table:formula="of:=INDEX(['nfz-import'.D$1:.D181];MATCH([.G166];['nfz-import'.E$1:.E181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1];MATCH([.G166];['nfz-import'.E$1:.E181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string" calcext:value-type="string">
            <text:p>Samodzielny Publiczny Zespół Zakładów Opieki Zdrowotnej im. Marszałka Józefa Piłsudskiego w Płońsku</text:p>
          </table:table-cell>
          <table:table-cell table:style-name="ce1" office:value-type="string" calcext:value-type="string">
            <text:p>Sienkiewicza 7</text:p>
          </table:table-cell>
          <table:table-cell table:style-name="ce1" office:value-type="string" calcext:value-type="string">
            <text:p>09-100</text:p>
          </table:table-cell>
          <table:table-cell table:style-name="ce1" office:value-type="string" calcext:value-type="string">
            <text:p>Płońsk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im. Marszałka Józefa Piłsudskiego w Płońsku, ul. Sienkiewicza 7, 09-100 Płońsk</text:p>
          </table:table-cell>
          <table:table-cell table:formula="of:=INDEX(['nfz-import'.D$1:.D182];MATCH([.G167];['nfz-import'.E$1:.E182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2];MATCH([.G167];['nfz-import'.E$1:.E182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string" calcext:value-type="string">
            <text:p>Samodzielny Publiczny Zespól Zakładów Opieki Zdrowotnej w Pruszkowie</text:p>
          </table:table-cell>
          <table:table-cell table:style-name="ce1" office:value-type="string" calcext:value-type="string">
            <text:p>Armii Krajowej 2/4</text:p>
          </table:table-cell>
          <table:table-cell table:style-name="ce1" office:value-type="string" calcext:value-type="string">
            <text:p>05-800</text:p>
          </table:table-cell>
          <table:table-cell table:style-name="ce1" office:value-type="string" calcext:value-type="string">
            <text:p>Pruszk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l Zakładów Opieki Zdrowotnej w Pruszkowie, ul. Armii Krajowej 2/4, 05-800 Pruszków</text:p>
          </table:table-cell>
          <table:table-cell table:formula="of:=INDEX(['nfz-import'.D$1:.D183];MATCH([.G168];['nfz-import'.E$1:.E18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3];MATCH([.G168];['nfz-import'.E$1:.E183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Samodzielny Publiczny Zespół Zakładów Opieki Zdrowotnej w Przasnyszu Szpital im. dr. Wojciecha Oczko</text:p>
          </table:table-cell>
          <table:table-cell table:style-name="ce1" office:value-type="string" calcext:value-type="string">
            <text:p>Sadowa 9</text:p>
          </table:table-cell>
          <table:table-cell table:style-name="ce1" office:value-type="string" calcext:value-type="string">
            <text:p>06-300</text:p>
          </table:table-cell>
          <table:table-cell table:style-name="ce1" office:value-type="string" calcext:value-type="string">
            <text:p>Przasnysz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w Przasnyszu Szpital im. dr. Wojciecha Oczko, ul. Sadowa 9, 06-300 Przasnysz</text:p>
          </table:table-cell>
          <table:table-cell table:formula="of:=INDEX(['nfz-import'.D$1:.D184];MATCH([.G169];['nfz-import'.E$1:.E18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4];MATCH([.G169];['nfz-import'.E$1:.E184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string" calcext:value-type="string">
            <text:p>Szpital Powiatowy w Pułtusku Sp z o.o.</text:p>
          </table:table-cell>
          <table:table-cell table:style-name="ce1" office:value-type="string" calcext:value-type="string">
            <text:p>Teofila Kwiatkowskiego 19</text:p>
          </table:table-cell>
          <table:table-cell table:style-name="ce1" office:value-type="string" calcext:value-type="string">
            <text:p>06-102</text:p>
          </table:table-cell>
          <table:table-cell table:style-name="ce1" office:value-type="string" calcext:value-type="string">
            <text:p>Pułtusk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Powiatowy w Pułtusku Sp z o.o., ul. Teofila Kwiatkowskiego 19, 06-102 Pułtusk</text:p>
          </table:table-cell>
          <table:table-cell table:formula="of:=INDEX(['nfz-import'.D$1:.D185];MATCH([.G170];['nfz-import'.E$1:.E185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5];MATCH([.G170];['nfz-import'.E$1:.E185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string" calcext:value-type="string">
            <text:p>Radomski Szpital Specjalistyczny im. dr T. Chałubińskiego</text:p>
          </table:table-cell>
          <table:table-cell table:style-name="ce1" office:value-type="string" calcext:value-type="string">
            <text:p>Tochtermana 1</text:p>
          </table:table-cell>
          <table:table-cell table:style-name="ce1" office:value-type="string" calcext:value-type="string">
            <text:p>26-600</text:p>
          </table:table-cell>
          <table:table-cell table:style-name="ce1" office:value-type="string" calcext:value-type="string">
            <text:p>Radom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Radomski Szpital Specjalistyczny im. dr T. Chałubińskiego, ul. Tochtermana 1, 26-600 Radom</text:p>
          </table:table-cell>
          <table:table-cell table:formula="of:=INDEX(['nfz-import'.D$1:.D186];MATCH([.G171];['nfz-import'.E$1:.E186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6];MATCH([.G171];['nfz-import'.E$1:.E186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1" office:value-type="float" office:value="952" calcext:value-type="float">
            <text:p>952</text:p>
          </table:table-cell>
          <table:table-cell table:style-name="ce1" office:value-type="string" calcext:value-type="string">
            <text:p>Mazowiecki Szpitala Specjalistyczny Sp. z o.o.</text:p>
          </table:table-cell>
          <table:table-cell table:style-name="ce1" office:value-type="string" calcext:value-type="string">
            <text:p>Juliana Aleksandrowicza 5</text:p>
          </table:table-cell>
          <table:table-cell table:style-name="ce1" office:value-type="string" calcext:value-type="string">
            <text:p>26-600</text:p>
          </table:table-cell>
          <table:table-cell table:style-name="ce1" office:value-type="string" calcext:value-type="string">
            <text:p>Radom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Mazowiecki Szpitala Specjalistyczny Sp. z o.o., ul. Juliana Aleksandrowicza 5, 26-600 Radom</text:p>
          </table:table-cell>
          <table:table-cell table:formula="of:=INDEX(['nfz-import'.D$1:.D187];MATCH([.G172];['nfz-import'.E$1:.E187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7];MATCH([.G172];['nfz-import'.E$1:.E187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string" calcext:value-type="string">
            <text:p>Mazowiecki Szpital Wojewódzki w Siedlcach Sp. z o.o. Siedlecki Szpital Specjalistyczny.</text:p>
          </table:table-cell>
          <table:table-cell table:style-name="ce1" office:value-type="string" calcext:value-type="string">
            <text:p>Poniatowskiego 26</text:p>
          </table:table-cell>
          <table:table-cell table:style-name="ce1" office:value-type="string" calcext:value-type="string">
            <text:p>08-110</text:p>
          </table:table-cell>
          <table:table-cell table:style-name="ce1" office:value-type="string" calcext:value-type="string">
            <text:p>Siedlce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Mazowiecki Szpital Wojewódzki w Siedlcach Sp. z o.o. Siedlecki Szpital Specjalistyczny., ul. Poniatowskiego 26, 08-110 Siedlce</text:p>
          </table:table-cell>
          <table:table-cell table:formula="of:=INDEX(['nfz-import'.D$1:.D188];MATCH([.G173];['nfz-import'.E$1:.E188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8];MATCH([.G173];['nfz-import'.E$1:.E188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tarowiejska 15</text:p>
          </table:table-cell>
          <table:table-cell table:style-name="ce1" office:value-type="string" calcext:value-type="string">
            <text:p>08-110</text:p>
          </table:table-cell>
          <table:table-cell table:style-name="ce1" office:value-type="string" calcext:value-type="string">
            <text:p>Siedlce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, ul. Starowiejska 15, 08-110 Siedlce</text:p>
          </table:table-cell>
          <table:table-cell table:formula="of:=INDEX(['nfz-import'.D$1:.D189];MATCH([.G174];['nfz-import'.E$1:.E189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89];MATCH([.G174];['nfz-import'.E$1:.E189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łowackiego 32</text:p>
          </table:table-cell>
          <table:table-cell table:style-name="ce1" office:value-type="string" calcext:value-type="string">
            <text:p>09-200</text:p>
          </table:table-cell>
          <table:table-cell table:style-name="ce1" office:value-type="string" calcext:value-type="string">
            <text:p>Sierpc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, ul. Słowackiego 32, 09-200 Sierpc</text:p>
          </table:table-cell>
          <table:table-cell table:formula="of:=INDEX(['nfz-import'.D$1:.D190];MATCH([.G175];['nfz-import'.E$1:.E190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0];MATCH([.G175];['nfz-import'.E$1:.E190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string" calcext:value-type="string">
            <text:p>Zespół Opieki Zdrowotnej Szpitala Powiatowego w Sochaczewie</text:p>
          </table:table-cell>
          <table:table-cell table:style-name="ce1" office:value-type="string" calcext:value-type="string">
            <text:p>Batalionów Chłopskich 3/7</text:p>
          </table:table-cell>
          <table:table-cell table:style-name="ce1" office:value-type="string" calcext:value-type="string">
            <text:p>96-500</text:p>
          </table:table-cell>
          <table:table-cell table:style-name="ce1" office:value-type="string" calcext:value-type="string">
            <text:p>Sochacze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Zespół Opieki Zdrowotnej Szpitala Powiatowego w Sochaczewie, ul. Batalionów Chłopskich 3/7, 96-500 Sochaczew</text:p>
          </table:table-cell>
          <table:table-cell table:formula="of:=INDEX(['nfz-import'.D$1:.D191];MATCH([.G176];['nfz-import'.E$1:.E191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1];MATCH([.G176];['nfz-import'.E$1:.E191];0);0)" office:value-type="float" office:value="7" calcext:value-type="float">
            <text:p>7</text:p>
          </table:table-cell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1" office:value-type="float" office:value="984" calcext:value-type="float">
            <text:p>984</text:p>
          </table:table-cell>
          <table:table-cell table:style-name="ce1" office:value-type="string" calcext:value-type="string">
            <text:p>Samodzielny Publiczny Zakład Opieki Zdrowotnej w Sokołowie Podlaskim, Szpital Powiatowy im Zbigniewa Koprowskiego</text:p>
          </table:table-cell>
          <table:table-cell table:style-name="ce1" office:value-type="string" calcext:value-type="string">
            <text:p>Ks. J. Bosko 5</text:p>
          </table:table-cell>
          <table:table-cell table:style-name="ce1" office:value-type="string" calcext:value-type="string">
            <text:p>08-300</text:p>
          </table:table-cell>
          <table:table-cell table:style-name="ce1" office:value-type="string" calcext:value-type="string">
            <text:p>Sokołów Podlas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 w Sokołowie Podlaskim, Szpital Powiatowy im Zbigniewa Koprowskiego, ul. Ks. J. Bosko 5, 08-300 Sokołów Podlaski</text:p>
          </table:table-cell>
          <table:table-cell table:formula="of:=INDEX(['nfz-import'.D$1:.D192];MATCH([.G177];['nfz-import'.E$1:.E192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2];MATCH([.G177];['nfz-import'.E$1:.E192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string" calcext:value-type="string">
            <text:p>Centralny Szpital Kliniczny MSW</text:p>
          </table:table-cell>
          <table:table-cell table:style-name="ce1" office:value-type="string" calcext:value-type="string">
            <text:p>Wołoska 137</text:p>
          </table:table-cell>
          <table:table-cell table:style-name="ce1" office:value-type="string" calcext:value-type="string">
            <text:p>02-507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Centralny Szpital Kliniczny MSW, ul. Wołoska 137, 02-507 Warszawa</text:p>
          </table:table-cell>
          <table:table-cell table:formula="of:=INDEX(['nfz-import'.D$1:.D193];MATCH([.G178];['nfz-import'.E$1:.E19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3];MATCH([.G178];['nfz-import'.E$1:.E193];0);0)" office:value-type="float" office:value="7" calcext:value-type="float">
            <text:p>7</text:p>
          </table:table-cell>
        </table:table-row>
        <table:table-row table:style-name="ro5">
          <table:table-cell office:value-type="float" office:value="202" calcext:value-type="float">
            <text:p>202</text:p>
          </table:table-cell>
          <table:table-cell table:style-name="ce1" office:value-type="float" office:value="1049" calcext:value-type="float">
            <text:p>1049</text:p>
          </table:table-cell>
          <table:table-cell table:style-name="ce1" office:value-type="string" calcext:value-type="string">
            <text:p>I Katedra i Klinika Położnictwa i Ginekologii Warszawskiego Uniewersytetu Medycznego. Uniwersyteckie Centrum Zdrowia Kobiety i Noworodka</text:p>
          </table:table-cell>
          <table:table-cell table:style-name="ce1" office:value-type="string" calcext:value-type="string">
            <text:p>Pl. Starynkiewicza 1/ 3</text:p>
          </table:table-cell>
          <table:table-cell table:style-name="ce1" office:value-type="string" calcext:value-type="string">
            <text:p>02-015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I Katedra i Klinika Położnictwa i Ginekologii Warszawskiego Uniewersytetu Medycznego. Uniwersyteckie Centrum Zdrowia Kobiety i Noworodka, ul. Pl. Starynkiewicza 1/ 3, 02-015 Warszawa</text:p>
          </table:table-cell>
          <table:table-cell table:formula="of:=INDEX(['nfz-import'.D$1:.D194];MATCH([.G179];['nfz-import'.E$1:.E19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4];MATCH([.G179];['nfz-import'.E$1:.E194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1" office:value-type="float" office:value="1051" calcext:value-type="float">
            <text:p>1051</text:p>
          </table:table-cell>
          <table:table-cell table:style-name="ce1" office:value-type="string" calcext:value-type="string">
            <text:p>Klinika Położnictwa i Ginekologii Instytut Matki i Dziecka</text:p>
          </table:table-cell>
          <table:table-cell table:style-name="ce1" office:value-type="string" calcext:value-type="string">
            <text:p>Kasprzaka 17A</text:p>
          </table:table-cell>
          <table:table-cell table:style-name="ce1" office:value-type="string" calcext:value-type="string">
            <text:p>01-211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Klinika Położnictwa i Ginekologii Instytut Matki i Dziecka, ul. Kasprzaka 17A, 01-211 Warszawa</text:p>
          </table:table-cell>
          <table:table-cell table:formula="of:=INDEX(['nfz-import'.D$1:.D195];MATCH([.G180];['nfz-import'.E$1:.E195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5];MATCH([.G180];['nfz-import'.E$1:.E195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string" calcext:value-type="string">
            <text:p>Międzyleski Szpital Specjalistyczny</text:p>
          </table:table-cell>
          <table:table-cell table:style-name="ce1" office:value-type="string" calcext:value-type="string">
            <text:p>Bursztynowa 2</text:p>
          </table:table-cell>
          <table:table-cell table:style-name="ce1" office:value-type="string" calcext:value-type="string">
            <text:p>04-749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Międzyleski Szpital Specjalistyczny, ul. Bursztynowa 2, 04-749 Warszawa</text:p>
          </table:table-cell>
          <table:table-cell table:formula="of:=INDEX(['nfz-import'.D$1:.D196];MATCH([.G181];['nfz-import'.E$1:.E196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6];MATCH([.G181];['nfz-import'.E$1:.E196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string" calcext:value-type="string">
            <text:p>Centrum Medyczne Damiana Holding Sp z o.o.</text:p>
          </table:table-cell>
          <table:table-cell table:style-name="ce1" office:value-type="string" calcext:value-type="string">
            <text:p>al. Rzeczpospolitej 5</text:p>
          </table:table-cell>
          <table:table-cell table:style-name="ce1" office:value-type="string" calcext:value-type="string">
            <text:p>02-972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Centrum Medyczne Damiana Holding Sp z o.o., ul. al. Rzeczpospolitej 5, 02-972 Warszawa</text:p>
          </table:table-cell>
          <table:table-cell table:formula="of:=INDEX(['nfz-import'.D$1:.D197];MATCH([.G182];['nfz-import'.E$1:.E197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7];MATCH([.G182];['nfz-import'.E$1:.E197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1" office:value-type="float" office:value="1056" calcext:value-type="float">
            <text:p>1056</text:p>
          </table:table-cell>
          <table:table-cell table:style-name="ce1" office:value-type="string" calcext:value-type="string">
            <text:p>Samodzielny Szpital Kliniczny im. Prof. W. Orłowskiego CMKP</text:p>
          </table:table-cell>
          <table:table-cell table:style-name="ce1" office:value-type="string" calcext:value-type="string">
            <text:p>Czerniakowska 231</text:p>
          </table:table-cell>
          <table:table-cell table:style-name="ce1" office:value-type="string" calcext:value-type="string">
            <text:p>00-416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Szpital Kliniczny im. Prof. W. Orłowskiego CMKP, ul. Czerniakowska 231, 00-416 Warszawa</text:p>
          </table:table-cell>
          <table:table-cell table:formula="of:=INDEX(['nfz-import'.D$1:.D198];MATCH([.G183];['nfz-import'.E$1:.E198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8];MATCH([.G183];['nfz-import'.E$1:.E198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1" office:value-type="float" office:value="1057" calcext:value-type="float">
            <text:p>1057</text:p>
          </table:table-cell>
          <table:table-cell table:style-name="ce1" office:value-type="string" calcext:value-type="string">
            <text:p>Szpital Specjalistyczny im. Świętej Rodziny SPZOZ</text:p>
          </table:table-cell>
          <table:table-cell table:style-name="ce1" office:value-type="string" calcext:value-type="string">
            <text:p>Madalińskiego 25</text:p>
          </table:table-cell>
          <table:table-cell table:style-name="ce1" office:value-type="string" calcext:value-type="string">
            <text:p>02-544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Specjalistyczny im. Świętej Rodziny SPZOZ, ul. Madalińskiego 25, 02-544 Warszawa</text:p>
          </table:table-cell>
          <table:table-cell table:formula="of:=INDEX(['nfz-import'.D$1:.D199];MATCH([.G184];['nfz-import'.E$1:.E199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199];MATCH([.G184];['nfz-import'.E$1:.E199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string" calcext:value-type="string">
            <text:p>Centrum Medyczne ŻELAZNA Sp.z o.o. Szpital Specjalistyczny św. Zofii</text:p>
          </table:table-cell>
          <table:table-cell table:style-name="ce1" office:value-type="string" calcext:value-type="string">
            <text:p>Żelazna 90</text:p>
          </table:table-cell>
          <table:table-cell table:style-name="ce1" office:value-type="string" calcext:value-type="string">
            <text:p>01-004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Centrum Medyczne ŻELAZNA Sp.z o.o. Szpital Specjalistyczny św. Zofii, ul. Żelazna 90, 01-004 Warszawa</text:p>
          </table:table-cell>
          <table:table-cell table:formula="of:=INDEX(['nfz-import'.D$1:.D200];MATCH([.G185];['nfz-import'.E$1:.E200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0];MATCH([.G185];['nfz-import'.E$1:.E200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 office:value-type="float" office:value="1063" calcext:value-type="float">
            <text:p>1063</text:p>
          </table:table-cell>
          <table:table-cell table:style-name="ce1" office:value-type="string" calcext:value-type="string">
            <text:p>Szpital SOLEC Sp. z o.o.</text:p>
          </table:table-cell>
          <table:table-cell table:style-name="ce1" office:value-type="string" calcext:value-type="string">
            <text:p>Solec 93</text:p>
          </table:table-cell>
          <table:table-cell table:style-name="ce1" office:value-type="string" calcext:value-type="string">
            <text:p>00-382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SOLEC Sp. z o.o., ul. Solec 93, 00-382 Warszawa</text:p>
          </table:table-cell>
          <table:table-cell table:formula="of:=INDEX(['nfz-import'.D$1:.D201];MATCH([.G186];['nfz-import'.E$1:.E201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1];MATCH([.G186];['nfz-import'.E$1:.E201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string" calcext:value-type="string">
            <text:p>Szpital Bielański im. ks. Jerzego Popiełuszki SPZOZ</text:p>
          </table:table-cell>
          <table:table-cell table:style-name="ce1" office:value-type="string" calcext:value-type="string">
            <text:p>Cegłowska 80</text:p>
          </table:table-cell>
          <table:table-cell table:style-name="ce1" office:value-type="string" calcext:value-type="string">
            <text:p>01-809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Bielański im. ks. Jerzego Popiełuszki SPZOZ, ul. Cegłowska 80, 01-809 Warszawa</text:p>
          </table:table-cell>
          <table:table-cell table:formula="of:=INDEX(['nfz-import'.D$1:.D202];MATCH([.G187];['nfz-import'.E$1:.E202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2];MATCH([.G187];['nfz-import'.E$1:.E202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string" calcext:value-type="string">
            <text:p>Szpital Specjalistyczny Inflancka Imienia Krysi Niżyńskiej - "Zakurzonej" SPZOZ</text:p>
          </table:table-cell>
          <table:table-cell table:style-name="ce1" office:value-type="string" calcext:value-type="string">
            <text:p>Inflancka 6</text:p>
          </table:table-cell>
          <table:table-cell table:style-name="ce1" office:value-type="string" calcext:value-type="string">
            <text:p>00-189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Specjalistyczny Inflancka Imienia Krysi Niżyńskiej - "Zakurzonej" SPZOZ, ul. Inflancka 6, 00-189 Warszawa</text:p>
          </table:table-cell>
          <table:table-cell table:formula="of:=INDEX(['nfz-import'.D$1:.D203];MATCH([.G188];['nfz-import'.E$1:.E20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3];MATCH([.G188];['nfz-import'.E$1:.E203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string" calcext:value-type="string">
            <text:p>Szpital Kliniczny im. Ks. Anny Mazowieckiej</text:p>
          </table:table-cell>
          <table:table-cell table:style-name="ce1" office:value-type="string" calcext:value-type="string">
            <text:p>Karowa 2</text:p>
          </table:table-cell>
          <table:table-cell table:style-name="ce1" office:value-type="string" calcext:value-type="string">
            <text:p>00-315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Kliniczny im. Ks. Anny Mazowieckiej, ul. Karowa 2, 00-315 Warszawa</text:p>
          </table:table-cell>
          <table:table-cell table:formula="of:=INDEX(['nfz-import'.D$1:.D204];MATCH([.G189];['nfz-import'.E$1:.E20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4];MATCH([.G189];['nfz-import'.E$1:.E204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 office:value-type="float" office:value="1136" calcext:value-type="float">
            <text:p>1136</text:p>
          </table:table-cell>
          <table:table-cell table:style-name="ce1" office:value-type="string" calcext:value-type="string">
            <text:p>Szpital Medicover</text:p>
          </table:table-cell>
          <table:table-cell table:style-name="ce1" office:value-type="string" calcext:value-type="string">
            <text:p>Al. Rzeczypospolitej 5</text:p>
          </table:table-cell>
          <table:table-cell table:style-name="ce1" office:value-type="string" calcext:value-type="string">
            <text:p>02-972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Medicover, ul. Al. Rzeczypospolitej 5, 02-972 Warszawa</text:p>
          </table:table-cell>
          <table:table-cell table:formula="of:=INDEX(['nfz-import'.D$1:.D205];MATCH([.G190];['nfz-import'.E$1:.E205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5];MATCH([.G190];['nfz-import'.E$1:.E205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string" calcext:value-type="string">
            <text:p>Szpital Praski p.w. Przemienienia Pańskiego Sp. z o.o.</text:p>
          </table:table-cell>
          <table:table-cell table:style-name="ce1" office:value-type="string" calcext:value-type="string">
            <text:p>Al. Solidarności 67</text:p>
          </table:table-cell>
          <table:table-cell table:style-name="ce1" office:value-type="string" calcext:value-type="string">
            <text:p>03-401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Praski p.w. Przemienienia Pańskiego Sp. z o.o., ul. Al. Solidarności 67, 03-401 Warszawa</text:p>
          </table:table-cell>
          <table:table-cell table:formula="of:=INDEX(['nfz-import'.D$1:.D206];MATCH([.G191];['nfz-import'.E$1:.E206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6];MATCH([.G191];['nfz-import'.E$1:.E206];0);0)" office:value-type="float" office:value="7" calcext:value-type="float">
            <text:p>7</text:p>
          </table:table-cell>
        </table:table-row>
        <table:table-row table:style-name="ro6">
          <table:table-cell office:value-type="float" office:value="215" calcext:value-type="float">
            <text:p>21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string" calcext:value-type="string">
            <text:p>Mazowiecki Szpital Bródnowski Sp. z o.o. Bródnowskie Centrum Kliniczne Zespół Oddziałow Ginekologii Onkologicznej i Położnictwa Katedra i Klinika Położnictwa, Chorób Kobiecych i Ginekologii Onkologicznej</text:p>
          </table:table-cell>
          <table:table-cell table:style-name="ce1" office:value-type="string" calcext:value-type="string">
            <text:p>Kondratowicza 8</text:p>
          </table:table-cell>
          <table:table-cell table:style-name="ce1" office:value-type="string" calcext:value-type="string">
            <text:p>03-242</text:p>
          </table:table-cell>
          <table:table-cell table:style-name="ce1" office:value-type="string" calcext:value-type="string">
            <text:p>Warszawa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Mazowiecki Szpital Bródnowski Sp. z o.o. Bródnowskie Centrum Kliniczne Zespół Oddziałow Ginekologii Onkologicznej i Położnictwa Katedra i Klinika Położnictwa, Chorób Kobiecych i Ginekologii Onkologicznej, ul. Kondratowicza 8, 03-242 Warszawa</text:p>
          </table:table-cell>
          <table:table-cell table:formula="of:=INDEX(['nfz-import'.D$1:.D207];MATCH([.G192];['nfz-import'.E$1:.E207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7];MATCH([.G192];['nfz-import'.E$1:.E207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1" office:value-type="float" office:value="1064" calcext:value-type="float">
            <text:p>1064</text:p>
          </table:table-cell>
          <table:table-cell table:style-name="ce1" office:value-type="string" calcext:value-type="string">
            <text:p>Samodzielny Publiczny Zakład Opieki Zdrowotnej w Węgrowie</text:p>
          </table:table-cell>
          <table:table-cell table:style-name="ce1" office:value-type="string" calcext:value-type="string">
            <text:p>Kościuszki 15</text:p>
          </table:table-cell>
          <table:table-cell table:style-name="ce1" office:value-type="string" calcext:value-type="string">
            <text:p>07-100</text:p>
          </table:table-cell>
          <table:table-cell table:style-name="ce1" office:value-type="string" calcext:value-type="string">
            <text:p>Węgr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akład Opieki Zdrowotnej w Węgrowie, ul. Kościuszki 15, 07-100 Węgrów</text:p>
          </table:table-cell>
          <table:table-cell table:formula="of:=INDEX(['nfz-import'.D$1:.D208];MATCH([.G193];['nfz-import'.E$1:.E208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8];MATCH([.G193];['nfz-import'.E$1:.E208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Szpital Powiatowy</text:p>
          </table:table-cell>
          <table:table-cell table:style-name="ce1" office:value-type="string" calcext:value-type="string">
            <text:p>Gdyńska 1/3</text:p>
          </table:table-cell>
          <table:table-cell table:style-name="ce1" office:value-type="string" calcext:value-type="string">
            <text:p>05-200</text:p>
          </table:table-cell>
          <table:table-cell table:style-name="ce1" office:value-type="string" calcext:value-type="string">
            <text:p>Wołomin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Powiatowy, ul. Gdyńska 1/3, 05-200 Wołomin</text:p>
          </table:table-cell>
          <table:table-cell table:formula="of:=INDEX(['nfz-import'.D$1:.D209];MATCH([.G194];['nfz-import'.E$1:.E209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09];MATCH([.G194];['nfz-import'.E$1:.E209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string" calcext:value-type="string">
            <text:p>Niepubliczny Zakład Opieki Zdrowotnej GIN-MEDICUS Sp. z o.o.</text:p>
          </table:table-cell>
          <table:table-cell table:style-name="ce1" office:value-type="string" calcext:value-type="string">
            <text:p>Sowińskiego 57</text:p>
          </table:table-cell>
          <table:table-cell table:style-name="ce1" office:value-type="string" calcext:value-type="string">
            <text:p>07-200</text:p>
          </table:table-cell>
          <table:table-cell table:style-name="ce1" office:value-type="string" calcext:value-type="string">
            <text:p>Wyszk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Niepubliczny Zakład Opieki Zdrowotnej GIN-MEDICUS Sp. z o.o., ul. Sowińskiego 57, 07-200 Wyszków</text:p>
          </table:table-cell>
          <table:table-cell table:formula="of:=INDEX(['nfz-import'.D$1:.D210];MATCH([.G195];['nfz-import'.E$1:.E210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10];MATCH([.G195];['nfz-import'.E$1:.E210];0);0)" office:value-type="float" office:value="7" calcext:value-type="float">
            <text:p>7</text:p>
          </table:table-cell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1" office:value-type="float" office:value="1085" calcext:value-type="float">
            <text:p>1085</text:p>
          </table:table-cell>
          <table:table-cell table:style-name="ce1" office:value-type="string" calcext:value-type="string">
            <text:p>Szpital Powiatowy Samodzielnego Publicznego Zespołu Zakładów Opieki Zdrowotnej</text:p>
          </table:table-cell>
          <table:table-cell table:style-name="ce1" office:value-type="string" calcext:value-type="string">
            <text:p>Komisji Edukacji Narodowej 1</text:p>
          </table:table-cell>
          <table:table-cell table:style-name="ce1" office:value-type="string" calcext:value-type="string">
            <text:p>07-200</text:p>
          </table:table-cell>
          <table:table-cell table:style-name="ce1" office:value-type="string" calcext:value-type="string">
            <text:p>Wyszk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zpital Powiatowy Samodzielnego Publicznego Zespołu Zakładów Opieki Zdrowotnej, ul. Komisji Edukacji Narodowej 1, 07-200 Wyszków</text:p>
          </table:table-cell>
          <table:table-cell table:formula="of:=INDEX(['nfz-import'.D$1:.D211];MATCH([.G196];['nfz-import'.E$1:.E211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11];MATCH([.G196];['nfz-import'.E$1:.E211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Samodzielny Publiczny Zespół Zakładów Opieki Zdrowotnej w Żurominie</text:p>
          </table:table-cell>
          <table:table-cell table:style-name="ce1" office:value-type="string" calcext:value-type="string">
            <text:p>Szpitalna 56</text:p>
          </table:table-cell>
          <table:table-cell table:style-name="ce1" office:value-type="string" calcext:value-type="string">
            <text:p>09-300</text:p>
          </table:table-cell>
          <table:table-cell table:style-name="ce1" office:value-type="string" calcext:value-type="string">
            <text:p>Żuromin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Samodzielny Publiczny Zespół Zakładów Opieki Zdrowotnej w Żurominie, ul. Szpitalna 56, 09-300 Żuromin</text:p>
          </table:table-cell>
          <table:table-cell table:formula="of:=INDEX(['nfz-import'.D$1:.D212];MATCH([.G197];['nfz-import'.E$1:.E212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12];MATCH([.G197];['nfz-import'.E$1:.E212];0);0)" office:value-type="float" office:value="7" calcext:value-type="float">
            <text:p>7</text:p>
          </table:table-cell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string" calcext:value-type="string">
            <text:p>Centrum Zdrowia Mazowsza Zachodniego Sp. z o.o.</text:p>
          </table:table-cell>
          <table:table-cell table:style-name="ce1" office:value-type="string" calcext:value-type="string">
            <text:p>Limanowskiego 30</text:p>
          </table:table-cell>
          <table:table-cell table:style-name="ce1" office:value-type="string" calcext:value-type="string">
            <text:p>96-300</text:p>
          </table:table-cell>
          <table:table-cell table:style-name="ce1" office:value-type="string" calcext:value-type="string">
            <text:p>Żyrardów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Centrum Zdrowia Mazowsza Zachodniego Sp. z o.o., ul. Limanowskiego 30, 96-300 Żyrardów</text:p>
          </table:table-cell>
          <table:table-cell table:formula="of:=INDEX(['nfz-import'.D$1:.D213];MATCH([.G198];['nfz-import'.E$1:.E213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13];MATCH([.G198];['nfz-import'.E$1:.E213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 office:value-type="float" office:value="1146" calcext:value-type="float">
            <text:p>1146</text:p>
          </table:table-cell>
          <table:table-cell table:style-name="ce1" office:value-type="string" calcext:value-type="string">
            <text:p>Dom Narodzin Świetej Rodziny</text:p>
          </table:table-cell>
          <table:table-cell table:style-name="ce1" office:value-type="string" calcext:value-type="string">
            <text:p>Polna 28a</text:p>
          </table:table-cell>
          <table:table-cell table:style-name="ce1" office:value-type="string" calcext:value-type="string">
            <text:p>05-092</text:p>
          </table:table-cell>
          <table:table-cell table:style-name="ce1" office:value-type="string" calcext:value-type="string">
            <text:p>Łomianki</text:p>
          </table:table-cell>
          <table:table-cell table:style-name="ce1" office:value-type="string" calcext:value-type="string">
            <text:p>mazowieckie</text:p>
          </table:table-cell>
          <table:table-cell table:style-name="ce1" office:value-type="string" calcext:value-type="string">
            <text:p>Dom Narodzin Świetej Rodziny, ul. Polna 28a, 05-092 Łomianki</text:p>
          </table:table-cell>
          <table:table-cell table:formula="of:=INDEX(['nfz-import'.D$1:.D214];MATCH([.G199];['nfz-import'.E$1:.E214];0);0)" office:value-type="string" office:string-value="Mazowiecki Oddział Narodowego Funduszu Zdrowia w Warszawie" calcext:value-type="string">
            <text:p>Mazowiecki Oddział Narodowego Funduszu Zdrowia w Warszawie</text:p>
          </table:table-cell>
          <table:table-cell table:style-name="ce4" table:formula="of:=INDEX(['nfz-import'.A$1:.A214];MATCH([.G199];['nfz-import'.E$1:.E214];0)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string" calcext:value-type="string">
            <text:p>SP ZOZ Brzeskie Centrum Medyczne</text:p>
          </table:table-cell>
          <table:table-cell table:style-name="ce1" office:value-type="string" calcext:value-type="string">
            <text:p>Mossora 1</text:p>
          </table:table-cell>
          <table:table-cell table:style-name="ce1" office:value-type="string" calcext:value-type="string">
            <text:p>49-301</text:p>
          </table:table-cell>
          <table:table-cell table:style-name="ce1" office:value-type="string" calcext:value-type="string">
            <text:p>Brzeg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P ZOZ Brzeskie Centrum Medyczne, ul. Mossora 1, 49-301 Brzeg</text:p>
          </table:table-cell>
          <table:table-cell table:formula="of:=INDEX(['nfz-import'.D$1:.D215];MATCH([.G200];['nfz-import'.E$1:.E215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15];MATCH([.G200];['nfz-import'.E$1:.E215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string" calcext:value-type="string">
            <text:p>Samodzielny Publiczny Zespół Opieki Zdrowotnej w Głubczycach</text:p>
          </table:table-cell>
          <table:table-cell table:style-name="ce1" office:value-type="string" calcext:value-type="string">
            <text:p>Marii Skłodowskiej – Curie 26</text:p>
          </table:table-cell>
          <table:table-cell table:style-name="ce1" office:value-type="string" calcext:value-type="string">
            <text:p>48-100</text:p>
          </table:table-cell>
          <table:table-cell table:style-name="ce1" office:value-type="string" calcext:value-type="string">
            <text:p>Głubczyce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amodzielny Publiczny Zespół Opieki Zdrowotnej w Głubczycach, ul. Marii Skłodowskiej – Curie 26, 48-100 Głubczyce</text:p>
          </table:table-cell>
          <table:table-cell table:formula="of:=INDEX(['nfz-import'.D$1:.D216];MATCH([.G201];['nfz-import'.E$1:.E216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16];MATCH([.G201];['nfz-import'.E$1:.E216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string" calcext:value-type="string">
            <text:p>Samodzielny Publiczny Zespół Opieki Zdrowotnej w Kędzierzynie-Koźlu</text:p>
          </table:table-cell>
          <table:table-cell table:style-name="ce1" office:value-type="string" calcext:value-type="string">
            <text:p>Roosevelta 4</text:p>
          </table:table-cell>
          <table:table-cell table:style-name="ce1" office:value-type="string" calcext:value-type="string">
            <text:p>47-200</text:p>
          </table:table-cell>
          <table:table-cell table:style-name="ce1" office:value-type="string" calcext:value-type="string">
            <text:p>Kędzierzyn-Koźle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amodzielny Publiczny Zespół Opieki Zdrowotnej w Kędzierzynie-Koźlu, ul. Roosevelta 4, 47-200 Kędzierzyn-Koźle</text:p>
          </table:table-cell>
          <table:table-cell table:formula="of:=INDEX(['nfz-import'.D$1:.D217];MATCH([.G202];['nfz-import'.E$1:.E217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17];MATCH([.G202];['nfz-import'.E$1:.E217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string" calcext:value-type="string">
            <text:p>Powiatowe Centrum Zdrowia S.A.</text:p>
          </table:table-cell>
          <table:table-cell table:style-name="ce1" office:value-type="string" calcext:value-type="string">
            <text:p>Marii Skłodowskiej-Curie 23</text:p>
          </table:table-cell>
          <table:table-cell table:style-name="ce1" office:value-type="string" calcext:value-type="string">
            <text:p>46-200</text:p>
          </table:table-cell>
          <table:table-cell table:style-name="ce1" office:value-type="string" calcext:value-type="string">
            <text:p>Kluczbork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Powiatowe Centrum Zdrowia S.A., ul. Marii Skłodowskiej-Curie 23, 46-200 Kluczbork</text:p>
          </table:table-cell>
          <table:table-cell table:formula="of:=INDEX(['nfz-import'.D$1:.D218];MATCH([.G203];['nfz-import'.E$1:.E218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18];MATCH([.G203];['nfz-import'.E$1:.E218];0)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string" calcext:value-type="string">
            <text:p>Krapkowickie Centrum Zdrowia Sp z o.o.</text:p>
          </table:table-cell>
          <table:table-cell table:style-name="ce1" office:value-type="string" calcext:value-type="string">
            <text:p>os. XXX-lecia 21</text:p>
          </table:table-cell>
          <table:table-cell table:style-name="ce1" office:value-type="string" calcext:value-type="string">
            <text:p>47-303</text:p>
          </table:table-cell>
          <table:table-cell table:style-name="ce1" office:value-type="string" calcext:value-type="string">
            <text:p>Krapkowice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Krapkowickie Centrum Zdrowia Sp z o.o., ul. os. XXX-lecia 21, 47-303 Krapkowice</text:p>
          </table:table-cell>
          <table:table-cell table:formula="of:=INDEX(['nfz-import'.D$1:.D219];MATCH([.G204];['nfz-import'.E$1:.E219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19];MATCH([.G204];['nfz-import'.E$1:.E219];0)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 office:value-type="float" office:value="875" calcext:value-type="float">
            <text:p>875</text:p>
          </table:table-cell>
          <table:table-cell table:style-name="ce1" office:value-type="string" calcext:value-type="string">
            <text:p>Namysłowskie Centrum Zdrowia S.A.</text:p>
          </table:table-cell>
          <table:table-cell table:style-name="ce1" office:value-type="string" calcext:value-type="string">
            <text:p>Oleśnicka 4</text:p>
          </table:table-cell>
          <table:table-cell table:style-name="ce1" office:value-type="string" calcext:value-type="string">
            <text:p>46-100</text:p>
          </table:table-cell>
          <table:table-cell table:style-name="ce1" office:value-type="string" calcext:value-type="string">
            <text:p>Namysłów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Namysłowskie Centrum Zdrowia S.A., ul. Oleśnicka 4, 46-100 Namysłów</text:p>
          </table:table-cell>
          <table:table-cell table:formula="of:=INDEX(['nfz-import'.D$1:.D220];MATCH([.G205];['nfz-import'.E$1:.E220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0];MATCH([.G205];['nfz-import'.E$1:.E220];0);0)" office:value-type="float" office:value="8" calcext:value-type="float">
            <text:p>8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1" office:value-type="float" office:value="891" calcext:value-type="float">
            <text:p>891</text:p>
          </table:table-cell>
          <table:table-cell table:style-name="ce1" office:value-type="string" calcext:value-type="string">
            <text:p>Szpital Powiatowy im. Błogosławionej Siostry Elżbietanki Marii Merkert. ZOZ w Nysie</text:p>
          </table:table-cell>
          <table:table-cell table:style-name="ce1" office:value-type="string" calcext:value-type="string">
            <text:p>Bohaterów Warszawy 23</text:p>
          </table:table-cell>
          <table:table-cell table:style-name="ce1" office:value-type="string" calcext:value-type="string">
            <text:p>48-300</text:p>
          </table:table-cell>
          <table:table-cell table:style-name="ce1" office:value-type="string" calcext:value-type="string">
            <text:p>Nysa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zpital Powiatowy im. Błogosławionej Siostry Elżbietanki Marii Merkert. ZOZ w Nysie, ul. Bohaterów Warszawy 23, 48-300 Nysa</text:p>
          </table:table-cell>
          <table:table-cell table:formula="of:=INDEX(['nfz-import'.D$1:.D221];MATCH([.G206];['nfz-import'.E$1:.E221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1];MATCH([.G206];['nfz-import'.E$1:.E221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string" calcext:value-type="string">
            <text:p>Zespół Opieki Zdrowotnej Szpital Powiatowy</text:p>
          </table:table-cell>
          <table:table-cell table:style-name="ce1" office:value-type="string" calcext:value-type="string">
            <text:p>Klonowa 1</text:p>
          </table:table-cell>
          <table:table-cell table:style-name="ce1" office:value-type="string" calcext:value-type="string">
            <text:p>46-300</text:p>
          </table:table-cell>
          <table:table-cell table:style-name="ce1" office:value-type="string" calcext:value-type="string">
            <text:p>Olesno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Zespół Opieki Zdrowotnej Szpital Powiatowy, ul. Klonowa 1, 46-300 Olesno</text:p>
          </table:table-cell>
          <table:table-cell table:formula="of:=INDEX(['nfz-import'.D$1:.D222];MATCH([.G207];['nfz-import'.E$1:.E222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2];MATCH([.G207];['nfz-import'.E$1:.E222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string" calcext:value-type="string">
            <text:p>Samodzielny Specjalistyczny Zespół Opieki Zdrowotnej nad Matką i Dzieckiem</text:p>
          </table:table-cell>
          <table:table-cell table:style-name="ce1" office:value-type="string" calcext:value-type="string">
            <text:p>Reymonta 8</text:p>
          </table:table-cell>
          <table:table-cell table:style-name="ce1" office:value-type="string" calcext:value-type="string">
            <text:p>45-066</text:p>
          </table:table-cell>
          <table:table-cell table:style-name="ce1" office:value-type="string" calcext:value-type="string">
            <text:p>Opole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amodzielny Specjalistyczny Zespół Opieki Zdrowotnej nad Matką i Dzieckiem, ul. Reymonta 8, 45-066 Opole</text:p>
          </table:table-cell>
          <table:table-cell table:formula="of:=INDEX(['nfz-import'.D$1:.D223];MATCH([.G208];['nfz-import'.E$1:.E223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3];MATCH([.G208];['nfz-import'.E$1:.E223];0)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string" calcext:value-type="string">
            <text:p>Prudnickie Centrum Medyczne S.A.</text:p>
          </table:table-cell>
          <table:table-cell table:style-name="ce1" office:value-type="string" calcext:value-type="string">
            <text:p>Szpitalna 14</text:p>
          </table:table-cell>
          <table:table-cell table:style-name="ce1" office:value-type="string" calcext:value-type="string">
            <text:p>48-200</text:p>
          </table:table-cell>
          <table:table-cell table:style-name="ce1" office:value-type="string" calcext:value-type="string">
            <text:p>Prudnik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Prudnickie Centrum Medyczne S.A., ul. Szpitalna 14, 48-200 Prudnik</text:p>
          </table:table-cell>
          <table:table-cell table:formula="of:=INDEX(['nfz-import'.D$1:.D224];MATCH([.G209];['nfz-import'.E$1:.E224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4];MATCH([.G209];['nfz-import'.E$1:.E224];0);0)" office:value-type="float" office:value="8" calcext:value-type="float">
            <text:p>8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1" office:value-type="float" office:value="996" calcext:value-type="float">
            <text:p>996</text:p>
          </table:table-cell>
          <table:table-cell table:style-name="ce1" office:value-type="string" calcext:value-type="string">
            <text:p>Szpital Powiatowy im. Prałata J. Glowatzkiego</text:p>
          </table:table-cell>
          <table:table-cell table:style-name="ce1" office:value-type="string" calcext:value-type="string">
            <text:p>Opolska 36A</text:p>
          </table:table-cell>
          <table:table-cell table:style-name="ce1" office:value-type="string" calcext:value-type="string">
            <text:p>47-100</text:p>
          </table:table-cell>
          <table:table-cell table:style-name="ce1" office:value-type="string" calcext:value-type="string">
            <text:p>Strzelce Opolskie</text:p>
          </table:table-cell>
          <table:table-cell table:style-name="ce1" office:value-type="string" calcext:value-type="string">
            <text:p>opolskie</text:p>
          </table:table-cell>
          <table:table-cell table:style-name="ce1" office:value-type="string" calcext:value-type="string">
            <text:p>Szpital Powiatowy im. Prałata J. Glowatzkiego, ul. Opolska 36A, 47-100 Strzelce Opolskie</text:p>
          </table:table-cell>
          <table:table-cell table:formula="of:=INDEX(['nfz-import'.D$1:.D225];MATCH([.G210];['nfz-import'.E$1:.E225];0);0)" office:value-type="string" office:string-value="Opolski Oddział Narodowego Funduszu Zdrowia w Opolu" calcext:value-type="string">
            <text:p>Opolski Oddział Narodowego Funduszu Zdrowia w Opolu</text:p>
          </table:table-cell>
          <table:table-cell table:style-name="ce4" table:formula="of:=INDEX(['nfz-import'.A$1:.A225];MATCH([.G210];['nfz-import'.E$1:.E225];0);0)" office:value-type="float" office:value="8" calcext:value-type="float">
            <text:p>8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string" calcext:value-type="string">
            <text:p>Szpital Specjalistyczny w Brzozowie. Podkarpacki Ośrodek Onkologiczny im Ks. B. Markowicza</text:p>
          </table:table-cell>
          <table:table-cell table:style-name="ce1" office:value-type="string" calcext:value-type="string">
            <text:p>Bielawskiego 18</text:p>
          </table:table-cell>
          <table:table-cell table:style-name="ce1" office:value-type="string" calcext:value-type="string">
            <text:p>36-200</text:p>
          </table:table-cell>
          <table:table-cell table:style-name="ce1" office:value-type="string" calcext:value-type="string">
            <text:p>Brzo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Specjalistyczny w Brzozowie. Podkarpacki Ośrodek Onkologiczny im Ks. B. Markowicza, ul. Bielawskiego 18, 36-200 Brzozów</text:p>
          </table:table-cell>
          <table:table-cell table:formula="of:=INDEX(['nfz-import'.D$1:.D226];MATCH([.G211];['nfz-import'.E$1:.E226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26];MATCH([.G211];['nfz-import'.E$1:.E226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Zespół Opieki Zdrowotnej w Dębicy</text:p>
          </table:table-cell>
          <table:table-cell table:style-name="ce1" office:value-type="string" calcext:value-type="string">
            <text:p>Krakowska 91</text:p>
          </table:table-cell>
          <table:table-cell table:style-name="ce1" office:value-type="string" calcext:value-type="string">
            <text:p>39-200</text:p>
          </table:table-cell>
          <table:table-cell table:style-name="ce1" office:value-type="string" calcext:value-type="string">
            <text:p>Dębica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Zespół Opieki Zdrowotnej w Dębicy, ul. Krakowska 91, 39-200 Dębica</text:p>
          </table:table-cell>
          <table:table-cell table:formula="of:=INDEX(['nfz-import'.D$1:.D227];MATCH([.G212];['nfz-import'.E$1:.E227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27];MATCH([.G212];['nfz-import'.E$1:.E227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 office:value-type="float" office:value="771" calcext:value-type="float">
            <text:p>771</text:p>
          </table:table-cell>
          <table:table-cell table:style-name="ce1" office:value-type="string" calcext:value-type="string">
            <text:p>Centrum Opieki Medycznej</text:p>
          </table:table-cell>
          <table:table-cell table:style-name="ce3" office:value-type="string" calcext:value-type="string">
            <text:p>3 maja 70</text:p>
          </table:table-cell>
          <table:table-cell table:style-name="ce1" office:value-type="string" calcext:value-type="string">
            <text:p>37-500</text:p>
          </table:table-cell>
          <table:table-cell table:style-name="ce1" office:value-type="string" calcext:value-type="string">
            <text:p>Jarosła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Centrum Opieki Medycznej, ul. 3 maja 70, 37-500 Jarosław</text:p>
          </table:table-cell>
          <table:table-cell table:formula="of:=INDEX(['nfz-import'.D$1:.D228];MATCH([.G213];['nfz-import'.E$1:.E228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28];MATCH([.G213];['nfz-import'.E$1:.E228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string" calcext:value-type="string">
            <text:p>Szpital Specjalistyczny</text:p>
          </table:table-cell>
          <table:table-cell table:style-name="ce1" office:value-type="string" calcext:value-type="string">
            <text:p>Lwowska 22</text:p>
          </table:table-cell>
          <table:table-cell table:style-name="ce1" office:value-type="string" calcext:value-type="string">
            <text:p>38-200</text:p>
          </table:table-cell>
          <table:table-cell table:style-name="ce1" office:value-type="string" calcext:value-type="string">
            <text:p>Jasło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Specjalistyczny, ul. Lwowska 22, 38-200 Jasło</text:p>
          </table:table-cell>
          <table:table-cell table:formula="of:=INDEX(['nfz-import'.D$1:.D229];MATCH([.G214];['nfz-import'.E$1:.E229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29];MATCH([.G214];['nfz-import'.E$1:.E229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string" calcext:value-type="string">
            <text:p>Samodzielny Publiczny Zespół Opieki Zdrowotnej w Kolbuszowej</text:p>
          </table:table-cell>
          <table:table-cell table:style-name="ce1" office:value-type="string" calcext:value-type="string">
            <text:p>Grunwaldzka 4</text:p>
          </table:table-cell>
          <table:table-cell table:style-name="ce1" office:value-type="string" calcext:value-type="string">
            <text:p>36-100</text:p>
          </table:table-cell>
          <table:table-cell table:style-name="ce1" office:value-type="string" calcext:value-type="string">
            <text:p>Kolbuszowa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 w Kolbuszowej, ul. Grunwaldzka 4, 36-100 Kolbuszowa</text:p>
          </table:table-cell>
          <table:table-cell table:formula="of:=INDEX(['nfz-import'.D$1:.D230];MATCH([.G215];['nfz-import'.E$1:.E230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0];MATCH([.G215];['nfz-import'.E$1:.E230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string" calcext:value-type="string">
            <text:p>Wojewódzki Szpital Podkarpacki im. Jana Pawła II</text:p>
          </table:table-cell>
          <table:table-cell table:style-name="ce1" office:value-type="string" calcext:value-type="string">
            <text:p>Korczyńska 57</text:p>
          </table:table-cell>
          <table:table-cell table:style-name="ce1" office:value-type="string" calcext:value-type="string">
            <text:p>38-400</text:p>
          </table:table-cell>
          <table:table-cell table:style-name="ce1" office:value-type="string" calcext:value-type="string">
            <text:p>Krosno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Wojewódzki Szpital Podkarpacki im. Jana Pawła II, ul. Korczyńska 57, 38-400 Krosno</text:p>
          </table:table-cell>
          <table:table-cell table:formula="of:=INDEX(['nfz-import'.D$1:.D231];MATCH([.G216];['nfz-import'.E$1:.E231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1];MATCH([.G216];['nfz-import'.E$1:.E231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1" office:value-type="float" office:value="831" calcext:value-type="float">
            <text:p>831</text:p>
          </table:table-cell>
          <table:table-cell table:style-name="ce1" office:value-type="string" calcext:value-type="string">
            <text:p>Samodzielny Publiczny Zespół Opieki Zdrowotnej w Lesku</text:p>
          </table:table-cell>
          <table:table-cell table:style-name="ce1" office:value-type="string" calcext:value-type="string">
            <text:p>Jana Kochanowskiego 2</text:p>
          </table:table-cell>
          <table:table-cell table:style-name="ce1" office:value-type="string" calcext:value-type="string">
            <text:p>38-600</text:p>
          </table:table-cell>
          <table:table-cell table:style-name="ce1" office:value-type="string" calcext:value-type="string">
            <text:p>Lesko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 w Lesku, ul. Jana Kochanowskiego 2, 38-600 Lesko</text:p>
          </table:table-cell>
          <table:table-cell table:formula="of:=INDEX(['nfz-import'.D$1:.D232];MATCH([.G217];['nfz-import'.E$1:.E232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2];MATCH([.G217];['nfz-import'.E$1:.E232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1" office:value-type="float" office:value="833" calcext:value-type="float">
            <text:p>833</text:p>
          </table:table-cell>
          <table:table-cell table:style-name="ce1" office:value-type="string" calcext:value-type="string">
            <text:p>Samodzielny Publiczny Zespół Opieki Zdrowotnej w Leżajsku</text:p>
          </table:table-cell>
          <table:table-cell table:style-name="ce1" office:value-type="string" calcext:value-type="string">
            <text:p>Leśna 22</text:p>
          </table:table-cell>
          <table:table-cell table:style-name="ce1" office:value-type="string" calcext:value-type="string">
            <text:p>37-300</text:p>
          </table:table-cell>
          <table:table-cell table:style-name="ce1" office:value-type="string" calcext:value-type="string">
            <text:p>Leżajsk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 w Leżajsku, ul. Leśna 22, 37-300 Leżajsk</text:p>
          </table:table-cell>
          <table:table-cell table:formula="of:=INDEX(['nfz-import'.D$1:.D233];MATCH([.G218];['nfz-import'.E$1:.E233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3];MATCH([.G218];['nfz-import'.E$1:.E233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string" calcext:value-type="string">
            <text:p>Samodzielny Publiczny Zespół Opieki Zdrowotnej w Lubaczowie</text:p>
          </table:table-cell>
          <table:table-cell table:style-name="ce1" office:value-type="string" calcext:value-type="string">
            <text:p>Mickiewicza 168</text:p>
          </table:table-cell>
          <table:table-cell table:style-name="ce1" office:value-type="string" calcext:value-type="string">
            <text:p>37-600</text:p>
          </table:table-cell>
          <table:table-cell table:style-name="ce1" office:value-type="string" calcext:value-type="string">
            <text:p>Lubac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 w Lubaczowie, ul. Mickiewicza 168, 37-600 Lubaczów</text:p>
          </table:table-cell>
          <table:table-cell table:formula="of:=INDEX(['nfz-import'.D$1:.D234];MATCH([.G219];['nfz-import'.E$1:.E234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4];MATCH([.G219];['nfz-import'.E$1:.E234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1" office:value-type="float" office:value="824" calcext:value-type="float">
            <text:p>824</text:p>
          </table:table-cell>
          <table:table-cell table:style-name="ce1" office:value-type="string" calcext:value-type="string">
            <text:p>Centrum Medyczne w Łańcucie Sp. z o.o. Szpital Św. Michała Archanioła</text:p>
          </table:table-cell>
          <table:table-cell table:style-name="ce1" office:value-type="string" calcext:value-type="string">
            <text:p>Paderewskiego 5</text:p>
          </table:table-cell>
          <table:table-cell table:style-name="ce1" office:value-type="string" calcext:value-type="string">
            <text:p>37-100</text:p>
          </table:table-cell>
          <table:table-cell table:style-name="ce1" office:value-type="string" calcext:value-type="string">
            <text:p>Łańcut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Centrum Medyczne w Łańcucie Sp. z o.o. Szpital Św. Michała Archanioła, ul. Paderewskiego 5, 37-100 Łańcut</text:p>
          </table:table-cell>
          <table:table-cell table:formula="of:=INDEX(['nfz-import'.D$1:.D235];MATCH([.G220];['nfz-import'.E$1:.E235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5];MATCH([.G220];['nfz-import'.E$1:.E235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string" calcext:value-type="string">
            <text:p>Szpital Powiatowy im. Edmunda Biernackiego</text:p>
          </table:table-cell>
          <table:table-cell table:style-name="ce1" office:value-type="string" calcext:value-type="string">
            <text:p>Żeromskiego 22</text:p>
          </table:table-cell>
          <table:table-cell table:style-name="ce1" office:value-type="string" calcext:value-type="string">
            <text:p>39-300</text:p>
          </table:table-cell>
          <table:table-cell table:style-name="ce1" office:value-type="string" calcext:value-type="string">
            <text:p>Mielec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Powiatowy im. Edmunda Biernackiego, ul. Żeromskiego 22, 39-300 Mielec</text:p>
          </table:table-cell>
          <table:table-cell table:formula="of:=INDEX(['nfz-import'.D$1:.D236];MATCH([.G221];['nfz-import'.E$1:.E236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6];MATCH([.G221];['nfz-import'.E$1:.E236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string" calcext:value-type="string">
            <text:p>SP ZZOZ, Szpital Powiatowy im. PCK</text:p>
          </table:table-cell>
          <table:table-cell table:style-name="ce1" office:value-type="string" calcext:value-type="string">
            <text:p>Kościuszki 1</text:p>
          </table:table-cell>
          <table:table-cell table:style-name="ce1" office:value-type="string" calcext:value-type="string">
            <text:p>37-400</text:p>
          </table:table-cell>
          <table:table-cell table:style-name="ce1" office:value-type="string" calcext:value-type="string">
            <text:p>Nisko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P ZZOZ, Szpital Powiatowy im. PCK, ul. Kościuszki 1, 37-400 Nisko</text:p>
          </table:table-cell>
          <table:table-cell table:formula="of:=INDEX(['nfz-import'.D$1:.D237];MATCH([.G222];['nfz-import'.E$1:.E237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7];MATCH([.G222];['nfz-import'.E$1:.E237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string" calcext:value-type="string">
            <text:p>Samodzielny Publiczny Zespół Zakładów Opieki Zdrowotnej w Nowej Dębie</text:p>
          </table:table-cell>
          <table:table-cell table:style-name="ce1" office:value-type="string" calcext:value-type="string">
            <text:p>Marii Skłodowskiej-Curie 1A</text:p>
          </table:table-cell>
          <table:table-cell table:style-name="ce1" office:value-type="string" calcext:value-type="string">
            <text:p>39-460</text:p>
          </table:table-cell>
          <table:table-cell table:style-name="ce1" office:value-type="string" calcext:value-type="string">
            <text:p>Nowa Dęba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Zakładów Opieki Zdrowotnej w Nowej Dębie, ul. Marii Skłodowskiej-Curie 1A, 39-460 Nowa Dęba</text:p>
          </table:table-cell>
          <table:table-cell table:formula="of:=INDEX(['nfz-import'.D$1:.D238];MATCH([.G223];['nfz-import'.E$1:.E238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8];MATCH([.G223];['nfz-import'.E$1:.E238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string" calcext:value-type="string">
            <text:p>Wojwódzki Szpital im. Św. Ojca Pio</text:p>
          </table:table-cell>
          <table:table-cell table:style-name="ce1" office:value-type="string" calcext:value-type="string">
            <text:p>Monte Cassino 18</text:p>
          </table:table-cell>
          <table:table-cell table:style-name="ce1" office:value-type="string" calcext:value-type="string">
            <text:p>37-700</text:p>
          </table:table-cell>
          <table:table-cell table:style-name="ce1" office:value-type="string" calcext:value-type="string">
            <text:p>Przemyśl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Wojwódzki Szpital im. Św. Ojca Pio, ul. Monte Cassino 18, 37-700 Przemyśl</text:p>
          </table:table-cell>
          <table:table-cell table:formula="of:=INDEX(['nfz-import'.D$1:.D239];MATCH([.G224];['nfz-import'.E$1:.E239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39];MATCH([.G224];['nfz-import'.E$1:.E239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1" office:value-type="float" office:value="941" calcext:value-type="float">
            <text:p>941</text:p>
          </table:table-cell>
          <table:table-cell table:style-name="ce1" office:value-type="string" calcext:value-type="string">
            <text:p>Samodzielny Publiczny Zakład Opieki Zdrowotnej w Przeworsku</text:p>
          </table:table-cell>
          <table:table-cell table:style-name="ce1" office:value-type="string" calcext:value-type="string">
            <text:p>Szpitalna 16</text:p>
          </table:table-cell>
          <table:table-cell table:style-name="ce1" office:value-type="string" calcext:value-type="string">
            <text:p>37-200</text:p>
          </table:table-cell>
          <table:table-cell table:style-name="ce1" office:value-type="string" calcext:value-type="string">
            <text:p>Przeworsk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akład Opieki Zdrowotnej w Przeworsku, ul. Szpitalna 16, 37-200 Przeworsk</text:p>
          </table:table-cell>
          <table:table-cell table:formula="of:=INDEX(['nfz-import'.D$1:.D240];MATCH([.G225];['nfz-import'.E$1:.E240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0];MATCH([.G225];['nfz-import'.E$1:.E240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 office:value-type="float" office:value="963" calcext:value-type="float">
            <text:p>963</text:p>
          </table:table-cell>
          <table:table-cell table:style-name="ce1" office:value-type="string" calcext:value-type="string">
            <text:p>Szpital Miejski im. Jana Pawła II</text:p>
          </table:table-cell>
          <table:table-cell table:style-name="ce1" office:value-type="string" calcext:value-type="string">
            <text:p>Rycerska 4</text:p>
          </table:table-cell>
          <table:table-cell table:style-name="ce1" office:value-type="string" calcext:value-type="string">
            <text:p>35-051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Miejski im. Jana Pawła II, ul. Rycerska 4, 35-051 Rzeszów</text:p>
          </table:table-cell>
          <table:table-cell table:formula="of:=INDEX(['nfz-import'.D$1:.D241];MATCH([.G226];['nfz-import'.E$1:.E241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1];MATCH([.G226];['nfz-import'.E$1:.E241];0);0)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string" calcext:value-type="string">
            <text:p>Szpital Specjalistyczny Pro-Familia T.Wapiński, Z. Sobierzczański i Wspólnicy Sp.jawna</text:p>
          </table:table-cell>
          <table:table-cell table:style-name="ce1" office:value-type="string" calcext:value-type="string">
            <text:p>ul.Witolda 6B</text:p>
          </table:table-cell>
          <table:table-cell table:style-name="ce1" office:value-type="string" calcext:value-type="string">
            <text:p>35-302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Specjalistyczny Pro-Familia T.Wapiński, Z. Sobierzczański i Wspólnicy Sp.jawna, ul. ul.Witolda 6B, 35-302 Rzeszów</text:p>
          </table:table-cell>
          <table:table-cell table:formula="of:=INDEX(['nfz-import'.D$1:.D242];MATCH([.G227];['nfz-import'.E$1:.E242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2];MATCH([.G227];['nfz-import'.E$1:.E242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1" office:value-type="float" office:value="964" calcext:value-type="float">
            <text:p>964</text:p>
          </table:table-cell>
          <table:table-cell table:style-name="ce1" office:value-type="string" calcext:value-type="string">
            <text:p>Szpital Wojewódzki nr 2 im. Świetej Jadwigi Królowej</text:p>
          </table:table-cell>
          <table:table-cell table:style-name="ce1" office:value-type="string" calcext:value-type="string">
            <text:p>Lwowska 60</text:p>
          </table:table-cell>
          <table:table-cell table:style-name="ce1" office:value-type="string" calcext:value-type="string">
            <text:p>35-301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zpital Wojewódzki nr 2 im. Świetej Jadwigi Królowej, ul. Lwowska 60, 35-301 Rzeszów</text:p>
          </table:table-cell>
          <table:table-cell table:formula="of:=INDEX(['nfz-import'.D$1:.D243];MATCH([.G228];['nfz-import'.E$1:.E243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3];MATCH([.G228];['nfz-import'.E$1:.E243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string" calcext:value-type="string">
            <text:p>Wojewódzki Szpital Specjalistyczny im. Fryderyka Chopina.</text:p>
          </table:table-cell>
          <table:table-cell table:style-name="ce1" office:value-type="string" calcext:value-type="string">
            <text:p>Chopina 2</text:p>
          </table:table-cell>
          <table:table-cell table:style-name="ce1" office:value-type="string" calcext:value-type="string">
            <text:p>35-055</text:p>
          </table:table-cell>
          <table:table-cell table:style-name="ce1" office:value-type="string" calcext:value-type="string">
            <text:p>Rzesz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Wojewódzki Szpital Specjalistyczny im. Fryderyka Chopina., ul. Chopina 2, 35-055 Rzeszów</text:p>
          </table:table-cell>
          <table:table-cell table:formula="of:=INDEX(['nfz-import'.D$1:.D244];MATCH([.G229];['nfz-import'.E$1:.E244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4];MATCH([.G229];['nfz-import'.E$1:.E244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800-lecia 26</text:p>
          </table:table-cell>
          <table:table-cell table:style-name="ce1" office:value-type="string" calcext:value-type="string">
            <text:p>38-500</text:p>
          </table:table-cell>
          <table:table-cell table:style-name="ce1" office:value-type="string" calcext:value-type="string">
            <text:p>Sanok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, ul. 800-lecia 26, 38-500 Sanok</text:p>
          </table:table-cell>
          <table:table-cell table:formula="of:=INDEX(['nfz-import'.D$1:.D245];MATCH([.G230];['nfz-import'.E$1:.E245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5];MATCH([.G230];['nfz-import'.E$1:.E245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string" calcext:value-type="string">
            <text:p>SPZZOZ Powiatowy Szpital Specjalistyczny w Stalowej Woli</text:p>
          </table:table-cell>
          <table:table-cell table:style-name="ce1" office:value-type="string" calcext:value-type="string">
            <text:p>Staszica 4</text:p>
          </table:table-cell>
          <table:table-cell table:style-name="ce1" office:value-type="string" calcext:value-type="string">
            <text:p>37-450</text:p>
          </table:table-cell>
          <table:table-cell table:style-name="ce1" office:value-type="string" calcext:value-type="string">
            <text:p>Stalowa Wola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PZZOZ Powiatowy Szpital Specjalistyczny w Stalowej Woli, ul. Staszica 4, 37-450 Stalowa Wola</text:p>
          </table:table-cell>
          <table:table-cell table:formula="of:=INDEX(['nfz-import'.D$1:.D246];MATCH([.G231];['nfz-import'.E$1:.E246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6];MATCH([.G231];['nfz-import'.E$1:.E246];0);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string" calcext:value-type="string">
            <text:p>Zespół Opieki Zdrowotnej w Strzyżowie</text:p>
          </table:table-cell>
          <table:table-cell table:style-name="ce1" office:value-type="string" calcext:value-type="string">
            <text:p>Dąbrowskiego 10</text:p>
          </table:table-cell>
          <table:table-cell table:style-name="ce1" office:value-type="string" calcext:value-type="string">
            <text:p>38-100</text:p>
          </table:table-cell>
          <table:table-cell table:style-name="ce1" office:value-type="string" calcext:value-type="string">
            <text:p>Strzyżów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Zespół Opieki Zdrowotnej w Strzyżowie, ul. Dąbrowskiego 10, 38-100 Strzyżów</text:p>
          </table:table-cell>
          <table:table-cell table:formula="of:=INDEX(['nfz-import'.D$1:.D247];MATCH([.G232];['nfz-import'.E$1:.E247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7];MATCH([.G232];['nfz-import'.E$1:.E247];0);0)" office:value-type="float" office:value="9" calcext:value-type="float">
            <text:p>9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string" calcext:value-type="string">
            <text:p>Wojewódzki Szpital im. Zofii z Zamoyskich Tarnowskiej</text:p>
          </table:table-cell>
          <table:table-cell table:style-name="ce1" office:value-type="string" calcext:value-type="string">
            <text:p>Szpitalna 1</text:p>
          </table:table-cell>
          <table:table-cell table:style-name="ce1" office:value-type="string" calcext:value-type="string">
            <text:p>39-400</text:p>
          </table:table-cell>
          <table:table-cell table:style-name="ce1" office:value-type="string" calcext:value-type="string">
            <text:p>Tarnobrzeg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Wojewódzki Szpital im. Zofii z Zamoyskich Tarnowskiej, ul. Szpitalna 1, 39-400 Tarnobrzeg</text:p>
          </table:table-cell>
          <table:table-cell table:formula="of:=INDEX(['nfz-import'.D$1:.D248];MATCH([.G233];['nfz-import'.E$1:.E248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8];MATCH([.G233];['nfz-import'.E$1:.E248];0);0)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1" office:value-type="float" office:value="1041" calcext:value-type="float">
            <text:p>1041</text:p>
          </table:table-cell>
          <table:table-cell table:style-name="ce1" office:value-type="string" calcext:value-type="string">
            <text:p>Samodzielny Publiczny Zespół Opieki Zdrowotnej w Ustrzykach Dolnych. Szpital Ogólny</text:p>
          </table:table-cell>
          <table:table-cell table:style-name="ce3" office:value-type="string" calcext:value-type="string">
            <text:p>29 listopada 57</text:p>
          </table:table-cell>
          <table:table-cell table:style-name="ce1" office:value-type="string" calcext:value-type="string">
            <text:p>38-700</text:p>
          </table:table-cell>
          <table:table-cell table:style-name="ce1" office:value-type="string" calcext:value-type="string">
            <text:p>Ustrzyki Dolne</text:p>
          </table:table-cell>
          <table:table-cell table:style-name="ce1" office:value-type="string" calcext:value-type="string">
            <text:p>podkarpackie</text:p>
          </table:table-cell>
          <table:table-cell table:style-name="ce1" office:value-type="string" calcext:value-type="string">
            <text:p>Samodzielny Publiczny Zespół Opieki Zdrowotnej w Ustrzykach Dolnych. Szpital Ogólny, ul. 29 listopada 57, 38-700 Ustrzyki Dolne</text:p>
          </table:table-cell>
          <table:table-cell table:formula="of:=INDEX(['nfz-import'.D$1:.D249];MATCH([.G234];['nfz-import'.E$1:.E249];0);0)" office:value-type="string" office:string-value="Podkarpacki Oddział Narodowego Funduszu Zdrowia w Rzeszowie" calcext:value-type="string">
            <text:p>Podkarpacki Oddział Narodowego Funduszu Zdrowia w Rzeszowie</text:p>
          </table:table-cell>
          <table:table-cell table:style-name="ce4" table:formula="of:=INDEX(['nfz-import'.A$1:.A249];MATCH([.G234];['nfz-import'.E$1:.E249];0);0)" office:value-type="float" office:value="9" calcext:value-type="float">
            <text:p>9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string" calcext:value-type="string">
            <text:p>Samodzielny Publiczny Zakład Opieki Zdrowotnej w Augustowie. Szpital im. E. Biernackiego</text:p>
          </table:table-cell>
          <table:table-cell table:style-name="ce1" office:value-type="string" calcext:value-type="string">
            <text:p>Szpitalna 12</text:p>
          </table:table-cell>
          <table:table-cell table:style-name="ce1" office:value-type="string" calcext:value-type="string">
            <text:p>16-300</text:p>
          </table:table-cell>
          <table:table-cell table:style-name="ce1" office:value-type="string" calcext:value-type="string">
            <text:p>Augustów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 w Augustowie. Szpital im. E. Biernackiego, ul. Szpitalna 12, 16-300 Augustów</text:p>
          </table:table-cell>
          <table:table-cell table:formula="of:=INDEX(['nfz-import'.D$1:.D250];MATCH([.G235];['nfz-import'.E$1:.E250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0];MATCH([.G235];['nfz-import'.E$1:.E250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1" office:value-type="float" office:value="1111" calcext:value-type="float">
            <text:p>1111</text:p>
          </table:table-cell>
          <table:table-cell table:style-name="ce1" office:value-type="string" calcext:value-type="string">
            <text:p>Poliklinika Ginekologiczno-Położnicza Sp.z o.o. Sp. k.</text:p>
          </table:table-cell>
          <table:table-cell table:style-name="ce1" office:value-type="string" calcext:value-type="string">
            <text:p>Zamenhofa 19</text:p>
          </table:table-cell>
          <table:table-cell table:style-name="ce1" office:value-type="string" calcext:value-type="string">
            <text:p>15-435</text:p>
          </table:table-cell>
          <table:table-cell table:style-name="ce1" office:value-type="string" calcext:value-type="string">
            <text:p>Białystok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Poliklinika Ginekologiczno-Położnicza Sp.z o.o. Sp. k., ul. Zamenhofa 19, 15-435 Białystok</text:p>
          </table:table-cell>
          <table:table-cell table:formula="of:=INDEX(['nfz-import'.D$1:.D251];MATCH([.G236];['nfz-import'.E$1:.E251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1];MATCH([.G236];['nfz-import'.E$1:.E251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string" calcext:value-type="string">
            <text:p>Prywatna Klinika Ginekologiczno - Położnicza Sp. z o.o.</text:p>
          </table:table-cell>
          <table:table-cell table:style-name="ce1" office:value-type="string" calcext:value-type="string">
            <text:p>Parkowa 6</text:p>
          </table:table-cell>
          <table:table-cell table:style-name="ce1" office:value-type="string" calcext:value-type="string">
            <text:p>15-224</text:p>
          </table:table-cell>
          <table:table-cell table:style-name="ce1" office:value-type="string" calcext:value-type="string">
            <text:p>Białystok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Prywatna Klinika Ginekologiczno - Położnicza Sp. z o.o., ul. Parkowa 6, 15-224 Białystok</text:p>
          </table:table-cell>
          <table:table-cell table:formula="of:=INDEX(['nfz-import'.D$1:.D252];MATCH([.G237];['nfz-import'.E$1:.E252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2];MATCH([.G237];['nfz-import'.E$1:.E252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string" calcext:value-type="string">
            <text:p>SP ZOZ, Wojewódzki Szpital Zespolony im. Jędrzeja Śniadeckiego</text:p>
          </table:table-cell>
          <table:table-cell table:style-name="ce1" office:value-type="string" calcext:value-type="string">
            <text:p>Warszawska 15</text:p>
          </table:table-cell>
          <table:table-cell table:style-name="ce1" office:value-type="string" calcext:value-type="string">
            <text:p>15-062</text:p>
          </table:table-cell>
          <table:table-cell table:style-name="ce1" office:value-type="string" calcext:value-type="string">
            <text:p>Białystok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P ZOZ, Wojewódzki Szpital Zespolony im. Jędrzeja Śniadeckiego, ul. Warszawska 15, 15-062 Białystok</text:p>
          </table:table-cell>
          <table:table-cell table:formula="of:=INDEX(['nfz-import'.D$1:.D253];MATCH([.G238];['nfz-import'.E$1:.E253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3];MATCH([.G238];['nfz-import'.E$1:.E253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1" office:value-type="float" office:value="677" calcext:value-type="float">
            <text:p>677</text:p>
          </table:table-cell>
          <table:table-cell table:style-name="ce1" office:value-type="string" calcext:value-type="string">
            <text:p>Uniwersytecki Szpital Kliniczny w Białymstoku</text:p>
          </table:table-cell>
          <table:table-cell table:style-name="ce1" office:value-type="string" calcext:value-type="string">
            <text:p>Marii Skłodowskiej-Curie 24a</text:p>
          </table:table-cell>
          <table:table-cell table:style-name="ce1" office:value-type="string" calcext:value-type="string">
            <text:p>15-276</text:p>
          </table:table-cell>
          <table:table-cell table:style-name="ce1" office:value-type="string" calcext:value-type="string">
            <text:p>Białystok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Uniwersytecki Szpital Kliniczny w Białymstoku, ul. Marii Skłodowskiej-Curie 24a, 15-276 Białystok</text:p>
          </table:table-cell>
          <table:table-cell table:formula="of:=INDEX(['nfz-import'.D$1:.D254];MATCH([.G239];['nfz-import'.E$1:.E254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4];MATCH([.G239];['nfz-import'.E$1:.E254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Kleszczelowska 1</text:p>
          </table:table-cell>
          <table:table-cell table:style-name="ce1" office:value-type="string" calcext:value-type="string">
            <text:p>17-100</text:p>
          </table:table-cell>
          <table:table-cell table:style-name="ce1" office:value-type="string" calcext:value-type="string">
            <text:p>Bielsk Podlaski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, ul. Kleszczelowska 1, 17-100 Bielsk Podlaski</text:p>
          </table:table-cell>
          <table:table-cell table:formula="of:=INDEX(['nfz-import'.D$1:.D255];MATCH([.G240];['nfz-import'.E$1:.E255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5];MATCH([.G240];['nfz-import'.E$1:.E255];0)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string" calcext:value-type="string">
            <text:p>Szpital Ogólny im. dr Witolda Ginela</text:p>
          </table:table-cell>
          <table:table-cell table:style-name="ce1" office:value-type="string" calcext:value-type="string">
            <text:p>Konstytucji 3 Maja 34</text:p>
          </table:table-cell>
          <table:table-cell table:style-name="ce1" office:value-type="string" calcext:value-type="string">
            <text:p>19-200</text:p>
          </table:table-cell>
          <table:table-cell table:style-name="ce1" office:value-type="string" calcext:value-type="string">
            <text:p>Grajewo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Ogólny im. dr Witolda Ginela, ul. Konstytucji 3 Maja 34, 19-200 Grajewo</text:p>
          </table:table-cell>
          <table:table-cell table:formula="of:=INDEX(['nfz-import'.D$1:.D256];MATCH([.G241];['nfz-import'.E$1:.E256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6];MATCH([.G241];['nfz-import'.E$1:.E256];0);0)"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Samodzielny Publiczny Zakład Opieki Zdrowotnej. Szpital im. lek.med. Włodzimierza Mantiuka</text:p>
          </table:table-cell>
          <table:table-cell table:style-name="ce1" office:value-type="string" calcext:value-type="string">
            <text:p>Lipowa 190</text:p>
          </table:table-cell>
          <table:table-cell table:style-name="ce1" office:value-type="string" calcext:value-type="string">
            <text:p>17-200</text:p>
          </table:table-cell>
          <table:table-cell table:style-name="ce1" office:value-type="string" calcext:value-type="string">
            <text:p>Hajnówka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. Szpital im. lek.med. Włodzimierza Mantiuka, ul. Lipowa 190, 17-200 Hajnówka</text:p>
          </table:table-cell>
          <table:table-cell table:formula="of:=INDEX(['nfz-import'.D$1:.D257];MATCH([.G242];['nfz-import'.E$1:.E257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7];MATCH([.G242];['nfz-import'.E$1:.E257];0)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string" calcext:value-type="string">
            <text:p>Szpital Ogólny</text:p>
          </table:table-cell>
          <table:table-cell table:style-name="ce1" office:value-type="string" calcext:value-type="string">
            <text:p>Wojska Polskiego 69</text:p>
          </table:table-cell>
          <table:table-cell table:style-name="ce1" office:value-type="string" calcext:value-type="string">
            <text:p>18-500</text:p>
          </table:table-cell>
          <table:table-cell table:style-name="ce1" office:value-type="string" calcext:value-type="string">
            <text:p>Kolno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Ogólny, ul. Wojska Polskiego 69, 18-500 Kolno</text:p>
          </table:table-cell>
          <table:table-cell table:formula="of:=INDEX(['nfz-import'.D$1:.D258];MATCH([.G243];['nfz-import'.E$1:.E258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8];MATCH([.G243];['nfz-import'.E$1:.E258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string" calcext:value-type="string">
            <text:p>Szpital Wojewódzki im. kardynała Stefana Wyszyńskiego</text:p>
          </table:table-cell>
          <table:table-cell table:style-name="ce1" office:value-type="string" calcext:value-type="string">
            <text:p>Piłsudskiego 11</text:p>
          </table:table-cell>
          <table:table-cell table:style-name="ce1" office:value-type="string" calcext:value-type="string">
            <text:p>18-400</text:p>
          </table:table-cell>
          <table:table-cell table:style-name="ce1" office:value-type="string" calcext:value-type="string">
            <text:p>Łomża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Wojewódzki im. kardynała Stefana Wyszyńskiego, ul. Piłsudskiego 11, 18-400 Łomża</text:p>
          </table:table-cell>
          <table:table-cell table:formula="of:=INDEX(['nfz-import'.D$1:.D259];MATCH([.G244];['nfz-import'.E$1:.E259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59];MATCH([.G244];['nfz-import'.E$1:.E259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Al. Niepodległości 19</text:p>
          </table:table-cell>
          <table:table-cell table:style-name="ce1" office:value-type="string" calcext:value-type="string">
            <text:p>19-100</text:p>
          </table:table-cell>
          <table:table-cell table:style-name="ce1" office:value-type="string" calcext:value-type="string">
            <text:p>Mońki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, ul. Al. Niepodległości 19, 19-100 Mońki</text:p>
          </table:table-cell>
          <table:table-cell table:formula="of:=INDEX(['nfz-import'.D$1:.D260];MATCH([.G245];['nfz-import'.E$1:.E260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0];MATCH([.G245];['nfz-import'.E$1:.E260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string" calcext:value-type="string">
            <text:p>Samodzielny Publiczny Zakład Opieki Zdrowotnej Szpital Powiatowy</text:p>
          </table:table-cell>
          <table:table-cell table:style-name="ce1" office:value-type="string" calcext:value-type="string">
            <text:p>Edwarda Rittlera 1</text:p>
          </table:table-cell>
          <table:table-cell table:style-name="ce1" office:value-type="string" calcext:value-type="string">
            <text:p>16-500</text:p>
          </table:table-cell>
          <table:table-cell table:style-name="ce1" office:value-type="string" calcext:value-type="string">
            <text:p>Sejny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 Szpital Powiatowy, ul. Edwarda Rittlera 1, 16-500 Sejny</text:p>
          </table:table-cell>
          <table:table-cell table:formula="of:=INDEX(['nfz-import'.D$1:.D261];MATCH([.G246];['nfz-import'.E$1:.E261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1];MATCH([.G246];['nfz-import'.E$1:.E261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1" office:value-type="float" office:value="972" calcext:value-type="float">
            <text:p>972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zpitalna 8</text:p>
          </table:table-cell>
          <table:table-cell table:style-name="ce1" office:value-type="string" calcext:value-type="string">
            <text:p>17-300</text:p>
          </table:table-cell>
          <table:table-cell table:style-name="ce1" office:value-type="string" calcext:value-type="string">
            <text:p>Siemiatycze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, ul. Szpitalna 8, 17-300 Siemiatycze</text:p>
          </table:table-cell>
          <table:table-cell table:formula="of:=INDEX(['nfz-import'.D$1:.D262];MATCH([.G247];['nfz-import'.E$1:.E262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2];MATCH([.G247];['nfz-import'.E$1:.E262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ikorskiego 40</text:p>
          </table:table-cell>
          <table:table-cell table:style-name="ce1" office:value-type="string" calcext:value-type="string">
            <text:p>16-100</text:p>
          </table:table-cell>
          <table:table-cell table:style-name="ce1" office:value-type="string" calcext:value-type="string">
            <text:p>Sokółka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amodzielny Publiczny Zakład Opieki Zdrowotnej, ul. Sikorskiego 40, 16-100 Sokółka</text:p>
          </table:table-cell>
          <table:table-cell table:formula="of:=INDEX(['nfz-import'.D$1:.D263];MATCH([.G248];['nfz-import'.E$1:.E263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3];MATCH([.G248];['nfz-import'.E$1:.E263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1" office:value-type="float" office:value="1003" calcext:value-type="float">
            <text:p>1003</text:p>
          </table:table-cell>
          <table:table-cell table:style-name="ce1" office:value-type="string" calcext:value-type="string">
            <text:p>Szpital Wojewódzki im. dr. Ludwika Rydygiera</text:p>
          </table:table-cell>
          <table:table-cell table:style-name="ce1" office:value-type="string" calcext:value-type="string">
            <text:p>Szpitalna 60</text:p>
          </table:table-cell>
          <table:table-cell table:style-name="ce1" office:value-type="string" calcext:value-type="string">
            <text:p>16-400</text:p>
          </table:table-cell>
          <table:table-cell table:style-name="ce1" office:value-type="string" calcext:value-type="string">
            <text:p>Suwałki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Wojewódzki im. dr. Ludwika Rydygiera, ul. Szpitalna 60, 16-400 Suwałki</text:p>
          </table:table-cell>
          <table:table-cell table:formula="of:=INDEX(['nfz-import'.D$1:.D264];MATCH([.G249];['nfz-import'.E$1:.E264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4];MATCH([.G249];['nfz-import'.E$1:.E264];0);0)" office:value-type="float" office:value="10" calcext:value-type="float">
            <text:p>10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1" office:value-type="float" office:value="1083" calcext:value-type="float">
            <text:p>1083</text:p>
          </table:table-cell>
          <table:table-cell table:style-name="ce1" office:value-type="string" calcext:value-type="string">
            <text:p>Szpital Ogólny</text:p>
          </table:table-cell>
          <table:table-cell table:style-name="ce1" office:value-type="string" calcext:value-type="string">
            <text:p>Szpitalna 5</text:p>
          </table:table-cell>
          <table:table-cell table:style-name="ce1" office:value-type="string" calcext:value-type="string">
            <text:p>18-200</text:p>
          </table:table-cell>
          <table:table-cell table:style-name="ce1" office:value-type="string" calcext:value-type="string">
            <text:p>Wysokie Mazowieckie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Ogólny, ul. Szpitalna 5, 18-200 Wysokie Mazowieckie</text:p>
          </table:table-cell>
          <table:table-cell table:formula="of:=INDEX(['nfz-import'.D$1:.D265];MATCH([.G250];['nfz-import'.E$1:.E265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5];MATCH([.G250];['nfz-import'.E$1:.E265];0)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string" calcext:value-type="string">
            <text:p>Szpital Powiatowy w Zambrowie Sp. z o.o.</text:p>
          </table:table-cell>
          <table:table-cell table:style-name="ce1" office:value-type="string" calcext:value-type="string">
            <text:p>Jana Pawła II 3</text:p>
          </table:table-cell>
          <table:table-cell table:style-name="ce1" office:value-type="string" calcext:value-type="string">
            <text:p>18-300</text:p>
          </table:table-cell>
          <table:table-cell table:style-name="ce1" office:value-type="string" calcext:value-type="string">
            <text:p>Zambrów</text:p>
          </table:table-cell>
          <table:table-cell table:style-name="ce1" office:value-type="string" calcext:value-type="string">
            <text:p>podlaskie</text:p>
          </table:table-cell>
          <table:table-cell table:style-name="ce1" office:value-type="string" calcext:value-type="string">
            <text:p>Szpital Powiatowy w Zambrowie Sp. z o.o., ul. Jana Pawła II 3, 18-300 Zambrów</text:p>
          </table:table-cell>
          <table:table-cell table:formula="of:=INDEX(['nfz-import'.D$1:.D266];MATCH([.G251];['nfz-import'.E$1:.E266];0);0)" office:value-type="string" office:string-value="Podlaski Oddział Narodowego Funduszu Zdrowia w Białymstoku" calcext:value-type="string">
            <text:p>Podlaski Oddział Narodowego Funduszu Zdrowia w Białymstoku</text:p>
          </table:table-cell>
          <table:table-cell table:style-name="ce4" table:formula="of:=INDEX(['nfz-import'.A$1:.A266];MATCH([.G251];['nfz-import'.E$1:.E266];0);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string" calcext:value-type="string">
            <text:p>Szpital Powiatu Bytowskiego Sp. z o o.</text:p>
          </table:table-cell>
          <table:table-cell table:style-name="ce1" office:value-type="string" calcext:value-type="string">
            <text:p>Lęborska 13</text:p>
          </table:table-cell>
          <table:table-cell table:style-name="ce1" office:value-type="string" calcext:value-type="string">
            <text:p>77-100</text:p>
          </table:table-cell>
          <table:table-cell table:style-name="ce1" office:value-type="string" calcext:value-type="string">
            <text:p>Bytów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Powiatu Bytowskiego Sp. z o o., ul. Lęborska 13, 77-100 Bytów</text:p>
          </table:table-cell>
          <table:table-cell table:formula="of:=INDEX(['nfz-import'.D$1:.D267];MATCH([.G252];['nfz-import'.E$1:.E267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67];MATCH([.G252];['nfz-import'.E$1:.E267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string" calcext:value-type="string">
            <text:p>Szpital Specjalistyczny im. J.K. Łukowicza</text:p>
          </table:table-cell>
          <table:table-cell table:style-name="ce1" office:value-type="string" calcext:value-type="string">
            <text:p>Leśna 10</text:p>
          </table:table-cell>
          <table:table-cell table:style-name="ce1" office:value-type="string" calcext:value-type="string">
            <text:p>89-600</text:p>
          </table:table-cell>
          <table:table-cell table:style-name="ce1" office:value-type="string" calcext:value-type="string">
            <text:p>Chojnice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Specjalistyczny im. J.K. Łukowicza, ul. Leśna 10, 89-600 Chojnice</text:p>
          </table:table-cell>
          <table:table-cell table:formula="of:=INDEX(['nfz-import'.D$1:.D268];MATCH([.G253];['nfz-import'.E$1:.E268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68];MATCH([.G253];['nfz-import'.E$1:.E268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zczecińska 16</text:p>
          </table:table-cell>
          <table:table-cell table:style-name="ce1" office:value-type="string" calcext:value-type="string">
            <text:p>77-300</text:p>
          </table:table-cell>
          <table:table-cell table:style-name="ce1" office:value-type="string" calcext:value-type="string">
            <text:p>Człuchów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amodzielny Publiczny Zakład Opieki Zdrowotnej, ul. Szczecińska 16, 77-300 Człuchów</text:p>
          </table:table-cell>
          <table:table-cell table:formula="of:=INDEX(['nfz-import'.D$1:.D269];MATCH([.G254];['nfz-import'.E$1:.E269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69];MATCH([.G254];['nfz-import'.E$1:.E269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string" calcext:value-type="string">
            <text:p>COPERNICUS Podmiot Leczniczy Sp. z o.o.</text:p>
          </table:table-cell>
          <table:table-cell table:style-name="ce1" office:value-type="string" calcext:value-type="string">
            <text:p>Nowe Ogrody 1-6</text:p>
          </table:table-cell>
          <table:table-cell table:style-name="ce1" office:value-type="string" calcext:value-type="string">
            <text:p>80-803</text:p>
          </table:table-cell>
          <table:table-cell table:style-name="ce1" office:value-type="string" calcext:value-type="string">
            <text:p>Gdańsk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COPERNICUS Podmiot Leczniczy Sp. z o.o., ul. Nowe Ogrody 1-6, 80-803 Gdańsk</text:p>
          </table:table-cell>
          <table:table-cell table:formula="of:=INDEX(['nfz-import'.D$1:.D270];MATCH([.G255];['nfz-import'.E$1:.E270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0];MATCH([.G255];['nfz-import'.E$1:.E270];0);0)" office:value-type="float" office:value="11" calcext:value-type="float">
            <text:p>11</text:p>
          </table:table-cell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1" office:value-type="float" office:value="736" calcext:value-type="float">
            <text:p>736</text:p>
          </table:table-cell>
          <table:table-cell table:style-name="ce1" office:value-type="string" calcext:value-type="string">
            <text:p>Uniwersyteckie Centrum Kliniczne - Klinika Położnictwa Szpital Gdańskiego Uniwersytetu Medycznego</text:p>
          </table:table-cell>
          <table:table-cell table:style-name="ce1" office:value-type="string" calcext:value-type="string">
            <text:p>Kliniczna 1a</text:p>
          </table:table-cell>
          <table:table-cell table:style-name="ce1" office:value-type="string" calcext:value-type="string">
            <text:p>80-402</text:p>
          </table:table-cell>
          <table:table-cell table:style-name="ce1" office:value-type="string" calcext:value-type="string">
            <text:p>Gdańsk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Uniwersyteckie Centrum Kliniczne - Klinika Położnictwa Szpital Gdańskiego Uniwersytetu Medycznego, ul. Kliniczna 1a, 80-402 Gdańsk</text:p>
          </table:table-cell>
          <table:table-cell table:formula="of:=INDEX(['nfz-import'.D$1:.D271];MATCH([.G256];['nfz-import'.E$1:.E271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1];MATCH([.G256];['nfz-import'.E$1:.E271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string" calcext:value-type="string">
            <text:p>COPERNICUS Podmiot Leczniczy Sp. z o.o. Szpital św. Wojciecha</text:p>
          </table:table-cell>
          <table:table-cell table:style-name="ce1" office:value-type="string" calcext:value-type="string">
            <text:p>Al.Jana Pawła II 50</text:p>
          </table:table-cell>
          <table:table-cell table:style-name="ce1" office:value-type="string" calcext:value-type="string">
            <text:p>80-462</text:p>
          </table:table-cell>
          <table:table-cell table:style-name="ce1" office:value-type="string" calcext:value-type="string">
            <text:p>Gdańsk-Zaspa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COPERNICUS Podmiot Leczniczy Sp. z o.o. Szpital św. Wojciecha, ul. Al.Jana Pawła II 50, 80-462 Gdańsk-Zaspa</text:p>
          </table:table-cell>
          <table:table-cell table:formula="of:=INDEX(['nfz-import'.D$1:.D272];MATCH([.G257];['nfz-import'.E$1:.E272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2];MATCH([.G257];['nfz-import'.E$1:.E272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Szpital Morski im. PCK Sp. z o.o.</text:p>
          </table:table-cell>
          <table:table-cell table:style-name="ce1" office:value-type="string" calcext:value-type="string">
            <text:p>Powstania Styczniowego 1</text:p>
          </table:table-cell>
          <table:table-cell table:style-name="ce1" office:value-type="string" calcext:value-type="string">
            <text:p>81-519</text:p>
          </table:table-cell>
          <table:table-cell table:style-name="ce1" office:value-type="string" calcext:value-type="string">
            <text:p>Gdynia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Morski im. PCK Sp. z o.o., ul. Powstania Styczniowego 1, 81-519 Gdynia</text:p>
          </table:table-cell>
          <table:table-cell table:formula="of:=INDEX(['nfz-import'.D$1:.D273];MATCH([.G258];['nfz-import'.E$1:.E273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3];MATCH([.G258];['nfz-import'.E$1:.E273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string" calcext:value-type="string">
            <text:p>Powiatowe Centrum Zdrowia Sp. z o.o</text:p>
          </table:table-cell>
          <table:table-cell table:style-name="ce1" office:value-type="string" calcext:value-type="string">
            <text:p>Floriana Ceynowy 7</text:p>
          </table:table-cell>
          <table:table-cell table:style-name="ce1" office:value-type="string" calcext:value-type="string">
            <text:p>83-300</text:p>
          </table:table-cell>
          <table:table-cell table:style-name="ce1" office:value-type="string" calcext:value-type="string">
            <text:p>Kartuzy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Powiatowe Centrum Zdrowia Sp. z o.o, ul. Floriana Ceynowy 7, 83-300 Kartuzy</text:p>
          </table:table-cell>
          <table:table-cell table:formula="of:=INDEX(['nfz-import'.D$1:.D274];MATCH([.G259];['nfz-import'.E$1:.E274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4];MATCH([.G259];['nfz-import'.E$1:.E274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1" office:value-type="float" office:value="1113" calcext:value-type="float">
            <text:p>1113</text:p>
          </table:table-cell>
          <table:table-cell table:style-name="ce1" office:value-type="string" calcext:value-type="string">
            <text:p>Szpital Specjalistyczny w Kościerzynie Sp. z o.o.</text:p>
          </table:table-cell>
          <table:table-cell table:style-name="ce1" office:value-type="string" calcext:value-type="string">
            <text:p>Piechowskiego 36</text:p>
          </table:table-cell>
          <table:table-cell table:style-name="ce1" office:value-type="string" calcext:value-type="string">
            <text:p>83-400</text:p>
          </table:table-cell>
          <table:table-cell table:style-name="ce1" office:value-type="string" calcext:value-type="string">
            <text:p>Kościerzyna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Specjalistyczny w Kościerzynie Sp. z o.o., ul. Piechowskiego 36, 83-400 Kościerzyna</text:p>
          </table:table-cell>
          <table:table-cell table:formula="of:=INDEX(['nfz-import'.D$1:.D275];MATCH([.G260];['nfz-import'.E$1:.E275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5];MATCH([.G260];['nfz-import'.E$1:.E275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string" calcext:value-type="string">
            <text:p>Kwidzyn Szpital Zdrowie</text:p>
          </table:table-cell>
          <table:table-cell table:style-name="ce1" office:value-type="string" calcext:value-type="string">
            <text:p>Gen. Józefa Hallera 31</text:p>
          </table:table-cell>
          <table:table-cell table:style-name="ce1" office:value-type="string" calcext:value-type="string">
            <text:p>82-500</text:p>
          </table:table-cell>
          <table:table-cell table:style-name="ce1" office:value-type="string" calcext:value-type="string">
            <text:p>Kwidzyn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Kwidzyn Szpital Zdrowie, ul. Gen. Józefa Hallera 31, 82-500 Kwidzyn</text:p>
          </table:table-cell>
          <table:table-cell table:formula="of:=INDEX(['nfz-import'.D$1:.D276];MATCH([.G261];['nfz-import'.E$1:.E276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6];MATCH([.G261];['nfz-import'.E$1:.E276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string" calcext:value-type="string">
            <text:p>Samodzielny Publiczny Specjalistyczny Zakład Opieki Zdrowotnej</text:p>
          </table:table-cell>
          <table:table-cell table:style-name="ce1" office:value-type="string" calcext:value-type="string">
            <text:p>Juliana Węgrzynowicza 13</text:p>
          </table:table-cell>
          <table:table-cell table:style-name="ce1" office:value-type="string" calcext:value-type="string">
            <text:p>84-300</text:p>
          </table:table-cell>
          <table:table-cell table:style-name="ce1" office:value-type="string" calcext:value-type="string">
            <text:p>Lębork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amodzielny Publiczny Specjalistyczny Zakład Opieki Zdrowotnej, ul. Juliana Węgrzynowicza 13, 84-300 Lębork</text:p>
          </table:table-cell>
          <table:table-cell table:formula="of:=INDEX(['nfz-import'.D$1:.D277];MATCH([.G262];['nfz-import'.E$1:.E277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7];MATCH([.G262];['nfz-import'.E$1:.E277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Powiatowe Centrum Zdrowia Sp. z o.o. Szpital im. dr Jadwigi Obodzińskiej- Król</text:p>
          </table:table-cell>
          <table:table-cell table:style-name="ce1" office:value-type="string" calcext:value-type="string">
            <text:p>Armii Krajowej 105/106</text:p>
          </table:table-cell>
          <table:table-cell table:style-name="ce1" office:value-type="string" calcext:value-type="string">
            <text:p>82-200</text:p>
          </table:table-cell>
          <table:table-cell table:style-name="ce1" office:value-type="string" calcext:value-type="string">
            <text:p>Malbork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Powiatowe Centrum Zdrowia Sp. z o.o. Szpital im. dr Jadwigi Obodzińskiej- Król, ul. Armii Krajowej 105/106, 82-200 Malbork</text:p>
          </table:table-cell>
          <table:table-cell table:formula="of:=INDEX(['nfz-import'.D$1:.D278];MATCH([.G263];['nfz-import'.E$1:.E278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8];MATCH([.G263];['nfz-import'.E$1:.E278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string" calcext:value-type="string">
            <text:p>Szpital Miejski w Miastku Sp. z o. o.</text:p>
          </table:table-cell>
          <table:table-cell table:style-name="ce1" office:value-type="string" calcext:value-type="string">
            <text:p>Wybickiego 30</text:p>
          </table:table-cell>
          <table:table-cell table:style-name="ce1" office:value-type="string" calcext:value-type="string">
            <text:p>77-200</text:p>
          </table:table-cell>
          <table:table-cell table:style-name="ce1" office:value-type="string" calcext:value-type="string">
            <text:p>Miastko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Miejski w Miastku Sp. z o. o., ul. Wybickiego 30, 77-200 Miastko</text:p>
          </table:table-cell>
          <table:table-cell table:formula="of:=INDEX(['nfz-import'.D$1:.D279];MATCH([.G264];['nfz-import'.E$1:.E279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79];MATCH([.G264];['nfz-import'.E$1:.E279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string" calcext:value-type="string">
            <text:p>Szpital Pucki Sp. z o.o.</text:p>
          </table:table-cell>
          <table:table-cell table:style-name="ce1" office:value-type="string" calcext:value-type="string">
            <text:p>2001 maja 13</text:p>
          </table:table-cell>
          <table:table-cell table:style-name="ce1" office:value-type="string" calcext:value-type="string">
            <text:p>84-100</text:p>
          </table:table-cell>
          <table:table-cell table:style-name="ce1" office:value-type="string" calcext:value-type="string">
            <text:p>Puck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Pucki Sp. z o.o., ul. 2001 maja 13, 84-100 Puck</text:p>
          </table:table-cell>
          <table:table-cell table:formula="of:=INDEX(['nfz-import'.D$1:.D280];MATCH([.G265];['nfz-import'.E$1:.E280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0];MATCH([.G265];['nfz-import'.E$1:.E280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 office:value-type="float" office:value="994" calcext:value-type="float">
            <text:p>994</text:p>
          </table:table-cell>
          <table:table-cell table:style-name="ce1" office:value-type="string" calcext:value-type="string">
            <text:p>Kociewskie Centrum Zdrowia Sp. z o.o.</text:p>
          </table:table-cell>
          <table:table-cell table:style-name="ce1" office:value-type="string" calcext:value-type="string">
            <text:p>Józefa Balewskiego 1</text:p>
          </table:table-cell>
          <table:table-cell table:style-name="ce1" office:value-type="string" calcext:value-type="string">
            <text:p>83-200</text:p>
          </table:table-cell>
          <table:table-cell table:style-name="ce1" office:value-type="string" calcext:value-type="string">
            <text:p>Starogard Gdański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Kociewskie Centrum Zdrowia Sp. z o.o., ul. Józefa Balewskiego 1, 83-200 Starogard Gdański</text:p>
          </table:table-cell>
          <table:table-cell table:formula="of:=INDEX(['nfz-import'.D$1:.D281];MATCH([.G266];['nfz-import'.E$1:.E281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1];MATCH([.G266];['nfz-import'.E$1:.E281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 office:value-type="float" office:value="1023" calcext:value-type="float">
            <text:p>1023</text:p>
          </table:table-cell>
          <table:table-cell table:style-name="ce1" office:value-type="string" calcext:value-type="string">
            <text:p>Szpital Polski Sztum</text:p>
          </table:table-cell>
          <table:table-cell table:style-name="ce1" office:value-type="string" calcext:value-type="string">
            <text:p>Mikołaja Reja 12</text:p>
          </table:table-cell>
          <table:table-cell table:style-name="ce1" office:value-type="string" calcext:value-type="string">
            <text:p>82-400</text:p>
          </table:table-cell>
          <table:table-cell table:style-name="ce1" office:value-type="string" calcext:value-type="string">
            <text:p>Sztum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Polski Sztum, ul. Mikołaja Reja 12, 82-400 Sztum</text:p>
          </table:table-cell>
          <table:table-cell table:formula="of:=INDEX(['nfz-import'.D$1:.D282];MATCH([.G267];['nfz-import'.E$1:.E282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2];MATCH([.G267];['nfz-import'.E$1:.E282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string" calcext:value-type="string">
            <text:p>Szpitale Tczewskie S.A.</text:p>
          </table:table-cell>
          <table:table-cell table:style-name="ce1" office:value-type="string" calcext:value-type="string">
            <text:p>30 stycznia 57/58</text:p>
          </table:table-cell>
          <table:table-cell table:style-name="ce1" office:value-type="string" calcext:value-type="string">
            <text:p>83-110</text:p>
          </table:table-cell>
          <table:table-cell table:style-name="ce1" office:value-type="string" calcext:value-type="string">
            <text:p>Tczew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e Tczewskie S.A., ul. 30 stycznia 57/58, 83-110 Tczew</text:p>
          </table:table-cell>
          <table:table-cell table:formula="of:=INDEX(['nfz-import'.D$1:.D283];MATCH([.G268];['nfz-import'.E$1:.E283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3];MATCH([.G268];['nfz-import'.E$1:.E283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string" calcext:value-type="string">
            <text:p>Wojewódzki Szpital Specjalistyczny im. Janusza Korczaka</text:p>
          </table:table-cell>
          <table:table-cell table:style-name="ce1" office:value-type="string" calcext:value-type="string">
            <text:p>Mickiewicza 12</text:p>
          </table:table-cell>
          <table:table-cell table:style-name="ce1" office:value-type="string" calcext:value-type="string">
            <text:p>76-270</text:p>
          </table:table-cell>
          <table:table-cell table:style-name="ce1" office:value-type="string" calcext:value-type="string">
            <text:p>Ustka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Wojewódzki Szpital Specjalistyczny im. Janusza Korczaka, ul. Mickiewicza 12, 76-270 Ustka</text:p>
          </table:table-cell>
          <table:table-cell table:formula="of:=INDEX(['nfz-import'.D$1:.D284];MATCH([.G269];['nfz-import'.E$1:.E284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4];MATCH([.G269];['nfz-import'.E$1:.E284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1" office:value-type="float" office:value="1065" calcext:value-type="float">
            <text:p>1065</text:p>
          </table:table-cell>
          <table:table-cell table:style-name="ce1" office:value-type="string" calcext:value-type="string">
            <text:p>Szpital Specjalistyczny im. F. Ceynowy Sp. z o.o.</text:p>
          </table:table-cell>
          <table:table-cell table:style-name="ce1" office:value-type="string" calcext:value-type="string">
            <text:p>Jagalskiego 10</text:p>
          </table:table-cell>
          <table:table-cell table:style-name="ce1" office:value-type="string" calcext:value-type="string">
            <text:p>84-200</text:p>
          </table:table-cell>
          <table:table-cell table:style-name="ce1" office:value-type="string" calcext:value-type="string">
            <text:p>Wejherowo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Szpital Specjalistyczny im. F. Ceynowy Sp. z o.o., ul. Jagalskiego 10, 84-200 Wejherowo</text:p>
          </table:table-cell>
          <table:table-cell table:formula="of:=INDEX(['nfz-import'.D$1:.D285];MATCH([.G270];['nfz-import'.E$1:.E285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5];MATCH([.G270];['nfz-import'.E$1:.E285];0);0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string" calcext:value-type="string">
            <text:p>Clinica Medica Sp.z o.o.</text:p>
          </table:table-cell>
          <table:table-cell table:style-name="ce1" office:value-type="string" calcext:value-type="string">
            <text:p>Mireckiego 11</text:p>
          </table:table-cell>
          <table:table-cell table:style-name="ce1" office:value-type="string" calcext:value-type="string">
            <text:p>81-229</text:p>
          </table:table-cell>
          <table:table-cell table:style-name="ce1" office:value-type="string" calcext:value-type="string">
            <text:p>Gdynia</text:p>
          </table:table-cell>
          <table:table-cell table:style-name="ce1" office:value-type="string" calcext:value-type="string">
            <text:p>pomorskie</text:p>
          </table:table-cell>
          <table:table-cell table:style-name="ce1" office:value-type="string" calcext:value-type="string">
            <text:p>Clinica Medica Sp.z o.o., ul. Mireckiego 11, 81-229 Gdynia</text:p>
          </table:table-cell>
          <table:table-cell table:formula="of:=INDEX(['nfz-import'.D$1:.D286];MATCH([.G271];['nfz-import'.E$1:.E286];0);0)" office:value-type="string" office:string-value="Pomorski Oddział Narodowego Funduszu Zdrowia w Gdańsku" calcext:value-type="string">
            <text:p>Pomorski Oddział Narodowego Funduszu Zdrowia w Gdańsku</text:p>
          </table:table-cell>
          <table:table-cell table:style-name="ce4" table:formula="of:=INDEX(['nfz-import'.A$1:.A286];MATCH([.G271];['nfz-import'.E$1:.E286];0);0)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string" calcext:value-type="string">
            <text:p>Powiatowy Zespół Zakładów Opieki Zdrowotnej</text:p>
          </table:table-cell>
          <table:table-cell table:style-name="ce1" office:value-type="string" calcext:value-type="string">
            <text:p>Małachowskiego 12</text:p>
          </table:table-cell>
          <table:table-cell table:style-name="ce1" office:value-type="string" calcext:value-type="string">
            <text:p>42-500</text:p>
          </table:table-cell>
          <table:table-cell table:style-name="ce1" office:value-type="string" calcext:value-type="string">
            <text:p>Będzin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Powiatowy Zespół Zakładów Opieki Zdrowotnej, ul. Małachowskiego 12, 42-500 Będzin</text:p>
          </table:table-cell>
          <table:table-cell table:formula="of:=INDEX(['nfz-import'.D$1:.D287];MATCH([.G272];['nfz-import'.E$1:.E287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87];MATCH([.G272];['nfz-import'.E$1:.E287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float" office:value="1114" calcext:value-type="float">
            <text:p>1114</text:p>
          </table:table-cell>
          <table:table-cell table:style-name="ce1" office:value-type="string" calcext:value-type="string">
            <text:p>Centrum Medyczne Esculap Sp. z o.o.</text:p>
          </table:table-cell>
          <table:table-cell table:style-name="ce1" office:value-type="string" calcext:value-type="string">
            <text:p>Cieszyńska 472</text:p>
          </table:table-cell>
          <table:table-cell table:style-name="ce1" office:value-type="string" calcext:value-type="string">
            <text:p>43-382</text:p>
          </table:table-cell>
          <table:table-cell table:style-name="ce1" office:value-type="string" calcext:value-type="string">
            <text:p>Bielsko-Biał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Centrum Medyczne Esculap Sp. z o.o., ul. Cieszyńska 472, 43-382 Bielsko-Biała</text:p>
          </table:table-cell>
          <table:table-cell table:formula="of:=INDEX(['nfz-import'.D$1:.D288];MATCH([.G273];['nfz-import'.E$1:.E288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88];MATCH([.G273];['nfz-import'.E$1:.E288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string" calcext:value-type="string">
            <text:p>Beskidzkie Centrum Onkologii. Szpital Miejski im. Jana Pawla II</text:p>
          </table:table-cell>
          <table:table-cell table:style-name="ce1" office:value-type="string" calcext:value-type="string">
            <text:p>Wyspiańskiego 21</text:p>
          </table:table-cell>
          <table:table-cell table:style-name="ce1" office:value-type="string" calcext:value-type="string">
            <text:p>43-300</text:p>
          </table:table-cell>
          <table:table-cell table:style-name="ce1" office:value-type="string" calcext:value-type="string">
            <text:p>Bielsko-Biał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Beskidzkie Centrum Onkologii. Szpital Miejski im. Jana Pawla II, ul. Wyspiańskiego 21, 43-300 Bielsko-Biała</text:p>
          </table:table-cell>
          <table:table-cell table:formula="of:=INDEX(['nfz-import'.D$1:.D289];MATCH([.G274];['nfz-import'.E$1:.E289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89];MATCH([.G274];['nfz-import'.E$1:.E289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string" calcext:value-type="string">
            <text:p>Szpital Wojewódzki</text:p>
          </table:table-cell>
          <table:table-cell table:style-name="ce1" office:value-type="string" calcext:value-type="string">
            <text:p>Armii Krajowej 101</text:p>
          </table:table-cell>
          <table:table-cell table:style-name="ce1" office:value-type="string" calcext:value-type="string">
            <text:p>43-316</text:p>
          </table:table-cell>
          <table:table-cell table:style-name="ce1" office:value-type="string" calcext:value-type="string">
            <text:p>Bielsko-Biał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Wojewódzki, ul. Armii Krajowej 101, 43-316 Bielsko-Biała</text:p>
          </table:table-cell>
          <table:table-cell table:formula="of:=INDEX(['nfz-import'.D$1:.D290];MATCH([.G275];['nfz-import'.E$1:.E290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0];MATCH([.G275];['nfz-import'.E$1:.E290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string" calcext:value-type="string">
            <text:p>Szpital im. R. Weigla</text:p>
          </table:table-cell>
          <table:table-cell table:style-name="ce1" office:value-type="string" calcext:value-type="string">
            <text:p>Sosnowa 16</text:p>
          </table:table-cell>
          <table:table-cell table:style-name="ce1" office:value-type="string" calcext:value-type="string">
            <text:p>42-290</text:p>
          </table:table-cell>
          <table:table-cell table:style-name="ce1" office:value-type="string" calcext:value-type="string">
            <text:p>Blachowni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im. R. Weigla, ul. Sosnowa 16, 42-290 Blachownia</text:p>
          </table:table-cell>
          <table:table-cell table:formula="of:=INDEX(['nfz-import'.D$1:.D291];MATCH([.G276];['nfz-import'.E$1:.E291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1];MATCH([.G276];['nfz-import'.E$1:.E291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string" calcext:value-type="string">
            <text:p>Szpital Specjalistyczny nr 2</text:p>
          </table:table-cell>
          <table:table-cell table:style-name="ce1" office:value-type="string" calcext:value-type="string">
            <text:p>Stefana Batorego 15</text:p>
          </table:table-cell>
          <table:table-cell table:style-name="ce1" office:value-type="string" calcext:value-type="string">
            <text:p>41-902</text:p>
          </table:table-cell>
          <table:table-cell table:style-name="ce1" office:value-type="string" calcext:value-type="string">
            <text:p>Bytom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Specjalistyczny nr 2, ul. Stefana Batorego 15, 41-902 Bytom</text:p>
          </table:table-cell>
          <table:table-cell table:formula="of:=INDEX(['nfz-import'.D$1:.D292];MATCH([.G277];['nfz-import'.E$1:.E292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2];MATCH([.G277];['nfz-import'.E$1:.E292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string" calcext:value-type="string">
            <text:p>Śląski Instytut Matki i Noworodka</text:p>
          </table:table-cell>
          <table:table-cell table:style-name="ce1" office:value-type="string" calcext:value-type="string">
            <text:p>Strzelców Bytomskich 11</text:p>
          </table:table-cell>
          <table:table-cell table:style-name="ce1" office:value-type="string" calcext:value-type="string">
            <text:p>41-500</text:p>
          </table:table-cell>
          <table:table-cell table:style-name="ce1" office:value-type="string" calcext:value-type="string">
            <text:p>Chorzów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Śląski Instytut Matki i Noworodka, ul. Strzelców Bytomskich 11, 41-500 Chorzów</text:p>
          </table:table-cell>
          <table:table-cell table:formula="of:=INDEX(['nfz-import'.D$1:.D293];MATCH([.G278];['nfz-import'.E$1:.E293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3];MATCH([.G278];['nfz-import'.E$1:.E293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string" calcext:value-type="string">
            <text:p>Zespół Zakładów Opieki Zdrowotnej w Cieszynie</text:p>
          </table:table-cell>
          <table:table-cell table:style-name="ce1" office:value-type="string" calcext:value-type="string">
            <text:p>Bielska 4</text:p>
          </table:table-cell>
          <table:table-cell table:style-name="ce1" office:value-type="string" calcext:value-type="string">
            <text:p>43-400</text:p>
          </table:table-cell>
          <table:table-cell table:style-name="ce1" office:value-type="string" calcext:value-type="string">
            <text:p>Cieszyn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Zespół Zakładów Opieki Zdrowotnej w Cieszynie, ul. Bielska 4, 43-400 Cieszyn</text:p>
          </table:table-cell>
          <table:table-cell table:formula="of:=INDEX(['nfz-import'.D$1:.D294];MATCH([.G279];['nfz-import'.E$1:.E294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4];MATCH([.G279];['nfz-import'.E$1:.E294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 office:value-type="float" office:value="717" calcext:value-type="float">
            <text:p>717</text:p>
          </table:table-cell>
          <table:table-cell table:style-name="ce1" office:value-type="string" calcext:value-type="string">
            <text:p>SP ZOZ Miejski Szpital Zespolony</text:p>
          </table:table-cell>
          <table:table-cell table:style-name="ce1" office:value-type="string" calcext:value-type="string">
            <text:p>Mickiewicza 12</text:p>
          </table:table-cell>
          <table:table-cell table:style-name="ce1" office:value-type="string" calcext:value-type="string">
            <text:p>42-200</text:p>
          </table:table-cell>
          <table:table-cell table:style-name="ce1" office:value-type="string" calcext:value-type="string">
            <text:p>Częstochow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P ZOZ Miejski Szpital Zespolony, ul. Mickiewicza 12, 42-200 Częstochowa</text:p>
          </table:table-cell>
          <table:table-cell table:formula="of:=INDEX(['nfz-import'.D$1:.D295];MATCH([.G280];['nfz-import'.E$1:.E295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5];MATCH([.G280];['nfz-import'.E$1:.E295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string" calcext:value-type="string">
            <text:p>Wojewódzki Szpital Specjalistyczny im. Najświętszej Marii Panny</text:p>
          </table:table-cell>
          <table:table-cell table:style-name="ce1" office:value-type="string" calcext:value-type="string">
            <text:p>Bialska 104/ 118</text:p>
          </table:table-cell>
          <table:table-cell table:style-name="ce1" office:value-type="string" calcext:value-type="string">
            <text:p>42-200</text:p>
          </table:table-cell>
          <table:table-cell table:style-name="ce1" office:value-type="string" calcext:value-type="string">
            <text:p>Częstochow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Wojewódzki Szpital Specjalistyczny im. Najświętszej Marii Panny, ul. Bialska 104/ 118, 42-200 Częstochowa</text:p>
          </table:table-cell>
          <table:table-cell table:formula="of:=INDEX(['nfz-import'.D$1:.D296];MATCH([.G281];['nfz-import'.E$1:.E296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6];MATCH([.G281];['nfz-import'.E$1:.E296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string" calcext:value-type="string">
            <text:p>Szpital Wielospecjalistyczny Sp. z o.o.</text:p>
          </table:table-cell>
          <table:table-cell table:style-name="ce1" office:value-type="string" calcext:value-type="string">
            <text:p>Kościuszki 1</text:p>
          </table:table-cell>
          <table:table-cell table:style-name="ce1" office:value-type="string" calcext:value-type="string">
            <text:p>44-100</text:p>
          </table:table-cell>
          <table:table-cell table:style-name="ce1" office:value-type="string" calcext:value-type="string">
            <text:p>Gli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Wielospecjalistyczny Sp. z o.o., ul. Kościuszki 1, 44-100 Gliwice</text:p>
          </table:table-cell>
          <table:table-cell table:formula="of:=INDEX(['nfz-import'.D$1:.D297];MATCH([.G282];['nfz-import'.E$1:.E297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7];MATCH([.G282];['nfz-import'.E$1:.E297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string" calcext:value-type="string">
            <text:p>Wojewódzki Szpital Specjalistyczny nr 2</text:p>
          </table:table-cell>
          <table:table-cell table:style-name="ce1" office:value-type="string" calcext:value-type="string">
            <text:p>Al. Jana Pawła II 7</text:p>
          </table:table-cell>
          <table:table-cell table:style-name="ce1" office:value-type="string" calcext:value-type="string">
            <text:p>44-330</text:p>
          </table:table-cell>
          <table:table-cell table:style-name="ce1" office:value-type="string" calcext:value-type="string">
            <text:p>Jastrzębie Zdrój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Wojewódzki Szpital Specjalistyczny nr 2, ul. Al. Jana Pawła II 7, 44-330 Jastrzębie Zdrój</text:p>
          </table:table-cell>
          <table:table-cell table:formula="of:=INDEX(['nfz-import'.D$1:.D298];MATCH([.G283];['nfz-import'.E$1:.E298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8];MATCH([.G283];['nfz-import'.E$1:.E298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string" calcext:value-type="string">
            <text:p>Samodzielny Publiczny Zespół Opieki Zdrowotnej. Szpital Wielospecjalistyczny</text:p>
          </table:table-cell>
          <table:table-cell table:style-name="ce1" office:value-type="string" calcext:value-type="string">
            <text:p>Chełmońskiego 28</text:p>
          </table:table-cell>
          <table:table-cell table:style-name="ce1" office:value-type="string" calcext:value-type="string">
            <text:p>43-600</text:p>
          </table:table-cell>
          <table:table-cell table:style-name="ce1" office:value-type="string" calcext:value-type="string">
            <text:p>Jaworzno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amodzielny Publiczny Zespół Opieki Zdrowotnej. Szpital Wielospecjalistyczny, ul. Chełmońskiego 28, 43-600 Jaworzno</text:p>
          </table:table-cell>
          <table:table-cell table:formula="of:=INDEX(['nfz-import'.D$1:.D299];MATCH([.G284];['nfz-import'.E$1:.E299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299];MATCH([.G284];['nfz-import'.E$1:.E299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string" calcext:value-type="string">
            <text:p>"Łubinowa 3" Sp. z o.o Sp. k. Szpital Położniczo-Ginekologiczny</text:p>
          </table:table-cell>
          <table:table-cell table:style-name="ce1" office:value-type="string" calcext:value-type="string">
            <text:p>Łubinowa 3</text:p>
          </table:table-cell>
          <table:table-cell table:style-name="ce1" office:value-type="string" calcext:value-type="string">
            <text:p>40-647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"Łubinowa 3" Sp. z o.o Sp. k. Szpital Położniczo-Ginekologiczny, ul. Łubinowa 3, 40-647 Katowice</text:p>
          </table:table-cell>
          <table:table-cell table:formula="of:=INDEX(['nfz-import'.D$1:.D300];MATCH([.G285];['nfz-import'.E$1:.E300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0];MATCH([.G285];['nfz-import'.E$1:.E300];0);0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string" calcext:value-type="string">
            <text:p>Samodzielny Publiczny Centralny Szpital Kliniczny im. Prof. Kornela Gibińskiego Śląskiego Uniwersytetu Medycznego</text:p>
          </table:table-cell>
          <table:table-cell table:style-name="ce1" office:value-type="string" calcext:value-type="string">
            <text:p>Medyków 14</text:p>
          </table:table-cell>
          <table:table-cell table:style-name="ce1" office:value-type="string" calcext:value-type="string">
            <text:p>40-752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amodzielny Publiczny Centralny Szpital Kliniczny im. Prof. Kornela Gibińskiego Śląskiego Uniwersytetu Medycznego, ul. Medyków 14, 40-752 Katowice</text:p>
          </table:table-cell>
          <table:table-cell table:formula="of:=INDEX(['nfz-import'.D$1:.D301];MATCH([.G286];['nfz-import'.E$1:.E301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1];MATCH([.G286];['nfz-import'.E$1:.E301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string" calcext:value-type="string">
            <text:p>Okręgowy Szpital Kolejowy w Katowicach Sp. z o.o.</text:p>
          </table:table-cell>
          <table:table-cell table:style-name="ce1" office:value-type="string" calcext:value-type="string">
            <text:p>Panewnicka 65</text:p>
          </table:table-cell>
          <table:table-cell table:style-name="ce1" office:value-type="string" calcext:value-type="string">
            <text:p>40-760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Okręgowy Szpital Kolejowy w Katowicach Sp. z o.o., ul. Panewnicka 65, 40-760 Katowice</text:p>
          </table:table-cell>
          <table:table-cell table:formula="of:=INDEX(['nfz-import'.D$1:.D302];MATCH([.G287];['nfz-import'.E$1:.E302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2];MATCH([.G287];['nfz-import'.E$1:.E302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string" calcext:value-type="string">
            <text:p>Szpital im. Stanisława Leszczyńskiego</text:p>
          </table:table-cell>
          <table:table-cell table:style-name="ce1" office:value-type="string" calcext:value-type="string">
            <text:p>Raciborska 26</text:p>
          </table:table-cell>
          <table:table-cell table:style-name="ce1" office:value-type="string" calcext:value-type="string">
            <text:p>40-074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im. Stanisława Leszczyńskiego, ul. Raciborska 26, 40-074 Katowice</text:p>
          </table:table-cell>
          <table:table-cell table:formula="of:=INDEX(['nfz-import'.D$1:.D303];MATCH([.G288];['nfz-import'.E$1:.E303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3];MATCH([.G288];['nfz-import'.E$1:.E303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Szpital Zakonu Bonifratrów pw. Aniołów Stróżów</text:p>
          </table:table-cell>
          <table:table-cell table:style-name="ce1" office:value-type="string" calcext:value-type="string">
            <text:p>Ks. Leopolda Markiefki 87</text:p>
          </table:table-cell>
          <table:table-cell table:style-name="ce1" office:value-type="string" calcext:value-type="string">
            <text:p>40-211</text:p>
          </table:table-cell>
          <table:table-cell table:style-name="ce1" office:value-type="string" calcext:value-type="string">
            <text:p>Kat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Zakonu Bonifratrów pw. Aniołów Stróżów, ul. Ks. Leopolda Markiefki 87, 40-211 Katowice</text:p>
          </table:table-cell>
          <table:table-cell table:formula="of:=INDEX(['nfz-import'.D$1:.D304];MATCH([.G289];['nfz-import'.E$1:.E304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4];MATCH([.G289];['nfz-import'.E$1:.E304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Szpital w Knurowie Sp. z o.o</text:p>
          </table:table-cell>
          <table:table-cell table:style-name="ce1" office:value-type="string" calcext:value-type="string">
            <text:p>Niepodległości 8</text:p>
          </table:table-cell>
          <table:table-cell table:style-name="ce1" office:value-type="string" calcext:value-type="string">
            <text:p>44-194</text:p>
          </table:table-cell>
          <table:table-cell table:style-name="ce1" office:value-type="string" calcext:value-type="string">
            <text:p>Knurów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w Knurowie Sp. z o.o, ul. Niepodległości 8, 44-194 Knurów</text:p>
          </table:table-cell>
          <table:table-cell table:formula="of:=INDEX(['nfz-import'.D$1:.D305];MATCH([.G290];['nfz-import'.E$1:.E305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5];MATCH([.G290];['nfz-import'.E$1:.E305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Samodzielny Publiczny Zaspół Opieki Zdrowotnej</text:p>
          </table:table-cell>
          <table:table-cell table:style-name="ce1" office:value-type="string" calcext:value-type="string">
            <text:p>Sobieskiego 9</text:p>
          </table:table-cell>
          <table:table-cell table:style-name="ce1" office:value-type="string" calcext:value-type="string">
            <text:p>42-700</text:p>
          </table:table-cell>
          <table:table-cell table:style-name="ce1" office:value-type="string" calcext:value-type="string">
            <text:p>Lubliniec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amodzielny Publiczny Zaspół Opieki Zdrowotnej, ul. Sobieskiego 9, 42-700 Lubliniec</text:p>
          </table:table-cell>
          <table:table-cell table:formula="of:=INDEX(['nfz-import'.D$1:.D306];MATCH([.G291];['nfz-import'.E$1:.E306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6];MATCH([.G291];['nfz-import'.E$1:.E306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string" calcext:value-type="string">
            <text:p>Centrum Zdrowia w Mikołowie Sp. z o.o</text:p>
          </table:table-cell>
          <table:table-cell table:style-name="ce1" office:value-type="string" calcext:value-type="string">
            <text:p>Waryńskiego 2</text:p>
          </table:table-cell>
          <table:table-cell table:style-name="ce1" office:value-type="string" calcext:value-type="string">
            <text:p>43-190</text:p>
          </table:table-cell>
          <table:table-cell table:style-name="ce1" office:value-type="string" calcext:value-type="string">
            <text:p>Mikołów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Centrum Zdrowia w Mikołowie Sp. z o.o, ul. Waryńskiego 2, 43-190 Mikołów</text:p>
          </table:table-cell>
          <table:table-cell table:formula="of:=INDEX(['nfz-import'.D$1:.D307];MATCH([.G292];['nfz-import'.E$1:.E307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7];MATCH([.G292];['nfz-import'.E$1:.E307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 office:value-type="float" office:value="872" calcext:value-type="float">
            <text:p>872</text:p>
          </table:table-cell>
          <table:table-cell table:style-name="ce1" office:value-type="string" calcext:value-type="string">
            <text:p>Mysłowickie Centrum Zdrowia Sp. z o.o</text:p>
          </table:table-cell>
          <table:table-cell table:style-name="ce1" office:value-type="string" calcext:value-type="string">
            <text:p>Mikołowska 1</text:p>
          </table:table-cell>
          <table:table-cell table:style-name="ce1" office:value-type="string" calcext:value-type="string">
            <text:p>41-400</text:p>
          </table:table-cell>
          <table:table-cell table:style-name="ce1" office:value-type="string" calcext:value-type="string">
            <text:p>Mysł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Mysłowickie Centrum Zdrowia Sp. z o.o, ul. Mikołowska 1, 41-400 Mysłowice</text:p>
          </table:table-cell>
          <table:table-cell table:formula="of:=INDEX(['nfz-import'.D$1:.D308];MATCH([.G293];['nfz-import'.E$1:.E308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8];MATCH([.G293];['nfz-import'.E$1:.E308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1" office:value-type="float" office:value="873" calcext:value-type="float">
            <text:p>873</text:p>
          </table:table-cell>
          <table:table-cell table:style-name="ce1" office:value-type="string" calcext:value-type="string">
            <text:p>Samodzielny Publiczny Zespół Opieki Zdrowotnej w Myszkowie</text:p>
          </table:table-cell>
          <table:table-cell table:style-name="ce1" office:value-type="string" calcext:value-type="string">
            <text:p>Wolności 29</text:p>
          </table:table-cell>
          <table:table-cell table:style-name="ce1" office:value-type="string" calcext:value-type="string">
            <text:p>42-200</text:p>
          </table:table-cell>
          <table:table-cell table:style-name="ce1" office:value-type="string" calcext:value-type="string">
            <text:p>Myszków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amodzielny Publiczny Zespół Opieki Zdrowotnej w Myszkowie, ul. Wolności 29, 42-200 Myszków</text:p>
          </table:table-cell>
          <table:table-cell table:formula="of:=INDEX(['nfz-import'.D$1:.D309];MATCH([.G294];['nfz-import'.E$1:.E309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09];MATCH([.G294];['nfz-import'.E$1:.E309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string" calcext:value-type="string">
            <text:p>Piekarskie Centrum medyczne Sp. z o.o, Szpital Miejski pw. Św. Łukasza</text:p>
          </table:table-cell>
          <table:table-cell table:style-name="ce1" office:value-type="string" calcext:value-type="string">
            <text:p>Szpitalna 11</text:p>
          </table:table-cell>
          <table:table-cell table:style-name="ce1" office:value-type="string" calcext:value-type="string">
            <text:p>41-940</text:p>
          </table:table-cell>
          <table:table-cell table:style-name="ce1" office:value-type="string" calcext:value-type="string">
            <text:p>Piekary Śląski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Piekarskie Centrum medyczne Sp. z o.o, Szpital Miejski pw. Św. Łukasza, ul. Szpitalna 11, 41-940 Piekary Śląskie</text:p>
          </table:table-cell>
          <table:table-cell table:formula="of:=INDEX(['nfz-import'.D$1:.D310];MATCH([.G295];['nfz-import'.E$1:.E310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0];MATCH([.G295];['nfz-import'.E$1:.E310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 office:value-type="float" office:value="943" calcext:value-type="float">
            <text:p>943</text:p>
          </table:table-cell>
          <table:table-cell table:style-name="ce1" office:value-type="string" calcext:value-type="string">
            <text:p>Centrum Dializa Sp. z o.o - Szpital Pszczyna</text:p>
          </table:table-cell>
          <table:table-cell table:style-name="ce1" office:value-type="string" calcext:value-type="string">
            <text:p>Antesa 11</text:p>
          </table:table-cell>
          <table:table-cell table:style-name="ce1" office:value-type="string" calcext:value-type="string">
            <text:p>43-200</text:p>
          </table:table-cell>
          <table:table-cell table:style-name="ce1" office:value-type="string" calcext:value-type="string">
            <text:p>Pszczyn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Centrum Dializa Sp. z o.o - Szpital Pszczyna, ul. Antesa 11, 43-200 Pszczyna</text:p>
          </table:table-cell>
          <table:table-cell table:formula="of:=INDEX(['nfz-import'.D$1:.D311];MATCH([.G296];['nfz-import'.E$1:.E311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1];MATCH([.G296];['nfz-import'.E$1:.E311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 office:value-type="float" office:value="948" calcext:value-type="float">
            <text:p>948</text:p>
          </table:table-cell>
          <table:table-cell table:style-name="ce1" office:value-type="string" calcext:value-type="string">
            <text:p>Szpital w Pyskowiecach Sp. z o.o.</text:p>
          </table:table-cell>
          <table:table-cell table:style-name="ce1" office:value-type="string" calcext:value-type="string">
            <text:p>Szpitalna 2</text:p>
          </table:table-cell>
          <table:table-cell table:style-name="ce1" office:value-type="string" calcext:value-type="string">
            <text:p>44-120</text:p>
          </table:table-cell>
          <table:table-cell table:style-name="ce1" office:value-type="string" calcext:value-type="string">
            <text:p>Pysk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w Pyskowiecach Sp. z o.o., ul. Szpitalna 2, 44-120 Pyskowice</text:p>
          </table:table-cell>
          <table:table-cell table:formula="of:=INDEX(['nfz-import'.D$1:.D312];MATCH([.G297];['nfz-import'.E$1:.E312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2];MATCH([.G297];['nfz-import'.E$1:.E312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string" calcext:value-type="string">
            <text:p>Szpital Rejonowy im. dr Józefa Rostka</text:p>
          </table:table-cell>
          <table:table-cell table:style-name="ce1" office:value-type="string" calcext:value-type="string">
            <text:p>Gamowska 3</text:p>
          </table:table-cell>
          <table:table-cell table:style-name="ce1" office:value-type="string" calcext:value-type="string">
            <text:p>47-400</text:p>
          </table:table-cell>
          <table:table-cell table:style-name="ce1" office:value-type="string" calcext:value-type="string">
            <text:p>Racibórz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Rejonowy im. dr Józefa Rostka, ul. Gamowska 3, 47-400 Racibórz</text:p>
          </table:table-cell>
          <table:table-cell table:formula="of:=INDEX(['nfz-import'.D$1:.D313];MATCH([.G298];['nfz-import'.E$1:.E313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3];MATCH([.G298];['nfz-import'.E$1:.E313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 office:value-type="float" office:value="958" calcext:value-type="float">
            <text:p>958</text:p>
          </table:table-cell>
          <table:table-cell table:style-name="ce1" office:value-type="string" calcext:value-type="string">
            <text:p>Szpital Miejski w Rudzie Śląskiej Sp. z o.o.</text:p>
          </table:table-cell>
          <table:table-cell table:style-name="ce1" office:value-type="string" calcext:value-type="string">
            <text:p>Wincentego Lipa 2</text:p>
          </table:table-cell>
          <table:table-cell table:style-name="ce1" office:value-type="string" calcext:value-type="string">
            <text:p>41-703</text:p>
          </table:table-cell>
          <table:table-cell table:style-name="ce1" office:value-type="string" calcext:value-type="string">
            <text:p>Ruda Śląska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Miejski w Rudzie Śląskiej Sp. z o.o., ul. Wincentego Lipa 2, 41-703 Ruda Śląska</text:p>
          </table:table-cell>
          <table:table-cell table:formula="of:=INDEX(['nfz-import'.D$1:.D314];MATCH([.G299];['nfz-import'.E$1:.E314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4];MATCH([.G299];['nfz-import'.E$1:.E314];0);0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1" office:value-type="float" office:value="959" calcext:value-type="float">
            <text:p>959</text:p>
          </table:table-cell>
          <table:table-cell table:style-name="ce1" office:value-type="string" calcext:value-type="string">
            <text:p>Samodzielny Publiczny Zakład Opieki Zdrowotnej Wojewódzki Szpital Specjalistyczny nr 3</text:p>
          </table:table-cell>
          <table:table-cell table:style-name="ce1" office:value-type="string" calcext:value-type="string">
            <text:p>Energetyków 46</text:p>
          </table:table-cell>
          <table:table-cell table:style-name="ce1" office:value-type="string" calcext:value-type="string">
            <text:p>44-200</text:p>
          </table:table-cell>
          <table:table-cell table:style-name="ce1" office:value-type="string" calcext:value-type="string">
            <text:p>Rybnik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amodzielny Publiczny Zakład Opieki Zdrowotnej Wojewódzki Szpital Specjalistyczny nr 3, ul. Energetyków 46, 44-200 Rybnik</text:p>
          </table:table-cell>
          <table:table-cell table:formula="of:=INDEX(['nfz-import'.D$1:.D315];MATCH([.G300];['nfz-import'.E$1:.E315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5];MATCH([.G300];['nfz-import'.E$1:.E315];0);0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string" calcext:value-type="string">
            <text:p>Powiatowy Publiczny Zakład Opieki Zdrowotnej w Rydułtowach i Wodzisławiu Śląskim z siedzibą w Wodzisławiu Śląskim</text:p>
          </table:table-cell>
          <table:table-cell table:style-name="ce1" office:value-type="string" calcext:value-type="string">
            <text:p>Plebiscytowa 47</text:p>
          </table:table-cell>
          <table:table-cell table:style-name="ce1" office:value-type="string" calcext:value-type="string">
            <text:p>44-283</text:p>
          </table:table-cell>
          <table:table-cell table:style-name="ce1" office:value-type="string" calcext:value-type="string">
            <text:p>Rydułtowy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Powiatowy Publiczny Zakład Opieki Zdrowotnej w Rydułtowach i Wodzisławiu Śląskim z siedzibą w Wodzisławiu Śląskim, ul. Plebiscytowa 47, 44-283 Rydułtowy</text:p>
          </table:table-cell>
          <table:table-cell table:formula="of:=INDEX(['nfz-import'.D$1:.D316];MATCH([.G301];['nfz-import'.E$1:.E316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6];MATCH([.G301];['nfz-import'.E$1:.E316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1" office:value-type="float" office:value="971" calcext:value-type="float">
            <text:p>971</text:p>
          </table:table-cell>
          <table:table-cell table:style-name="ce1" office:value-type="string" calcext:value-type="string">
            <text:p>Szpital Miejski w Siemianowicach Śląskich Sp. z o.o.</text:p>
          </table:table-cell>
          <table:table-cell table:style-name="ce1" office:value-type="string" calcext:value-type="string">
            <text:p>1-go Maja 9</text:p>
          </table:table-cell>
          <table:table-cell table:style-name="ce1" office:value-type="string" calcext:value-type="string">
            <text:p>41-100</text:p>
          </table:table-cell>
          <table:table-cell table:style-name="ce1" office:value-type="string" calcext:value-type="string">
            <text:p>Siemianowice Śląski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Miejski w Siemianowicach Śląskich Sp. z o.o., ul. 1-go Maja 9, 41-100 Siemianowice Śląskie</text:p>
          </table:table-cell>
          <table:table-cell table:formula="of:=INDEX(['nfz-import'.D$1:.D317];MATCH([.G302];['nfz-import'.E$1:.E317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7];MATCH([.G302];['nfz-import'.E$1:.E317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string" calcext:value-type="string">
            <text:p>Sosnowiecki Szpital Miejski Sp z o.o.</text:p>
          </table:table-cell>
          <table:table-cell table:style-name="ce1" office:value-type="string" calcext:value-type="string">
            <text:p>Zegadłowicza 3</text:p>
          </table:table-cell>
          <table:table-cell table:style-name="ce1" office:value-type="string" calcext:value-type="string">
            <text:p>41-219</text:p>
          </table:table-cell>
          <table:table-cell table:style-name="ce1" office:value-type="string" calcext:value-type="string">
            <text:p>Sosnowiec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osnowiecki Szpital Miejski Sp z o.o., ul. Zegadłowicza 3, 41-219 Sosnowiec</text:p>
          </table:table-cell>
          <table:table-cell table:formula="of:=INDEX(['nfz-import'.D$1:.D318];MATCH([.G303];['nfz-import'.E$1:.E318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8];MATCH([.G303];['nfz-import'.E$1:.E318];0);0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string" calcext:value-type="string">
            <text:p>Zespół Opieki Zdrowotnej w Świętochłowicach Sp. z o.o. Szpital Powiatowy</text:p>
          </table:table-cell>
          <table:table-cell table:style-name="ce1" office:value-type="string" calcext:value-type="string">
            <text:p>Chorzowska 38</text:p>
          </table:table-cell>
          <table:table-cell table:style-name="ce1" office:value-type="string" calcext:value-type="string">
            <text:p>41-605</text:p>
          </table:table-cell>
          <table:table-cell table:style-name="ce1" office:value-type="string" calcext:value-type="string">
            <text:p>Świętochłowic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Zespół Opieki Zdrowotnej w Świętochłowicach Sp. z o.o. Szpital Powiatowy, ul. Chorzowska 38, 41-605 Świętochłowice</text:p>
          </table:table-cell>
          <table:table-cell table:formula="of:=INDEX(['nfz-import'.D$1:.D319];MATCH([.G304];['nfz-import'.E$1:.E319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19];MATCH([.G304];['nfz-import'.E$1:.E319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1" office:value-type="float" office:value="1029" calcext:value-type="float">
            <text:p>1029</text:p>
          </table:table-cell>
          <table:table-cell table:style-name="ce1" office:value-type="string" calcext:value-type="string">
            <text:p>Wielospecjalistyczny Szpital Powiatowy S.A. NZOZ Szpital im. dr B. Hagera</text:p>
          </table:table-cell>
          <table:table-cell table:style-name="ce1" office:value-type="string" calcext:value-type="string">
            <text:p>Pyskowicka 47- 51</text:p>
          </table:table-cell>
          <table:table-cell table:style-name="ce1" office:value-type="string" calcext:value-type="string">
            <text:p>42-612</text:p>
          </table:table-cell>
          <table:table-cell table:style-name="ce1" office:value-type="string" calcext:value-type="string">
            <text:p>Tarnowskie Góry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Wielospecjalistyczny Szpital Powiatowy S.A. NZOZ Szpital im. dr B. Hagera, ul. Pyskowicka 47- 51, 42-612 Tarnowskie Góry</text:p>
          </table:table-cell>
          <table:table-cell table:formula="of:=INDEX(['nfz-import'.D$1:.D320];MATCH([.G305];['nfz-import'.E$1:.E320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0];MATCH([.G305];['nfz-import'.E$1:.E320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 office:value-type="float" office:value="1039" calcext:value-type="float">
            <text:p>1039</text:p>
          </table:table-cell>
          <table:table-cell table:style-name="ce1" office:value-type="string" calcext:value-type="string">
            <text:p>Megrez Sp. z o.o</text:p>
          </table:table-cell>
          <table:table-cell table:style-name="ce1" office:value-type="string" calcext:value-type="string">
            <text:p>Edukacji 102</text:p>
          </table:table-cell>
          <table:table-cell table:style-name="ce1" office:value-type="string" calcext:value-type="string">
            <text:p>43-100</text:p>
          </table:table-cell>
          <table:table-cell table:style-name="ce1" office:value-type="string" calcext:value-type="string">
            <text:p>Tychy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Megrez Sp. z o.o, ul. Edukacji 102, 43-100 Tychy</text:p>
          </table:table-cell>
          <table:table-cell table:formula="of:=INDEX(['nfz-import'.D$1:.D321];MATCH([.G306];['nfz-import'.E$1:.E321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1];MATCH([.G306];['nfz-import'.E$1:.E321];0);0)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string" calcext:value-type="string">
            <text:p>Powiatowy Publiczny Zakład Opieki Zdrowotnej w Rydułtowach i Wodzisławiu Śląskim z siedzibą w Wodzisławiu Śląskim</text:p>
          </table:table-cell>
          <table:table-cell table:style-name="ce3" office:value-type="string" calcext:value-type="string">
            <text:p>26 marca 51</text:p>
          </table:table-cell>
          <table:table-cell table:style-name="ce1" office:value-type="string" calcext:value-type="string">
            <text:p>44-300</text:p>
          </table:table-cell>
          <table:table-cell table:style-name="ce1" office:value-type="string" calcext:value-type="string">
            <text:p>Wodzisław Śląski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Powiatowy Publiczny Zakład Opieki Zdrowotnej w Rydułtowach i Wodzisławiu Śląskim z siedzibą w Wodzisławiu Śląskim, ul. 26 marca 51, 44-300 Wodzisław Śląski</text:p>
          </table:table-cell>
          <table:table-cell table:formula="of:=INDEX(['nfz-import'.D$1:.D322];MATCH([.G307];['nfz-import'.E$1:.E322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2];MATCH([.G307];['nfz-import'.E$1:.E322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 office:value-type="float" office:value="1095" calcext:value-type="float">
            <text:p>1095</text:p>
          </table:table-cell>
          <table:table-cell table:style-name="ce1" office:value-type="string" calcext:value-type="string">
            <text:p>Szpital Powiatowy</text:p>
          </table:table-cell>
          <table:table-cell table:style-name="ce1" office:value-type="string" calcext:value-type="string">
            <text:p>Miodowa 14</text:p>
          </table:table-cell>
          <table:table-cell table:style-name="ce1" office:value-type="string" calcext:value-type="string">
            <text:p>42-400</text:p>
          </table:table-cell>
          <table:table-cell table:style-name="ce1" office:value-type="string" calcext:value-type="string">
            <text:p>Zawiercie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Powiatowy, ul. Miodowa 14, 42-400 Zawiercie</text:p>
          </table:table-cell>
          <table:table-cell table:formula="of:=INDEX(['nfz-import'.D$1:.D323];MATCH([.G308];['nfz-import'.E$1:.E323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3];MATCH([.G308];['nfz-import'.E$1:.E323];0);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float" office:value="1103" calcext:value-type="float">
            <text:p>1103</text:p>
          </table:table-cell>
          <table:table-cell table:style-name="ce1" office:value-type="string" calcext:value-type="string">
            <text:p>Szpital Miejski w Żorach</text:p>
          </table:table-cell>
          <table:table-cell table:style-name="ce1" office:value-type="string" calcext:value-type="string">
            <text:p>Dąbrowskiego 20</text:p>
          </table:table-cell>
          <table:table-cell table:style-name="ce1" office:value-type="string" calcext:value-type="string">
            <text:p>44-240</text:p>
          </table:table-cell>
          <table:table-cell table:style-name="ce1" office:value-type="string" calcext:value-type="string">
            <text:p>Żory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Szpital Miejski w Żorach, ul. Dąbrowskiego 20, 44-240 Żory</text:p>
          </table:table-cell>
          <table:table-cell table:formula="of:=INDEX(['nfz-import'.D$1:.D324];MATCH([.G309];['nfz-import'.E$1:.E324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4];MATCH([.G309];['nfz-import'.E$1:.E324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string" calcext:value-type="string">
            <text:p>Zespół Zakładów Opieki Zdrowotnej Szpital Powiatowy</text:p>
          </table:table-cell>
          <table:table-cell table:style-name="ce1" office:value-type="string" calcext:value-type="string">
            <text:p>Sienkiewicza 52</text:p>
          </table:table-cell>
          <table:table-cell table:style-name="ce1" office:value-type="string" calcext:value-type="string">
            <text:p>34-300</text:p>
          </table:table-cell>
          <table:table-cell table:style-name="ce1" office:value-type="string" calcext:value-type="string">
            <text:p>Żywiec</text:p>
          </table:table-cell>
          <table:table-cell table:style-name="ce1" office:value-type="string" calcext:value-type="string">
            <text:p>śląskie</text:p>
          </table:table-cell>
          <table:table-cell table:style-name="ce1" office:value-type="string" calcext:value-type="string">
            <text:p>Zespół Zakładów Opieki Zdrowotnej Szpital Powiatowy, ul. Sienkiewicza 52, 34-300 Żywiec</text:p>
          </table:table-cell>
          <table:table-cell table:formula="of:=INDEX(['nfz-import'.D$1:.D325];MATCH([.G310];['nfz-import'.E$1:.E325];0);0)" office:value-type="string" office:string-value="Śląski Oddział Narodowego Funduszu Zdrowia w Katowicach" calcext:value-type="string">
            <text:p>Śląski Oddział Narodowego Funduszu Zdrowia w Katowicach</text:p>
          </table:table-cell>
          <table:table-cell table:style-name="ce4" table:formula="of:=INDEX(['nfz-import'.A$1:.A325];MATCH([.G310];['nfz-import'.E$1:.E325];0);0)" office:value-type="float" office:value="12" calcext:value-type="float">
            <text:p>12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1" office:value-type="float" office:value="695" calcext:value-type="float">
            <text:p>695</text:p>
          </table:table-cell>
          <table:table-cell table:style-name="ce1" office:value-type="string" calcext:value-type="string">
            <text:p>Zespół Opieki Zdrowotnej</text:p>
          </table:table-cell>
          <table:table-cell table:style-name="ce1" office:value-type="string" calcext:value-type="string">
            <text:p>Bohaterów Warszawy 67</text:p>
          </table:table-cell>
          <table:table-cell table:style-name="ce1" office:value-type="string" calcext:value-type="string">
            <text:p>28-100</text:p>
          </table:table-cell>
          <table:table-cell table:style-name="ce1" office:value-type="string" calcext:value-type="string">
            <text:p>Busko Zdrój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Zespół Opieki Zdrowotnej, ul. Bohaterów Warszawy 67, 28-100 Busko Zdrój</text:p>
          </table:table-cell>
          <table:table-cell table:formula="of:=INDEX(['nfz-import'.D$1:.D326];MATCH([.G311];['nfz-import'.E$1:.E326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26];MATCH([.G311];['nfz-import'.E$1:.E326];0);0)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ARTMEDIK Sp. z o.o. Szpital Specjalistyczny im. Władysława Biegańskiego</text:p>
          </table:table-cell>
          <table:table-cell table:style-name="ce1" office:value-type="string" calcext:value-type="string">
            <text:p>Małogoska 25</text:p>
          </table:table-cell>
          <table:table-cell table:style-name="ce1" office:value-type="string" calcext:value-type="string">
            <text:p>28-300</text:p>
          </table:table-cell>
          <table:table-cell table:style-name="ce1" office:value-type="string" calcext:value-type="string">
            <text:p>Jędrzejów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ARTMEDIK Sp. z o.o. Szpital Specjalistyczny im. Władysława Biegańskiego, ul. Małogoska 25, 28-300 Jędrzejów</text:p>
          </table:table-cell>
          <table:table-cell table:formula="of:=INDEX(['nfz-import'.D$1:.D327];MATCH([.G312];['nfz-import'.E$1:.E327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27];MATCH([.G312];['nfz-import'.E$1:.E327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string" calcext:value-type="string">
            <text:p>Szpital Kielecki św. Aleksandra Sp. z o.o.</text:p>
          </table:table-cell>
          <table:table-cell table:style-name="ce1" office:value-type="string" calcext:value-type="string">
            <text:p>Kościuszki 25</text:p>
          </table:table-cell>
          <table:table-cell table:style-name="ce1" office:value-type="string" calcext:value-type="string">
            <text:p>25-316</text:p>
          </table:table-cell>
          <table:table-cell table:style-name="ce1" office:value-type="string" calcext:value-type="string">
            <text:p>Kielce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Szpital Kielecki św. Aleksandra Sp. z o.o., ul. Kościuszki 25, 25-316 Kielce</text:p>
          </table:table-cell>
          <table:table-cell table:formula="of:=INDEX(['nfz-import'.D$1:.D328];MATCH([.G313];['nfz-import'.E$1:.E328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28];MATCH([.G313];['nfz-import'.E$1:.E328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string" calcext:value-type="string">
            <text:p>Świętokrzyskie Centrum Matki i Noworodka Szpital Specjalistyczny</text:p>
          </table:table-cell>
          <table:table-cell table:style-name="ce1" office:value-type="string" calcext:value-type="string">
            <text:p>Prosta 30</text:p>
          </table:table-cell>
          <table:table-cell table:style-name="ce1" office:value-type="string" calcext:value-type="string">
            <text:p>25-371</text:p>
          </table:table-cell>
          <table:table-cell table:style-name="ce1" office:value-type="string" calcext:value-type="string">
            <text:p>Kielce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Świętokrzyskie Centrum Matki i Noworodka Szpital Specjalistyczny, ul. Prosta 30, 25-371 Kielce</text:p>
          </table:table-cell>
          <table:table-cell table:formula="of:=INDEX(['nfz-import'.D$1:.D329];MATCH([.G314];['nfz-import'.E$1:.E329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29];MATCH([.G314];['nfz-import'.E$1:.E329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Grunwaldzka 45</text:p>
          </table:table-cell>
          <table:table-cell table:style-name="ce1" office:value-type="string" calcext:value-type="string">
            <text:p>25-736</text:p>
          </table:table-cell>
          <table:table-cell table:style-name="ce1" office:value-type="string" calcext:value-type="string">
            <text:p>Kielce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Wojewódzki Szpital Zespolony, ul. Grunwaldzka 45, 25-736 Kielce</text:p>
          </table:table-cell>
          <table:table-cell table:formula="of:=INDEX(['nfz-import'.D$1:.D330];MATCH([.G315];['nfz-import'.E$1:.E330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0];MATCH([.G315];['nfz-import'.E$1:.E330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string" calcext:value-type="string">
            <text:p>Specjalistyczny Szpital św. Łukasza</text:p>
          </table:table-cell>
          <table:table-cell table:style-name="ce1" office:value-type="string" calcext:value-type="string">
            <text:p>Gimnazjalna 41B</text:p>
          </table:table-cell>
          <table:table-cell table:style-name="ce1" office:value-type="string" calcext:value-type="string">
            <text:p>26-200</text:p>
          </table:table-cell>
          <table:table-cell table:style-name="ce1" office:value-type="string" calcext:value-type="string">
            <text:p>Końskie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Specjalistyczny Szpital św. Łukasza, ul. Gimnazjalna 41B, 26-200 Końskie</text:p>
          </table:table-cell>
          <table:table-cell table:formula="of:=INDEX(['nfz-import'.D$1:.D331];MATCH([.G316];['nfz-import'.E$1:.E331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1];MATCH([.G316];['nfz-import'.E$1:.E331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string" calcext:value-type="string">
            <text:p>TOP MEDICUS Sp. z o.o. Szpital w Opatowie</text:p>
          </table:table-cell>
          <table:table-cell table:style-name="ce1" office:value-type="string" calcext:value-type="string">
            <text:p>Słowackiego 13</text:p>
          </table:table-cell>
          <table:table-cell table:style-name="ce1" office:value-type="string" calcext:value-type="string">
            <text:p>27-500</text:p>
          </table:table-cell>
          <table:table-cell table:style-name="ce1" office:value-type="string" calcext:value-type="string">
            <text:p>Opatów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TOP MEDICUS Sp. z o.o. Szpital w Opatowie, ul. Słowackiego 13, 27-500 Opatów</text:p>
          </table:table-cell>
          <table:table-cell table:formula="of:=INDEX(['nfz-import'.D$1:.D332];MATCH([.G317];['nfz-import'.E$1:.E332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2];MATCH([.G317];['nfz-import'.E$1:.E332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string" calcext:value-type="string">
            <text:p>Zespół Opieki Zdrowotnej w Ostrowcu Świętokrzyskim</text:p>
          </table:table-cell>
          <table:table-cell table:style-name="ce1" office:value-type="string" calcext:value-type="string">
            <text:p>Karola Szymanowskiego 11</text:p>
          </table:table-cell>
          <table:table-cell table:style-name="ce1" office:value-type="string" calcext:value-type="string">
            <text:p>27-400</text:p>
          </table:table-cell>
          <table:table-cell table:style-name="ce1" office:value-type="string" calcext:value-type="string">
            <text:p>Ostrowiec Świętokrzyski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Zespół Opieki Zdrowotnej w Ostrowcu Świętokrzyskim, ul. Karola Szymanowskiego 11, 27-400 Ostrowiec Świętokrzyski</text:p>
          </table:table-cell>
          <table:table-cell table:formula="of:=INDEX(['nfz-import'.D$1:.D333];MATCH([.G318];['nfz-import'.E$1:.E333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3];MATCH([.G318];['nfz-import'.E$1:.E333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 office:value-type="float" office:value="918" calcext:value-type="float">
            <text:p>918</text:p>
          </table:table-cell>
          <table:table-cell table:style-name="ce1" office:value-type="string" calcext:value-type="string">
            <text:p>Zespół Opieki Zdrowotnej</text:p>
          </table:table-cell>
          <table:table-cell table:style-name="ce1" office:value-type="string" calcext:value-type="string">
            <text:p>Armii Krajowej 22</text:p>
          </table:table-cell>
          <table:table-cell table:style-name="ce1" office:value-type="string" calcext:value-type="string">
            <text:p>28-400</text:p>
          </table:table-cell>
          <table:table-cell table:style-name="ce1" office:value-type="string" calcext:value-type="string">
            <text:p>Pińczów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Zespół Opieki Zdrowotnej, ul. Armii Krajowej 22, 28-400 Pińczów</text:p>
          </table:table-cell>
          <table:table-cell table:formula="of:=INDEX(['nfz-import'.D$1:.D334];MATCH([.G319];['nfz-import'.E$1:.E334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4];MATCH([.G319];['nfz-import'.E$1:.E334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 office:value-type="float" office:value="966" calcext:value-type="float">
            <text:p>966</text:p>
          </table:table-cell>
          <table:table-cell table:style-name="ce1" office:value-type="string" calcext:value-type="string">
            <text:p>Szpital Specjalistyczny Ducha Świętego</text:p>
          </table:table-cell>
          <table:table-cell table:style-name="ce1" office:value-type="string" calcext:value-type="string">
            <text:p>Zygmunta Schinzla 13</text:p>
          </table:table-cell>
          <table:table-cell table:style-name="ce1" office:value-type="string" calcext:value-type="string">
            <text:p>27-600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Szpital Specjalistyczny Ducha Świętego, ul. Zygmunta Schinzla 13, 27-600 Sandomierz</text:p>
          </table:table-cell>
          <table:table-cell table:formula="of:=INDEX(['nfz-import'.D$1:.D335];MATCH([.G320];['nfz-import'.E$1:.E335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5];MATCH([.G320];['nfz-import'.E$1:.E335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1" office:value-type="float" office:value="976" calcext:value-type="float">
            <text:p>976</text:p>
          </table:table-cell>
          <table:table-cell table:style-name="ce1" office:value-type="string" calcext:value-type="string">
            <text:p>Szpital Powiatowy im. M. Skłodowskiej – Curie</text:p>
          </table:table-cell>
          <table:table-cell table:style-name="ce1" office:value-type="string" calcext:value-type="string">
            <text:p>Szpitalna 1</text:p>
          </table:table-cell>
          <table:table-cell table:style-name="ce1" office:value-type="string" calcext:value-type="string">
            <text:p>26-110</text:p>
          </table:table-cell>
          <table:table-cell table:style-name="ce1" office:value-type="string" calcext:value-type="string">
            <text:p>Skarżysko-Kamienna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Szpital Powiatowy im. M. Skłodowskiej – Curie, ul. Szpitalna 1, 26-110 Skarżysko-Kamienna</text:p>
          </table:table-cell>
          <table:table-cell table:formula="of:=INDEX(['nfz-import'.D$1:.D336];MATCH([.G321];['nfz-import'.E$1:.E336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6];MATCH([.G321];['nfz-import'.E$1:.E336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string" calcext:value-type="string">
            <text:p>Powiatowy Zakład Opieki Zdrowotnej</text:p>
          </table:table-cell>
          <table:table-cell table:style-name="ce1" office:value-type="string" calcext:value-type="string">
            <text:p>Radomska 70</text:p>
          </table:table-cell>
          <table:table-cell table:style-name="ce1" office:value-type="string" calcext:value-type="string">
            <text:p>27-200</text:p>
          </table:table-cell>
          <table:table-cell table:style-name="ce1" office:value-type="string" calcext:value-type="string">
            <text:p>Starachowice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Powiatowy Zakład Opieki Zdrowotnej, ul. Radomska 70, 27-200 Starachowice</text:p>
          </table:table-cell>
          <table:table-cell table:formula="of:=INDEX(['nfz-import'.D$1:.D337];MATCH([.G322];['nfz-import'.E$1:.E337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7];MATCH([.G322];['nfz-import'.E$1:.E337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1" office:value-type="float" office:value="995" calcext:value-type="float">
            <text:p>995</text:p>
          </table:table-cell>
          <table:table-cell table:style-name="ce1" office:value-type="string" calcext:value-type="string">
            <text:p>Samodzielny Publiczny Zespół Zakładów Opieki Zdrowotnej</text:p>
          </table:table-cell>
          <table:table-cell table:style-name="ce3" office:value-type="string" calcext:value-type="string">
            <text:p>11 listopada 78</text:p>
          </table:table-cell>
          <table:table-cell table:style-name="ce1" office:value-type="string" calcext:value-type="string">
            <text:p>28-200</text:p>
          </table:table-cell>
          <table:table-cell table:style-name="ce1" office:value-type="string" calcext:value-type="string">
            <text:p>Staszów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Samodzielny Publiczny Zespół Zakładów Opieki Zdrowotnej, ul. 11 listopada 78, 28-200 Staszów</text:p>
          </table:table-cell>
          <table:table-cell table:formula="of:=INDEX(['nfz-import'.D$1:.D338];MATCH([.G323];['nfz-import'.E$1:.E338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8];MATCH([.G323];['nfz-import'.E$1:.E338];0);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string" calcext:value-type="string">
            <text:p>Zespół Opieki Zdrowotnej we Włoszczowej</text:p>
          </table:table-cell>
          <table:table-cell table:style-name="ce1" office:value-type="string" calcext:value-type="string">
            <text:p>Żeromskiego 28</text:p>
          </table:table-cell>
          <table:table-cell table:style-name="ce1" office:value-type="string" calcext:value-type="string">
            <text:p>29-100</text:p>
          </table:table-cell>
          <table:table-cell table:style-name="ce1" office:value-type="string" calcext:value-type="string">
            <text:p>Włoszczowa</text:p>
          </table:table-cell>
          <table:table-cell table:style-name="ce1" office:value-type="string" calcext:value-type="string">
            <text:p>świętokrzyskie</text:p>
          </table:table-cell>
          <table:table-cell table:style-name="ce1" office:value-type="string" calcext:value-type="string">
            <text:p>Zespół Opieki Zdrowotnej we Włoszczowej, ul. Żeromskiego 28, 29-100 Włoszczowa</text:p>
          </table:table-cell>
          <table:table-cell table:formula="of:=INDEX(['nfz-import'.D$1:.D339];MATCH([.G324];['nfz-import'.E$1:.E339];0);0)" office:value-type="string" office:string-value="Świętokrzyski Oddział Narodowego Funduszu Zdrowia w Kielcach" calcext:value-type="string">
            <text:p>Świętokrzyski Oddział Narodowego Funduszu Zdrowia w Kielcach</text:p>
          </table:table-cell>
          <table:table-cell table:style-name="ce4" table:formula="of:=INDEX(['nfz-import'.A$1:.A339];MATCH([.G324];['nfz-import'.E$1:.E339];0);0)" office:value-type="float" office:value="13" calcext:value-type="float">
            <text:p>13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Szpital Powiatowy im. Jana Pawła II</text:p>
          </table:table-cell>
          <table:table-cell table:style-name="ce1" office:value-type="string" calcext:value-type="string">
            <text:p>Wyszyńskiego 11</text:p>
          </table:table-cell>
          <table:table-cell table:style-name="ce1" office:value-type="string" calcext:value-type="string">
            <text:p>11-200</text:p>
          </table:table-cell>
          <table:table-cell table:style-name="ce1" office:value-type="string" calcext:value-type="string">
            <text:p>Bartoszyce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Powiatowy im. Jana Pawła II, ul. Wyszyńskiego 11, 11-200 Bartoszyce</text:p>
          </table:table-cell>
          <table:table-cell table:formula="of:=INDEX(['nfz-import'.D$1:.D340];MATCH([.G325];['nfz-import'.E$1:.E340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0];MATCH([.G325];['nfz-import'.E$1:.E340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string" calcext:value-type="string">
            <text:p>Szpital Powiatowy im. Jana Mikulicza</text:p>
          </table:table-cell>
          <table:table-cell table:style-name="ce1" office:value-type="string" calcext:value-type="string">
            <text:p>Armii Krajowej 8</text:p>
          </table:table-cell>
          <table:table-cell table:style-name="ce1" office:value-type="string" calcext:value-type="string">
            <text:p>11-300</text:p>
          </table:table-cell>
          <table:table-cell table:style-name="ce1" office:value-type="string" calcext:value-type="string">
            <text:p>Biskupiec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Powiatowy im. Jana Mikulicza, ul. Armii Krajowej 8, 11-300 Biskupiec</text:p>
          </table:table-cell>
          <table:table-cell table:formula="of:=INDEX(['nfz-import'.D$1:.D341];MATCH([.G326];['nfz-import'.E$1:.E341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1];MATCH([.G326];['nfz-import'.E$1:.E341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Centrum Ginekologiczno-Położnicze dr Talefe Mogesie</text:p>
          </table:table-cell>
          <table:table-cell table:style-name="ce1" office:value-type="string" calcext:value-type="string">
            <text:p>Moniuszki 13</text:p>
          </table:table-cell>
          <table:table-cell table:style-name="ce1" office:value-type="string" calcext:value-type="string">
            <text:p>14-500</text:p>
          </table:table-cell>
          <table:table-cell table:style-name="ce1" office:value-type="string" calcext:value-type="string">
            <text:p>Braniew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Centrum Ginekologiczno-Położnicze dr Talefe Mogesie, ul. Moniuszki 13, 14-500 Braniewo</text:p>
          </table:table-cell>
          <table:table-cell table:formula="of:=INDEX(['nfz-import'.D$1:.D342];MATCH([.G327];['nfz-import'.E$1:.E342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2];MATCH([.G327];['nfz-import'.E$1:.E342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Leśna 1</text:p>
          </table:table-cell>
          <table:table-cell table:style-name="ce1" office:value-type="string" calcext:value-type="string">
            <text:p>13-200</text:p>
          </table:table-cell>
          <table:table-cell table:style-name="ce1" office:value-type="string" calcext:value-type="string">
            <text:p>Działdow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amodzielny Publiczny Zakład Opieki Zdrowotnej, ul. Leśna 1, 13-200 Działdowo</text:p>
          </table:table-cell>
          <table:table-cell table:formula="of:=INDEX(['nfz-import'.D$1:.D343];MATCH([.G328];['nfz-import'.E$1:.E343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3];MATCH([.G328];['nfz-import'.E$1:.E343];0);0)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string" calcext:value-type="string">
            <text:p>Samodzielny Publiczny Specjalityczny Zakład Opieki Zdrowotnej Szpital miejski im. Jana Pawła II</text:p>
          </table:table-cell>
          <table:table-cell table:style-name="ce1" office:value-type="string" calcext:value-type="string">
            <text:p>Żeromskiego 22</text:p>
          </table:table-cell>
          <table:table-cell table:style-name="ce1" office:value-type="string" calcext:value-type="string">
            <text:p>82-300</text:p>
          </table:table-cell>
          <table:table-cell table:style-name="ce1" office:value-type="string" calcext:value-type="string">
            <text:p>Elbląg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amodzielny Publiczny Specjalityczny Zakład Opieki Zdrowotnej Szpital miejski im. Jana Pawła II, ul. Żeromskiego 22, 82-300 Elbląg</text:p>
          </table:table-cell>
          <table:table-cell table:formula="of:=INDEX(['nfz-import'.D$1:.D344];MATCH([.G329];['nfz-import'.E$1:.E344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4];MATCH([.G329];['nfz-import'.E$1:.E344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Królewiecka 146</text:p>
          </table:table-cell>
          <table:table-cell table:style-name="ce1" office:value-type="string" calcext:value-type="string">
            <text:p>82-300</text:p>
          </table:table-cell>
          <table:table-cell table:style-name="ce1" office:value-type="string" calcext:value-type="string">
            <text:p>Elbląg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Wojewódzki Szpital Zespolony, ul. Królewiecka 146, 82-300 Elbląg</text:p>
          </table:table-cell>
          <table:table-cell table:formula="of:=INDEX(['nfz-import'.D$1:.D345];MATCH([.G330];['nfz-import'.E$1:.E345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5];MATCH([.G330];['nfz-import'.E$1:.E345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1" office:value-type="float" office:value="734" calcext:value-type="float">
            <text:p>734</text:p>
          </table:table-cell>
          <table:table-cell table:style-name="ce1" office:value-type="string" calcext:value-type="string">
            <text:p>"Pro-Medica" w Ełku Sp. z o.o.</text:p>
          </table:table-cell>
          <table:table-cell table:style-name="ce1" office:value-type="string" calcext:value-type="string">
            <text:p>Baranki 24</text:p>
          </table:table-cell>
          <table:table-cell table:style-name="ce1" office:value-type="string" calcext:value-type="string">
            <text:p>19-300</text:p>
          </table:table-cell>
          <table:table-cell table:style-name="ce1" office:value-type="string" calcext:value-type="string">
            <text:p>Ełk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"Pro-Medica" w Ełku Sp. z o.o., ul. Baranki 24, 19-300 Ełk</text:p>
          </table:table-cell>
          <table:table-cell table:formula="of:=INDEX(['nfz-import'.D$1:.D346];MATCH([.G331];['nfz-import'.E$1:.E346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6];MATCH([.G331];['nfz-import'.E$1:.E346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string" calcext:value-type="string">
            <text:p>"Szpital Giżycki" Sp. z o.o.</text:p>
          </table:table-cell>
          <table:table-cell table:style-name="ce1" office:value-type="string" calcext:value-type="string">
            <text:p>Warszawska 41</text:p>
          </table:table-cell>
          <table:table-cell table:style-name="ce1" office:value-type="string" calcext:value-type="string">
            <text:p>11-500</text:p>
          </table:table-cell>
          <table:table-cell table:style-name="ce1" office:value-type="string" calcext:value-type="string">
            <text:p>Giżyck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"Szpital Giżycki" Sp. z o.o., ul. Warszawska 41, 11-500 Giżycko</text:p>
          </table:table-cell>
          <table:table-cell table:formula="of:=INDEX(['nfz-import'.D$1:.D347];MATCH([.G332];['nfz-import'.E$1:.E347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7];MATCH([.G332];['nfz-import'.E$1:.E347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string" calcext:value-type="string">
            <text:p>Powiatowy Szpital im. Władysława Biegańskiego</text:p>
          </table:table-cell>
          <table:table-cell table:style-name="ce1" office:value-type="string" calcext:value-type="string">
            <text:p>Gen. Władysława Andersa 3</text:p>
          </table:table-cell>
          <table:table-cell table:style-name="ce1" office:value-type="string" calcext:value-type="string">
            <text:p>14-200</text:p>
          </table:table-cell>
          <table:table-cell table:style-name="ce1" office:value-type="string" calcext:value-type="string">
            <text:p>Iława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Powiatowy Szpital im. Władysława Biegańskiego, ul. Gen. Władysława Andersa 3, 14-200 Iława</text:p>
          </table:table-cell>
          <table:table-cell table:formula="of:=INDEX(['nfz-import'.D$1:.D348];MATCH([.G333];['nfz-import'.E$1:.E348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8];MATCH([.G333];['nfz-import'.E$1:.E348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string" calcext:value-type="string">
            <text:p>Szpital Powiatowy w Kętrzynie</text:p>
          </table:table-cell>
          <table:table-cell table:style-name="ce1" office:value-type="string" calcext:value-type="string">
            <text:p>Marii Curie-Skłodowskiej 2</text:p>
          </table:table-cell>
          <table:table-cell table:style-name="ce1" office:value-type="string" calcext:value-type="string">
            <text:p>11-400</text:p>
          </table:table-cell>
          <table:table-cell table:style-name="ce1" office:value-type="string" calcext:value-type="string">
            <text:p>Kętrzyn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Powiatowy w Kętrzynie, ul. Marii Curie-Skłodowskiej 2, 11-400 Kętrzyn</text:p>
          </table:table-cell>
          <table:table-cell table:formula="of:=INDEX(['nfz-import'.D$1:.D349];MATCH([.G334];['nfz-import'.E$1:.E349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49];MATCH([.G334];['nfz-import'.E$1:.E349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string" calcext:value-type="string">
            <text:p>Szpital Mrągowski im. M. Kajki Sp. z o.o.</text:p>
          </table:table-cell>
          <table:table-cell table:style-name="ce1" office:value-type="string" calcext:value-type="string">
            <text:p>Wolności 12</text:p>
          </table:table-cell>
          <table:table-cell table:style-name="ce1" office:value-type="string" calcext:value-type="string">
            <text:p>11-700</text:p>
          </table:table-cell>
          <table:table-cell table:style-name="ce1" office:value-type="string" calcext:value-type="string">
            <text:p>Mrągow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Mrągowski im. M. Kajki Sp. z o.o., ul. Wolności 12, 11-700 Mrągowo</text:p>
          </table:table-cell>
          <table:table-cell table:formula="of:=INDEX(['nfz-import'.D$1:.D350];MATCH([.G335];['nfz-import'.E$1:.E350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0];MATCH([.G335];['nfz-import'.E$1:.E350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string" calcext:value-type="string">
            <text:p>Zespół Opieki Zdrowotnej w Nidzicy</text:p>
          </table:table-cell>
          <table:table-cell table:style-name="ce1" office:value-type="string" calcext:value-type="string">
            <text:p>Mickiewicza 23</text:p>
          </table:table-cell>
          <table:table-cell table:style-name="ce1" office:value-type="string" calcext:value-type="string">
            <text:p>13-100</text:p>
          </table:table-cell>
          <table:table-cell table:style-name="ce1" office:value-type="string" calcext:value-type="string">
            <text:p>Nidzica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Zespół Opieki Zdrowotnej w Nidzicy, ul. Mickiewicza 23, 13-100 Nidzica</text:p>
          </table:table-cell>
          <table:table-cell table:formula="of:=INDEX(['nfz-import'.D$1:.D351];MATCH([.G336];['nfz-import'.E$1:.E351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1];MATCH([.G336];['nfz-import'.E$1:.E351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Szpital Powiatowy w Nowym Mieście Lubawskim Sp. z o.o.</text:p>
          </table:table-cell>
          <table:table-cell table:style-name="ce1" office:value-type="string" calcext:value-type="string">
            <text:p>Mickiewicza 10</text:p>
          </table:table-cell>
          <table:table-cell table:style-name="ce1" office:value-type="string" calcext:value-type="string">
            <text:p>13-300</text:p>
          </table:table-cell>
          <table:table-cell table:style-name="ce1" office:value-type="string" calcext:value-type="string">
            <text:p>Nowe Miasto Lubawskie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Powiatowy w Nowym Mieście Lubawskim Sp. z o.o., ul. Mickiewicza 10, 13-300 Nowe Miasto Lubawskie</text:p>
          </table:table-cell>
          <table:table-cell table:formula="of:=INDEX(['nfz-import'.D$1:.D352];MATCH([.G337];['nfz-import'.E$1:.E352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2];MATCH([.G337];['nfz-import'.E$1:.E352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string" calcext:value-type="string">
            <text:p>"OLMEDICA" w Olecku Sp.z o.o.</text:p>
          </table:table-cell>
          <table:table-cell table:style-name="ce1" office:value-type="string" calcext:value-type="string">
            <text:p>Gołdapska 1</text:p>
          </table:table-cell>
          <table:table-cell table:style-name="ce1" office:value-type="string" calcext:value-type="string">
            <text:p>19-400</text:p>
          </table:table-cell>
          <table:table-cell table:style-name="ce1" office:value-type="string" calcext:value-type="string">
            <text:p>Oleck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"OLMEDICA" w Olecku Sp.z o.o., ul. Gołdapska 1, 19-400 Olecko</text:p>
          </table:table-cell>
          <table:table-cell table:formula="of:=INDEX(['nfz-import'.D$1:.D353];MATCH([.G338];['nfz-import'.E$1:.E353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3];MATCH([.G338];['nfz-import'.E$1:.E353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string" calcext:value-type="string">
            <text:p>Miejski Szpital Zespolony</text:p>
          </table:table-cell>
          <table:table-cell table:style-name="ce1" office:value-type="string" calcext:value-type="string">
            <text:p>Niepodległości 44</text:p>
          </table:table-cell>
          <table:table-cell table:style-name="ce1" office:value-type="string" calcext:value-type="string">
            <text:p>10-045</text:p>
          </table:table-cell>
          <table:table-cell table:style-name="ce1" office:value-type="string" calcext:value-type="string">
            <text:p>Olsztyn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Miejski Szpital Zespolony, ul. Niepodległości 44, 10-045 Olsztyn</text:p>
          </table:table-cell>
          <table:table-cell table:formula="of:=INDEX(['nfz-import'.D$1:.D354];MATCH([.G339];['nfz-import'.E$1:.E354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4];MATCH([.G339];['nfz-import'.E$1:.E354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string" calcext:value-type="string">
            <text:p>Niepubliczny Zakład Opieki Zdrowotnej "MALARKIEWICZ I SPÓŁKA" Sp.j.</text:p>
          </table:table-cell>
          <table:table-cell table:style-name="ce1" office:value-type="string" calcext:value-type="string">
            <text:p>Jagiellońska 78</text:p>
          </table:table-cell>
          <table:table-cell table:style-name="ce1" office:value-type="string" calcext:value-type="string">
            <text:p>10-229</text:p>
          </table:table-cell>
          <table:table-cell table:style-name="ce1" office:value-type="string" calcext:value-type="string">
            <text:p>Olsztyn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Niepubliczny Zakład Opieki Zdrowotnej "MALARKIEWICZ I SPÓŁKA" Sp.j., ul. Jagiellońska 78, 10-229 Olsztyn</text:p>
          </table:table-cell>
          <table:table-cell table:formula="of:=INDEX(['nfz-import'.D$1:.D355];MATCH([.G340];['nfz-import'.E$1:.E355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5];MATCH([.G340];['nfz-import'.E$1:.E355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string" calcext:value-type="string">
            <text:p>Wojewódzki Szpital Specjalistyczny</text:p>
          </table:table-cell>
          <table:table-cell table:style-name="ce1" office:value-type="string" calcext:value-type="string">
            <text:p>Żołnierska 18</text:p>
          </table:table-cell>
          <table:table-cell table:style-name="ce1" office:value-type="string" calcext:value-type="string">
            <text:p>10-561</text:p>
          </table:table-cell>
          <table:table-cell table:style-name="ce1" office:value-type="string" calcext:value-type="string">
            <text:p>Olsztyn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Wojewódzki Szpital Specjalistyczny, ul. Żołnierska 18, 10-561 Olsztyn</text:p>
          </table:table-cell>
          <table:table-cell table:formula="of:=INDEX(['nfz-import'.D$1:.D356];MATCH([.G341];['nfz-import'.E$1:.E356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6];MATCH([.G341];['nfz-import'.E$1:.E356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1" office:value-type="float" office:value="904" calcext:value-type="float">
            <text:p>904</text:p>
          </table:table-cell>
          <table:table-cell table:style-name="ce1" office:value-type="string" calcext:value-type="string">
            <text:p>Powiatowy Zespół Opieki Zdrowotnej S.A.</text:p>
          </table:table-cell>
          <table:table-cell table:style-name="ce1" office:value-type="string" calcext:value-type="string">
            <text:p>Władysława Jagiełły 1</text:p>
          </table:table-cell>
          <table:table-cell table:style-name="ce1" office:value-type="string" calcext:value-type="string">
            <text:p>14-100</text:p>
          </table:table-cell>
          <table:table-cell table:style-name="ce1" office:value-type="string" calcext:value-type="string">
            <text:p>Ostróda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Powiatowy Zespół Opieki Zdrowotnej S.A., ul. Władysława Jagiełły 1, 14-100 Ostróda</text:p>
          </table:table-cell>
          <table:table-cell table:formula="of:=INDEX(['nfz-import'.D$1:.D357];MATCH([.G342];['nfz-import'.E$1:.E357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7];MATCH([.G342];['nfz-import'.E$1:.E357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1" office:value-type="float" office:value="922" calcext:value-type="float">
            <text:p>922</text:p>
          </table:table-cell>
          <table:table-cell table:style-name="ce1" office:value-type="string" calcext:value-type="string">
            <text:p>SP ZOZ Szpital Powiatowy</text:p>
          </table:table-cell>
          <table:table-cell table:style-name="ce1" office:value-type="string" calcext:value-type="string">
            <text:p>Henryka Sienkiewicza 2</text:p>
          </table:table-cell>
          <table:table-cell table:style-name="ce1" office:value-type="string" calcext:value-type="string">
            <text:p>12-200</text:p>
          </table:table-cell>
          <table:table-cell table:style-name="ce1" office:value-type="string" calcext:value-type="string">
            <text:p>Pisz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P ZOZ Szpital Powiatowy, ul. Henryka Sienkiewicza 2, 12-200 Pisz</text:p>
          </table:table-cell>
          <table:table-cell table:formula="of:=INDEX(['nfz-import'.D$1:.D358];MATCH([.G343];['nfz-import'.E$1:.E358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8];MATCH([.G343];['nfz-import'.E$1:.E358];0);0)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string" calcext:value-type="string">
            <text:p>Szpital Powiatowy</text:p>
          </table:table-cell>
          <table:table-cell table:style-name="ce1" office:value-type="string" calcext:value-type="string">
            <text:p>M. Curie-Skłodowskiej 12</text:p>
          </table:table-cell>
          <table:table-cell table:style-name="ce1" office:value-type="string" calcext:value-type="string">
            <text:p>11-200</text:p>
          </table:table-cell>
          <table:table-cell table:style-name="ce1" office:value-type="string" calcext:value-type="string">
            <text:p>Szczytno</text:p>
          </table:table-cell>
          <table:table-cell table:style-name="ce1" office:value-type="string" calcext:value-type="string">
            <text:p>warmińsko-mazurskie</text:p>
          </table:table-cell>
          <table:table-cell table:style-name="ce1" office:value-type="string" calcext:value-type="string">
            <text:p>Szpital Powiatowy, ul. M. Curie-Skłodowskiej 12, 11-200 Szczytno</text:p>
          </table:table-cell>
          <table:table-cell table:formula="of:=INDEX(['nfz-import'.D$1:.D359];MATCH([.G344];['nfz-import'.E$1:.E359];0);0)" office:value-type="string" office:string-value="Warmińsko-Mazurski Oddział Narodowego Funduszu Zdrowia w Olsztynie" calcext:value-type="string">
            <text:p>Warmińsko-Mazurski Oddział Narodowego Funduszu Zdrowia w Olsztynie</text:p>
          </table:table-cell>
          <table:table-cell table:style-name="ce4" table:formula="of:=INDEX(['nfz-import'.A$1:.A359];MATCH([.G344];['nfz-import'.E$1:.E359];0);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string" calcext:value-type="string">
            <text:p>Szpital Powiatowy im. prof. Romana Drewsa</text:p>
          </table:table-cell>
          <table:table-cell table:style-name="ce1" office:value-type="string" calcext:value-type="string">
            <text:p>Żeromskiego 29</text:p>
          </table:table-cell>
          <table:table-cell table:style-name="ce1" office:value-type="string" calcext:value-type="string">
            <text:p>64-800</text:p>
          </table:table-cell>
          <table:table-cell table:style-name="ce1" office:value-type="string" calcext:value-type="string">
            <text:p>Chodzież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im. prof. Romana Drewsa, ul. Żeromskiego 29, 64-800 Chodzież</text:p>
          </table:table-cell>
          <table:table-cell table:formula="of:=INDEX(['nfz-import'.D$1:.D360];MATCH([.G345];['nfz-import'.E$1:.E360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0];MATCH([.G345];['nfz-import'.E$1:.E360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string" calcext:value-type="string">
            <text:p>Zaspól Zakładów Opieki Zdrowotnej Szpital Powiatowy</text:p>
          </table:table-cell>
          <table:table-cell table:style-name="ce1" office:value-type="string" calcext:value-type="string">
            <text:p>Kościuszki 94</text:p>
          </table:table-cell>
          <table:table-cell table:style-name="ce1" office:value-type="string" calcext:value-type="string">
            <text:p>64-700</text:p>
          </table:table-cell>
          <table:table-cell table:style-name="ce1" office:value-type="string" calcext:value-type="string">
            <text:p>Czarnków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Zaspól Zakładów Opieki Zdrowotnej Szpital Powiatowy, ul. Kościuszki 94, 64-700 Czarnków</text:p>
          </table:table-cell>
          <table:table-cell table:formula="of:=INDEX(['nfz-import'.D$1:.D361];MATCH([.G346];['nfz-import'.E$1:.E361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1];MATCH([.G346];['nfz-import'.E$1:.E361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Zespół Opieki Zdrowotnej w Gnieźnie</text:p>
          </table:table-cell>
          <table:table-cell table:style-name="ce1" office:value-type="string" calcext:value-type="string">
            <text:p>ul. 3 Maja 37</text:p>
          </table:table-cell>
          <table:table-cell table:style-name="ce1" office:value-type="string" calcext:value-type="string">
            <text:p>62-200</text:p>
          </table:table-cell>
          <table:table-cell table:style-name="ce1" office:value-type="string" calcext:value-type="string">
            <text:p>Gniezno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Zespół Opieki Zdrowotnej w Gnieźnie, ul. ul. 3 Maja 37, 62-200 Gniezno</text:p>
          </table:table-cell>
          <table:table-cell table:formula="of:=INDEX(['nfz-import'.D$1:.D362];MATCH([.G347];['nfz-import'.E$1:.E362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2];MATCH([.G347];['nfz-import'.E$1:.E362];0);0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string" calcext:value-type="string">
            <text:p>Samodzielny Publiczny Zespół Opieki Zdrowotnej w Gostyniu. Szpital im. Karola Marcinowskiego</text:p>
          </table:table-cell>
          <table:table-cell table:style-name="ce1" office:value-type="string" calcext:value-type="string">
            <text:p>Pl. Karola Marcinkowskiego 8/9</text:p>
          </table:table-cell>
          <table:table-cell table:style-name="ce1" office:value-type="string" calcext:value-type="string">
            <text:p>63-800</text:p>
          </table:table-cell>
          <table:table-cell table:style-name="ce1" office:value-type="string" calcext:value-type="string">
            <text:p>Gostyń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ł Opieki Zdrowotnej w Gostyniu. Szpital im. Karola Marcinowskiego, ul. Pl. Karola Marcinkowskiego 8/9, 63-800 Gostyń</text:p>
          </table:table-cell>
          <table:table-cell table:formula="of:=INDEX(['nfz-import'.D$1:.D363];MATCH([.G348];['nfz-import'.E$1:.E363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3];MATCH([.G348];['nfz-import'.E$1:.E363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string" calcext:value-type="string">
            <text:p>Samodzielny Publiczny Zespól Opieki Zdrowotnej</text:p>
          </table:table-cell>
          <table:table-cell table:style-name="ce1" office:value-type="string" calcext:value-type="string">
            <text:p>Mossego 17</text:p>
          </table:table-cell>
          <table:table-cell table:style-name="ce1" office:value-type="string" calcext:value-type="string">
            <text:p>62-065</text:p>
          </table:table-cell>
          <table:table-cell table:style-name="ce1" office:value-type="string" calcext:value-type="string">
            <text:p>Grodzisk Wielkopolski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l Opieki Zdrowotnej, ul. Mossego 17, 62-065 Grodzisk Wielkopolski</text:p>
          </table:table-cell>
          <table:table-cell table:formula="of:=INDEX(['nfz-import'.D$1:.D364];MATCH([.G349];['nfz-import'.E$1:.E364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4];MATCH([.G349];['nfz-import'.E$1:.E364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string" calcext:value-type="string">
            <text:p>Szpital Powiatowy w Jarocinie Sp. z o.o.</text:p>
          </table:table-cell>
          <table:table-cell table:style-name="ce1" office:value-type="string" calcext:value-type="string">
            <text:p>Szpitalna 1</text:p>
          </table:table-cell>
          <table:table-cell table:style-name="ce1" office:value-type="string" calcext:value-type="string">
            <text:p>63-200</text:p>
          </table:table-cell>
          <table:table-cell table:style-name="ce1" office:value-type="string" calcext:value-type="string">
            <text:p>Jarocin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w Jarocinie Sp. z o.o., ul. Szpitalna 1, 63-200 Jarocin</text:p>
          </table:table-cell>
          <table:table-cell table:formula="of:=INDEX(['nfz-import'.D$1:.D365];MATCH([.G350];['nfz-import'.E$1:.E365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5];MATCH([.G350];['nfz-import'.E$1:.E365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string" calcext:value-type="string">
            <text:p>Wojewódzki Szpital Zespolony im. Ludwika Perzyny</text:p>
          </table:table-cell>
          <table:table-cell table:style-name="ce1" office:value-type="string" calcext:value-type="string">
            <text:p>Poznańska 79</text:p>
          </table:table-cell>
          <table:table-cell table:style-name="ce1" office:value-type="string" calcext:value-type="string">
            <text:p>62-800</text:p>
          </table:table-cell>
          <table:table-cell table:style-name="ce1" office:value-type="string" calcext:value-type="string">
            <text:p>Kalisz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Wojewódzki Szpital Zespolony im. Ludwika Perzyny, ul. Poznańska 79, 62-800 Kalisz</text:p>
          </table:table-cell>
          <table:table-cell table:formula="of:=INDEX(['nfz-import'.D$1:.D366];MATCH([.G351];['nfz-import'.E$1:.E366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6];MATCH([.G351];['nfz-import'.E$1:.E366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Samodzielny Publiczny Zakład Opieki Zdrowotnej w Kępnie</text:p>
          </table:table-cell>
          <table:table-cell table:style-name="ce1" office:value-type="string" calcext:value-type="string">
            <text:p>Szpitalna 7</text:p>
          </table:table-cell>
          <table:table-cell table:style-name="ce1" office:value-type="string" calcext:value-type="string">
            <text:p>63-600</text:p>
          </table:table-cell>
          <table:table-cell table:style-name="ce1" office:value-type="string" calcext:value-type="string">
            <text:p>Kępno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 w Kępnie, ul. Szpitalna 7, 63-600 Kępno</text:p>
          </table:table-cell>
          <table:table-cell table:formula="of:=INDEX(['nfz-import'.D$1:.D367];MATCH([.G352];['nfz-import'.E$1:.E367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7];MATCH([.G352];['nfz-import'.E$1:.E367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Księcia Józefa Poniatowskiego 25</text:p>
          </table:table-cell>
          <table:table-cell table:style-name="ce1" office:value-type="string" calcext:value-type="string">
            <text:p>62-600</text:p>
          </table:table-cell>
          <table:table-cell table:style-name="ce1" office:value-type="string" calcext:value-type="string">
            <text:p>Koło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, ul. Księcia Józefa Poniatowskiego 25, 62-600 Koło</text:p>
          </table:table-cell>
          <table:table-cell table:formula="of:=INDEX(['nfz-import'.D$1:.D368];MATCH([.G353];['nfz-import'.E$1:.E368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8];MATCH([.G353];['nfz-import'.E$1:.E368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Kardynała Stefana Wyszyńskiego 1</text:p>
          </table:table-cell>
          <table:table-cell table:style-name="ce1" office:value-type="string" calcext:value-type="string">
            <text:p>62-510</text:p>
          </table:table-cell>
          <table:table-cell table:style-name="ce1" office:value-type="string" calcext:value-type="string">
            <text:p>Konin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Wojewódzki Szpital Zespolony, ul. Kardynała Stefana Wyszyńskiego 1, 62-510 Konin</text:p>
          </table:table-cell>
          <table:table-cell table:formula="of:=INDEX(['nfz-import'.D$1:.D369];MATCH([.G354];['nfz-import'.E$1:.E369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69];MATCH([.G354];['nfz-import'.E$1:.E369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string" calcext:value-type="string">
            <text:p>Samodzielny Publiczny Zespół Opieki Zdrowotnej</text:p>
          </table:table-cell>
          <table:table-cell table:style-name="ce1" office:value-type="string" calcext:value-type="string">
            <text:p>Szpitalna 7</text:p>
          </table:table-cell>
          <table:table-cell table:style-name="ce1" office:value-type="string" calcext:value-type="string">
            <text:p>64-000</text:p>
          </table:table-cell>
          <table:table-cell table:style-name="ce1" office:value-type="string" calcext:value-type="string">
            <text:p>Kościan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ł Opieki Zdrowotnej, ul. Szpitalna 7, 64-000 Kościan</text:p>
          </table:table-cell>
          <table:table-cell table:formula="of:=INDEX(['nfz-import'.D$1:.D370];MATCH([.G355];['nfz-import'.E$1:.E370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0];MATCH([.G355];['nfz-import'.E$1:.E370];0);0)" office:value-type="float" office:value="15" calcext:value-type="float">
            <text:p>15</text:p>
          </table:table-cell>
        </table:table-row>
        <table:table-row table:style-name="ro7">
          <table:table-cell office:value-type="float" office:value="379" calcext:value-type="float">
            <text:p>379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string" calcext:value-type="string">
            <text:p>Samodzielny Publiczny Zespół Opieki Zdrowotnej. Oddział Położniczo-Ginekologiczny z Traktem Porodowo-Operacyjnym Szpitala Powiatowego im. Marcelego Neneckiego</text:p>
          </table:table-cell>
          <table:table-cell table:style-name="ce1" office:value-type="string" calcext:value-type="string">
            <text:p>Bolewskiego 4-8</text:p>
          </table:table-cell>
          <table:table-cell table:style-name="ce1" office:value-type="string" calcext:value-type="string">
            <text:p>63-700</text:p>
          </table:table-cell>
          <table:table-cell table:style-name="ce1" office:value-type="string" calcext:value-type="string">
            <text:p>Krotoszyn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ł Opieki Zdrowotnej. Oddział Położniczo-Ginekologiczny z Traktem Porodowo-Operacyjnym Szpitala Powiatowego im. Marcelego Neneckiego, ul. Bolewskiego 4-8, 63-700 Krotoszyn</text:p>
          </table:table-cell>
          <table:table-cell table:formula="of:=INDEX(['nfz-import'.D$1:.D371];MATCH([.G356];['nfz-import'.E$1:.E371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1];MATCH([.G356];['nfz-import'.E$1:.E371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string" calcext:value-type="string">
            <text:p>Wojewódzki Szpital Zespolony</text:p>
          </table:table-cell>
          <table:table-cell table:style-name="ce1" office:value-type="string" calcext:value-type="string">
            <text:p>Kiepury 45</text:p>
          </table:table-cell>
          <table:table-cell table:style-name="ce1" office:value-type="string" calcext:value-type="string">
            <text:p>64-100</text:p>
          </table:table-cell>
          <table:table-cell table:style-name="ce1" office:value-type="string" calcext:value-type="string">
            <text:p>Leszno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Wojewódzki Szpital Zespolony, ul. Kiepury 45, 64-100 Leszno</text:p>
          </table:table-cell>
          <table:table-cell table:formula="of:=INDEX(['nfz-import'.D$1:.D372];MATCH([.G357];['nfz-import'.E$1:.E372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2];MATCH([.G357];['nfz-import'.E$1:.E372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string" calcext:value-type="string">
            <text:p>Samodzielny Publiczny Zakład Opieki Zdrowotnej im. dr Kazimierza Hołogi</text:p>
          </table:table-cell>
          <table:table-cell table:style-name="ce1" office:value-type="string" calcext:value-type="string">
            <text:p>Poznańska 30</text:p>
          </table:table-cell>
          <table:table-cell table:style-name="ce1" office:value-type="string" calcext:value-type="string">
            <text:p>64-300</text:p>
          </table:table-cell>
          <table:table-cell table:style-name="ce1" office:value-type="string" calcext:value-type="string">
            <text:p>Nowy Tomyśl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 im. dr Kazimierza Hołogi, ul. Poznańska 30, 64-300 Nowy Tomyśl</text:p>
          </table:table-cell>
          <table:table-cell table:formula="of:=INDEX(['nfz-import'.D$1:.D373];MATCH([.G358];['nfz-import'.E$1:.E373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3];MATCH([.G358];['nfz-import'.E$1:.E373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Szpitalna 2</text:p>
          </table:table-cell>
          <table:table-cell table:style-name="ce1" office:value-type="string" calcext:value-type="string">
            <text:p>64-600</text:p>
          </table:table-cell>
          <table:table-cell table:style-name="ce1" office:value-type="string" calcext:value-type="string">
            <text:p>Oborniki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, ul. Szpitalna 2, 64-600 Oborniki</text:p>
          </table:table-cell>
          <table:table-cell table:formula="of:=INDEX(['nfz-import'.D$1:.D374];MATCH([.G359];['nfz-import'.E$1:.E374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4];MATCH([.G359];['nfz-import'.E$1:.E374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string" calcext:value-type="string">
            <text:p>Zespół Zakładów Opieki Zdrowotnej</text:p>
          </table:table-cell>
          <table:table-cell table:style-name="ce1" office:value-type="string" calcext:value-type="string">
            <text:p>Limanowskiego 20/ 22</text:p>
          </table:table-cell>
          <table:table-cell table:style-name="ce1" office:value-type="string" calcext:value-type="string">
            <text:p>63-400</text:p>
          </table:table-cell>
          <table:table-cell table:style-name="ce1" office:value-type="string" calcext:value-type="string">
            <text:p>Ostrów Wielkopolski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Zespół Zakładów Opieki Zdrowotnej, ul. Limanowskiego 20/ 22, 63-400 Ostrów Wielkopolski</text:p>
          </table:table-cell>
          <table:table-cell table:formula="of:=INDEX(['nfz-import'.D$1:.D375];MATCH([.G360];['nfz-import'.E$1:.E375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5];MATCH([.G360];['nfz-import'.E$1:.E375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string" calcext:value-type="string">
            <text:p>Zespół Zakładów Opieki Zdrowotnej</text:p>
          </table:table-cell>
          <table:table-cell table:style-name="ce1" office:value-type="string" calcext:value-type="string">
            <text:p>Al. Wolności 4</text:p>
          </table:table-cell>
          <table:table-cell table:style-name="ce1" office:value-type="string" calcext:value-type="string">
            <text:p>63-500</text:p>
          </table:table-cell>
          <table:table-cell table:style-name="ce1" office:value-type="string" calcext:value-type="string">
            <text:p>Ostrzeszów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Zespół Zakładów Opieki Zdrowotnej, ul. Al. Wolności 4, 63-500 Ostrzeszów</text:p>
          </table:table-cell>
          <table:table-cell table:formula="of:=INDEX(['nfz-import'.D$1:.D376];MATCH([.G361];['nfz-import'.E$1:.E376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6];MATCH([.G361];['nfz-import'.E$1:.E376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1" office:value-type="float" office:value="917" calcext:value-type="float">
            <text:p>917</text:p>
          </table:table-cell>
          <table:table-cell table:style-name="ce1" office:value-type="string" calcext:value-type="string">
            <text:p>Szpital Specjalistyczny w Pile im. Stanisława Staszica</text:p>
          </table:table-cell>
          <table:table-cell table:style-name="ce1" office:value-type="string" calcext:value-type="string">
            <text:p>Rydygiera 1</text:p>
          </table:table-cell>
          <table:table-cell table:style-name="ce1" office:value-type="string" calcext:value-type="string">
            <text:p>64-920</text:p>
          </table:table-cell>
          <table:table-cell table:style-name="ce1" office:value-type="string" calcext:value-type="string">
            <text:p>Piła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Specjalistyczny w Pile im. Stanisława Staszica, ul. Rydygiera 1, 64-920 Piła</text:p>
          </table:table-cell>
          <table:table-cell table:formula="of:=INDEX(['nfz-import'.D$1:.D377];MATCH([.G362];['nfz-import'.E$1:.E377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7];MATCH([.G362];['nfz-import'.E$1:.E377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string" calcext:value-type="string">
            <text:p>Pleszewskie Centrum Medyczne w Pleszewie Sp. z o.o.</text:p>
          </table:table-cell>
          <table:table-cell table:style-name="ce1" office:value-type="string" calcext:value-type="string">
            <text:p>Poznańska 125a</text:p>
          </table:table-cell>
          <table:table-cell table:style-name="ce1" office:value-type="string" calcext:value-type="string">
            <text:p>63-300</text:p>
          </table:table-cell>
          <table:table-cell table:style-name="ce1" office:value-type="string" calcext:value-type="string">
            <text:p>Pleszew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Pleszewskie Centrum Medyczne w Pleszewie Sp. z o.o., ul. Poznańska 125a, 63-300 Pleszew</text:p>
          </table:table-cell>
          <table:table-cell table:formula="of:=INDEX(['nfz-import'.D$1:.D378];MATCH([.G363];['nfz-import'.E$1:.E378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8];MATCH([.G363];['nfz-import'.E$1:.E378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1" office:value-type="float" office:value="932" calcext:value-type="float">
            <text:p>932</text:p>
          </table:table-cell>
          <table:table-cell table:style-name="ce1" office:value-type="string" calcext:value-type="string">
            <text:p>Ginekologiczno-Położniczy Szpital Kliniczny Akademii Medycznej</text:p>
          </table:table-cell>
          <table:table-cell table:style-name="ce1" office:value-type="string" calcext:value-type="string">
            <text:p>Polna 33</text:p>
          </table:table-cell>
          <table:table-cell table:style-name="ce1" office:value-type="string" calcext:value-type="string">
            <text:p>60-533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Ginekologiczno-Położniczy Szpital Kliniczny Akademii Medycznej, ul. Polna 33, 60-533 Poznań</text:p>
          </table:table-cell>
          <table:table-cell table:formula="of:=INDEX(['nfz-import'.D$1:.D379];MATCH([.G364];['nfz-import'.E$1:.E379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79];MATCH([.G364];['nfz-import'.E$1:.E379];0);0)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string" calcext:value-type="string">
            <text:p>Specjalistyczny Zespół Opieki Zdrowotnej nad Matką i Dzieckiem (Szpital Świętej Rodziny)</text:p>
          </table:table-cell>
          <table:table-cell table:style-name="ce1" office:value-type="string" calcext:value-type="string">
            <text:p>Jarochowskiego 18</text:p>
          </table:table-cell>
          <table:table-cell table:style-name="ce1" office:value-type="string" calcext:value-type="string">
            <text:p>60-235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pecjalistyczny Zespół Opieki Zdrowotnej nad Matką i Dzieckiem (Szpital Świętej Rodziny), ul. Jarochowskiego 18, 60-235 Poznań</text:p>
          </table:table-cell>
          <table:table-cell table:formula="of:=INDEX(['nfz-import'.D$1:.D380];MATCH([.G365];['nfz-import'.E$1:.E380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0];MATCH([.G365];['nfz-import'.E$1:.E380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 office:value-type="float" office:value="934" calcext:value-type="float">
            <text:p>934</text:p>
          </table:table-cell>
          <table:table-cell table:style-name="ce1" office:value-type="string" calcext:value-type="string">
            <text:p>Szpital Miejski im. Franciszka Raszei</text:p>
          </table:table-cell>
          <table:table-cell table:style-name="ce1" office:value-type="string" calcext:value-type="string">
            <text:p>Mickiewicza 2</text:p>
          </table:table-cell>
          <table:table-cell table:style-name="ce1" office:value-type="string" calcext:value-type="string">
            <text:p>60-834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Miejski im. Franciszka Raszei, ul. Mickiewicza 2, 60-834 Poznań</text:p>
          </table:table-cell>
          <table:table-cell table:formula="of:=INDEX(['nfz-import'.D$1:.D381];MATCH([.G366];['nfz-import'.E$1:.E381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1];MATCH([.G366];['nfz-import'.E$1:.E381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string" calcext:value-type="string">
            <text:p>Szpital Wojewódzki</text:p>
          </table:table-cell>
          <table:table-cell table:style-name="ce1" office:value-type="string" calcext:value-type="string">
            <text:p>Juraszów 7/19</text:p>
          </table:table-cell>
          <table:table-cell table:style-name="ce1" office:value-type="string" calcext:value-type="string">
            <text:p>60-479</text:p>
          </table:table-cell>
          <table:table-cell table:style-name="ce1" office:value-type="string" calcext:value-type="string">
            <text:p>Poznań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Wojewódzki, ul. Juraszów 7/19, 60-479 Poznań</text:p>
          </table:table-cell>
          <table:table-cell table:formula="of:=INDEX(['nfz-import'.D$1:.D382];MATCH([.G367];['nfz-import'.E$1:.E382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2];MATCH([.G367];['nfz-import'.E$1:.E382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1" office:value-type="float" office:value="957" calcext:value-type="float">
            <text:p>957</text:p>
          </table:table-cell>
          <table:table-cell table:style-name="ce1" office:value-type="string" calcext:value-type="string">
            <text:p>Szpital Powiatowy w Rawiczu Sp. z o.o.</text:p>
          </table:table-cell>
          <table:table-cell table:style-name="ce1" office:value-type="string" calcext:value-type="string">
            <text:p>Gen.Grota Roweckiego 6</text:p>
          </table:table-cell>
          <table:table-cell table:style-name="ce1" office:value-type="string" calcext:value-type="string">
            <text:p>63-900</text:p>
          </table:table-cell>
          <table:table-cell table:style-name="ce1" office:value-type="string" calcext:value-type="string">
            <text:p>Rawicz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w Rawiczu Sp. z o.o., ul. Gen.Grota Roweckiego 6, 63-900 Rawicz</text:p>
          </table:table-cell>
          <table:table-cell table:formula="of:=INDEX(['nfz-import'.D$1:.D383];MATCH([.G368];['nfz-import'.E$1:.E383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3];MATCH([.G368];['nfz-import'.E$1:.E383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1" office:value-type="float" office:value="981" calcext:value-type="float">
            <text:p>981</text:p>
          </table:table-cell>
          <table:table-cell table:style-name="ce1" office:value-type="string" calcext:value-type="string">
            <text:p>Samodzielny Publiczny Zakład Opieki Zdrowotnej w Słupcy</text:p>
          </table:table-cell>
          <table:table-cell table:style-name="ce1" office:value-type="string" calcext:value-type="string">
            <text:p>Traugutta 7</text:p>
          </table:table-cell>
          <table:table-cell table:style-name="ce1" office:value-type="string" calcext:value-type="string">
            <text:p>62-400</text:p>
          </table:table-cell>
          <table:table-cell table:style-name="ce1" office:value-type="string" calcext:value-type="string">
            <text:p>Słupca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 w Słupcy, ul. Traugutta 7, 62-400 Słupca</text:p>
          </table:table-cell>
          <table:table-cell table:formula="of:=INDEX(['nfz-import'.D$1:.D384];MATCH([.G369];['nfz-import'.E$1:.E384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4];MATCH([.G369];['nfz-import'.E$1:.E384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string" calcext:value-type="string">
            <text:p>Samodzielny Publiczny Zespól Opieki Zdrowotnej</text:p>
          </table:table-cell>
          <table:table-cell table:style-name="ce1" office:value-type="string" calcext:value-type="string">
            <text:p>Sukiennicza 13</text:p>
          </table:table-cell>
          <table:table-cell table:style-name="ce1" office:value-type="string" calcext:value-type="string">
            <text:p>64-500</text:p>
          </table:table-cell>
          <table:table-cell table:style-name="ce1" office:value-type="string" calcext:value-type="string">
            <text:p>Szamotuły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l Opieki Zdrowotnej, ul. Sukiennicza 13, 64-500 Szamotuły</text:p>
          </table:table-cell>
          <table:table-cell table:formula="of:=INDEX(['nfz-import'.D$1:.D385];MATCH([.G370];['nfz-import'.E$1:.E385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5];MATCH([.G370];['nfz-import'.E$1:.E385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 office:value-type="float" office:value="988" calcext:value-type="float">
            <text:p>988</text:p>
          </table:table-cell>
          <table:table-cell table:style-name="ce1" office:value-type="string" calcext:value-type="string">
            <text:p>Szpital w Śremie Sp z o.o.</text:p>
          </table:table-cell>
          <table:table-cell table:style-name="ce1" office:value-type="string" calcext:value-type="string">
            <text:p>Chełmońskiego 1</text:p>
          </table:table-cell>
          <table:table-cell table:style-name="ce1" office:value-type="string" calcext:value-type="string">
            <text:p>63-100</text:p>
          </table:table-cell>
          <table:table-cell table:style-name="ce1" office:value-type="string" calcext:value-type="string">
            <text:p>Śrem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w Śremie Sp z o.o., ul. Chełmońskiego 1, 63-100 Śrem</text:p>
          </table:table-cell>
          <table:table-cell table:formula="of:=INDEX(['nfz-import'.D$1:.D386];MATCH([.G371];['nfz-import'.E$1:.E386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6];MATCH([.G371];['nfz-import'.E$1:.E386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1" office:value-type="float" office:value="990" calcext:value-type="float">
            <text:p>990</text:p>
          </table:table-cell>
          <table:table-cell table:style-name="ce1" office:value-type="string" calcext:value-type="string">
            <text:p>Szpital Średzki Sp. z o.o.</text:p>
          </table:table-cell>
          <table:table-cell table:style-name="ce1" office:value-type="string" calcext:value-type="string">
            <text:p>Żwirki i Wigury 10</text:p>
          </table:table-cell>
          <table:table-cell table:style-name="ce1" office:value-type="string" calcext:value-type="string">
            <text:p>63-000</text:p>
          </table:table-cell>
          <table:table-cell table:style-name="ce1" office:value-type="string" calcext:value-type="string">
            <text:p>Środa Wielkopolska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Średzki Sp. z o.o., ul. Żwirki i Wigury 10, 63-000 Środa Wielkopolska</text:p>
          </table:table-cell>
          <table:table-cell table:formula="of:=INDEX(['nfz-import'.D$1:.D387];MATCH([.G372];['nfz-import'.E$1:.E387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7];MATCH([.G372];['nfz-import'.E$1:.E387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 office:value-type="float" office:value="1034" calcext:value-type="float">
            <text:p>1034</text:p>
          </table:table-cell>
          <table:table-cell table:style-name="ce1" office:value-type="string" calcext:value-type="string">
            <text:p>Szpital Powiatowy im. Jana Pawła II</text:p>
          </table:table-cell>
          <table:table-cell table:style-name="ce1" office:value-type="string" calcext:value-type="string">
            <text:p>Sikorskiego 9</text:p>
          </table:table-cell>
          <table:table-cell table:style-name="ce1" office:value-type="string" calcext:value-type="string">
            <text:p>64-980</text:p>
          </table:table-cell>
          <table:table-cell table:style-name="ce1" office:value-type="string" calcext:value-type="string">
            <text:p>Trzcianka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im. Jana Pawła II, ul. Sikorskiego 9, 64-980 Trzcianka</text:p>
          </table:table-cell>
          <table:table-cell table:formula="of:=INDEX(['nfz-import'.D$1:.D388];MATCH([.G373];['nfz-import'.E$1:.E388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8];MATCH([.G373];['nfz-import'.E$1:.E388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string" calcext:value-type="string">
            <text:p>Samodzielny Publiczny Zespól Opieki Zdrowotnej</text:p>
          </table:table-cell>
          <table:table-cell table:style-name="ce1" office:value-type="string" calcext:value-type="string">
            <text:p>Poduchowne 1</text:p>
          </table:table-cell>
          <table:table-cell table:style-name="ce1" office:value-type="string" calcext:value-type="string">
            <text:p>62-700</text:p>
          </table:table-cell>
          <table:table-cell table:style-name="ce1" office:value-type="string" calcext:value-type="string">
            <text:p>Turek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espól Opieki Zdrowotnej, ul. Poduchowne 1, 62-700 Turek</text:p>
          </table:table-cell>
          <table:table-cell table:formula="of:=INDEX(['nfz-import'.D$1:.D389];MATCH([.G374];['nfz-import'.E$1:.E389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89];MATCH([.G374];['nfz-import'.E$1:.E389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string" calcext:value-type="string">
            <text:p>Zespół Opieki Zdrowotnej</text:p>
          </table:table-cell>
          <table:table-cell table:style-name="ce1" office:value-type="string" calcext:value-type="string">
            <text:p>Kościuszki 74</text:p>
          </table:table-cell>
          <table:table-cell table:style-name="ce1" office:value-type="string" calcext:value-type="string">
            <text:p>62-100</text:p>
          </table:table-cell>
          <table:table-cell table:style-name="ce1" office:value-type="string" calcext:value-type="string">
            <text:p>Wągrowiec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Zespół Opieki Zdrowotnej, ul. Kościuszki 74, 62-100 Wągrowiec</text:p>
          </table:table-cell>
          <table:table-cell table:formula="of:=INDEX(['nfz-import'.D$1:.D390];MATCH([.G375];['nfz-import'.E$1:.E390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0];MATCH([.G375];['nfz-import'.E$1:.E390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Wschowska 3</text:p>
          </table:table-cell>
          <table:table-cell table:style-name="ce1" office:value-type="string" calcext:value-type="string">
            <text:p>64-200</text:p>
          </table:table-cell>
          <table:table-cell table:style-name="ce1" office:value-type="string" calcext:value-type="string">
            <text:p>Wolsztyn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, ul. Wschowska 3, 64-200 Wolsztyn</text:p>
          </table:table-cell>
          <table:table-cell table:formula="of:=INDEX(['nfz-import'.D$1:.D391];MATCH([.G376];['nfz-import'.E$1:.E391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1];MATCH([.G376];['nfz-import'.E$1:.E391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string" calcext:value-type="string">
            <text:p>Szpital Powiatowy we Wrześni Sp. z o.o.</text:p>
          </table:table-cell>
          <table:table-cell table:style-name="ce1" office:value-type="string" calcext:value-type="string">
            <text:p>Słowackiego 2</text:p>
          </table:table-cell>
          <table:table-cell table:style-name="ce1" office:value-type="string" calcext:value-type="string">
            <text:p>62-300</text:p>
          </table:table-cell>
          <table:table-cell table:style-name="ce1" office:value-type="string" calcext:value-type="string">
            <text:p>Września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we Wrześni Sp. z o.o., ul. Słowackiego 2, 62-300 Września</text:p>
          </table:table-cell>
          <table:table-cell table:formula="of:=INDEX(['nfz-import'.D$1:.D392];MATCH([.G377];['nfz-import'.E$1:.E392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2];MATCH([.G377];['nfz-import'.E$1:.E392];0);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 office:value-type="float" office:value="1082" calcext:value-type="float">
            <text:p>1082</text:p>
          </table:table-cell>
          <table:table-cell table:style-name="ce1" office:value-type="string" calcext:value-type="string">
            <text:p>Szpital Powiatowy w Wyrzysku Sp.z o.o.</text:p>
          </table:table-cell>
          <table:table-cell table:style-name="ce3" office:value-type="string" calcext:value-type="string">
            <text:p>22 stycznia 41</text:p>
          </table:table-cell>
          <table:table-cell table:style-name="ce1" office:value-type="string" calcext:value-type="string">
            <text:p>89-300</text:p>
          </table:table-cell>
          <table:table-cell table:style-name="ce1" office:value-type="string" calcext:value-type="string">
            <text:p>Wyrzysk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w Wyrzysku Sp.z o.o., ul. 22 stycznia 41, 89-300 Wyrzysk</text:p>
          </table:table-cell>
          <table:table-cell table:formula="of:=INDEX(['nfz-import'.D$1:.D393];MATCH([.G378];['nfz-import'.E$1:.E393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3];MATCH([.G378];['nfz-import'.E$1:.E393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string" calcext:value-type="string">
            <text:p>Szpital Powiatowy im. Alfreda Sokołowskiego</text:p>
          </table:table-cell>
          <table:table-cell table:style-name="ce1" office:value-type="string" calcext:value-type="string">
            <text:p>Szpitalna 28</text:p>
          </table:table-cell>
          <table:table-cell table:style-name="ce1" office:value-type="string" calcext:value-type="string">
            <text:p>77-400</text:p>
          </table:table-cell>
          <table:table-cell table:style-name="ce1" office:value-type="string" calcext:value-type="string">
            <text:p>Złotów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zpital Powiatowy im. Alfreda Sokołowskiego, ul. Szpitalna 28, 77-400 Złotów</text:p>
          </table:table-cell>
          <table:table-cell table:formula="of:=INDEX(['nfz-import'.D$1:.D394];MATCH([.G379];['nfz-import'.E$1:.E394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4];MATCH([.G379];['nfz-import'.E$1:.E394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string" calcext:value-type="string">
            <text:p>Samodzielny Publiczny Zakład Opieki Zdrowotnej w Międzychodzie</text:p>
          </table:table-cell>
          <table:table-cell table:style-name="ce1" office:value-type="string" calcext:value-type="string">
            <text:p>Szpitalna 10</text:p>
          </table:table-cell>
          <table:table-cell table:style-name="ce1" office:value-type="string" calcext:value-type="string">
            <text:p>64-400</text:p>
          </table:table-cell>
          <table:table-cell table:style-name="ce1" office:value-type="string" calcext:value-type="string">
            <text:p>Międzychód</text:p>
          </table:table-cell>
          <table:table-cell table:style-name="ce1" office:value-type="string" calcext:value-type="string">
            <text:p>wielkopolskie</text:p>
          </table:table-cell>
          <table:table-cell table:style-name="ce1" office:value-type="string" calcext:value-type="string">
            <text:p>Samodzielny Publiczny Zakład Opieki Zdrowotnej w Międzychodzie, ul. Szpitalna 10, 64-400 Międzychód</text:p>
          </table:table-cell>
          <table:table-cell table:formula="of:=INDEX(['nfz-import'.D$1:.D395];MATCH([.G380];['nfz-import'.E$1:.E395];0);0)" office:value-type="string" office:string-value="Wielkopolski Oddział Narodowego Funduszu Zdrowia w Poznaniu" calcext:value-type="string">
            <text:p>Wielkopolski Oddział Narodowego Funduszu Zdrowia w Poznaniu</text:p>
          </table:table-cell>
          <table:table-cell table:style-name="ce4" table:formula="of:=INDEX(['nfz-import'.A$1:.A395];MATCH([.G380];['nfz-import'.E$1:.E395];0);0)" office:value-type="float" office:value="15" calcext:value-type="float">
            <text:p>15</text:p>
          </table:table-cell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string" calcext:value-type="string">
            <text:p>Szpital Barlinek Sp. z o.o.</text:p>
          </table:table-cell>
          <table:table-cell table:style-name="ce1" office:value-type="string" calcext:value-type="string">
            <text:p>Szpitalna 10</text:p>
          </table:table-cell>
          <table:table-cell table:style-name="ce1" office:value-type="string" calcext:value-type="string">
            <text:p>74-320</text:p>
          </table:table-cell>
          <table:table-cell table:style-name="ce1" office:value-type="string" calcext:value-type="string">
            <text:p>Barlinek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Barlinek Sp. z o.o., ul. Szpitalna 10, 74-320 Barlinek</text:p>
          </table:table-cell>
          <table:table-cell table:formula="of:=INDEX(['nfz-import'.D$1:.D396];MATCH([.G381];['nfz-import'.E$1:.E396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396];MATCH([.G381];['nfz-import'.E$1:.E396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CENTRUM DIALIZA SP. Z O.O. SZPITAL W BIAŁOGARDZIE</text:p>
          </table:table-cell>
          <table:table-cell table:style-name="ce1" office:value-type="string" calcext:value-type="string">
            <text:p>Szpitalna 7</text:p>
          </table:table-cell>
          <table:table-cell table:style-name="ce1" office:value-type="string" calcext:value-type="string">
            <text:p>78-200</text:p>
          </table:table-cell>
          <table:table-cell table:style-name="ce1" office:value-type="string" calcext:value-type="string">
            <text:p>Białogard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CENTRUM DIALIZA SP. Z O.O. SZPITAL W BIAŁOGARDZIE, ul. Szpitalna 7, 78-200 Białogard</text:p>
          </table:table-cell>
          <table:table-cell table:formula="of:=INDEX(['nfz-import'.D$1:.D397];MATCH([.G382];['nfz-import'.E$1:.E397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397];MATCH([.G382];['nfz-import'.E$1:.E397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Samodzielny Publiczny Zakład Opieki Zdrowotnej</text:p>
          </table:table-cell>
          <table:table-cell table:style-name="ce1" office:value-type="string" calcext:value-type="string">
            <text:p>Niedziałkowskiego 4A</text:p>
          </table:table-cell>
          <table:table-cell table:style-name="ce1" office:value-type="string" calcext:value-type="string">
            <text:p>73-200</text:p>
          </table:table-cell>
          <table:table-cell table:style-name="ce1" office:value-type="string" calcext:value-type="string">
            <text:p>Choszczno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Zakład Opieki Zdrowotnej, ul. Niedziałkowskiego 4A, 73-200 Choszczno</text:p>
          </table:table-cell>
          <table:table-cell table:formula="of:=INDEX(['nfz-import'.D$1:.D398];MATCH([.G383];['nfz-import'.E$1:.E398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398];MATCH([.G383];['nfz-import'.E$1:.E398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string" calcext:value-type="string">
            <text:p>Szpital w Dębnie Sp. z o.o.</text:p>
          </table:table-cell>
          <table:table-cell table:style-name="ce1" office:value-type="string" calcext:value-type="string">
            <text:p>Kościuszki 58</text:p>
          </table:table-cell>
          <table:table-cell table:style-name="ce1" office:value-type="string" calcext:value-type="string">
            <text:p>74-400</text:p>
          </table:table-cell>
          <table:table-cell table:style-name="ce1" office:value-type="string" calcext:value-type="string">
            <text:p>Dębno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w Dębnie Sp. z o.o., ul. Kościuszki 58, 74-400 Dębno</text:p>
          </table:table-cell>
          <table:table-cell table:formula="of:=INDEX(['nfz-import'.D$1:.D399];MATCH([.G384];['nfz-import'.E$1:.E399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399];MATCH([.G384];['nfz-import'.E$1:.E399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string" calcext:value-type="string">
            <text:p>"Szpitale Polskie" S.A. Drawskie Centrum Specjalistyczne</text:p>
          </table:table-cell>
          <table:table-cell table:style-name="ce1" office:value-type="string" calcext:value-type="string">
            <text:p>Bolesława Chrobrego 4</text:p>
          </table:table-cell>
          <table:table-cell table:style-name="ce1" office:value-type="string" calcext:value-type="string">
            <text:p>78-500</text:p>
          </table:table-cell>
          <table:table-cell table:style-name="ce1" office:value-type="string" calcext:value-type="string">
            <text:p>Drawsko Pomorskie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"Szpitale Polskie" S.A. Drawskie Centrum Specjalistyczne, ul. Bolesława Chrobrego 4, 78-500 Drawsko Pomorskie</text:p>
          </table:table-cell>
          <table:table-cell table:formula="of:=INDEX(['nfz-import'.D$1:.D400];MATCH([.G385];['nfz-import'.E$1:.E400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0];MATCH([.G385];['nfz-import'.E$1:.E400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1" office:value-type="float" office:value="750" calcext:value-type="float">
            <text:p>750</text:p>
          </table:table-cell>
          <table:table-cell table:style-name="ce1" office:value-type="string" calcext:value-type="string">
            <text:p>Szpitalne Centrum Medyczne w Goleniowie Sp. z o.o</text:p>
          </table:table-cell>
          <table:table-cell table:style-name="ce1" office:value-type="string" calcext:value-type="string">
            <text:p>Nowogardzka 2</text:p>
          </table:table-cell>
          <table:table-cell table:style-name="ce1" office:value-type="string" calcext:value-type="string">
            <text:p>72-100</text:p>
          </table:table-cell>
          <table:table-cell table:style-name="ce1" office:value-type="string" calcext:value-type="string">
            <text:p>Goleniów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ne Centrum Medyczne w Goleniowie Sp. z o.o, ul. Nowogardzka 2, 72-100 Goleniów</text:p>
          </table:table-cell>
          <table:table-cell table:formula="of:=INDEX(['nfz-import'.D$1:.D401];MATCH([.G386];['nfz-import'.E$1:.E401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1];MATCH([.G386];['nfz-import'.E$1:.E401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string" calcext:value-type="string">
            <text:p>Samodzielny Publiczny Zespół zakładów opieki zdrowotnej w Gryficach</text:p>
          </table:table-cell>
          <table:table-cell table:style-name="ce1" office:value-type="string" calcext:value-type="string">
            <text:p>Niechorska 27</text:p>
          </table:table-cell>
          <table:table-cell table:style-name="ce1" office:value-type="string" calcext:value-type="string">
            <text:p>72-300</text:p>
          </table:table-cell>
          <table:table-cell table:style-name="ce1" office:value-type="string" calcext:value-type="string">
            <text:p>Gryfice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Zespół zakładów opieki zdrowotnej w Gryficach, ul. Niechorska 27, 72-300 Gryfice</text:p>
          </table:table-cell>
          <table:table-cell table:formula="of:=INDEX(['nfz-import'.D$1:.D402];MATCH([.G387];['nfz-import'.E$1:.E402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2];MATCH([.G387];['nfz-import'.E$1:.E402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Szpital Powiatowy w Gryfinie Sp. z o.o.</text:p>
          </table:table-cell>
          <table:table-cell table:style-name="ce1" office:value-type="string" calcext:value-type="string">
            <text:p>Parkowa 5</text:p>
          </table:table-cell>
          <table:table-cell table:style-name="ce1" office:value-type="string" calcext:value-type="string">
            <text:p>74-100</text:p>
          </table:table-cell>
          <table:table-cell table:style-name="ce1" office:value-type="string" calcext:value-type="string">
            <text:p>Gryfino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Powiatowy w Gryfinie Sp. z o.o., ul. Parkowa 5, 74-100 Gryfino</text:p>
          </table:table-cell>
          <table:table-cell table:formula="of:=INDEX(['nfz-import'.D$1:.D403];MATCH([.G388];['nfz-import'.E$1:.E403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3];MATCH([.G388];['nfz-import'.E$1:.E403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string" calcext:value-type="string">
            <text:p>EMC Instytut Medyczny S.A. Szpital Św. Jerzego w Kamieniu Pomorskim</text:p>
          </table:table-cell>
          <table:table-cell table:style-name="ce1" office:value-type="string" calcext:value-type="string">
            <text:p>Szpitalna 10</text:p>
          </table:table-cell>
          <table:table-cell table:style-name="ce1" office:value-type="string" calcext:value-type="string">
            <text:p>72-400</text:p>
          </table:table-cell>
          <table:table-cell table:style-name="ce1" office:value-type="string" calcext:value-type="string">
            <text:p>Kamień Pomorski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EMC Instytut Medyczny S.A. Szpital Św. Jerzego w Kamieniu Pomorskim, ul. Szpitalna 10, 72-400 Kamień Pomorski</text:p>
          </table:table-cell>
          <table:table-cell table:formula="of:=INDEX(['nfz-import'.D$1:.D404];MATCH([.G389];['nfz-import'.E$1:.E404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4];MATCH([.G389];['nfz-import'.E$1:.E404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string" calcext:value-type="string">
            <text:p>Regionalny Szpital w Kołobrzegu</text:p>
          </table:table-cell>
          <table:table-cell table:style-name="ce1" office:value-type="string" calcext:value-type="string">
            <text:p>Łopuskiego 33</text:p>
          </table:table-cell>
          <table:table-cell table:style-name="ce1" office:value-type="string" calcext:value-type="string">
            <text:p>78-100</text:p>
          </table:table-cell>
          <table:table-cell table:style-name="ce1" office:value-type="string" calcext:value-type="string">
            <text:p>Kołobrzeg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Regionalny Szpital w Kołobrzegu, ul. Łopuskiego 33, 78-100 Kołobrzeg</text:p>
          </table:table-cell>
          <table:table-cell table:formula="of:=INDEX(['nfz-import'.D$1:.D405];MATCH([.G390];['nfz-import'.E$1:.E405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5];MATCH([.G390];['nfz-import'.E$1:.E405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Szpital Wojewódzki im. Mikołaja Kopernika</text:p>
          </table:table-cell>
          <table:table-cell table:style-name="ce1" office:value-type="string" calcext:value-type="string">
            <text:p>Chałubińskiego 7</text:p>
          </table:table-cell>
          <table:table-cell table:style-name="ce1" office:value-type="string" calcext:value-type="string">
            <text:p>75-581</text:p>
          </table:table-cell>
          <table:table-cell table:style-name="ce1" office:value-type="string" calcext:value-type="string">
            <text:p>Koszalin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Wojewódzki im. Mikołaja Kopernika, ul. Chałubińskiego 7, 75-581 Koszalin</text:p>
          </table:table-cell>
          <table:table-cell table:formula="of:=INDEX(['nfz-import'.D$1:.D406];MATCH([.G391];['nfz-import'.E$1:.E406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6];MATCH([.G391];['nfz-import'.E$1:.E406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Samodzielny Publiczny Szpital Regionalny w Nowogardzie</text:p>
          </table:table-cell>
          <table:table-cell table:style-name="ce1" office:value-type="string" calcext:value-type="string">
            <text:p>Wojska Polskiego 7</text:p>
          </table:table-cell>
          <table:table-cell table:style-name="ce1" office:value-type="string" calcext:value-type="string">
            <text:p>72-200</text:p>
          </table:table-cell>
          <table:table-cell table:style-name="ce1" office:value-type="string" calcext:value-type="string">
            <text:p>Nowogard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Szpital Regionalny w Nowogardzie, ul. Wojska Polskiego 7, 72-200 Nowogard</text:p>
          </table:table-cell>
          <table:table-cell table:formula="of:=INDEX(['nfz-import'.D$1:.D407];MATCH([.G392];['nfz-import'.E$1:.E407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7];MATCH([.G392];['nfz-import'.E$1:.E407];0);0)" office:value-type="float" office:value="16" calcext:value-type="float">
            <text:p>16</text:p>
          </table:table-cell>
        </table:table-row>
        <table:table-row table:style-name="ro5">
          <table:table-cell office:value-type="float" office:value="416" calcext:value-type="float">
            <text:p>416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string" calcext:value-type="string">
            <text:p>Samodzielny Publiczny Szpital Kliniczny nr 1, Pomorski Uniwersytet Medyczny im. Prof. Tadeusza Sokołowskiego, Klinika Medycyny Rozrodu i Ginekologii</text:p>
          </table:table-cell>
          <table:table-cell table:style-name="ce1" office:value-type="string" calcext:value-type="string">
            <text:p>Siedlecka 2</text:p>
          </table:table-cell>
          <table:table-cell table:style-name="ce1" office:value-type="string" calcext:value-type="string">
            <text:p>72-010</text:p>
          </table:table-cell>
          <table:table-cell table:style-name="ce1" office:value-type="string" calcext:value-type="string">
            <text:p>Police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Szpital Kliniczny nr 1, Pomorski Uniwersytet Medyczny im. Prof. Tadeusza Sokołowskiego, Klinika Medycyny Rozrodu i Ginekologii, ul. Siedlecka 2, 72-010 Police</text:p>
          </table:table-cell>
          <table:table-cell table:formula="of:=INDEX(['nfz-import'.D$1:.D408];MATCH([.G393];['nfz-import'.E$1:.E408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8];MATCH([.G393];['nfz-import'.E$1:.E408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string" calcext:value-type="string">
            <text:p>Przyjazny Szpital w Połczynie Zdroju Sp. z o.o. Centrum Usług Szpitalnych</text:p>
          </table:table-cell>
          <table:table-cell table:style-name="ce1" office:value-type="string" calcext:value-type="string">
            <text:p>Gwardii Ludowej 5</text:p>
          </table:table-cell>
          <table:table-cell table:style-name="ce1" office:value-type="string" calcext:value-type="string">
            <text:p>78-320</text:p>
          </table:table-cell>
          <table:table-cell table:style-name="ce1" office:value-type="string" calcext:value-type="string">
            <text:p>Połczyn Zdrój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Przyjazny Szpital w Połczynie Zdroju Sp. z o.o. Centrum Usług Szpitalnych, ul. Gwardii Ludowej 5, 78-320 Połczyn Zdrój</text:p>
          </table:table-cell>
          <table:table-cell table:formula="of:=INDEX(['nfz-import'.D$1:.D409];MATCH([.G394];['nfz-import'.E$1:.E409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09];MATCH([.G394];['nfz-import'.E$1:.E409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1" office:value-type="float" office:value="979" calcext:value-type="float">
            <text:p>979</text:p>
          </table:table-cell>
          <table:table-cell table:style-name="ce1" office:value-type="string" calcext:value-type="string">
            <text:p>Szpital Powiatowy</text:p>
          </table:table-cell>
          <table:table-cell table:style-name="ce1" office:value-type="string" calcext:value-type="string">
            <text:p>I Pułku Ułanów 9</text:p>
          </table:table-cell>
          <table:table-cell table:style-name="ce1" office:value-type="string" calcext:value-type="string">
            <text:p>76-100</text:p>
          </table:table-cell>
          <table:table-cell table:style-name="ce1" office:value-type="string" calcext:value-type="string">
            <text:p>Sławno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Powiatowy, ul. I Pułku Ułanów 9, 76-100 Sławno</text:p>
          </table:table-cell>
          <table:table-cell table:formula="of:=INDEX(['nfz-import'.D$1:.D410];MATCH([.G395];['nfz-import'.E$1:.E410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0];MATCH([.G395];['nfz-import'.E$1:.E410];0);0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1" office:value-type="float" office:value="993" calcext:value-type="float">
            <text:p>993</text:p>
          </table:table-cell>
          <table:table-cell table:style-name="ce1" office:value-type="string" calcext:value-type="string">
            <text:p>Samodzielny Publiczny Wielospecjalistyczny Zakład Opieki Zdrowotnej</text:p>
          </table:table-cell>
          <table:table-cell table:style-name="ce1" office:value-type="string" calcext:value-type="string">
            <text:p>Wojska Polskiego 27</text:p>
          </table:table-cell>
          <table:table-cell table:style-name="ce1" office:value-type="string" calcext:value-type="string">
            <text:p>73-110</text:p>
          </table:table-cell>
          <table:table-cell table:style-name="ce1" office:value-type="string" calcext:value-type="string">
            <text:p>Stargard Szczeciński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Wielospecjalistyczny Zakład Opieki Zdrowotnej, ul. Wojska Polskiego 27, 73-110 Stargard Szczeciński</text:p>
          </table:table-cell>
          <table:table-cell table:formula="of:=INDEX(['nfz-import'.D$1:.D411];MATCH([.G396];['nfz-import'.E$1:.E411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1];MATCH([.G396];['nfz-import'.E$1:.E411];0);0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1" office:value-type="float" office:value="1017" calcext:value-type="float">
            <text:p>1017</text:p>
          </table:table-cell>
          <table:table-cell table:style-name="ce1" office:value-type="string" calcext:value-type="string">
            <text:p>Samodzielny Publiczny Szpital Kliniczny nr 2 Pomorski Uniwersytet Medyczny w Szczecinie</text:p>
          </table:table-cell>
          <table:table-cell table:style-name="ce1" office:value-type="string" calcext:value-type="string">
            <text:p>Al. Powstańców Wielkopolskich 72</text:p>
          </table:table-cell>
          <table:table-cell table:style-name="ce1" office:value-type="string" calcext:value-type="string">
            <text:p>70-111</text:p>
          </table:table-cell>
          <table:table-cell table:style-name="ce1" office:value-type="string" calcext:value-type="string">
            <text:p>Szczecin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Szpital Kliniczny nr 2 Pomorski Uniwersytet Medyczny w Szczecinie, ul. Al. Powstańców Wielkopolskich 72, 70-111 Szczecin</text:p>
          </table:table-cell>
          <table:table-cell table:formula="of:=INDEX(['nfz-import'.D$1:.D412];MATCH([.G397];['nfz-import'.E$1:.E412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2];MATCH([.G397];['nfz-import'.E$1:.E412];0);0)" office:value-type="float" office:value="16" calcext:value-type="float">
            <text:p>16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1" office:value-type="float" office:value="1147" calcext:value-type="float">
            <text:p>1147</text:p>
          </table:table-cell>
          <table:table-cell table:style-name="ce1" office:value-type="string" calcext:value-type="string">
            <text:p>Centrum Narodzin Mamma Sp. z o.o.- Prywatny Szpital Położniczo-Ginekologiczny</text:p>
          </table:table-cell>
          <table:table-cell table:style-name="ce1" office:value-type="string" calcext:value-type="string">
            <text:p>Sowia 38</text:p>
          </table:table-cell>
          <table:table-cell table:style-name="ce1" office:value-type="string" calcext:value-type="string">
            <text:p>70-792</text:p>
          </table:table-cell>
          <table:table-cell table:style-name="ce1" office:value-type="string" calcext:value-type="string">
            <text:p>Szczecin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Centrum Narodzin Mamma Sp. z o.o.- Prywatny Szpital Położniczo-Ginekologiczny, ul. Sowia 38, 70-792 Szczecin</text:p>
          </table:table-cell>
          <table:table-cell table:formula="of:=INDEX(['nfz-import'.D$1:.D413];MATCH([.G398];['nfz-import'.E$1:.E413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3];MATCH([.G398];['nfz-import'.E$1:.E413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string" calcext:value-type="string">
            <text:p>Samodzielny Publiczny Zakład Opieki Zdrowotnej "Zdroje"</text:p>
          </table:table-cell>
          <table:table-cell table:style-name="ce1" office:value-type="string" calcext:value-type="string">
            <text:p>Mączna 4</text:p>
          </table:table-cell>
          <table:table-cell table:style-name="ce1" office:value-type="string" calcext:value-type="string">
            <text:p>70-780</text:p>
          </table:table-cell>
          <table:table-cell table:style-name="ce1" office:value-type="string" calcext:value-type="string">
            <text:p>Szczecin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amodzielny Publiczny Zakład Opieki Zdrowotnej "Zdroje", ul. Mączna 4, 70-780 Szczecin</text:p>
          </table:table-cell>
          <table:table-cell table:formula="of:=INDEX(['nfz-import'.D$1:.D414];MATCH([.G399];['nfz-import'.E$1:.E414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4];MATCH([.G399];['nfz-import'.E$1:.E414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string" calcext:value-type="string">
            <text:p>Szpital w Szczecinku Sp. z o.o</text:p>
          </table:table-cell>
          <table:table-cell table:style-name="ce1" office:value-type="string" calcext:value-type="string">
            <text:p>Kościuszki 38</text:p>
          </table:table-cell>
          <table:table-cell table:style-name="ce1" office:value-type="string" calcext:value-type="string">
            <text:p>78-400</text:p>
          </table:table-cell>
          <table:table-cell table:style-name="ce1" office:value-type="string" calcext:value-type="string">
            <text:p>Szczecinek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w Szczecinku Sp. z o.o, ul. Kościuszki 38, 78-400 Szczecinek</text:p>
          </table:table-cell>
          <table:table-cell table:formula="of:=INDEX(['nfz-import'.D$1:.D415];MATCH([.G400];['nfz-import'.E$1:.E415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5];MATCH([.G400];['nfz-import'.E$1:.E415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Szpital Miejski im. Jana Garduły w Świnoujściu Sp. z o.o.</text:p>
          </table:table-cell>
          <table:table-cell table:style-name="ce1" office:value-type="string" calcext:value-type="string">
            <text:p>Mieszka I 7</text:p>
          </table:table-cell>
          <table:table-cell table:style-name="ce1" office:value-type="string" calcext:value-type="string">
            <text:p>72-600</text:p>
          </table:table-cell>
          <table:table-cell table:style-name="ce1" office:value-type="string" calcext:value-type="string">
            <text:p>Świnoujście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Szpital Miejski im. Jana Garduły w Świnoujściu Sp. z o.o., ul. Mieszka I 7, 72-600 Świnoujście</text:p>
          </table:table-cell>
          <table:table-cell table:formula="of:=INDEX(['nfz-import'.D$1:.D416];MATCH([.G401];['nfz-import'.E$1:.E416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6];MATCH([.G401];['nfz-import'.E$1:.E416];0);0)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string" calcext:value-type="string">
            <text:p>107 Szpital Wojskowy z Przychodnią SP ZOZ</text:p>
          </table:table-cell>
          <table:table-cell table:style-name="ce1" office:value-type="string" calcext:value-type="string">
            <text:p>Kołobrzeska 44</text:p>
          </table:table-cell>
          <table:table-cell table:style-name="ce1" office:value-type="string" calcext:value-type="string">
            <text:p>78-600</text:p>
          </table:table-cell>
          <table:table-cell table:style-name="ce1" office:value-type="string" calcext:value-type="string">
            <text:p>Wałcz</text:p>
          </table:table-cell>
          <table:table-cell table:style-name="ce1" office:value-type="string" calcext:value-type="string">
            <text:p>zachodniopomorskie</text:p>
          </table:table-cell>
          <table:table-cell table:style-name="ce1" office:value-type="string" calcext:value-type="string">
            <text:p>107 Szpital Wojskowy z Przychodnią SP ZOZ, ul. Kołobrzeska 44, 78-600 Wałcz</text:p>
          </table:table-cell>
          <table:table-cell table:formula="of:=INDEX(['nfz-import'.D$1:.D417];MATCH([.G402];['nfz-import'.E$1:.E417];0);0)" office:value-type="string" office:string-value="Zachodniopomorski Oddział Narodowego Funduszu Zdrowia w Szczecinie" calcext:value-type="string">
            <text:p>Zachodniopomorski Oddział Narodowego Funduszu Zdrowia w Szczecinie</text:p>
          </table:table-cell>
          <table:table-cell table:style-name="ce4" table:formula="of:=INDEX(['nfz-import'.A$1:.A417];MATCH([.G402];['nfz-import'.E$1:.E417];0);0)" office:value-type="float" office:value="16" calcext:value-type="float">
            <text:p>16</text:p>
          </table:table-cell>
        </table:table-row>
        <table:table-row table:style-name="ro1" table:number-rows-repeated="58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1:37:25.153478749</dc:date>
    <dc:creator>adas </dc:creator>
    <meta:editing-duration>PT8M29S</meta:editing-duration>
    <meta:editing-cycles>3</meta:editing-cycles>
    <meta:generator>LibreOffice/5.1.4.2$Linux_X86_64 LibreOffice_project/10m0$Build-2</meta:generator>
    <meta:document-statistic meta:table-count="2" meta:cell-count="4104" meta:object-count="0"/>
  </office:meta>
</office:document-meta>
</file>